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7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7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1.903cm"/>
    </style:style>
    <style:style style:name="co14" style:family="table-column">
      <style:table-column-properties fo:break-before="auto" style:column-width="1.877cm"/>
    </style:style>
    <style:style style:name="co15" style:family="table-column">
      <style:table-column-properties fo:break-before="auto" style:column-width="3.8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_20_Section">
      <style:table-properties table:display="true" style:writing-mode="lr-tb"/>
    </style:style>
    <style:style style:name="ta3" style:family="table" style:master-page-name="PageStyle_5f_Tip_20_Section">
      <style:table-properties table:display="true" style:writing-mode="lr-tb"/>
    </style:style>
    <style:style style:name="ta4" style:family="table" style:master-page-name="PageStyle_5f_Guide_20_Splin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4" style:family="table-cell" style:parent-style-name="Default" style:data-style-name="N110"/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5" style:family="table-cell" style:parent-style-name="Default" style:data-style-name="N111">
      <style:table-cell-properties style:rotation-align="none"/>
    </style:style>
    <style:style style:name="ce6" style:family="table-cell" style:parent-style-name="Default" style:data-style-name="N110">
      <style:table-cell-properties style:rotation-align="none"/>
    </style:style>
    <style:style style:name="ce8" style:family="table-cell" style:parent-style-name="Default" style:data-style-name="N1">
      <style:table-cell-properties style:rotation-align="none"/>
    </style:style>
    <style:style style:name="ce9" style:family="table-cell" style:parent-style-name="Default" style:data-style-name="N61"/>
    <style:style style:name="ce10" style:family="table-cell" style:parent-style-name="Default" style:data-style-name="N111"/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steps="1000" table:maximum-difference="0.0001"/>
      </table:calculation-settings>
      <table:table table:name="Proto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Prototype geometry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osen prototype:</text:p>
          </table:table-cell>
          <table:table-cell office:value-type="string" calcext:value-type="string">
            <text:p>Span [mm]</text:p>
          </table:table-cell>
          <table:table-cell office:value-type="string" calcext:value-type="string">
            <text:p>Root chord [mm]</text:p>
          </table:table-cell>
          <table:table-cell office:value-type="string" calcext:value-type="string">
            <text:p>Tip chord [mm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DEX([.B7:.B9];[.A4];1)" office:value-type="float" office:value="2250" calcext:value-type="float">
            <text:p>2250</text:p>
          </table:table-cell>
          <table:table-cell table:formula="of:=INDEX([.C7:.C9];[.A4];1)" office:value-type="float" office:value="240" calcext:value-type="float">
            <text:p>240</text:p>
          </table:table-cell>
          <table:table-cell table:formula="of:=INDEX([.D7:.D9];[.A4];1)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totype </text:p>
          </table:table-cell>
          <table:table-cell office:value-type="string" calcext:value-type="string">
            <text:p>Span [mm]</text:p>
          </table:table-cell>
          <table:table-cell office:value-type="string" calcext:value-type="string">
            <text:p>Root chord [mm]</text:p>
          </table:table-cell>
          <table:table-cell office:value-type="string" calcext:value-type="string">
            <text:p>Tip chord [mm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style-name="ce14" table:formula="of:=[.D7]/[.C7]" office:value-type="float" office:value="0.264705882352941" calcext:value-type="float">
            <text:p>0.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0" calcext:value-type="float">
            <text:p>2250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formula="of:=[.D8]/[.C8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0" calcext:value-type="float">
            <text:p>12000</text:p>
          </table:table-cell>
          <table:table-cell office:value-type="float" office:value="1280" calcext:value-type="float">
            <text:p>1280</text:p>
          </table:table-cell>
          <table:table-cell office:value-type="float" office:value="320" calcext:value-type="float">
            <text:p>320</text:p>
          </table:table-cell>
          <table:table-cell table:formula="of:=[.D9]/[.C9]" office:value-type="float" office:value="0.25" calcext:value-type="float">
            <text:p>0.25</text:p>
          </table:table-cell>
        </table:table-row>
        <table:table-row table:style-name="ro1" table:number-rows-repeated="1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oot Section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column table:style-name="co8" table:number-columns-repeated="968" table:default-cell-style-name="Default"/>
        <table:table-row table:style-name="ro1">
          <table:table-cell/>
          <table:table-cell table:style-name="ce7" office:value-type="string">
            <text:p>Prototype</text:p>
          </table:table-cell>
          <table:table-cell table:style-name="ce7" office:value-type="float" office:value="1">
            <text:p>1</text:p>
          </table:table-cell>
          <table:table-cell table:number-columns-repeated="975"/>
        </table:table-row>
        <table:table-row table:style-name="ro1">
          <table:table-cell table:number-columns-repeated="978"/>
        </table:table-row>
        <table:table-row table:style-name="ro1">
          <table:table-cell/>
          <table:table-cell table:style-name="ce3" office:value-type="string">
            <text:p>Span =</text:p>
          </table:table-cell>
          <table:table-cell table:formula="of:=[$Prototypes.B4]" office:value-type="float" office:value="2250">
            <text:p>2250</text:p>
          </table:table-cell>
          <table:table-cell office:value-type="string">
            <text:p>mm</text:p>
          </table:table-cell>
          <table:table-cell table:number-columns-repeated="974"/>
        </table:table-row>
        <table:table-row table:style-name="ro1">
          <table:table-cell/>
          <table:table-cell table:style-name="ce3" office:value-type="string">
            <text:p>Chord =</text:p>
          </table:table-cell>
          <table:table-cell table:formula="of:=[$Prototypes.C4]" office:value-type="float" office:value="240">
            <text:p>240</text:p>
          </table:table-cell>
          <table:table-cell office:value-type="string">
            <text:p>mm</text:p>
          </table:table-cell>
          <table:table-cell table:number-columns-repeated="974"/>
        </table:table-row>
        <table:table-row table:style-name="ro1">
          <table:table-cell/>
          <table:table-cell table:style-name="ce3" office:value-type="string">
            <text:p>Location =</text:p>
          </table:table-cell>
          <table:table-cell office:value-type="float" office:value="0">
            <text:p>0</text:p>
          </table:table-cell>
          <table:table-cell office:value-type="string">
            <text:p>mm</text:p>
          </table:table-cell>
          <table:table-cell table:number-columns-repeated="974"/>
        </table:table-row>
        <table:table-row table:style-name="ro1">
          <table:table-cell/>
          <table:table-cell table:style-name="ce3" office:value-type="string">
            <text:p>Root Twist =</text:p>
          </table:table-cell>
          <table:table-cell office:value-type="float" office:value="-8.3274">
            <text:p>-8.3274</text:p>
          </table:table-cell>
          <table:table-cell office:value-type="string">
            <text:p>°</text:p>
          </table:table-cell>
          <table:table-cell table:number-columns-repeated="974"/>
        </table:table-row>
        <table:table-row table:style-name="ro1">
          <table:table-cell/>
          <table:table-cell table:style-name="ce3" office:value-type="string">
            <text:p>Twist Point x =</text:p>
          </table:table-cell>
          <table:table-cell table:style-name="ce5" table:formula="of:=[.E11]/4" office:value-type="float" office:value="60">
            <text:p>60.0</text:p>
          </table:table-cell>
          <table:table-cell office:value-type="string">
            <text:p>mm</text:p>
          </table:table-cell>
          <table:table-cell table:number-columns-repeated="974"/>
        </table:table-row>
        <table:table-row table:style-name="ro1">
          <table:table-cell/>
          <table:table-cell table:style-name="ce3" office:value-type="string">
            <text:p>Twist Point z =</text:p>
          </table:table-cell>
          <table:table-cell table:style-name="ce6" table:formula="of:=([.G11]-[.G50])/4" office:value-type="float" office:value="-4.959266619257">
            <text:p>-4.959</text:p>
          </table:table-cell>
          <table:table-cell office:value-type="string">
            <text:p>mm</text:p>
          </table:table-cell>
          <table:table-cell table:number-columns-repeated="974"/>
        </table:table-row>
        <table:table-row table:style-name="ro1">
          <table:table-cell table:number-columns-repeated="978"/>
        </table:table-row>
        <table:table-row table:style-name="ro1">
          <table:table-cell/>
          <table:table-cell table:style-name="ce4" office:value-type="string">
            <text:p>x (non-dim)</text:p>
          </table:table-cell>
          <table:table-cell table:style-name="ce4" office:value-type="string">
            <text:p>y non-dim)</text:p>
          </table:table-cell>
          <table:table-cell table:style-name="ce4" office:value-type="string">
            <text:p>z (non-dim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x_twisted</text:p>
          </table:table-cell>
          <table:table-cell table:style-name="ce4" office:value-type="string">
            <text:p>y_twisted</text:p>
          </table:table-cell>
          <table:table-cell table:style-name="ce4" office:value-type="string">
            <text:p>z_twisted</text:p>
          </table:table-cell>
          <table:table-cell/>
          <table:table-cell>
            <draw:frame table:end-cell-address="'Root Section'.S24" table:end-x="0.849cm" table:end-y="0.213cm" draw:z-index="0" draw:name="Chart 2" draw:style-name="gr1" draw:text-style-name="P1" svg:width="12.698cm" svg:height="7.118cm" svg:x="0.009cm" svg:y="0.008cm">
              <draw:object draw:notify-on-update-of-ranges="'Root Section'.E11:'Root Section'.E170 'Root Section'.G11:'Root Section'.G170 'Root Section'.H11:'Root Section'.H170 'Root Section'.J11:'Root Section'.J17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66"/>
        </table:table-row>
        <table:table-row table:style-name="ro1">
          <table:table-cell/>
          <table:table-cell office:value-type="float" office:value="0.99839">
            <text:p>0.99839</text:p>
          </table:table-cell>
          <table:table-cell table:formula="of:=root_y" office:value-type="float" office:value="0">
            <text:p>0</text:p>
          </table:table-cell>
          <table:table-cell office:value-type="float" office:value="0.01595">
            <text:p>0.01595</text:p>
          </table:table-cell>
          <table:table-cell table:formula="of:=([.B11]/MAX([.B$11:.B$89]))*root_chord" office:value-type="float" office:value="240">
            <text:p>240</text:p>
          </table:table-cell>
          <table:table-cell table:formula="of:=root_y" office:value-type="float" office:value="0">
            <text:p>0</text:p>
          </table:table-cell>
          <table:table-cell table:formula="of:=([.D11]/MAX([.B$11:.B$89]))*root_chord" office:value-type="float" office:value="3.83417301855988">
            <text:p>3.8341730186</text:p>
          </table:table-cell>
          <table:table-cell table:style-name="ce6" table:formula="of:=(([.E11]-root_twist_x)*COS(RADIANS(root_twist))-([.G11]-root_twist_z)*SIN(RADIANS(root_twist)))+root_twist_x" office:value-type="float" office:value="239.375744085308">
            <text:p>239.376</text:p>
          </table:table-cell>
          <table:table-cell table:style-name="ce6" table:formula="of:=[.F11]" office:value-type="float" office:value="0">
            <text:p>0.000</text:p>
          </table:table-cell>
          <table:table-cell table:style-name="ce6" table:formula="of:=(([.E11]-root_twist_x)*SIN(RADIANS(root_twist))+([.G11]-root_twist_z)*COS(RADIANS(root_twist)))+root_twist_z" office:value-type="float" office:value="-22.3278305928802">
            <text:p>-22.32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904298">
            <text:p>0.9904298</text:p>
          </table:table-cell>
          <table:table-cell table:formula="of:=root_y" office:value-type="float" office:value="0">
            <text:p>0</text:p>
          </table:table-cell>
          <table:table-cell office:value-type="float" office:value="0.01573989">
            <text:p>0.01573989</text:p>
          </table:table-cell>
          <table:table-cell table:formula="of:=([.B12]/MAX([.B$11:.B$89]))*root_chord" office:value-type="float" office:value="238.086471218662">
            <text:p>238.0864712187</text:p>
          </table:table-cell>
          <table:table-cell table:formula="of:=root_y" office:value-type="float" office:value="0">
            <text:p>0</text:p>
          </table:table-cell>
          <table:table-cell table:formula="of:=([.D12]/MAX([.B$11:.B$89]))*root_chord" office:value-type="float" office:value="3.78366530113483">
            <text:p>3.7836653011</text:p>
          </table:table-cell>
          <table:table-cell table:style-name="ce6" table:formula="of:=(([.E12]-root_twist_x)*COS(RADIANS(root_twist))-([.G12]-root_twist_z)*SIN(RADIANS(root_twist)))+root_twist_x" office:value-type="float" office:value="237.475075321014">
            <text:p>237.475</text:p>
          </table:table-cell>
          <table:table-cell table:style-name="ce6" table:formula="of:=[.F12]" office:value-type="float" office:value="0">
            <text:p>0.000</text:p>
          </table:table-cell>
          <table:table-cell table:style-name="ce6" table:formula="of:=(([.E12]-root_twist_x)*SIN(RADIANS(root_twist))+([.G12]-root_twist_z)*COS(RADIANS(root_twist)))+root_twist_z" office:value-type="float" office:value="-22.1006705722736">
            <text:p>-22.10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795987">
            <text:p>0.9795987</text:p>
          </table:table-cell>
          <table:table-cell table:formula="of:=root_y" office:value-type="float" office:value="0">
            <text:p>0</text:p>
          </table:table-cell>
          <table:table-cell office:value-type="float" office:value="0.01592983">
            <text:p>0.01592983</text:p>
          </table:table-cell>
          <table:table-cell table:formula="of:=([.B13]/MAX([.B$11:.B$89]))*root_chord" office:value-type="float" office:value="235.482815332686">
            <text:p>235.4828153327</text:p>
          </table:table-cell>
          <table:table-cell table:formula="of:=root_y" office:value-type="float" office:value="0">
            <text:p>0</text:p>
          </table:table-cell>
          <table:table-cell table:formula="of:=([.D13]/MAX([.B$11:.B$89]))*root_chord" office:value-type="float" office:value="3.82932441230381">
            <text:p>3.8293244123</text:p>
          </table:table-cell>
          <table:table-cell table:style-name="ce6" table:formula="of:=(([.E13]-root_twist_x)*COS(RADIANS(root_twist))-([.G13]-root_twist_z)*SIN(RADIANS(root_twist)))+root_twist_x" office:value-type="float" office:value="234.905483492973">
            <text:p>234.905</text:p>
          </table:table-cell>
          <table:table-cell table:style-name="ce6" table:formula="of:=[.F13]" office:value-type="float" office:value="0">
            <text:p>0.000</text:p>
          </table:table-cell>
          <table:table-cell table:style-name="ce6" table:formula="of:=(([.E13]-root_twist_x)*SIN(RADIANS(root_twist))+([.G13]-root_twist_z)*COS(RADIANS(root_twist)))+root_twist_z" office:value-type="float" office:value="-21.6784069528581">
            <text:p>-21.67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673517">
            <text:p>0.9673517</text:p>
          </table:table-cell>
          <table:table-cell table:formula="of:=root_y" office:value-type="float" office:value="0">
            <text:p>0</text:p>
          </table:table-cell>
          <table:table-cell office:value-type="float" office:value="0.01630629">
            <text:p>0.01630629</text:p>
          </table:table-cell>
          <table:table-cell table:formula="of:=([.B14]/MAX([.B$11:.B$89]))*root_chord" office:value-type="float" office:value="232.538795460692">
            <text:p>232.5387954607</text:p>
          </table:table-cell>
          <table:table-cell table:formula="of:=root_y" office:value-type="float" office:value="0">
            <text:p>0</text:p>
          </table:table-cell>
          <table:table-cell table:formula="of:=([.D14]/MAX([.B$11:.B$89]))*root_chord" office:value-type="float" office:value="3.91982051102275">
            <text:p>3.919820511</text:p>
          </table:table-cell>
          <table:table-cell table:style-name="ce6" table:formula="of:=(([.E14]-root_twist_x)*COS(RADIANS(root_twist))-([.G14]-root_twist_z)*SIN(RADIANS(root_twist)))+root_twist_x" office:value-type="float" office:value="232.005609972128">
            <text:p>232.006</text:p>
          </table:table-cell>
          <table:table-cell table:style-name="ce6" table:formula="of:=[.F14]" office:value-type="float" office:value="0">
            <text:p>0.000</text:p>
          </table:table-cell>
          <table:table-cell table:style-name="ce6" table:formula="of:=(([.E14]-root_twist_x)*SIN(RADIANS(root_twist))+([.G14]-root_twist_z)*COS(RADIANS(root_twist)))+root_twist_z" office:value-type="float" office:value="-21.162484367893">
            <text:p>-21.16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542055">
            <text:p>0.9542055</text:p>
          </table:table-cell>
          <table:table-cell table:formula="of:=root_y" office:value-type="float" office:value="0">
            <text:p>0</text:p>
          </table:table-cell>
          <table:table-cell office:value-type="float" office:value="0.01697074">
            <text:p>0.01697074</text:p>
          </table:table-cell>
          <table:table-cell table:formula="of:=([.B15]/MAX([.B$11:.B$89]))*root_chord" office:value-type="float" office:value="229.37861957752">
            <text:p>229.3786195775</text:p>
          </table:table-cell>
          <table:table-cell table:formula="of:=root_y" office:value-type="float" office:value="0">
            <text:p>0</text:p>
          </table:table-cell>
          <table:table-cell table:formula="of:=([.D15]/MAX([.B$11:.B$89]))*root_chord" office:value-type="float" office:value="4.07954566852633">
            <text:p>4.0795456685</text:p>
          </table:table-cell>
          <table:table-cell table:style-name="ce6" table:formula="of:=(([.E15]-root_twist_x)*COS(RADIANS(root_twist))-([.G15]-root_twist_z)*SIN(RADIANS(root_twist)))+root_twist_x" office:value-type="float" office:value="228.901885853092">
            <text:p>228.902</text:p>
          </table:table-cell>
          <table:table-cell table:style-name="ce6" table:formula="of:=[.F15]" office:value-type="float" office:value="0">
            <text:p>0.000</text:p>
          </table:table-cell>
          <table:table-cell table:style-name="ce6" table:formula="of:=(([.E15]-root_twist_x)*SIN(RADIANS(root_twist))+([.G15]-root_twist_z)*COS(RADIANS(root_twist)))+root_twist_z" office:value-type="float" office:value="-20.5467568864246">
            <text:p>-20.54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407476">
            <text:p>0.9407476</text:p>
          </table:table-cell>
          <table:table-cell table:formula="of:=root_y" office:value-type="float" office:value="0">
            <text:p>0</text:p>
          </table:table-cell>
          <table:table-cell office:value-type="float" office:value="0.01795961">
            <text:p>0.01795961</text:p>
          </table:table-cell>
          <table:table-cell table:formula="of:=([.B16]/MAX([.B$11:.B$89]))*root_chord" office:value-type="float" office:value="226.143515059245">
            <text:p>226.1435150592</text:p>
          </table:table-cell>
          <table:table-cell table:formula="of:=root_y" office:value-type="float" office:value="0">
            <text:p>0</text:p>
          </table:table-cell>
          <table:table-cell table:formula="of:=([.D16]/MAX([.B$11:.B$89]))*root_chord" office:value-type="float" office:value="4.31725718406635">
            <text:p>4.3172571841</text:p>
          </table:table-cell>
          <table:table-cell table:style-name="ce6" table:formula="of:=(([.E16]-root_twist_x)*COS(RADIANS(root_twist))-([.G16]-root_twist_z)*SIN(RADIANS(root_twist)))+root_twist_x" office:value-type="float" office:value="225.735317815496">
            <text:p>225.735</text:p>
          </table:table-cell>
          <table:table-cell table:style-name="ce6" table:formula="of:=[.F16]" office:value-type="float" office:value="0">
            <text:p>0.000</text:p>
          </table:table-cell>
          <table:table-cell table:style-name="ce6" table:formula="of:=(([.E16]-root_twist_x)*SIN(RADIANS(root_twist))+([.G16]-root_twist_z)*COS(RADIANS(root_twist)))+root_twist_z" office:value-type="float" office:value="-19.8430134160786">
            <text:p>-19.84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271299">
            <text:p>0.9271299</text:p>
          </table:table-cell>
          <table:table-cell table:formula="of:=root_y" office:value-type="float" office:value="0">
            <text:p>0</text:p>
          </table:table-cell>
          <table:table-cell office:value-type="float" office:value="0.01933317">
            <text:p>0.01933317</text:p>
          </table:table-cell>
          <table:table-cell table:formula="of:=([.B17]/MAX([.B$11:.B$89]))*root_chord" office:value-type="float" office:value="222.869996694678">
            <text:p>222.8699966947</text:p>
          </table:table-cell>
          <table:table-cell table:formula="of:=root_y" office:value-type="float" office:value="0">
            <text:p>0</text:p>
          </table:table-cell>
          <table:table-cell table:formula="of:=([.D17]/MAX([.B$11:.B$89]))*root_chord" office:value-type="float" office:value="4.64744318352548">
            <text:p>4.6474431835</text:p>
          </table:table-cell>
          <table:table-cell table:style-name="ce6" table:formula="of:=(([.E17]-root_twist_x)*COS(RADIANS(root_twist))-([.G17]-root_twist_z)*SIN(RADIANS(root_twist)))+root_twist_x" office:value-type="float" office:value="222.544133966171">
            <text:p>222.544</text:p>
          </table:table-cell>
          <table:table-cell table:style-name="ce6" table:formula="of:=[.F17]" office:value-type="float" office:value="0">
            <text:p>0.000</text:p>
          </table:table-cell>
          <table:table-cell table:style-name="ce6" table:formula="of:=(([.E17]-root_twist_x)*SIN(RADIANS(root_twist))+([.G17]-root_twist_z)*COS(RADIANS(root_twist)))+root_twist_z" office:value-type="float" office:value="-19.0422069992699">
            <text:p>-19.04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132415">
            <text:p>0.9132415</text:p>
          </table:table-cell>
          <table:table-cell table:formula="of:=root_y" office:value-type="float" office:value="0">
            <text:p>0</text:p>
          </table:table-cell>
          <table:table-cell office:value-type="float" office:value="0.02110021">
            <text:p>0.02110021</text:p>
          </table:table-cell>
          <table:table-cell table:formula="of:=([.B18]/MAX([.B$11:.B$89]))*root_chord" office:value-type="float" office:value="219.531405562956">
            <text:p>219.531405563</text:p>
          </table:table-cell>
          <table:table-cell table:formula="of:=root_y" office:value-type="float" office:value="0">
            <text:p>0</text:p>
          </table:table-cell>
          <table:table-cell table:formula="of:=([.D18]/MAX([.B$11:.B$89]))*root_chord" office:value-type="float" office:value="5.07221666883683">
            <text:p>5.0722166688</text:p>
          </table:table-cell>
          <table:table-cell table:style-name="ce6" table:formula="of:=(([.E18]-root_twist_x)*COS(RADIANS(root_twist))-([.G18]-root_twist_z)*SIN(RADIANS(root_twist)))+root_twist_x" office:value-type="float" office:value="219.302262483597">
            <text:p>219.302</text:p>
          </table:table-cell>
          <table:table-cell table:style-name="ce6" table:formula="of:=[.F18]" office:value-type="float" office:value="0">
            <text:p>0.000</text:p>
          </table:table-cell>
          <table:table-cell table:style-name="ce6" table:formula="of:=(([.E18]-root_twist_x)*SIN(RADIANS(root_twist))+([.G18]-root_twist_z)*COS(RADIANS(root_twist)))+root_twist_z" office:value-type="float" office:value="-18.1383859168028">
            <text:p>-18.13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990078">
            <text:p>0.8990078</text:p>
          </table:table-cell>
          <table:table-cell table:formula="of:=root_y" office:value-type="float" office:value="0">
            <text:p>0</text:p>
          </table:table-cell>
          <table:table-cell office:value-type="float" office:value="0.02322328">
            <text:p>0.02322328</text:p>
          </table:table-cell>
          <table:table-cell table:formula="of:=([.B19]/MAX([.B$11:.B$89]))*root_chord" office:value-type="float" office:value="216.109808792155">
            <text:p>216.1098087922</text:p>
          </table:table-cell>
          <table:table-cell table:formula="of:=root_y" office:value-type="float" office:value="0">
            <text:p>0</text:p>
          </table:table-cell>
          <table:table-cell table:formula="of:=([.D19]/MAX([.B$11:.B$89]))*root_chord" office:value-type="float" office:value="5.58257514598504">
            <text:p>5.582575146</text:p>
          </table:table-cell>
          <table:table-cell table:style-name="ce6" table:formula="of:=(([.E19]-root_twist_x)*COS(RADIANS(root_twist))-([.G19]-root_twist_z)*SIN(RADIANS(root_twist)))+root_twist_x" office:value-type="float" office:value="215.990655742774">
            <text:p>215.991</text:p>
          </table:table-cell>
          <table:table-cell table:style-name="ce6" table:formula="of:=[.F19]" office:value-type="float" office:value="0">
            <text:p>0.000</text:p>
          </table:table-cell>
          <table:table-cell table:style-name="ce6" table:formula="of:=(([.E19]-root_twist_x)*SIN(RADIANS(root_twist))+([.G19]-root_twist_z)*COS(RADIANS(root_twist)))+root_twist_z" office:value-type="float" office:value="-17.1378605391699">
            <text:p>-17.13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843804">
            <text:p>0.8843804</text:p>
          </table:table-cell>
          <table:table-cell table:formula="of:=root_y" office:value-type="float" office:value="0">
            <text:p>0</text:p>
          </table:table-cell>
          <table:table-cell office:value-type="float" office:value="0.02564993">
            <text:p>0.02564993</text:p>
          </table:table-cell>
          <table:table-cell table:formula="of:=([.B20]/MAX([.B$11:.B$89]))*root_chord" office:value-type="float" office:value="212.593571650357">
            <text:p>212.5935716504</text:p>
          </table:table-cell>
          <table:table-cell table:formula="of:=root_y" office:value-type="float" office:value="0">
            <text:p>0</text:p>
          </table:table-cell>
          <table:table-cell table:formula="of:=([.D20]/MAX([.B$11:.B$89]))*root_chord" office:value-type="float" office:value="6.16591031560813">
            <text:p>6.1659103156</text:p>
          </table:table-cell>
          <table:table-cell table:style-name="ce6" table:formula="of:=(([.E20]-root_twist_x)*COS(RADIANS(root_twist))-([.G20]-root_twist_z)*SIN(RADIANS(root_twist)))+root_twist_x" office:value-type="float" office:value="212.595975628551">
            <text:p>212.596</text:p>
          </table:table-cell>
          <table:table-cell table:style-name="ce6" table:formula="of:=[.F20]" office:value-type="float" office:value="0">
            <text:p>0.000</text:p>
          </table:table-cell>
          <table:table-cell table:style-name="ce6" table:formula="of:=(([.E20]-root_twist_x)*SIN(RADIANS(root_twist))+([.G20]-root_twist_z)*COS(RADIANS(root_twist)))+root_twist_z" office:value-type="float" office:value="-16.0514211807246">
            <text:p>-16.05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693535">
            <text:p>0.8693535</text:p>
          </table:table-cell>
          <table:table-cell table:formula="of:=root_y" office:value-type="float" office:value="0">
            <text:p>0</text:p>
          </table:table-cell>
          <table:table-cell office:value-type="float" office:value="0.02831303">
            <text:p>0.02831303</text:p>
          </table:table-cell>
          <table:table-cell table:formula="of:=([.B21]/MAX([.B$11:.B$89]))*root_chord" office:value-type="float" office:value="208.981299892827">
            <text:p>208.9812998928</text:p>
          </table:table-cell>
          <table:table-cell table:formula="of:=root_y" office:value-type="float" office:value="0">
            <text:p>0</text:p>
          </table:table-cell>
          <table:table-cell table:formula="of:=([.D21]/MAX([.B$11:.B$89]))*root_chord" office:value-type="float" office:value="6.80608499684492">
            <text:p>6.8060849968</text:p>
          </table:table-cell>
          <table:table-cell table:style-name="ce6" table:formula="of:=(([.E21]-root_twist_x)*COS(RADIANS(root_twist))-([.G21]-root_twist_z)*SIN(RADIANS(root_twist)))+root_twist_x" office:value-type="float" office:value="209.114505458062">
            <text:p>209.115</text:p>
          </table:table-cell>
          <table:table-cell table:style-name="ce6" table:formula="of:=[.F21]" office:value-type="float" office:value="0">
            <text:p>0.000</text:p>
          </table:table-cell>
          <table:table-cell table:style-name="ce6" table:formula="of:=(([.E21]-root_twist_x)*SIN(RADIANS(root_twist))+([.G21]-root_twist_z)*COS(RADIANS(root_twist)))+root_twist_z" office:value-type="float" office:value="-14.8948329546289">
            <text:p>-14.89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540464">
            <text:p>0.8540464</text:p>
          </table:table-cell>
          <table:table-cell table:formula="of:=root_y" office:value-type="float" office:value="0">
            <text:p>0</text:p>
          </table:table-cell>
          <table:table-cell office:value-type="float" office:value="0.0311274">
            <text:p>0.0311274</text:p>
          </table:table-cell>
          <table:table-cell table:formula="of:=([.B22]/MAX([.B$11:.B$89]))*root_chord" office:value-type="float" office:value="205.301671691423">
            <text:p>205.3016716914</text:p>
          </table:table-cell>
          <table:table-cell table:formula="of:=root_y" office:value-type="float" office:value="0">
            <text:p>0</text:p>
          </table:table-cell>
          <table:table-cell table:formula="of:=([.D22]/MAX([.B$11:.B$89]))*root_chord" office:value-type="float" office:value="7.48262302306714">
            <text:p>7.4826230231</text:p>
          </table:table-cell>
          <table:table-cell table:style-name="ce6" table:formula="of:=(([.E22]-root_twist_x)*COS(RADIANS(root_twist))-([.G22]-root_twist_z)*SIN(RADIANS(root_twist)))+root_twist_x" office:value-type="float" office:value="205.57165548809">
            <text:p>205.572</text:p>
          </table:table-cell>
          <table:table-cell table:style-name="ce6" table:formula="of:=[.F22]" office:value-type="float" office:value="0">
            <text:p>0.000</text:p>
          </table:table-cell>
          <table:table-cell table:style-name="ce6" table:formula="of:=(([.E22]-root_twist_x)*SIN(RADIANS(root_twist))+([.G22]-root_twist_z)*COS(RADIANS(root_twist)))+root_twist_z" office:value-type="float" office:value="-13.692509582253">
            <text:p>-13.69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386234">
            <text:p>0.8386234</text:p>
          </table:table-cell>
          <table:table-cell table:formula="of:=root_y" office:value-type="float" office:value="0">
            <text:p>0</text:p>
          </table:table-cell>
          <table:table-cell office:value-type="float" office:value="0.03404432">
            <text:p>0.03404432</text:p>
          </table:table-cell>
          <table:table-cell table:formula="of:=([.B23]/MAX([.B$11:.B$89]))*root_chord" office:value-type="float" office:value="201.594182634041">
            <text:p>201.594182634</text:p>
          </table:table-cell>
          <table:table-cell table:formula="of:=root_y" office:value-type="float" office:value="0">
            <text:p>0</text:p>
          </table:table-cell>
          <table:table-cell table:formula="of:=([.D23]/MAX([.B$11:.B$89]))*root_chord" office:value-type="float" office:value="8.183812738509">
            <text:p>8.1838127385</text:p>
          </table:table-cell>
          <table:table-cell table:style-name="ce6" table:formula="of:=(([.E23]-root_twist_x)*COS(RADIANS(root_twist))-([.G23]-root_twist_z)*SIN(RADIANS(root_twist)))+root_twist_x" office:value-type="float" office:value="202.004808698375">
            <text:p>202.005</text:p>
          </table:table-cell>
          <table:table-cell table:style-name="ce6" table:formula="of:=[.F23]" office:value-type="float" office:value="0">
            <text:p>0.000</text:p>
          </table:table-cell>
          <table:table-cell table:style-name="ce6" table:formula="of:=(([.E23]-root_twist_x)*SIN(RADIANS(root_twist))+([.G23]-root_twist_z)*COS(RADIANS(root_twist)))+root_twist_z" office:value-type="float" office:value="-12.4617593613102">
            <text:p>-12.46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231689">
            <text:p>0.8231689</text:p>
          </table:table-cell>
          <table:table-cell table:formula="of:=root_y" office:value-type="float" office:value="0">
            <text:p>0</text:p>
          </table:table-cell>
          <table:table-cell office:value-type="float" office:value="0.03703712">
            <text:p>0.03703712</text:p>
          </table:table-cell>
          <table:table-cell table:formula="of:=([.B24]/MAX([.B$11:.B$89]))*root_chord" office:value-type="float" office:value="197.879121385431">
            <text:p>197.8791213854</text:p>
          </table:table-cell>
          <table:table-cell table:formula="of:=root_y" office:value-type="float" office:value="0">
            <text:p>0</text:p>
          </table:table-cell>
          <table:table-cell table:formula="of:=([.D24]/MAX([.B$11:.B$89]))*root_chord" office:value-type="float" office:value="8.90324302126423">
            <text:p>8.9032430213</text:p>
          </table:table-cell>
          <table:table-cell table:style-name="ce6" table:formula="of:=(([.E24]-root_twist_x)*COS(RADIANS(root_twist))-([.G24]-root_twist_z)*SIN(RADIANS(root_twist)))+root_twist_x" office:value-type="float" office:value="198.433111324097">
            <text:p>198.433</text:p>
          </table:table-cell>
          <table:table-cell table:style-name="ce6" table:formula="of:=[.F24]" office:value-type="float" office:value="0">
            <text:p>0.000</text:p>
          </table:table-cell>
          <table:table-cell table:style-name="ce6" table:formula="of:=(([.E24]-root_twist_x)*SIN(RADIANS(root_twist))+([.G24]-root_twist_z)*COS(RADIANS(root_twist)))+root_twist_z" office:value-type="float" office:value="-11.211864214008">
            <text:p>-11.21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076684">
            <text:p>0.8076684</text:p>
          </table:table-cell>
          <table:table-cell table:formula="of:=root_y" office:value-type="float" office:value="0">
            <text:p>0</text:p>
          </table:table-cell>
          <table:table-cell office:value-type="float" office:value="0.04008409">
            <text:p>0.04008409</text:p>
          </table:table-cell>
          <table:table-cell table:formula="of:=([.B25]/MAX([.B$11:.B$89]))*root_chord" office:value-type="float" office:value="194.153002333757">
            <text:p>194.1530023338</text:p>
          </table:table-cell>
          <table:table-cell table:formula="of:=root_y" office:value-type="float" office:value="0">
            <text:p>0</text:p>
          </table:table-cell>
          <table:table-cell table:formula="of:=([.D25]/MAX([.B$11:.B$89]))*root_chord" office:value-type="float" office:value="9.63569506906119">
            <text:p>9.6356950691</text:p>
          </table:table-cell>
          <table:table-cell table:style-name="ce6" table:formula="of:=(([.E25]-root_twist_x)*COS(RADIANS(root_twist))-([.G25]-root_twist_z)*SIN(RADIANS(root_twist)))+root_twist_x" office:value-type="float" office:value="194.852358667497">
            <text:p>194.852</text:p>
          </table:table-cell>
          <table:table-cell table:style-name="ce6" table:formula="of:=[.F25]" office:value-type="float" office:value="0">
            <text:p>0.000</text:p>
          </table:table-cell>
          <table:table-cell table:style-name="ce6" table:formula="of:=(([.E25]-root_twist_x)*SIN(RADIANS(root_twist))+([.G25]-root_twist_z)*COS(RADIANS(root_twist)))+root_twist_z" office:value-type="float" office:value="-9.94748309986092">
            <text:p>-9.94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920747">
            <text:p>0.7920747</text:p>
          </table:table-cell>
          <table:table-cell table:formula="of:=root_y" office:value-type="float" office:value="0">
            <text:p>0</text:p>
          </table:table-cell>
          <table:table-cell office:value-type="float" office:value="0.04313231">
            <text:p>0.04313231</text:p>
          </table:table-cell>
          <table:table-cell table:formula="of:=([.B26]/MAX([.B$11:.B$89]))*root_chord" office:value-type="float" office:value="190.404479211531">
            <text:p>190.4044792115</text:p>
          </table:table-cell>
          <table:table-cell table:formula="of:=root_y" office:value-type="float" office:value="0">
            <text:p>0</text:p>
          </table:table-cell>
          <table:table-cell table:formula="of:=([.D26]/MAX([.B$11:.B$89]))*root_chord" office:value-type="float" office:value="10.368447600637">
            <text:p>10.3684476006</text:p>
          </table:table-cell>
          <table:table-cell table:style-name="ce6" table:formula="of:=(([.E26]-root_twist_x)*COS(RADIANS(root_twist))-([.G26]-root_twist_z)*SIN(RADIANS(root_twist)))+root_twist_x" office:value-type="float" office:value="191.249481673366">
            <text:p>191.249</text:p>
          </table:table-cell>
          <table:table-cell table:style-name="ce6" table:formula="of:=[.F26]" office:value-type="float" office:value="0">
            <text:p>0.000</text:p>
          </table:table-cell>
          <table:table-cell table:style-name="ce6" table:formula="of:=(([.E26]-root_twist_x)*SIN(RADIANS(root_twist))+([.G26]-root_twist_z)*COS(RADIANS(root_twist)))+root_twist_z" office:value-type="float" office:value="-8.67955990204327">
            <text:p>-8.68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763998">
            <text:p>0.7763998</text:p>
          </table:table-cell>
          <table:table-cell table:formula="of:=root_y" office:value-type="float" office:value="0">
            <text:p>0</text:p>
          </table:table-cell>
          <table:table-cell office:value-type="float" office:value="0.04616865">
            <text:p>0.04616865</text:p>
          </table:table-cell>
          <table:table-cell table:formula="of:=([.B27]/MAX([.B$11:.B$89]))*root_chord" office:value-type="float" office:value="186.636436663027">
            <text:p>186.636436663</text:p>
          </table:table-cell>
          <table:table-cell table:formula="of:=root_y" office:value-type="float" office:value="0">
            <text:p>0</text:p>
          </table:table-cell>
          <table:table-cell table:formula="of:=([.D27]/MAX([.B$11:.B$89]))*root_chord" office:value-type="float" office:value="11.0983443343783">
            <text:p>11.0983443344</text:p>
          </table:table-cell>
          <table:table-cell table:style-name="ce6" table:formula="of:=(([.E27]-root_twist_x)*COS(RADIANS(root_twist))-([.G27]-root_twist_z)*SIN(RADIANS(root_twist)))+root_twist_x" office:value-type="float" office:value="187.626877449786">
            <text:p>187.627</text:p>
          </table:table-cell>
          <table:table-cell table:style-name="ce6" table:formula="of:=[.F27]" office:value-type="float" office:value="0">
            <text:p>0.000</text:p>
          </table:table-cell>
          <table:table-cell table:style-name="ce6" table:formula="of:=(([.E27]-root_twist_x)*SIN(RADIANS(root_twist))+([.G27]-root_twist_z)*COS(RADIANS(root_twist)))+root_twist_z" office:value-type="float" office:value="-7.41163540564858">
            <text:p>-7.41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607182">
            <text:p>0.7607182</text:p>
          </table:table-cell>
          <table:table-cell table:formula="of:=root_y" office:value-type="float" office:value="0">
            <text:p>0</text:p>
          </table:table-cell>
          <table:table-cell office:value-type="float" office:value="0.0491898">
            <text:p>0.0491898</text:p>
          </table:table-cell>
          <table:table-cell table:formula="of:=([.B28]/MAX([.B$11:.B$89]))*root_chord" office:value-type="float" office:value="182.86678352147">
            <text:p>182.8667835215</text:p>
          </table:table-cell>
          <table:table-cell table:formula="of:=root_y" office:value-type="float" office:value="0">
            <text:p>0</text:p>
          </table:table-cell>
          <table:table-cell table:formula="of:=([.D28]/MAX([.B$11:.B$89]))*root_chord" office:value-type="float" office:value="11.8245895892387">
            <text:p>11.8245895892</text:p>
          </table:table-cell>
          <table:table-cell table:style-name="ce6" table:formula="of:=(([.E28]-root_twist_x)*COS(RADIANS(root_twist))-([.G28]-root_twist_z)*SIN(RADIANS(root_twist)))+root_twist_x" office:value-type="float" office:value="184.002150772731">
            <text:p>184.002</text:p>
          </table:table-cell>
          <table:table-cell table:style-name="ce6" table:formula="of:=[.F28]" office:value-type="float" office:value="0">
            <text:p>0.000</text:p>
          </table:table-cell>
          <table:table-cell table:style-name="ce6" table:formula="of:=(([.E28]-root_twist_x)*SIN(RADIANS(root_twist))+([.G28]-root_twist_z)*COS(RADIANS(root_twist)))+root_twist_z" office:value-type="float" office:value="-6.14709062806645">
            <text:p>-6.14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450739">
            <text:p>0.7450739</text:p>
          </table:table-cell>
          <table:table-cell table:formula="of:=root_y" office:value-type="float" office:value="0">
            <text:p>0</text:p>
          </table:table-cell>
          <table:table-cell office:value-type="float" office:value="0.0521768">
            <text:p>0.0521768</text:p>
          </table:table-cell>
          <table:table-cell table:formula="of:=([.B29]/MAX([.B$11:.B$89]))*root_chord" office:value-type="float" office:value="179.106096815874">
            <text:p>179.1060968159</text:p>
          </table:table-cell>
          <table:table-cell table:formula="of:=root_y" office:value-type="float" office:value="0">
            <text:p>0</text:p>
          </table:table-cell>
          <table:table-cell table:formula="of:=([.D29]/MAX([.B$11:.B$89]))*root_chord" office:value-type="float" office:value="12.5426256272599">
            <text:p>12.5426256273</text:p>
          </table:table-cell>
          <table:table-cell table:style-name="ce6" table:formula="of:=(([.E29]-root_twist_x)*COS(RADIANS(root_twist))-([.G29]-root_twist_z)*SIN(RADIANS(root_twist)))+root_twist_x" office:value-type="float" office:value="180.385107059379">
            <text:p>180.385</text:p>
          </table:table-cell>
          <table:table-cell table:style-name="ce6" table:formula="of:=[.F29]" office:value-type="float" office:value="0">
            <text:p>0.000</text:p>
          </table:table-cell>
          <table:table-cell table:style-name="ce6" table:formula="of:=(([.E29]-root_twist_x)*SIN(RADIANS(root_twist))+([.G29]-root_twist_z)*COS(RADIANS(root_twist)))+root_twist_z" office:value-type="float" office:value="-4.89196711811239">
            <text:p>-4.89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294336">
            <text:p>0.7294336</text:p>
          </table:table-cell>
          <table:table-cell table:formula="of:=root_y" office:value-type="float" office:value="0">
            <text:p>0</text:p>
          </table:table-cell>
          <table:table-cell office:value-type="float" office:value="0.05512811">
            <text:p>0.05512811</text:p>
          </table:table-cell>
          <table:table-cell table:formula="of:=([.B30]/MAX([.B$11:.B$89]))*root_chord" office:value-type="float" office:value="175.34637165837">
            <text:p>175.3463716584</text:p>
          </table:table-cell>
          <table:table-cell table:formula="of:=root_y" office:value-type="float" office:value="0">
            <text:p>0</text:p>
          </table:table-cell>
          <table:table-cell table:formula="of:=([.D30]/MAX([.B$11:.B$89]))*root_chord" office:value-type="float" office:value="13.2520822524264">
            <text:p>13.2520822524</text:p>
          </table:table-cell>
          <table:table-cell table:style-name="ce6" table:formula="of:=(([.E30]-root_twist_x)*COS(RADIANS(root_twist))-([.G30]-root_twist_z)*SIN(RADIANS(root_twist)))+root_twist_x" office:value-type="float" office:value="176.767772204993">
            <text:p>176.768</text:p>
          </table:table-cell>
          <table:table-cell table:style-name="ce6" table:formula="of:=[.F30]" office:value-type="float" office:value="0">
            <text:p>0.000</text:p>
          </table:table-cell>
          <table:table-cell table:style-name="ce6" table:formula="of:=(([.E30]-root_twist_x)*SIN(RADIANS(root_twist))+([.G30]-root_twist_z)*COS(RADIANS(root_twist)))+root_twist_z" office:value-type="float" office:value="-3.6454718256199">
            <text:p>-3.64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137806">
            <text:p>0.7137806</text:p>
          </table:table-cell>
          <table:table-cell table:formula="of:=root_y" office:value-type="float" office:value="0">
            <text:p>0</text:p>
          </table:table-cell>
          <table:table-cell office:value-type="float" office:value="0.05804994">
            <text:p>0.05804994</text:p>
          </table:table-cell>
          <table:table-cell table:formula="of:=([.B31]/MAX([.B$11:.B$89]))*root_chord" office:value-type="float" office:value="171.583593585673">
            <text:p>171.5835935857</text:p>
          </table:table-cell>
          <table:table-cell table:formula="of:=root_y" office:value-type="float" office:value="0">
            <text:p>0</text:p>
          </table:table-cell>
          <table:table-cell table:formula="of:=([.D31]/MAX([.B$11:.B$89]))*root_chord" office:value-type="float" office:value="13.9544522681517">
            <text:p>13.9544522682</text:p>
          </table:table-cell>
          <table:table-cell table:style-name="ce6" table:formula="of:=(([.E31]-root_twist_x)*COS(RADIANS(root_twist))-([.G31]-root_twist_z)*SIN(RADIANS(root_twist)))+root_twist_x" office:value-type="float" office:value="173.14639027403">
            <text:p>173.146</text:p>
          </table:table-cell>
          <table:table-cell table:style-name="ce6" table:formula="of:=[.F31]" office:value-type="float" office:value="0">
            <text:p>0.000</text:p>
          </table:table-cell>
          <table:table-cell table:style-name="ce6" table:formula="of:=(([.E31]-root_twist_x)*SIN(RADIANS(root_twist))+([.G31]-root_twist_z)*COS(RADIANS(root_twist)))+root_twist_z" office:value-type="float" office:value="-2.40554627404471">
            <text:p>-2.40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981404">
            <text:p>0.6981404</text:p>
          </table:table-cell>
          <table:table-cell table:formula="of:=root_y" office:value-type="float" office:value="0">
            <text:p>0</text:p>
          </table:table-cell>
          <table:table-cell office:value-type="float" office:value="0.06093662">
            <text:p>0.06093662</text:p>
          </table:table-cell>
          <table:table-cell table:formula="of:=([.B32]/MAX([.B$11:.B$89]))*root_chord" office:value-type="float" office:value="167.823892466872">
            <text:p>167.8238924669</text:p>
          </table:table-cell>
          <table:table-cell table:formula="of:=root_y" office:value-type="float" office:value="0">
            <text:p>0</text:p>
          </table:table-cell>
          <table:table-cell table:formula="of:=([.D32]/MAX([.B$11:.B$89]))*root_chord" office:value-type="float" office:value="14.6483726800148">
            <text:p>14.64837268</text:p>
          </table:table-cell>
          <table:table-cell table:style-name="ce6" table:formula="of:=(([.E32]-root_twist_x)*COS(RADIANS(root_twist))-([.G32]-root_twist_z)*SIN(RADIANS(root_twist)))+root_twist_x" office:value-type="float" office:value="169.526829104513">
            <text:p>169.527</text:p>
          </table:table-cell>
          <table:table-cell table:style-name="ce6" table:formula="of:=[.F32]" office:value-type="float" office:value="0">
            <text:p>0.000</text:p>
          </table:table-cell>
          <table:table-cell table:style-name="ce6" table:formula="of:=(([.E32]-root_twist_x)*SIN(RADIANS(root_twist))+([.G32]-root_twist_z)*COS(RADIANS(root_twist)))+root_twist_z" office:value-type="float" office:value="-1.1744268725055">
            <text:p>-1.17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825211">
            <text:p>0.6825211</text:p>
          </table:table-cell>
          <table:table-cell table:formula="of:=root_y" office:value-type="float" office:value="0">
            <text:p>0</text:p>
          </table:table-cell>
          <table:table-cell office:value-type="float" office:value="0.06378076">
            <text:p>0.06378076</text:p>
          </table:table-cell>
          <table:table-cell table:formula="of:=([.B33]/MAX([.B$11:.B$89]))*root_chord" office:value-type="float" office:value="164.069215436853">
            <text:p>164.0692154369</text:p>
          </table:table-cell>
          <table:table-cell table:formula="of:=root_y" office:value-type="float" office:value="0">
            <text:p>0</text:p>
          </table:table-cell>
          <table:table-cell table:formula="of:=([.D33]/MAX([.B$11:.B$89]))*root_chord" office:value-type="float" office:value="15.3320670279149">
            <text:p>15.3320670279</text:p>
          </table:table-cell>
          <table:table-cell table:style-name="ce6" table:formula="of:=(([.E33]-root_twist_x)*COS(RADIANS(root_twist))-([.G33]-root_twist_z)*SIN(RADIANS(root_twist)))+root_twist_x" office:value-type="float" office:value="165.910758018348">
            <text:p>165.911</text:p>
          </table:table-cell>
          <table:table-cell table:style-name="ce6" table:formula="of:=[.F33]" office:value-type="float" office:value="0">
            <text:p>0.000</text:p>
          </table:table-cell>
          <table:table-cell table:style-name="ce6" table:formula="of:=(([.E33]-root_twist_x)*SIN(RADIANS(root_twist))+([.G33]-root_twist_z)*COS(RADIANS(root_twist)))+root_twist_z" office:value-type="float" office:value="0.0458466463829188">
            <text:p>0.04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669088">
            <text:p>0.6669088</text:p>
          </table:table-cell>
          <table:table-cell table:formula="of:=root_y" office:value-type="float" office:value="0">
            <text:p>0</text:p>
          </table:table-cell>
          <table:table-cell office:value-type="float" office:value="0.06658159">
            <text:p>0.06658159</text:p>
          </table:table-cell>
          <table:table-cell table:formula="of:=([.B34]/MAX([.B$11:.B$89]))*root_chord" office:value-type="float" office:value="160.316221115997">
            <text:p>160.316221116</text:p>
          </table:table-cell>
          <table:table-cell table:formula="of:=root_y" office:value-type="float" office:value="0">
            <text:p>0</text:p>
          </table:table-cell>
          <table:table-cell table:formula="of:=([.D34]/MAX([.B$11:.B$89]))*root_chord" office:value-type="float" office:value="16.0053502138443">
            <text:p>16.0053502138</text:p>
          </table:table-cell>
          <table:table-cell table:style-name="ce6" table:formula="of:=(([.E34]-root_twist_x)*COS(RADIANS(root_twist))-([.G34]-root_twist_z)*SIN(RADIANS(root_twist)))+root_twist_x" office:value-type="float" office:value="162.294844057643">
            <text:p>162.295</text:p>
          </table:table-cell>
          <table:table-cell table:style-name="ce6" table:formula="of:=[.F34]" office:value-type="float" office:value="0">
            <text:p>0.000</text:p>
          </table:table-cell>
          <table:table-cell table:style-name="ce6" table:formula="of:=(([.E34]-root_twist_x)*SIN(RADIANS(root_twist))+([.G34]-root_twist_z)*COS(RADIANS(root_twist)))+root_twist_z" office:value-type="float" office:value="1.25557506615874">
            <text:p>1.25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513083">
            <text:p>0.6513083</text:p>
          </table:table-cell>
          <table:table-cell table:formula="of:=root_y" office:value-type="float" office:value="0">
            <text:p>0</text:p>
          </table:table-cell>
          <table:table-cell office:value-type="float" office:value="0.06933705">
            <text:p>0.06933705</text:p>
          </table:table-cell>
          <table:table-cell table:formula="of:=([.B35]/MAX([.B$11:.B$89]))*root_chord" office:value-type="float" office:value="156.566063362013">
            <text:p>156.566063362</text:p>
          </table:table-cell>
          <table:table-cell table:formula="of:=root_y" office:value-type="float" office:value="0">
            <text:p>0</text:p>
          </table:table-cell>
          <table:table-cell table:formula="of:=([.D35]/MAX([.B$11:.B$89]))*root_chord" office:value-type="float" office:value="16.6677270405353">
            <text:p>16.6677270405</text:p>
          </table:table-cell>
          <table:table-cell table:style-name="ce6" table:formula="of:=(([.E35]-root_twist_x)*COS(RADIANS(root_twist))-([.G35]-root_twist_z)*SIN(RADIANS(root_twist)))+root_twist_x" office:value-type="float" office:value="158.680157195452">
            <text:p>158.680</text:p>
          </table:table-cell>
          <table:table-cell table:style-name="ce6" table:formula="of:=[.F35]" office:value-type="float" office:value="0">
            <text:p>0.000</text:p>
          </table:table-cell>
          <table:table-cell table:style-name="ce6" table:formula="of:=(([.E35]-root_twist_x)*SIN(RADIANS(root_twist))+([.G35]-root_twist_z)*COS(RADIANS(root_twist)))+root_twist_z" office:value-type="float" office:value="2.45410129808148">
            <text:p>2.45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357406">
            <text:p>0.6357406</text:p>
          </table:table-cell>
          <table:table-cell table:formula="of:=root_y" office:value-type="float" office:value="0">
            <text:p>0</text:p>
          </table:table-cell>
          <table:table-cell office:value-type="float" office:value="0.07203784">
            <text:p>0.07203784</text:p>
          </table:table-cell>
          <table:table-cell table:formula="of:=([.B36]/MAX([.B$11:.B$89]))*root_chord" office:value-type="float" office:value="152.823790302387">
            <text:p>152.8237903024</text:p>
          </table:table-cell>
          <table:table-cell table:formula="of:=root_y" office:value-type="float" office:value="0">
            <text:p>0</text:p>
          </table:table-cell>
          <table:table-cell table:formula="of:=([.D36]/MAX([.B$11:.B$89]))*root_chord" office:value-type="float" office:value="17.316961908673">
            <text:p>17.3169619087</text:p>
          </table:table-cell>
          <table:table-cell table:style-name="ce6" table:formula="of:=(([.E36]-root_twist_x)*COS(RADIANS(root_twist))-([.G36]-root_twist_z)*SIN(RADIANS(root_twist)))+root_twist_x" office:value-type="float" office:value="155.071368554547">
            <text:p>155.071</text:p>
          </table:table-cell>
          <table:table-cell table:style-name="ce6" table:formula="of:=[.F36]" office:value-type="float" office:value="0">
            <text:p>0.000</text:p>
          </table:table-cell>
          <table:table-cell table:style-name="ce6" table:formula="of:=(([.E36]-root_twist_x)*SIN(RADIANS(root_twist))+([.G36]-root_twist_z)*COS(RADIANS(root_twist)))+root_twist_z" office:value-type="float" office:value="3.63848219630729">
            <text:p>3.63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202127">
            <text:p>0.6202127</text:p>
          </table:table-cell>
          <table:table-cell table:formula="of:=root_y" office:value-type="float" office:value="0">
            <text:p>0</text:p>
          </table:table-cell>
          <table:table-cell office:value-type="float" office:value="0.07467383">
            <text:p>0.07467383</text:p>
          </table:table-cell>
          <table:table-cell table:formula="of:=([.B37]/MAX([.B$11:.B$89]))*root_chord" office:value-type="float" office:value="149.09108464628">
            <text:p>149.0910846463</text:p>
          </table:table-cell>
          <table:table-cell table:formula="of:=root_y" office:value-type="float" office:value="0">
            <text:p>0</text:p>
          </table:table-cell>
          <table:table-cell table:formula="of:=([.D37]/MAX([.B$11:.B$89]))*root_chord" office:value-type="float" office:value="17.9506196977133">
            <text:p>17.9506196977</text:p>
          </table:table-cell>
          <table:table-cell table:style-name="ce6" table:formula="of:=(([.E37]-root_twist_x)*COS(RADIANS(root_twist))-([.G37]-root_twist_z)*SIN(RADIANS(root_twist)))+root_twist_x" office:value-type="float" office:value="151.469790425647">
            <text:p>151.470</text:p>
          </table:table-cell>
          <table:table-cell table:style-name="ce6" table:formula="of:=[.F37]" office:value-type="float" office:value="0">
            <text:p>0.000</text:p>
          </table:table-cell>
          <table:table-cell table:style-name="ce6" table:formula="of:=(([.E37]-root_twist_x)*SIN(RADIANS(root_twist))+([.G37]-root_twist_z)*COS(RADIANS(root_twist)))+root_twist_z" office:value-type="float" office:value="4.80606460888904">
            <text:p>4.80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047198">
            <text:p>0.6047198</text:p>
          </table:table-cell>
          <table:table-cell table:formula="of:=root_y" office:value-type="float" office:value="0">
            <text:p>0</text:p>
          </table:table-cell>
          <table:table-cell office:value-type="float" office:value="0.07723787">
            <text:p>0.07723787</text:p>
          </table:table-cell>
          <table:table-cell table:formula="of:=([.B38]/MAX([.B$11:.B$89]))*root_chord" office:value-type="float" office:value="145.366792535983">
            <text:p>145.366792536</text:p>
          </table:table-cell>
          <table:table-cell table:formula="of:=root_y" office:value-type="float" office:value="0">
            <text:p>0</text:p>
          </table:table-cell>
          <table:table-cell table:formula="of:=([.D38]/MAX([.B$11:.B$89]))*root_chord" office:value-type="float" office:value="18.5669816404411">
            <text:p>18.5669816404</text:p>
          </table:table-cell>
          <table:table-cell table:style-name="ce6" table:formula="of:=(([.E38]-root_twist_x)*COS(RADIANS(root_twist))-([.G38]-root_twist_z)*SIN(RADIANS(root_twist)))+root_twist_x" office:value-type="float" office:value="147.87403218856">
            <text:p>147.874</text:p>
          </table:table-cell>
          <table:table-cell table:style-name="ce6" table:formula="of:=[.F38]" office:value-type="float" office:value="0">
            <text:p>0.000</text:p>
          </table:table-cell>
          <table:table-cell table:style-name="ce6" table:formula="of:=(([.E38]-root_twist_x)*SIN(RADIANS(root_twist))+([.G38]-root_twist_z)*COS(RADIANS(root_twist)))+root_twist_z" office:value-type="float" office:value="5.95531500270482">
            <text:p>5.95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892653">
            <text:p>0.5892653</text:p>
          </table:table-cell>
          <table:table-cell table:formula="of:=root_y" office:value-type="float" office:value="0">
            <text:p>0</text:p>
          </table:table-cell>
          <table:table-cell office:value-type="float" office:value="0.07972209">
            <text:p>0.07972209</text:p>
          </table:table-cell>
          <table:table-cell table:formula="of:=([.B39]/MAX([.B$11:.B$89]))*root_chord" office:value-type="float" office:value="141.651731287373">
            <text:p>141.6517312874</text:p>
          </table:table-cell>
          <table:table-cell table:formula="of:=root_y" office:value-type="float" office:value="0">
            <text:p>0</text:p>
          </table:table-cell>
          <table:table-cell table:formula="of:=([.D39]/MAX([.B$11:.B$89]))*root_chord" office:value-type="float" office:value="19.1641558909845">
            <text:p>19.164155891</text:p>
          </table:table-cell>
          <table:table-cell table:style-name="ce6" table:formula="of:=(([.E39]-root_twist_x)*COS(RADIANS(root_twist))-([.G39]-root_twist_z)*SIN(RADIANS(root_twist)))+root_twist_x" office:value-type="float" office:value="144.284628547015">
            <text:p>144.285</text:p>
          </table:table-cell>
          <table:table-cell table:style-name="ce6" table:formula="of:=[.F39]" office:value-type="float" office:value="0">
            <text:p>0.000</text:p>
          </table:table-cell>
          <table:table-cell table:style-name="ce6" table:formula="of:=(([.E39]-root_twist_x)*SIN(RADIANS(root_twist))+([.G39]-root_twist_z)*COS(RADIANS(root_twist)))+root_twist_z" office:value-type="float" office:value="7.08424310692651">
            <text:p>7.08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73861">
            <text:p>0.573861</text:p>
          </table:table-cell>
          <table:table-cell table:formula="of:=root_y" office:value-type="float" office:value="0">
            <text:p>0</text:p>
          </table:table-cell>
          <table:table-cell office:value-type="float" office:value="0.08211489">
            <text:p>0.08211489</text:p>
          </table:table-cell>
          <table:table-cell table:formula="of:=([.B40]/MAX([.B$11:.B$89]))*root_chord" office:value-type="float" office:value="137.948737467322">
            <text:p>137.9487374673</text:p>
          </table:table-cell>
          <table:table-cell table:formula="of:=root_y" office:value-type="float" office:value="0">
            <text:p>0</text:p>
          </table:table-cell>
          <table:table-cell table:formula="of:=([.D40]/MAX([.B$11:.B$89]))*root_chord" office:value-type="float" office:value="19.7393539598754">
            <text:p>19.7393539599</text:p>
          </table:table-cell>
          <table:table-cell table:style-name="ce6" table:formula="of:=(([.E40]-root_twist_x)*COS(RADIANS(root_twist))-([.G40]-root_twist_z)*SIN(RADIANS(root_twist)))+root_twist_x" office:value-type="float" office:value="140.7039823057">
            <text:p>140.704</text:p>
          </table:table-cell>
          <table:table-cell table:style-name="ce6" table:formula="of:=[.F40]" office:value-type="float" office:value="0">
            <text:p>0.000</text:p>
          </table:table-cell>
          <table:table-cell table:style-name="ce6" table:formula="of:=(([.E40]-root_twist_x)*SIN(RADIANS(root_twist))+([.G40]-root_twist_z)*COS(RADIANS(root_twist)))+root_twist_z" office:value-type="float" office:value="8.18967901386314">
            <text:p>8.19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585159">
            <text:p>0.5585159</text:p>
          </table:table-cell>
          <table:table-cell table:formula="of:=root_y" office:value-type="float" office:value="0">
            <text:p>0</text:p>
          </table:table-cell>
          <table:table-cell office:value-type="float" office:value="0.08440312">
            <text:p>0.08440312</text:p>
          </table:table-cell>
          <table:table-cell table:formula="of:=([.B41]/MAX([.B$11:.B$89]))*root_chord" office:value-type="float" office:value="134.25997455904">
            <text:p>134.259974559</text:p>
          </table:table-cell>
          <table:table-cell table:formula="of:=root_y" office:value-type="float" office:value="0">
            <text:p>0</text:p>
          </table:table-cell>
          <table:table-cell table:formula="of:=([.D41]/MAX([.B$11:.B$89]))*root_chord" office:value-type="float" office:value="20.28941475776">
            <text:p>20.2894147578</text:p>
          </table:table-cell>
          <table:table-cell table:style-name="ce6" table:formula="of:=(([.E41]-root_twist_x)*COS(RADIANS(root_twist))-([.G41]-root_twist_z)*SIN(RADIANS(root_twist)))+root_twist_x" office:value-type="float" office:value="137.133776318784">
            <text:p>137.134</text:p>
          </table:table-cell>
          <table:table-cell table:style-name="ce6" table:formula="of:=[.F41]" office:value-type="float" office:value="0">
            <text:p>0.000</text:p>
          </table:table-cell>
          <table:table-cell table:style-name="ce6" table:formula="of:=(([.E41]-root_twist_x)*SIN(RADIANS(root_twist))+([.G41]-root_twist_z)*COS(RADIANS(root_twist)))+root_twist_z" office:value-type="float" office:value="9.26818162669233">
            <text:p>9.26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432329">
            <text:p>0.5432329</text:p>
          </table:table-cell>
          <table:table-cell table:formula="of:=root_y" office:value-type="float" office:value="0">
            <text:p>0</text:p>
          </table:table-cell>
          <table:table-cell office:value-type="float" office:value="0.08657405">
            <text:p>0.08657405</text:p>
          </table:table-cell>
          <table:table-cell table:formula="of:=([.B42]/MAX([.B$11:.B$89]))*root_chord" office:value-type="float" office:value="130.586139684893">
            <text:p>130.5861396849</text:p>
          </table:table-cell>
          <table:table-cell table:formula="of:=root_y" office:value-type="float" office:value="0">
            <text:p>0</text:p>
          </table:table-cell>
          <table:table-cell table:formula="of:=([.D42]/MAX([.B$11:.B$89]))*root_chord" office:value-type="float" office:value="20.8112781578341">
            <text:p>20.8112781578</text:p>
          </table:table-cell>
          <table:table-cell table:style-name="ce6" table:formula="of:=(([.E42]-root_twist_x)*COS(RADIANS(root_twist))-([.G42]-root_twist_z)*SIN(RADIANS(root_twist)))+root_twist_x" office:value-type="float" office:value="133.574257162308">
            <text:p>133.574</text:p>
          </table:table-cell>
          <table:table-cell table:style-name="ce6" table:formula="of:=[.F42]" office:value-type="float" office:value="0">
            <text:p>0.000</text:p>
          </table:table-cell>
          <table:table-cell table:style-name="ce6" table:formula="of:=(([.E42]-root_twist_x)*SIN(RADIANS(root_twist))+([.G42]-root_twist_z)*COS(RADIANS(root_twist)))+root_twist_z" office:value-type="float" office:value="10.3166221188116">
            <text:p>10.31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280097">
            <text:p>0.5280097</text:p>
          </table:table-cell>
          <table:table-cell table:formula="of:=root_y" office:value-type="float" office:value="0">
            <text:p>0</text:p>
          </table:table-cell>
          <table:table-cell office:value-type="float" office:value="0.08861508">
            <text:p>0.08861508</text:p>
          </table:table-cell>
          <table:table-cell table:formula="of:=([.B43]/MAX([.B$11:.B$89]))*root_chord" office:value-type="float" office:value="126.926679954727">
            <text:p>126.9266799547</text:p>
          </table:table-cell>
          <table:table-cell table:formula="of:=root_y" office:value-type="float" office:value="0">
            <text:p>0</text:p>
          </table:table-cell>
          <table:table-cell table:formula="of:=([.D43]/MAX([.B$11:.B$89]))*root_chord" office:value-type="float" office:value="21.3019152836066">
            <text:p>21.3019152836</text:p>
          </table:table-cell>
          <table:table-cell table:style-name="ce6" table:formula="of:=(([.E43]-root_twist_x)*COS(RADIANS(root_twist))-([.G43]-root_twist_z)*SIN(RADIANS(root_twist)))+root_twist_x" office:value-type="float" office:value="130.024439105084">
            <text:p>130.024</text:p>
          </table:table-cell>
          <table:table-cell table:style-name="ce6" table:formula="of:=[.F43]" office:value-type="float" office:value="0">
            <text:p>0.000</text:p>
          </table:table-cell>
          <table:table-cell table:style-name="ce6" table:formula="of:=(([.E43]-root_twist_x)*SIN(RADIANS(root_twist))+([.G43]-root_twist_z)*COS(RADIANS(root_twist)))+root_twist_z" office:value-type="float" office:value="11.3320836230062">
            <text:p>11.33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128401">
            <text:p>0.5128401</text:p>
          </table:table-cell>
          <table:table-cell table:formula="of:=root_y" office:value-type="float" office:value="0">
            <text:p>0</text:p>
          </table:table-cell>
          <table:table-cell office:value-type="float" office:value="0.09051509">
            <text:p>0.09051509</text:p>
          </table:table-cell>
          <table:table-cell table:formula="of:=([.B44]/MAX([.B$11:.B$89]))*root_chord" office:value-type="float" office:value="123.280104969">
            <text:p>123.280104969</text:p>
          </table:table-cell>
          <table:table-cell table:formula="of:=root_y" office:value-type="float" office:value="0">
            <text:p>0</text:p>
          </table:table-cell>
          <table:table-cell table:formula="of:=([.D44]/MAX([.B$11:.B$89]))*root_chord" office:value-type="float" office:value="21.7586530313805">
            <text:p>21.7586530314</text:p>
          </table:table-cell>
          <table:table-cell table:style-name="ce6" table:formula="of:=(([.E44]-root_twist_x)*COS(RADIANS(root_twist))-([.G44]-root_twist_z)*SIN(RADIANS(root_twist)))+root_twist_x" office:value-type="float" office:value="126.482460317394">
            <text:p>126.482</text:p>
          </table:table-cell>
          <table:table-cell table:style-name="ce6" table:formula="of:=[.F44]" office:value-type="float" office:value="0">
            <text:p>0.000</text:p>
          </table:table-cell>
          <table:table-cell table:style-name="ce6" table:formula="of:=(([.E44]-root_twist_x)*SIN(RADIANS(root_twist))+([.G44]-root_twist_z)*COS(RADIANS(root_twist)))+root_twist_z" office:value-type="float" office:value="12.3121370727339">
            <text:p>12.31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977191">
            <text:p>0.4977191</text:p>
          </table:table-cell>
          <table:table-cell table:formula="of:=root_y" office:value-type="float" office:value="0">
            <text:p>0</text:p>
          </table:table-cell>
          <table:table-cell office:value-type="float" office:value="0.09226408">
            <text:p>0.09226408</text:p>
          </table:table-cell>
          <table:table-cell table:formula="of:=([.B45]/MAX([.B$11:.B$89]))*root_chord" office:value-type="float" office:value="119.645212792596">
            <text:p>119.6452127926</text:p>
          </table:table-cell>
          <table:table-cell table:formula="of:=root_y" office:value-type="float" office:value="0">
            <text:p>0</text:p>
          </table:table-cell>
          <table:table-cell table:formula="of:=([.D45]/MAX([.B$11:.B$89]))*root_chord" office:value-type="float" office:value="22.1790875309248">
            <text:p>22.1790875309</text:p>
          </table:table-cell>
          <table:table-cell table:style-name="ce6" table:formula="of:=(([.E45]-root_twist_x)*COS(RADIANS(root_twist))-([.G45]-root_twist_z)*SIN(RADIANS(root_twist)))+root_twist_x" office:value-type="float" office:value="122.946783385481">
            <text:p>122.947</text:p>
          </table:table-cell>
          <table:table-cell table:style-name="ce6" table:formula="of:=[.F45]" office:value-type="float" office:value="0">
            <text:p>0.000</text:p>
          </table:table-cell>
          <table:table-cell table:style-name="ce6" table:formula="of:=(([.E45]-root_twist_x)*SIN(RADIANS(root_twist))+([.G45]-root_twist_z)*COS(RADIANS(root_twist)))+root_twist_z" office:value-type="float" office:value="13.2545780181649">
            <text:p>13.25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826405">
            <text:p>0.4826405</text:p>
          </table:table-cell>
          <table:table-cell table:formula="of:=root_y" office:value-type="float" office:value="0">
            <text:p>0</text:p>
          </table:table-cell>
          <table:table-cell office:value-type="float" office:value="0.09385278">
            <text:p>0.09385278</text:p>
          </table:table-cell>
          <table:table-cell table:formula="of:=([.B46]/MAX([.B$11:.B$89]))*root_chord" office:value-type="float" office:value="116.020513025972">
            <text:p>116.020513026</text:p>
          </table:table-cell>
          <table:table-cell table:formula="of:=root_y" office:value-type="float" office:value="0">
            <text:p>0</text:p>
          </table:table-cell>
          <table:table-cell table:formula="of:=([.D46]/MAX([.B$11:.B$89]))*root_chord" office:value-type="float" office:value="22.5609903945352">
            <text:p>22.5609903945</text:p>
          </table:table-cell>
          <table:table-cell table:style-name="ce6" table:formula="of:=(([.E46]-root_twist_x)*COS(RADIANS(root_twist))-([.G46]-root_twist_z)*SIN(RADIANS(root_twist)))+root_twist_x" office:value-type="float" office:value="119.415610887572">
            <text:p>119.416</text:p>
          </table:table-cell>
          <table:table-cell table:style-name="ce6" table:formula="of:=[.F46]" office:value-type="float" office:value="0">
            <text:p>0.000</text:p>
          </table:table-cell>
          <table:table-cell table:style-name="ce6" table:formula="of:=(([.E46]-root_twist_x)*SIN(RADIANS(root_twist))+([.G46]-root_twist_z)*COS(RADIANS(root_twist)))+root_twist_z" office:value-type="float" office:value="14.1574174199499">
            <text:p>14.15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675986">
            <text:p>0.4675986</text:p>
          </table:table-cell>
          <table:table-cell table:formula="of:=root_y" office:value-type="float" office:value="0">
            <text:p>0</text:p>
          </table:table-cell>
          <table:table-cell office:value-type="float" office:value="0.09527352">
            <text:p>0.09527352</text:p>
          </table:table-cell>
          <table:table-cell table:formula="of:=([.B47]/MAX([.B$11:.B$89]))*root_chord" office:value-type="float" office:value="112.404635463096">
            <text:p>112.4046354631</text:p>
          </table:table-cell>
          <table:table-cell table:formula="of:=root_y" office:value-type="float" office:value="0">
            <text:p>0</text:p>
          </table:table-cell>
          <table:table-cell table:formula="of:=([.D47]/MAX([.B$11:.B$89]))*root_chord" office:value-type="float" office:value="22.9025178537445">
            <text:p>22.9025178537</text:p>
          </table:table-cell>
          <table:table-cell table:style-name="ce6" table:formula="of:=(([.E47]-root_twist_x)*COS(RADIANS(root_twist))-([.G47]-root_twist_z)*SIN(RADIANS(root_twist)))+root_twist_x" office:value-type="float" office:value="115.887320032337">
            <text:p>115.887</text:p>
          </table:table-cell>
          <table:table-cell table:style-name="ce6" table:formula="of:=[.F47]" office:value-type="float" office:value="0">
            <text:p>0.000</text:p>
          </table:table-cell>
          <table:table-cell table:style-name="ce6" table:formula="of:=(([.E47]-root_twist_x)*SIN(RADIANS(root_twist))+([.G47]-root_twist_z)*COS(RADIANS(root_twist)))+root_twist_z" office:value-type="float" office:value="15.0190293952444">
            <text:p>15.01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525855">
            <text:p>0.4525855</text:p>
          </table:table-cell>
          <table:table-cell table:formula="of:=root_y" office:value-type="float" office:value="0">
            <text:p>0</text:p>
          </table:table-cell>
          <table:table-cell office:value-type="float" office:value="0.09651943">
            <text:p>0.09651943</text:p>
          </table:table-cell>
          <table:table-cell table:formula="of:=([.B48]/MAX([.B$11:.B$89]))*root_chord" office:value-type="float" office:value="108.795681046485">
            <text:p>108.7956810465</text:p>
          </table:table-cell>
          <table:table-cell table:formula="of:=root_y" office:value-type="float" office:value="0">
            <text:p>0</text:p>
          </table:table-cell>
          <table:table-cell table:formula="of:=([.D48]/MAX([.B$11:.B$89]))*root_chord" office:value-type="float" office:value="23.202018449704">
            <text:p>23.2020184497</text:p>
          </table:table-cell>
          <table:table-cell table:style-name="ce6" table:formula="of:=(([.E48]-root_twist_x)*COS(RADIANS(root_twist))-([.G48]-root_twist_z)*SIN(RADIANS(root_twist)))+root_twist_x" office:value-type="float" office:value="112.359792604949">
            <text:p>112.360</text:p>
          </table:table-cell>
          <table:table-cell table:style-name="ce6" table:formula="of:=[.F48]" office:value-type="float" office:value="0">
            <text:p>0.000</text:p>
          </table:table-cell>
          <table:table-cell table:style-name="ce6" table:formula="of:=(([.E48]-root_twist_x)*SIN(RADIANS(root_twist))+([.G48]-root_twist_z)*COS(RADIANS(root_twist)))+root_twist_z" office:value-type="float" office:value="15.8380549364694">
            <text:p>15.83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375969">
            <text:p>0.4375969</text:p>
          </table:table-cell>
          <table:table-cell table:formula="of:=root_y" office:value-type="float" office:value="0">
            <text:p>0</text:p>
          </table:table-cell>
          <table:table-cell office:value-type="float" office:value="0.09758688">
            <text:p>0.09758688</text:p>
          </table:table-cell>
          <table:table-cell table:formula="of:=([.B49]/MAX([.B$11:.B$89]))*root_chord" office:value-type="float" office:value="105.19261611194">
            <text:p>105.1926161119</text:p>
          </table:table-cell>
          <table:table-cell table:formula="of:=root_y" office:value-type="float" office:value="0">
            <text:p>0</text:p>
          </table:table-cell>
          <table:table-cell table:formula="of:=([.D49]/MAX([.B$11:.B$89]))*root_chord" office:value-type="float" office:value="23.4586195775198">
            <text:p>23.4586195775</text:p>
          </table:table-cell>
          <table:table-cell table:style-name="ce6" table:formula="of:=(([.E49]-root_twist_x)*COS(RADIANS(root_twist))-([.G49]-root_twist_z)*SIN(RADIANS(root_twist)))+root_twist_x" office:value-type="float" office:value="108.831879460661">
            <text:p>108.832</text:p>
          </table:table-cell>
          <table:table-cell table:style-name="ce6" table:formula="of:=[.F49]" office:value-type="float" office:value="0">
            <text:p>0.000</text:p>
          </table:table-cell>
          <table:table-cell table:style-name="ce6" table:formula="of:=(([.E49]-root_twist_x)*SIN(RADIANS(root_twist))+([.G49]-root_twist_z)*COS(RADIANS(root_twist)))+root_twist_z" office:value-type="float" office:value="16.6137803438783">
            <text:p>16.61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226416">
            <text:p>0.4226416</text:p>
          </table:table-cell>
          <table:table-cell table:formula="of:=root_y" office:value-type="float" office:value="0">
            <text:p>0</text:p>
          </table:table-cell>
          <table:table-cell office:value-type="float" office:value="0.09847137">
            <text:p>0.09847137</text:p>
          </table:table-cell>
          <table:table-cell table:formula="of:=([.B50]/MAX([.B$11:.B$89]))*root_chord" office:value-type="float" office:value="101.597556065265">
            <text:p>101.5975560653</text:p>
          </table:table-cell>
          <table:table-cell table:formula="of:=root_y" office:value-type="float" office:value="0">
            <text:p>0</text:p>
          </table:table-cell>
          <table:table-cell table:formula="of:=([.D50]/MAX([.B$11:.B$89]))*root_chord" office:value-type="float" office:value="23.6712394955879">
            <text:p>23.6712394956</text:p>
          </table:table-cell>
          <table:table-cell table:style-name="ce6" table:formula="of:=(([.E50]-root_twist_x)*COS(RADIANS(root_twist))-([.G50]-root_twist_z)*SIN(RADIANS(root_twist)))+root_twist_x" office:value-type="float" office:value="105.305517033812">
            <text:p>105.306</text:p>
          </table:table-cell>
          <table:table-cell table:style-name="ce6" table:formula="of:=[.F50]" office:value-type="float" office:value="0">
            <text:p>0.000</text:p>
          </table:table-cell>
          <table:table-cell table:style-name="ce6" table:formula="of:=(([.E50]-root_twist_x)*SIN(RADIANS(root_twist))+([.G50]-root_twist_z)*COS(RADIANS(root_twist)))+root_twist_z" office:value-type="float" office:value="17.3448289081121">
            <text:p>17.34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077302">
            <text:p>0.4077302</text:p>
          </table:table-cell>
          <table:table-cell table:formula="of:=root_y" office:value-type="float" office:value="0">
            <text:p>0</text:p>
          </table:table-cell>
          <table:table-cell office:value-type="float" office:value="0.09916313">
            <text:p>0.09916313</text:p>
          </table:table-cell>
          <table:table-cell table:formula="of:=([.B51]/MAX([.B$11:.B$89]))*root_chord" office:value-type="float" office:value="98.0130490089043">
            <text:p>98.0130490089</text:p>
          </table:table-cell>
          <table:table-cell table:formula="of:=root_y" office:value-type="float" office:value="0">
            <text:p>0</text:p>
          </table:table-cell>
          <table:table-cell table:formula="of:=([.D51]/MAX([.B$11:.B$89]))*root_chord" office:value-type="float" office:value="23.8375296226925">
            <text:p>23.8375296227</text:p>
          </table:table-cell>
          <table:table-cell table:style-name="ce6" table:formula="of:=(([.E51]-root_twist_x)*COS(RADIANS(root_twist))-([.G51]-root_twist_z)*SIN(RADIANS(root_twist)))+root_twist_x" office:value-type="float" office:value="101.782886417693">
            <text:p>101.783</text:p>
          </table:table-cell>
          <table:table-cell table:style-name="ce6" table:formula="of:=[.F51]" office:value-type="float" office:value="0">
            <text:p>0.000</text:p>
          </table:table-cell>
          <table:table-cell table:style-name="ce6" table:formula="of:=(([.E51]-root_twist_x)*SIN(RADIANS(root_twist))+([.G51]-root_twist_z)*COS(RADIANS(root_twist)))+root_twist_z" office:value-type="float" office:value="18.0285077697505">
            <text:p>18.02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92853">
            <text:p>0.392853</text:p>
          </table:table-cell>
          <table:table-cell table:formula="of:=root_y" office:value-type="float" office:value="0">
            <text:p>0</text:p>
          </table:table-cell>
          <table:table-cell office:value-type="float" office:value="0.09965118">
            <text:p>0.09965118</text:p>
          </table:table-cell>
          <table:table-cell table:formula="of:=([.B52]/MAX([.B$11:.B$89]))*root_chord" office:value-type="float" office:value="94.4367631887338">
            <text:p>94.4367631887</text:p>
          </table:table-cell>
          <table:table-cell table:formula="of:=root_y" office:value-type="float" office:value="0">
            <text:p>0</text:p>
          </table:table-cell>
          <table:table-cell table:formula="of:=([.D52]/MAX([.B$11:.B$89]))*root_chord" office:value-type="float" office:value="23.95485050932">
            <text:p>23.9548505093</text:p>
          </table:table-cell>
          <table:table-cell table:style-name="ce6" table:formula="of:=(([.E52]-root_twist_x)*COS(RADIANS(root_twist))-([.G52]-root_twist_z)*SIN(RADIANS(root_twist)))+root_twist_x" office:value-type="float" office:value="98.2612981728195">
            <text:p>98.261</text:p>
          </table:table-cell>
          <table:table-cell table:style-name="ce6" table:formula="of:=[.F52]" office:value-type="float" office:value="0">
            <text:p>0.000</text:p>
          </table:table-cell>
          <table:table-cell table:style-name="ce6" table:formula="of:=(([.E52]-root_twist_x)*SIN(RADIANS(root_twist))+([.G52]-root_twist_z)*COS(RADIANS(root_twist)))+root_twist_z" office:value-type="float" office:value="18.662543014482">
            <text:p>18.66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779862">
            <text:p>0.3779862</text:p>
          </table:table-cell>
          <table:table-cell table:formula="of:=root_y" office:value-type="float" office:value="0">
            <text:p>0</text:p>
          </table:table-cell>
          <table:table-cell office:value-type="float" office:value="0.09993419">
            <text:p>0.09993419</text:p>
          </table:table-cell>
          <table:table-cell table:formula="of:=([.B53]/MAX([.B$11:.B$89]))*root_chord" office:value-type="float" office:value="90.8629773936037">
            <text:p>90.8629773936</text:p>
          </table:table-cell>
          <table:table-cell table:formula="of:=root_y" office:value-type="float" office:value="0">
            <text:p>0</text:p>
          </table:table-cell>
          <table:table-cell table:formula="of:=([.D53]/MAX([.B$11:.B$89]))*root_chord" office:value-type="float" office:value="24.0228824407296">
            <text:p>24.0228824407</text:p>
          </table:table-cell>
          <table:table-cell table:style-name="ce6" table:formula="of:=(([.E53]-root_twist_x)*COS(RADIANS(root_twist))-([.G53]-root_twist_z)*SIN(RADIANS(root_twist)))+root_twist_x" office:value-type="float" office:value="94.7350451047277">
            <text:p>94.735</text:p>
          </table:table-cell>
          <table:table-cell table:style-name="ce6" table:formula="of:=[.F53]" office:value-type="float" office:value="0">
            <text:p>0.000</text:p>
          </table:table-cell>
          <table:table-cell table:style-name="ce6" table:formula="of:=(([.E53]-root_twist_x)*SIN(RADIANS(root_twist))+([.G53]-root_twist_z)*COS(RADIANS(root_twist)))+root_twist_z" office:value-type="float" office:value="19.2474468979866">
            <text:p>19.24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631351">
            <text:p>0.3631351</text:p>
          </table:table-cell>
          <table:table-cell table:formula="of:=root_y" office:value-type="float" office:value="0">
            <text:p>0</text:p>
          </table:table-cell>
          <table:table-cell office:value-type="float" office:value="0.1000162">
            <text:p>0.1000162</text:p>
          </table:table-cell>
          <table:table-cell table:formula="of:=([.B54]/MAX([.B$11:.B$89]))*root_chord" office:value-type="float" office:value="87.2929656747363">
            <text:p>87.2929656747</text:p>
          </table:table-cell>
          <table:table-cell table:formula="of:=root_y" office:value-type="float" office:value="0">
            <text:p>0</text:p>
          </table:table-cell>
          <table:table-cell table:formula="of:=([.D54]/MAX([.B$11:.B$89]))*root_chord" office:value-type="float" office:value="24.0425965804946">
            <text:p>24.0425965805</text:p>
          </table:table-cell>
          <table:table-cell table:style-name="ce6" table:formula="of:=(([.E54]-root_twist_x)*COS(RADIANS(root_twist))-([.G54]-root_twist_z)*SIN(RADIANS(root_twist)))+root_twist_x" office:value-type="float" office:value="91.205528484895">
            <text:p>91.206</text:p>
          </table:table-cell>
          <table:table-cell table:style-name="ce6" table:formula="of:=[.F54]" office:value-type="float" office:value="0">
            <text:p>0.000</text:p>
          </table:table-cell>
          <table:table-cell table:style-name="ce6" table:formula="of:=(([.E54]-root_twist_x)*SIN(RADIANS(root_twist))+([.G54]-root_twist_z)*COS(RADIANS(root_twist)))+root_twist_z" office:value-type="float" office:value="19.7839958244436">
            <text:p>19.78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483287">
            <text:p>0.3483287</text:p>
          </table:table-cell>
          <table:table-cell table:formula="of:=root_y" office:value-type="float" office:value="0">
            <text:p>0</text:p>
          </table:table-cell>
          <table:table-cell office:value-type="float" office:value="0.09989278">
            <text:p>0.09989278</text:p>
          </table:table-cell>
          <table:table-cell table:formula="of:=([.B55]/MAX([.B$11:.B$89]))*root_chord" office:value-type="float" office:value="83.7336992558018">
            <text:p>83.7336992558</text:p>
          </table:table-cell>
          <table:table-cell table:formula="of:=root_y" office:value-type="float" office:value="0">
            <text:p>0</text:p>
          </table:table-cell>
          <table:table-cell table:formula="of:=([.D55]/MAX([.B$11:.B$89]))*root_chord" office:value-type="float" office:value="24.0129280141027">
            <text:p>24.0129280141</text:p>
          </table:table-cell>
          <table:table-cell table:style-name="ce6" table:formula="of:=(([.E55]-root_twist_x)*COS(RADIANS(root_twist))-([.G55]-root_twist_z)*SIN(RADIANS(root_twist)))+root_twist_x" office:value-type="float" office:value="87.6794918059585">
            <text:p>87.679</text:p>
          </table:table-cell>
          <table:table-cell table:style-name="ce6" table:formula="of:=[.F55]" office:value-type="float" office:value="0">
            <text:p>0.000</text:p>
          </table:table-cell>
          <table:table-cell table:style-name="ce6" table:formula="of:=(([.E55]-root_twist_x)*SIN(RADIANS(root_twist))+([.G55]-root_twist_z)*COS(RADIANS(root_twist)))+root_twist_z" office:value-type="float" office:value="20.2701264690042">
            <text:p>20.27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335721">
            <text:p>0.3335721</text:p>
          </table:table-cell>
          <table:table-cell table:formula="of:=root_y" office:value-type="float" office:value="0">
            <text:p>0</text:p>
          </table:table-cell>
          <table:table-cell office:value-type="float" office:value="0.09955085">
            <text:p>0.09955085</text:p>
          </table:table-cell>
          <table:table-cell table:formula="of:=([.B56]/MAX([.B$11:.B$89]))*root_chord" office:value-type="float" office:value="80.1864041106181">
            <text:p>80.1864041106</text:p>
          </table:table-cell>
          <table:table-cell table:formula="of:=root_y" office:value-type="float" office:value="0">
            <text:p>0</text:p>
          </table:table-cell>
          <table:table-cell table:formula="of:=([.D56]/MAX([.B$11:.B$89]))*root_chord" office:value-type="float" office:value="23.9307324792917">
            <text:p>23.9307324793</text:p>
          </table:table-cell>
          <table:table-cell table:style-name="ce6" table:formula="of:=(([.E56]-root_twist_x)*COS(RADIANS(root_twist))-([.G56]-root_twist_z)*SIN(RADIANS(root_twist)))+root_twist_x" office:value-type="float" office:value="84.1576927342516">
            <text:p>84.158</text:p>
          </table:table-cell>
          <table:table-cell table:style-name="ce6" table:formula="of:=[.F56]" office:value-type="float" office:value="0">
            <text:p>0.000</text:p>
          </table:table-cell>
          <table:table-cell table:style-name="ce6" table:formula="of:=(([.E56]-root_twist_x)*SIN(RADIANS(root_twist))+([.G56]-root_twist_z)*COS(RADIANS(root_twist)))+root_twist_z" office:value-type="float" office:value="20.7025501634419">
            <text:p>20.70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188378">
            <text:p>0.3188378</text:p>
          </table:table-cell>
          <table:table-cell table:formula="of:=root_y" office:value-type="float" office:value="0">
            <text:p>0</text:p>
          </table:table-cell>
          <table:table-cell office:value-type="float" office:value="0.09898304">
            <text:p>0.09898304</text:p>
          </table:table-cell>
          <table:table-cell table:formula="of:=([.B57]/MAX([.B$11:.B$89]))*root_chord" office:value-type="float" office:value="76.6444695960496">
            <text:p>76.644469596</text:p>
          </table:table-cell>
          <table:table-cell table:formula="of:=root_y" office:value-type="float" office:value="0">
            <text:p>0</text:p>
          </table:table-cell>
          <table:table-cell table:formula="of:=([.D57]/MAX([.B$11:.B$89]))*root_chord" office:value-type="float" office:value="23.7942383237012">
            <text:p>23.7942383237</text:p>
          </table:table-cell>
          <table:table-cell table:style-name="ce6" table:formula="of:=(([.E57]-root_twist_x)*COS(RADIANS(root_twist))-([.G57]-root_twist_z)*SIN(RADIANS(root_twist)))+root_twist_x" office:value-type="float" office:value="80.6333337376761">
            <text:p>80.633</text:p>
          </table:table-cell>
          <table:table-cell table:style-name="ce6" table:formula="of:=[.F57]" office:value-type="float" office:value="0">
            <text:p>0.000</text:p>
          </table:table-cell>
          <table:table-cell table:style-name="ce6" table:formula="of:=(([.E57]-root_twist_x)*SIN(RADIANS(root_twist))+([.G57]-root_twist_z)*COS(RADIANS(root_twist)))+root_twist_z" office:value-type="float" office:value="21.0804713500125">
            <text:p>21.08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041109">
            <text:p>0.3041109</text:p>
          </table:table-cell>
          <table:table-cell table:formula="of:=root_y" office:value-type="float" office:value="0">
            <text:p>0</text:p>
          </table:table-cell>
          <table:table-cell office:value-type="float" office:value="0.09819194">
            <text:p>0.09819194</text:p>
          </table:table-cell>
          <table:table-cell table:formula="of:=([.B58]/MAX([.B$11:.B$89]))*root_chord" office:value-type="float" office:value="73.1043139454522">
            <text:p>73.1043139455</text:p>
          </table:table-cell>
          <table:table-cell table:formula="of:=root_y" office:value-type="float" office:value="0">
            <text:p>0</text:p>
          </table:table-cell>
          <table:table-cell table:formula="of:=([.D58]/MAX([.B$11:.B$89]))*root_chord" office:value-type="float" office:value="23.604068149721">
            <text:p>23.6040681497</text:p>
          </table:table-cell>
          <table:table-cell table:style-name="ce6" table:formula="of:=(([.E58]-root_twist_x)*COS(RADIANS(root_twist))-([.G58]-root_twist_z)*SIN(RADIANS(root_twist)))+root_twist_x" office:value-type="float" office:value="77.1029609845641">
            <text:p>77.103</text:p>
          </table:table-cell>
          <table:table-cell table:style-name="ce6" table:formula="of:=[.F58]" office:value-type="float" office:value="0">
            <text:p>0.000</text:p>
          </table:table-cell>
          <table:table-cell table:style-name="ce6" table:formula="of:=(([.E58]-root_twist_x)*SIN(RADIANS(root_twist))+([.G58]-root_twist_z)*COS(RADIANS(root_twist)))+root_twist_z" office:value-type="float" office:value="21.4050248118845">
            <text:p>21.40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893914">
            <text:p>0.2893914</text:p>
          </table:table-cell>
          <table:table-cell table:formula="of:=root_y" office:value-type="float" office:value="0">
            <text:p>0</text:p>
          </table:table-cell>
          <table:table-cell office:value-type="float" office:value="0.09717986">
            <text:p>0.09717986</text:p>
          </table:table-cell>
          <table:table-cell table:formula="of:=([.B59]/MAX([.B$11:.B$89]))*root_chord" office:value-type="float" office:value="69.5659371588257">
            <text:p>69.5659371588</text:p>
          </table:table-cell>
          <table:table-cell table:formula="of:=root_y" office:value-type="float" office:value="0">
            <text:p>0</text:p>
          </table:table-cell>
          <table:table-cell table:formula="of:=([.D59]/MAX([.B$11:.B$89]))*root_chord" office:value-type="float" office:value="23.3607772513747">
            <text:p>23.3607772514</text:p>
          </table:table-cell>
          <table:table-cell table:style-name="ce6" table:formula="of:=(([.E59]-root_twist_x)*COS(RADIANS(root_twist))-([.G59]-root_twist_z)*SIN(RADIANS(root_twist)))+root_twist_x" office:value-type="float" office:value="73.5666548978134">
            <text:p>73.567</text:p>
          </table:table-cell>
          <table:table-cell table:style-name="ce6" table:formula="of:=[.F59]" office:value-type="float" office:value="0">
            <text:p>0.000</text:p>
          </table:table-cell>
          <table:table-cell table:style-name="ce6" table:formula="of:=(([.E59]-root_twist_x)*SIN(RADIANS(root_twist))+([.G59]-root_twist_z)*COS(RADIANS(root_twist)))+root_twist_z" office:value-type="float" office:value="21.6767599884175">
            <text:p>21.67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746811">
            <text:p>0.2746811</text:p>
          </table:table-cell>
          <table:table-cell table:formula="of:=root_y" office:value-type="float" office:value="0">
            <text:p>0</text:p>
          </table:table-cell>
          <table:table-cell office:value-type="float" office:value="0.09594741">
            <text:p>0.09594741</text:p>
          </table:table-cell>
          <table:table-cell table:formula="of:=([.B60]/MAX([.B$11:.B$89]))*root_chord" office:value-type="float" office:value="66.0297719328118">
            <text:p>66.0297719328</text:p>
          </table:table-cell>
          <table:table-cell table:formula="of:=root_y" office:value-type="float" office:value="0">
            <text:p>0</text:p>
          </table:table-cell>
          <table:table-cell table:formula="of:=([.D60]/MAX([.B$11:.B$89]))*root_chord" office:value-type="float" office:value="23.0645122647462">
            <text:p>23.0645122647</text:p>
          </table:table-cell>
          <table:table-cell table:style-name="ce6" table:formula="of:=(([.E60]-root_twist_x)*COS(RADIANS(root_twist))-([.G60]-root_twist_z)*SIN(RADIANS(root_twist)))+root_twist_x" office:value-type="float" office:value="70.0248648492055">
            <text:p>70.025</text:p>
          </table:table-cell>
          <table:table-cell table:style-name="ce6" table:formula="of:=[.F60]" office:value-type="float" office:value="0">
            <text:p>0.000</text:p>
          </table:table-cell>
          <table:table-cell table:style-name="ce6" table:formula="of:=(([.E60]-root_twist_x)*SIN(RADIANS(root_twist))+([.G60]-root_twist_z)*COS(RADIANS(root_twist)))+root_twist_z" office:value-type="float" office:value="21.8957593024657">
            <text:p>21.89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599786">
            <text:p>0.2599786</text:p>
          </table:table-cell>
          <table:table-cell table:formula="of:=root_y" office:value-type="float" office:value="0">
            <text:p>0</text:p>
          </table:table-cell>
          <table:table-cell office:value-type="float" office:value="0.09449659">
            <text:p>0.09449659</text:p>
          </table:table-cell>
          <table:table-cell table:formula="of:=([.B61]/MAX([.B$11:.B$89]))*root_chord" office:value-type="float" office:value="62.4954817255782">
            <text:p>62.4954817256</text:p>
          </table:table-cell>
          <table:table-cell table:formula="of:=root_y" office:value-type="float" office:value="0">
            <text:p>0</text:p>
          </table:table-cell>
          <table:table-cell table:formula="of:=([.D61]/MAX([.B$11:.B$89]))*root_chord" office:value-type="float" office:value="22.7157539638818">
            <text:p>22.7157539639</text:p>
          </table:table-cell>
          <table:table-cell table:style-name="ce6" table:formula="of:=(([.E61]-root_twist_x)*COS(RADIANS(root_twist))-([.G61]-root_twist_z)*SIN(RADIANS(root_twist)))+root_twist_x" office:value-type="float" office:value="66.4773274754036">
            <text:p>66.477</text:p>
          </table:table-cell>
          <table:table-cell table:style-name="ce6" table:formula="of:=[.F61]" office:value-type="float" office:value="0">
            <text:p>0.000</text:p>
          </table:table-cell>
          <table:table-cell table:style-name="ce6" table:formula="of:=(([.E61]-root_twist_x)*SIN(RADIANS(root_twist))+([.G61]-root_twist_z)*COS(RADIANS(root_twist)))+root_twist_z" office:value-type="float" office:value="22.0625472002525">
            <text:p>22.06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45297">
            <text:p>0.245297</text:p>
          </table:table-cell>
          <table:table-cell table:formula="of:=root_y" office:value-type="float" office:value="0">
            <text:p>0</text:p>
          </table:table-cell>
          <table:table-cell office:value-type="float" office:value="0.09283479">
            <text:p>0.09283479</text:p>
          </table:table-cell>
          <table:table-cell table:formula="of:=([.B62]/MAX([.B$11:.B$89]))*root_chord" office:value-type="float" office:value="58.9662156071275">
            <text:p>58.9662156071</text:p>
          </table:table-cell>
          <table:table-cell table:formula="of:=root_y" office:value-type="float" office:value="0">
            <text:p>0</text:p>
          </table:table-cell>
          <table:table-cell table:formula="of:=([.D62]/MAX([.B$11:.B$89]))*root_chord" office:value-type="float" office:value="22.3162788088823">
            <text:p>22.3162788089</text:p>
          </table:table-cell>
          <table:table-cell table:style-name="ce6" table:formula="of:=(([.E62]-root_twist_x)*COS(RADIANS(root_twist))-([.G62]-root_twist_z)*SIN(RADIANS(root_twist)))+root_twist_x" office:value-type="float" office:value="62.9274159282805">
            <text:p>62.927</text:p>
          </table:table-cell>
          <table:table-cell table:style-name="ce6" table:formula="of:=[.F62]" office:value-type="float" office:value="0">
            <text:p>0.000</text:p>
          </table:table-cell>
          <table:table-cell table:style-name="ce6" table:formula="of:=(([.E62]-root_twist_x)*SIN(RADIANS(root_twist))+([.G62]-root_twist_z)*COS(RADIANS(root_twist)))+root_twist_z" office:value-type="float" office:value="22.1784253341182">
            <text:p>22.17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306759">
            <text:p>0.2306759</text:p>
          </table:table-cell>
          <table:table-cell table:formula="of:=root_y" office:value-type="float" office:value="0">
            <text:p>0</text:p>
          </table:table-cell>
          <table:table-cell office:value-type="float" office:value="0.09096599">
            <text:p>0.09096599</text:p>
          </table:table-cell>
          <table:table-cell table:formula="of:=([.B63]/MAX([.B$11:.B$89]))*root_chord" office:value-type="float" office:value="55.4514929035747">
            <text:p>55.4514929036</text:p>
          </table:table-cell>
          <table:table-cell table:formula="of:=root_y" office:value-type="float" office:value="0">
            <text:p>0</text:p>
          </table:table-cell>
          <table:table-cell table:formula="of:=([.D63]/MAX([.B$11:.B$89]))*root_chord" office:value-type="float" office:value="21.8670435400996">
            <text:p>21.8670435401</text:p>
          </table:table-cell>
          <table:table-cell table:style-name="ce6" table:formula="of:=(([.E63]-root_twist_x)*COS(RADIANS(root_twist))-([.G63]-root_twist_z)*SIN(RADIANS(root_twist)))+root_twist_x" office:value-type="float" office:value="59.3846877324139">
            <text:p>59.385</text:p>
          </table:table-cell>
          <table:table-cell table:style-name="ce6" table:formula="of:=[.F63]" office:value-type="float" office:value="0">
            <text:p>0.000</text:p>
          </table:table-cell>
          <table:table-cell table:style-name="ce6" table:formula="of:=(([.E63]-root_twist_x)*SIN(RADIANS(root_twist))+([.G63]-root_twist_z)*COS(RADIANS(root_twist)))+root_twist_z" office:value-type="float" office:value="22.2429616789098">
            <text:p>22.24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161375">
            <text:p>0.2161375</text:p>
          </table:table-cell>
          <table:table-cell table:formula="of:=root_y" office:value-type="float" office:value="0">
            <text:p>0</text:p>
          </table:table-cell>
          <table:table-cell office:value-type="float" office:value="0.08887988">
            <text:p>0.08887988</text:p>
          </table:table-cell>
          <table:table-cell table:formula="of:=([.B64]/MAX([.B$11:.B$89]))*root_chord" office:value-type="float" office:value="51.956650206833">
            <text:p>51.9566502068</text:p>
          </table:table-cell>
          <table:table-cell table:formula="of:=root_y" office:value-type="float" office:value="0">
            <text:p>0</text:p>
          </table:table-cell>
          <table:table-cell table:formula="of:=([.D64]/MAX([.B$11:.B$89]))*root_chord" office:value-type="float" office:value="21.3655697673254">
            <text:p>21.3655697673</text:p>
          </table:table-cell>
          <table:table-cell table:style-name="ce6" table:formula="of:=(([.E64]-root_twist_x)*COS(RADIANS(root_twist))-([.G64]-root_twist_z)*SIN(RADIANS(root_twist)))+root_twist_x" office:value-type="float" office:value="55.8540642703608">
            <text:p>55.854</text:p>
          </table:table-cell>
          <table:table-cell table:style-name="ce6" table:formula="of:=[.F64]" office:value-type="float" office:value="0">
            <text:p>0.000</text:p>
          </table:table-cell>
          <table:table-cell table:style-name="ce6" table:formula="of:=(([.E64]-root_twist_x)*SIN(RADIANS(root_twist))+([.G64]-root_twist_z)*COS(RADIANS(root_twist)))+root_twist_z" office:value-type="float" office:value="22.2529310795926">
            <text:p>22.25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016736">
            <text:p>0.2016736</text:p>
          </table:table-cell>
          <table:table-cell table:formula="of:=root_y" office:value-type="float" office:value="0">
            <text:p>0</text:p>
          </table:table-cell>
          <table:table-cell office:value-type="float" office:value="0.08656796">
            <text:p>0.08656796</text:p>
          </table:table-cell>
          <table:table-cell table:formula="of:=([.B65]/MAX([.B$11:.B$89]))*root_chord" office:value-type="float" office:value="48.4797163433127">
            <text:p>48.4797163433</text:p>
          </table:table-cell>
          <table:table-cell table:formula="of:=root_y" office:value-type="float" office:value="0">
            <text:p>0</text:p>
          </table:table-cell>
          <table:table-cell table:formula="of:=([.D65]/MAX([.B$11:.B$89]))*root_chord" office:value-type="float" office:value="20.8098142008634">
            <text:p>20.8098142009</text:p>
          </table:table-cell>
          <table:table-cell table:style-name="ce6" table:formula="of:=(([.E65]-root_twist_x)*COS(RADIANS(root_twist))-([.G65]-root_twist_z)*SIN(RADIANS(root_twist)))+root_twist_x" office:value-type="float" office:value="52.3332992229089">
            <text:p>52.333</text:p>
          </table:table-cell>
          <table:table-cell table:style-name="ce6" table:formula="of:=[.F65]" office:value-type="float" office:value="0">
            <text:p>0.000</text:p>
          </table:table-cell>
          <table:table-cell table:style-name="ce6" table:formula="of:=(([.E65]-root_twist_x)*SIN(RADIANS(root_twist))+([.G65]-root_twist_z)*COS(RADIANS(root_twist)))+root_twist_z" office:value-type="float" office:value="22.206597273485">
            <text:p>22.20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872982">
            <text:p>0.1872982</text:p>
          </table:table-cell>
          <table:table-cell table:formula="of:=root_y" office:value-type="float" office:value="0">
            <text:p>0</text:p>
          </table:table-cell>
          <table:table-cell office:value-type="float" office:value="0.08403448">
            <text:p>0.08403448</text:p>
          </table:table-cell>
          <table:table-cell table:formula="of:=([.B66]/MAX([.B$11:.B$89]))*root_chord" office:value-type="float" office:value="45.0240567313375">
            <text:p>45.0240567313</text:p>
          </table:table-cell>
          <table:table-cell table:formula="of:=root_y" office:value-type="float" office:value="0">
            <text:p>0</text:p>
          </table:table-cell>
          <table:table-cell table:formula="of:=([.D66]/MAX([.B$11:.B$89]))*root_chord" office:value-type="float" office:value="20.2007984855618">
            <text:p>20.2007984856</text:p>
          </table:table-cell>
          <table:table-cell table:style-name="ce6" table:formula="of:=(([.E66]-root_twist_x)*COS(RADIANS(root_twist))-([.G66]-root_twist_z)*SIN(RADIANS(root_twist)))+root_twist_x" office:value-type="float" office:value="48.825870489777">
            <text:p>48.826</text:p>
          </table:table-cell>
          <table:table-cell table:style-name="ce6" table:formula="of:=[.F66]" office:value-type="float" office:value="0">
            <text:p>0.000</text:p>
          </table:table-cell>
          <table:table-cell table:style-name="ce6" table:formula="of:=(([.E66]-root_twist_x)*SIN(RADIANS(root_twist))+([.G66]-root_twist_z)*COS(RADIANS(root_twist)))+root_twist_z" office:value-type="float" office:value="22.1044837223657">
            <text:p>22.10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730534">
            <text:p>0.1730534</text:p>
          </table:table-cell>
          <table:table-cell table:formula="of:=root_y" office:value-type="float" office:value="0">
            <text:p>0</text:p>
          </table:table-cell>
          <table:table-cell office:value-type="float" office:value="0.08127741">
            <text:p>0.08127741</text:p>
          </table:table-cell>
          <table:table-cell table:formula="of:=([.B67]/MAX([.B$11:.B$89]))*root_chord" office:value-type="float" office:value="41.59979166458">
            <text:p>41.5997916646</text:p>
          </table:table-cell>
          <table:table-cell table:formula="of:=root_y" office:value-type="float" office:value="0">
            <text:p>0</text:p>
          </table:table-cell>
          <table:table-cell table:formula="of:=([.D67]/MAX([.B$11:.B$89]))*root_chord" office:value-type="float" office:value="19.5380346357636">
            <text:p>19.5380346358</text:p>
          </table:table-cell>
          <table:table-cell table:style-name="ce6" table:formula="of:=(([.E67]-root_twist_x)*COS(RADIANS(root_twist))-([.G67]-root_twist_z)*SIN(RADIANS(root_twist)))+root_twist_x" office:value-type="float" office:value="45.3417209880895">
            <text:p>45.342</text:p>
          </table:table-cell>
          <table:table-cell table:style-name="ce6" table:formula="of:=[.F67]" office:value-type="float" office:value="0">
            <text:p>0.000</text:p>
          </table:table-cell>
          <table:table-cell table:style-name="ce6" table:formula="of:=(([.E67]-root_twist_x)*SIN(RADIANS(root_twist))+([.G67]-root_twist_z)*COS(RADIANS(root_twist)))+root_twist_z" office:value-type="float" office:value="21.9446418695682">
            <text:p>21.94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589533">
            <text:p>0.1589533</text:p>
          </table:table-cell>
          <table:table-cell table:formula="of:=root_y" office:value-type="float" office:value="0">
            <text:p>0</text:p>
          </table:table-cell>
          <table:table-cell office:value-type="float" office:value="0.07828038">
            <text:p>0.07828038</text:p>
          </table:table-cell>
          <table:table-cell table:formula="of:=([.B68]/MAX([.B$11:.B$89]))*root_chord" office:value-type="float" office:value="38.2103106000661">
            <text:p>38.2103106001</text:p>
          </table:table-cell>
          <table:table-cell table:formula="of:=root_y" office:value-type="float" office:value="0">
            <text:p>0</text:p>
          </table:table-cell>
          <table:table-cell table:formula="of:=([.D68]/MAX([.B$11:.B$89]))*root_chord" office:value-type="float" office:value="18.8175875159006">
            <text:p>18.8175875159</text:p>
          </table:table-cell>
          <table:table-cell table:style-name="ce6" table:formula="of:=(([.E68]-root_twist_x)*COS(RADIANS(root_twist))-([.G68]-root_twist_z)*SIN(RADIANS(root_twist)))+root_twist_x" office:value-type="float" office:value="41.8836345153066">
            <text:p>41.884</text:p>
          </table:table-cell>
          <table:table-cell table:style-name="ce6" table:formula="of:=[.F68]" office:value-type="float" office:value="0">
            <text:p>0.000</text:p>
          </table:table-cell>
          <table:table-cell table:style-name="ce6" table:formula="of:=(([.E68]-root_twist_x)*SIN(RADIANS(root_twist))+([.G68]-root_twist_z)*COS(RADIANS(root_twist)))+root_twist_z" office:value-type="float" office:value="21.7226871760549">
            <text:p>21.72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450028">
            <text:p>0.1450028</text:p>
          </table:table-cell>
          <table:table-cell table:formula="of:=root_y" office:value-type="float" office:value="0">
            <text:p>0</text:p>
          </table:table-cell>
          <table:table-cell office:value-type="float" office:value="0.07504114">
            <text:p>0.07504114</text:p>
          </table:table-cell>
          <table:table-cell table:formula="of:=([.B69]/MAX([.B$11:.B$89]))*root_chord" office:value-type="float" office:value="34.8567914342091">
            <text:p>34.8567914342</text:p>
          </table:table-cell>
          <table:table-cell table:formula="of:=root_y" office:value-type="float" office:value="0">
            <text:p>0</text:p>
          </table:table-cell>
          <table:table-cell table:formula="of:=([.D69]/MAX([.B$11:.B$89]))*root_chord" office:value-type="float" office:value="18.0389162551708">
            <text:p>18.0389162552</text:p>
          </table:table-cell>
          <table:table-cell table:style-name="ce6" table:formula="of:=(([.E69]-root_twist_x)*COS(RADIANS(root_twist))-([.G69]-root_twist_z)*SIN(RADIANS(root_twist)))+root_twist_x" office:value-type="float" office:value="38.4526982148663">
            <text:p>38.453</text:p>
          </table:table-cell>
          <table:table-cell table:style-name="ce6" table:formula="of:=[.F69]" office:value-type="float" office:value="0">
            <text:p>0.000</text:p>
          </table:table-cell>
          <table:table-cell table:style-name="ce6" table:formula="of:=(([.E69]-root_twist_x)*SIN(RADIANS(root_twist))+([.G69]-root_twist_z)*COS(RADIANS(root_twist)))+root_twist_z" office:value-type="float" office:value="21.4379138795929">
            <text:p>21.43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312669">
            <text:p>0.1312669</text:p>
          </table:table-cell>
          <table:table-cell table:formula="of:=root_y" office:value-type="float" office:value="0">
            <text:p>0</text:p>
          </table:table-cell>
          <table:table-cell office:value-type="float" office:value="0.0715712">
            <text:p>0.0715712</text:p>
          </table:table-cell>
          <table:table-cell table:formula="of:=([.B70]/MAX([.B$11:.B$89]))*root_chord" office:value-type="float" office:value="31.5548593235108">
            <text:p>31.5548593235</text:p>
          </table:table-cell>
          <table:table-cell table:formula="of:=root_y" office:value-type="float" office:value="0">
            <text:p>0</text:p>
          </table:table-cell>
          <table:table-cell table:formula="of:=([.D70]/MAX([.B$11:.B$89]))*root_chord" office:value-type="float" office:value="17.2047877082102">
            <text:p>17.2047877082</text:p>
          </table:table-cell>
          <table:table-cell table:style-name="ce6" table:formula="of:=(([.E70]-root_twist_x)*COS(RADIANS(root_twist))-([.G70]-root_twist_z)*SIN(RADIANS(root_twist)))+root_twist_x" office:value-type="float" office:value="35.0647732235346">
            <text:p>35.065</text:p>
          </table:table-cell>
          <table:table-cell table:style-name="ce6" table:formula="of:=[.F70]" office:value-type="float" office:value="0">
            <text:p>0.000</text:p>
          </table:table-cell>
          <table:table-cell table:style-name="ce6" table:formula="of:=(([.E70]-root_twist_x)*SIN(RADIANS(root_twist))+([.G70]-root_twist_z)*COS(RADIANS(root_twist)))+root_twist_z" office:value-type="float" office:value="21.0907966809045">
            <text:p>21.09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178184">
            <text:p>0.1178184</text:p>
          </table:table-cell>
          <table:table-cell table:formula="of:=root_y" office:value-type="float" office:value="0">
            <text:p>0</text:p>
          </table:table-cell>
          <table:table-cell office:value-type="float" office:value="0.06785996">
            <text:p>0.06785996</text:p>
          </table:table-cell>
          <table:table-cell table:formula="of:=([.B71]/MAX([.B$11:.B$89]))*root_chord" office:value-type="float" office:value="28.3220144432536">
            <text:p>28.3220144433</text:p>
          </table:table-cell>
          <table:table-cell table:formula="of:=root_y" office:value-type="float" office:value="0">
            <text:p>0</text:p>
          </table:table-cell>
          <table:table-cell table:formula="of:=([.D71]/MAX([.B$11:.B$89]))*root_chord" office:value-type="float" office:value="16.3126537725738">
            <text:p>16.3126537726</text:p>
          </table:table-cell>
          <table:table-cell table:style-name="ce6" table:formula="of:=(([.E71]-root_twist_x)*COS(RADIANS(root_twist))-([.G71]-root_twist_z)*SIN(RADIANS(root_twist)))+root_twist_x" office:value-type="float" office:value="31.7368061658412">
            <text:p>31.737</text:p>
          </table:table-cell>
          <table:table-cell table:style-name="ce6" table:formula="of:=[.F71]" office:value-type="float" office:value="0">
            <text:p>0.000</text:p>
          </table:table-cell>
          <table:table-cell table:style-name="ce6" table:formula="of:=(([.E71]-root_twist_x)*SIN(RADIANS(root_twist))+([.G71]-root_twist_z)*COS(RADIANS(root_twist)))+root_twist_z" office:value-type="float" office:value="20.6762798032905">
            <text:p>20.67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046935">
            <text:p>0.1046935</text:p>
          </table:table-cell>
          <table:table-cell table:formula="of:=root_y" office:value-type="float" office:value="0">
            <text:p>0</text:p>
          </table:table-cell>
          <table:table-cell office:value-type="float" office:value="0.06388781">
            <text:p>0.06388781</text:p>
          </table:table-cell>
          <table:table-cell table:formula="of:=([.B72]/MAX([.B$11:.B$89]))*root_chord" office:value-type="float" office:value="25.1669588036739">
            <text:p>25.1669588037</text:p>
          </table:table-cell>
          <table:table-cell table:formula="of:=root_y" office:value-type="float" office:value="0">
            <text:p>0</text:p>
          </table:table-cell>
          <table:table-cell table:formula="of:=([.D72]/MAX([.B$11:.B$89]))*root_chord" office:value-type="float" office:value="15.3578004587386">
            <text:p>15.3578004587</text:p>
          </table:table-cell>
          <table:table-cell table:style-name="ce6" table:formula="of:=(([.E72]-root_twist_x)*COS(RADIANS(root_twist))-([.G72]-root_twist_z)*SIN(RADIANS(root_twist)))+root_twist_x" office:value-type="float" office:value="28.4767245793581">
            <text:p>28.477</text:p>
          </table:table-cell>
          <table:table-cell table:style-name="ce6" table:formula="of:=[.F72]" office:value-type="float" office:value="0">
            <text:p>0.000</text:p>
          </table:table-cell>
          <table:table-cell table:style-name="ce6" table:formula="of:=(([.E72]-root_twist_x)*SIN(RADIANS(root_twist))+([.G72]-root_twist_z)*COS(RADIANS(root_twist)))+root_twist_z" office:value-type="float" office:value="20.1884386516236">
            <text:p>20.18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919232">
            <text:p>0.0919232</text:p>
          </table:table-cell>
          <table:table-cell table:formula="of:=root_y" office:value-type="float" office:value="0">
            <text:p>0</text:p>
          </table:table-cell>
          <table:table-cell office:value-type="float" office:value="0.05964358">
            <text:p>0.05964358</text:p>
          </table:table-cell>
          <table:table-cell table:formula="of:=([.B73]/MAX([.B$11:.B$89]))*root_chord" office:value-type="float" office:value="22.097144402488">
            <text:p>22.0971444025</text:p>
          </table:table-cell>
          <table:table-cell table:formula="of:=root_y" office:value-type="float" office:value="0">
            <text:p>0</text:p>
          </table:table-cell>
          <table:table-cell table:formula="of:=([.D73]/MAX([.B$11:.B$89]))*root_chord" office:value-type="float" office:value="14.3375426436563">
            <text:p>14.3375426437</text:p>
          </table:table-cell>
          <table:table-cell table:style-name="ce6" table:formula="of:=(([.E73]-root_twist_x)*COS(RADIANS(root_twist))-([.G73]-root_twist_z)*SIN(RADIANS(root_twist)))+root_twist_x" office:value-type="float" office:value="25.2915130079724">
            <text:p>25.292</text:p>
          </table:table-cell>
          <table:table-cell table:style-name="ce6" table:formula="of:=[.F73]" office:value-type="float" office:value="0">
            <text:p>0.000</text:p>
          </table:table-cell>
          <table:table-cell table:style-name="ce6" table:formula="of:=(([.E73]-root_twist_x)*SIN(RADIANS(root_twist))+([.G73]-root_twist_z)*COS(RADIANS(root_twist)))+root_twist_z" office:value-type="float" office:value="19.6235371447434">
            <text:p>19.62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7959163">
            <text:p>0.07959163</text:p>
          </table:table-cell>
          <table:table-cell table:formula="of:=root_y" office:value-type="float" office:value="0">
            <text:p>0</text:p>
          </table:table-cell>
          <table:table-cell office:value-type="float" office:value="0.05516663">
            <text:p>0.05516663</text:p>
          </table:table-cell>
          <table:table-cell table:formula="of:=([.B74]/MAX([.B$11:.B$89]))*root_chord" office:value-type="float" office:value="19.1327949999499">
            <text:p>19.132795</text:p>
          </table:table-cell>
          <table:table-cell table:formula="of:=root_y" office:value-type="float" office:value="0">
            <text:p>0</text:p>
          </table:table-cell>
          <table:table-cell table:formula="of:=([.D74]/MAX([.B$11:.B$89]))*root_chord" office:value-type="float" office:value="13.2613419605565">
            <text:p>13.2613419606</text:p>
          </table:table-cell>
          <table:table-cell table:style-name="ce6" table:formula="of:=(([.E74]-root_twist_x)*COS(RADIANS(root_twist))-([.G74]-root_twist_z)*SIN(RADIANS(root_twist)))+root_twist_x" office:value-type="float" office:value="22.2025523082141">
            <text:p>22.203</text:p>
          </table:table-cell>
          <table:table-cell table:style-name="ce6" table:formula="of:=[.F74]" office:value-type="float" office:value="0">
            <text:p>0.000</text:p>
          </table:table-cell>
          <table:table-cell table:style-name="ce6" table:formula="of:=(([.E74]-root_twist_x)*SIN(RADIANS(root_twist))+([.G74]-root_twist_z)*COS(RADIANS(root_twist)))+root_twist_z" office:value-type="float" office:value="18.9880081635153">
            <text:p>18.98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6792367">
            <text:p>0.06792367</text:p>
          </table:table-cell>
          <table:table-cell table:formula="of:=root_y" office:value-type="float" office:value="0">
            <text:p>0</text:p>
          </table:table-cell>
          <table:table-cell office:value-type="float" office:value="0.05055648">
            <text:p>0.05055648</text:p>
          </table:table-cell>
          <table:table-cell table:formula="of:=([.B75]/MAX([.B$11:.B$89]))*root_chord" office:value-type="float" office:value="16.327968829816">
            <text:p>16.3279688298</text:p>
          </table:table-cell>
          <table:table-cell table:formula="of:=root_y" office:value-type="float" office:value="0">
            <text:p>0</text:p>
          </table:table-cell>
          <table:table-cell table:formula="of:=([.D75]/MAX([.B$11:.B$89]))*root_chord" office:value-type="float" office:value="12.1531217259788">
            <text:p>12.153121726</text:p>
          </table:table-cell>
          <table:table-cell table:style-name="ce6" table:formula="of:=(([.E75]-root_twist_x)*COS(RADIANS(root_twist))-([.G75]-root_twist_z)*SIN(RADIANS(root_twist)))+root_twist_x" office:value-type="float" office:value="19.2667955579989">
            <text:p>19.267</text:p>
          </table:table-cell>
          <table:table-cell table:style-name="ce6" table:formula="of:=[.F75]" office:value-type="float" office:value="0">
            <text:p>0.000</text:p>
          </table:table-cell>
          <table:table-cell table:style-name="ce6" table:formula="of:=(([.E75]-root_twist_x)*SIN(RADIANS(root_twist))+([.G75]-root_twist_z)*COS(RADIANS(root_twist)))+root_twist_z" office:value-type="float" office:value="18.2976935710565">
            <text:p>18.29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5722341">
            <text:p>0.05722341</text:p>
          </table:table-cell>
          <table:table-cell table:formula="of:=root_y" office:value-type="float" office:value="0">
            <text:p>0</text:p>
          </table:table-cell>
          <table:table-cell office:value-type="float" office:value="0.0459127">
            <text:p>0.0459127</text:p>
          </table:table-cell>
          <table:table-cell table:formula="of:=([.B76]/MAX([.B$11:.B$89]))*root_chord" office:value-type="float" office:value="13.7557651819429">
            <text:p>13.7557651819</text:p>
          </table:table-cell>
          <table:table-cell table:formula="of:=root_y" office:value-type="float" office:value="0">
            <text:p>0</text:p>
          </table:table-cell>
          <table:table-cell table:formula="of:=([.D76]/MAX([.B$11:.B$89]))*root_chord" office:value-type="float" office:value="11.0368172758141">
            <text:p>11.0368172758</text:p>
          </table:table-cell>
          <table:table-cell table:style-name="ce6" table:formula="of:=(([.E76]-root_twist_x)*COS(RADIANS(root_twist))-([.G76]-root_twist_z)*SIN(RADIANS(root_twist)))+root_twist_x" office:value-type="float" office:value="16.5600378754246">
            <text:p>16.560</text:p>
          </table:table-cell>
          <table:table-cell table:style-name="ce6" table:formula="of:=[.F76]" office:value-type="float" office:value="0">
            <text:p>0.000</text:p>
          </table:table-cell>
          <table:table-cell table:style-name="ce6" table:formula="of:=(([.E76]-root_twist_x)*SIN(RADIANS(root_twist))+([.G76]-root_twist_z)*COS(RADIANS(root_twist)))+root_twist_z" office:value-type="float" office:value="17.5656894184629">
            <text:p>17.56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4761534">
            <text:p>0.04761534</text:p>
          </table:table-cell>
          <table:table-cell table:formula="of:=root_y" office:value-type="float" office:value="0">
            <text:p>0</text:p>
          </table:table-cell>
          <table:table-cell office:value-type="float" office:value="0.04111763">
            <text:p>0.04111763</text:p>
          </table:table-cell>
          <table:table-cell table:formula="of:=([.B77]/MAX([.B$11:.B$89]))*root_chord" office:value-type="float" office:value="11.4461098368373">
            <text:p>11.4461098368</text:p>
          </table:table-cell>
          <table:table-cell table:formula="of:=root_y" office:value-type="float" office:value="0">
            <text:p>0</text:p>
          </table:table-cell>
          <table:table-cell table:formula="of:=([.D77]/MAX([.B$11:.B$89]))*root_chord" office:value-type="float" office:value="9.88414467292341">
            <text:p>9.8841446729</text:p>
          </table:table-cell>
          <table:table-cell table:style-name="ce6" table:formula="of:=(([.E77]-root_twist_x)*COS(RADIANS(root_twist))-([.G77]-root_twist_z)*SIN(RADIANS(root_twist)))+root_twist_x" office:value-type="float" office:value="14.1077931772525">
            <text:p>14.108</text:p>
          </table:table-cell>
          <table:table-cell table:style-name="ce6" table:formula="of:=[.F77]" office:value-type="float" office:value="0">
            <text:p>0.000</text:p>
          </table:table-cell>
          <table:table-cell table:style-name="ce6" table:formula="of:=(([.E77]-root_twist_x)*SIN(RADIANS(root_twist))+([.G77]-root_twist_z)*COS(RADIANS(root_twist)))+root_twist_z" office:value-type="float" office:value="16.7596758435671">
            <text:p>16.76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3890697">
            <text:p>0.03890697</text:p>
          </table:table-cell>
          <table:table-cell table:formula="of:=root_y" office:value-type="float" office:value="0">
            <text:p>0</text:p>
          </table:table-cell>
          <table:table-cell office:value-type="float" office:value="0.03623497">
            <text:p>0.03623497</text:p>
          </table:table-cell>
          <table:table-cell table:formula="of:=([.B78]/MAX([.B$11:.B$89]))*root_chord" office:value-type="float" office:value="9.35273069642124">
            <text:p>9.3527306964</text:p>
          </table:table-cell>
          <table:table-cell table:formula="of:=root_y" office:value-type="float" office:value="0">
            <text:p>0</text:p>
          </table:table-cell>
          <table:table-cell table:formula="of:=([.D78]/MAX([.B$11:.B$89]))*root_chord" office:value-type="float" office:value="8.71041657067879">
            <text:p>8.7104165707</text:p>
          </table:table-cell>
          <table:table-cell table:style-name="ce6" table:formula="of:=(([.E78]-root_twist_x)*COS(RADIANS(root_twist))-([.G78]-root_twist_z)*SIN(RADIANS(root_twist)))+root_twist_x" office:value-type="float" office:value="11.8664949510407">
            <text:p>11.866</text:p>
          </table:table-cell>
          <table:table-cell table:style-name="ce6" table:formula="of:=[.F78]" office:value-type="float" office:value="0">
            <text:p>0.000</text:p>
          </table:table-cell>
          <table:table-cell table:style-name="ce6" table:formula="of:=(([.E78]-root_twist_x)*SIN(RADIANS(root_twist))+([.G78]-root_twist_z)*COS(RADIANS(root_twist)))+root_twist_z" office:value-type="float" office:value="15.9015056129556">
            <text:p>15.90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3132733">
            <text:p>0.03132733</text:p>
          </table:table-cell>
          <table:table-cell table:formula="of:=root_y" office:value-type="float" office:value="0">
            <text:p>0</text:p>
          </table:table-cell>
          <table:table-cell office:value-type="float" office:value="0.03187336">
            <text:p>0.03187336</text:p>
          </table:table-cell>
          <table:table-cell table:formula="of:=([.B79]/MAX([.B$11:.B$89]))*root_chord" office:value-type="float" office:value="7.53068360059696">
            <text:p>7.5306836006</text:p>
          </table:table-cell>
          <table:table-cell table:formula="of:=root_y" office:value-type="float" office:value="0">
            <text:p>0</text:p>
          </table:table-cell>
          <table:table-cell table:formula="of:=([.D79]/MAX([.B$11:.B$89]))*root_chord" office:value-type="float" office:value="7.66194212682419">
            <text:p>7.6619421268</text:p>
          </table:table-cell>
          <table:table-cell table:style-name="ce6" table:formula="of:=(([.E79]-root_twist_x)*COS(RADIANS(root_twist))-([.G79]-root_twist_z)*SIN(RADIANS(root_twist)))+root_twist_x" office:value-type="float" office:value="9.91180843015733">
            <text:p>9.912</text:p>
          </table:table-cell>
          <table:table-cell table:style-name="ce6" table:formula="of:=[.F79]" office:value-type="float" office:value="0">
            <text:p>0.000</text:p>
          </table:table-cell>
          <table:table-cell table:style-name="ce6" table:formula="of:=(([.E79]-root_twist_x)*SIN(RADIANS(root_twist))+([.G79]-root_twist_z)*COS(RADIANS(root_twist)))+root_twist_z" office:value-type="float" office:value="15.127971590501">
            <text:p>15.12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2515461">
            <text:p>0.02515461</text:p>
          </table:table-cell>
          <table:table-cell table:formula="of:=root_y" office:value-type="float" office:value="0">
            <text:p>0</text:p>
          </table:table-cell>
          <table:table-cell office:value-type="float" office:value="0.0280898">
            <text:p>0.0280898</text:p>
          </table:table-cell>
          <table:table-cell table:formula="of:=([.B80]/MAX([.B$11:.B$89]))*root_chord" office:value-type="float" office:value="6.04684181532267">
            <text:p>6.0468418153</text:p>
          </table:table-cell>
          <table:table-cell table:formula="of:=root_y" office:value-type="float" office:value="0">
            <text:p>0</text:p>
          </table:table-cell>
          <table:table-cell table:formula="of:=([.D80]/MAX([.B$11:.B$89]))*root_chord" office:value-type="float" office:value="6.7524234016767">
            <text:p>6.7524234017</text:p>
          </table:table-cell>
          <table:table-cell table:style-name="ce6" table:formula="of:=(([.E80]-root_twist_x)*COS(RADIANS(root_twist))-([.G80]-root_twist_z)*SIN(RADIANS(root_twist)))+root_twist_x" office:value-type="float" office:value="8.31188627288392">
            <text:p>8.312</text:p>
          </table:table-cell>
          <table:table-cell table:style-name="ce6" table:formula="of:=[.F80]" office:value-type="float" office:value="0">
            <text:p>0.000</text:p>
          </table:table-cell>
          <table:table-cell table:style-name="ce6" table:formula="of:=(([.E80]-root_twist_x)*SIN(RADIANS(root_twist))+([.G80]-root_twist_z)*COS(RADIANS(root_twist)))+root_twist_z" office:value-type="float" office:value="14.4429461560933">
            <text:p>14.44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2021856">
            <text:p>0.02021856</text:p>
          </table:table-cell>
          <table:table-cell table:formula="of:=root_y" office:value-type="float" office:value="0">
            <text:p>0</text:p>
          </table:table-cell>
          <table:table-cell office:value-type="float" office:value="0.02462729">
            <text:p>0.02462729</text:p>
          </table:table-cell>
          <table:table-cell table:formula="of:=([.B81]/MAX([.B$11:.B$89]))*root_chord" office:value-type="float" office:value="4.86027944991436">
            <text:p>4.8602794499</text:p>
          </table:table-cell>
          <table:table-cell table:formula="of:=root_y" office:value-type="float" office:value="0">
            <text:p>0</text:p>
          </table:table-cell>
          <table:table-cell table:formula="of:=([.D81]/MAX([.B$11:.B$89]))*root_chord" office:value-type="float" office:value="5.92008093029778">
            <text:p>5.9200809303</text:p>
          </table:table-cell>
          <table:table-cell table:style-name="ce6" table:formula="of:=(([.E81]-root_twist_x)*COS(RADIANS(root_twist))-([.G81]-root_twist_z)*SIN(RADIANS(root_twist)))+root_twist_x" office:value-type="float" office:value="7.01728660228432">
            <text:p>7.017</text:p>
          </table:table-cell>
          <table:table-cell table:style-name="ce6" table:formula="of:=[.F81]" office:value-type="float" office:value="0">
            <text:p>0.000</text:p>
          </table:table-cell>
          <table:table-cell table:style-name="ce6" table:formula="of:=(([.E81]-root_twist_x)*SIN(RADIANS(root_twist))+([.G81]-root_twist_z)*COS(RADIANS(root_twist)))+root_twist_z" office:value-type="float" office:value="13.7912284798347">
            <text:p>13.79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1626946">
            <text:p>0.01626946</text:p>
          </table:table-cell>
          <table:table-cell table:formula="of:=root_y" office:value-type="float" office:value="0">
            <text:p>0</text:p>
          </table:table-cell>
          <table:table-cell office:value-type="float" office:value="0.02130964">
            <text:p>0.02130964</text:p>
          </table:table-cell>
          <table:table-cell table:formula="of:=([.B82]/MAX([.B$11:.B$89]))*root_chord" office:value-type="float" office:value="3.91096705696171">
            <text:p>3.910967057</text:p>
          </table:table-cell>
          <table:table-cell table:formula="of:=root_y" office:value-type="float" office:value="0">
            <text:p>0</text:p>
          </table:table-cell>
          <table:table-cell table:formula="of:=([.D82]/MAX([.B$11:.B$89]))*root_chord" office:value-type="float" office:value="5.12256092308617">
            <text:p>5.1225609231</text:p>
          </table:table-cell>
          <table:table-cell table:style-name="ce6" table:formula="of:=(([.E82]-root_twist_x)*COS(RADIANS(root_twist))-([.G82]-root_twist_z)*SIN(RADIANS(root_twist)))+root_twist_x" office:value-type="float" office:value="5.96247880915666">
            <text:p>5.962</text:p>
          </table:table-cell>
          <table:table-cell table:style-name="ce6" table:formula="of:=[.F82]" office:value-type="float" office:value="0">
            <text:p>0.000</text:p>
          </table:table-cell>
          <table:table-cell table:style-name="ce6" table:formula="of:=(([.E82]-root_twist_x)*SIN(RADIANS(root_twist))+([.G82]-root_twist_z)*COS(RADIANS(root_twist)))+root_twist_z" office:value-type="float" office:value="13.1396053518892">
            <text:p>13.14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1306697">
            <text:p>0.01306697</text:p>
          </table:table-cell>
          <table:table-cell table:formula="of:=root_y" office:value-type="float" office:value="0">
            <text:p>0</text:p>
          </table:table-cell>
          <table:table-cell office:value-type="float" office:value="0.01811121">
            <text:p>0.01811121</text:p>
          </table:table-cell>
          <table:table-cell table:formula="of:=([.B83]/MAX([.B$11:.B$89]))*root_chord" office:value-type="float" office:value="3.14113001933112">
            <text:p>3.1411300193</text:p>
          </table:table-cell>
          <table:table-cell table:formula="of:=root_y" office:value-type="float" office:value="0">
            <text:p>0</text:p>
          </table:table-cell>
          <table:table-cell table:formula="of:=([.D83]/MAX([.B$11:.B$89]))*root_chord" office:value-type="float" office:value="4.3536998567694">
            <text:p>4.3536998568</text:p>
          </table:table-cell>
          <table:table-cell table:style-name="ce6" table:formula="of:=(([.E83]-root_twist_x)*COS(RADIANS(root_twist))-([.G83]-root_twist_z)*SIN(RADIANS(root_twist)))+root_twist_x" office:value-type="float" office:value="5.08940475549567">
            <text:p>5.089</text:p>
          </table:table-cell>
          <table:table-cell table:style-name="ce6" table:formula="of:=[.F83]" office:value-type="float" office:value="0">
            <text:p>0.000</text:p>
          </table:table-cell>
          <table:table-cell table:style-name="ce6" table:formula="of:=(([.E83]-root_twist_x)*SIN(RADIANS(root_twist))+([.G83]-root_twist_z)*COS(RADIANS(root_twist)))+root_twist_z" office:value-type="float" office:value="12.4903456961046">
            <text:p>12.49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103908">
            <text:p>0.0103908</text:p>
          </table:table-cell>
          <table:table-cell table:formula="of:=root_y" office:value-type="float" office:value="0">
            <text:p>0</text:p>
          </table:table-cell>
          <table:table-cell office:value-type="float" office:value="0.01514114">
            <text:p>0.01514114</text:p>
          </table:table-cell>
          <table:table-cell table:formula="of:=([.B84]/MAX([.B$11:.B$89]))*root_chord" office:value-type="float" office:value="2.49781347970232">
            <text:p>2.4978134797</text:p>
          </table:table-cell>
          <table:table-cell table:formula="of:=root_y" office:value-type="float" office:value="0">
            <text:p>0</text:p>
          </table:table-cell>
          <table:table-cell table:formula="of:=([.D84]/MAX([.B$11:.B$89]))*root_chord" office:value-type="float" office:value="3.63973357104939">
            <text:p>3.639733571</text:p>
          </table:table-cell>
          <table:table-cell table:style-name="ce6" table:formula="of:=(([.E84]-root_twist_x)*COS(RADIANS(root_twist))-([.G84]-root_twist_z)*SIN(RADIANS(root_twist)))+root_twist_x" office:value-type="float" office:value="4.34946762681662">
            <text:p>4.349</text:p>
          </table:table-cell>
          <table:table-cell table:style-name="ce6" table:formula="of:=[.F84]" office:value-type="float" office:value="0">
            <text:p>0.000</text:p>
          </table:table-cell>
          <table:table-cell table:style-name="ce6" table:formula="of:=(([.E84]-root_twist_x)*SIN(RADIANS(root_twist))+([.G84]-root_twist_z)*COS(RADIANS(root_twist)))+root_twist_z" office:value-type="float" office:value="11.8770781583146">
            <text:p>11.87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8098082">
            <text:p>0.008098082</text:p>
          </table:table-cell>
          <table:table-cell table:formula="of:=root_y" office:value-type="float" office:value="0">
            <text:p>0</text:p>
          </table:table-cell>
          <table:table-cell office:value-type="float" office:value="0.0124693">
            <text:p>0.0124693</text:p>
          </table:table-cell>
          <table:table-cell table:formula="of:=([.B85]/MAX([.B$11:.B$89]))*root_chord" office:value-type="float" office:value="1.94667382485802">
            <text:p>1.9466738249</text:p>
          </table:table-cell>
          <table:table-cell table:formula="of:=root_y" office:value-type="float" office:value="0">
            <text:p>0</text:p>
          </table:table-cell>
          <table:table-cell table:formula="of:=([.D85]/MAX([.B$11:.B$89]))*root_chord" office:value-type="float" office:value="2.99745790723064">
            <text:p>2.9974579072</text:p>
          </table:table-cell>
          <table:table-cell table:style-name="ce6" table:formula="of:=(([.E85]-root_twist_x)*COS(RADIANS(root_twist))-([.G85]-root_twist_z)*SIN(RADIANS(root_twist)))+root_twist_x" office:value-type="float" office:value="3.71111843846251">
            <text:p>3.711</text:p>
          </table:table-cell>
          <table:table-cell table:style-name="ce6" table:formula="of:=[.F85]" office:value-type="float" office:value="0">
            <text:p>0.000</text:p>
          </table:table-cell>
          <table:table-cell table:style-name="ce6" table:formula="of:=(([.E85]-root_twist_x)*SIN(RADIANS(root_twist))+([.G85]-root_twist_z)*COS(RADIANS(root_twist)))+root_twist_z" office:value-type="float" office:value="11.3213954600025">
            <text:p>11.32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6114399">
            <text:p>0.006114399</text:p>
          </table:table-cell>
          <table:table-cell table:formula="of:=root_y" office:value-type="float" office:value="0">
            <text:p>0</text:p>
          </table:table-cell>
          <table:table-cell office:value-type="float" office:value="0.01009462">
            <text:p>0.01009462</text:p>
          </table:table-cell>
          <table:table-cell table:formula="of:=([.B86]/MAX([.B$11:.B$89]))*root_chord" office:value-type="float" office:value="1.46982217369966">
            <text:p>1.4698221737</text:p>
          </table:table-cell>
          <table:table-cell table:formula="of:=root_y" office:value-type="float" office:value="0">
            <text:p>0</text:p>
          </table:table-cell>
          <table:table-cell table:formula="of:=([.D86]/MAX([.B$11:.B$89]))*root_chord" office:value-type="float" office:value="2.42661565119843">
            <text:p>2.4266156512</text:p>
          </table:table-cell>
          <table:table-cell table:style-name="ce6" table:formula="of:=(([.E86]-root_twist_x)*COS(RADIANS(root_twist))-([.G86]-root_twist_z)*SIN(RADIANS(root_twist)))+root_twist_x" office:value-type="float" office:value="3.15661966604996">
            <text:p>3.157</text:p>
          </table:table-cell>
          <table:table-cell table:style-name="ce6" table:formula="of:=[.F86]" office:value-type="float" office:value="0">
            <text:p>0.000</text:p>
          </table:table-cell>
          <table:table-cell table:style-name="ce6" table:formula="of:=(([.E86]-root_twist_x)*SIN(RADIANS(root_twist))+([.G86]-root_twist_z)*COS(RADIANS(root_twist)))+root_twist_z" office:value-type="float" office:value="10.8256339347937">
            <text:p>10.82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43906">
            <text:p>0.0043906</text:p>
          </table:table-cell>
          <table:table-cell table:formula="of:=root_y" office:value-type="float" office:value="0">
            <text:p>0</text:p>
          </table:table-cell>
          <table:table-cell office:value-type="float" office:value="0.007977668">
            <text:p>0.007977668</text:p>
          </table:table-cell>
          <table:table-cell table:formula="of:=([.B87]/MAX([.B$11:.B$89]))*root_chord" office:value-type="float" office:value="1.05544326365448">
            <text:p>1.0554432637</text:p>
          </table:table-cell>
          <table:table-cell table:formula="of:=root_y" office:value-type="float" office:value="0">
            <text:p>0</text:p>
          </table:table-cell>
          <table:table-cell table:formula="of:=([.D87]/MAX([.B$11:.B$89]))*root_chord" office:value-type="float" office:value="1.91772786185759">
            <text:p>1.9177278619</text:p>
          </table:table-cell>
          <table:table-cell table:style-name="ce6" table:formula="of:=(([.E87]-root_twist_x)*COS(RADIANS(root_twist))-([.G87]-root_twist_z)*SIN(RADIANS(root_twist)))+root_twist_x" office:value-type="float" office:value="2.67290779024016">
            <text:p>2.673</text:p>
          </table:table-cell>
          <table:table-cell table:style-name="ce6" table:formula="of:=[.F87]" office:value-type="float" office:value="0">
            <text:p>0.000</text:p>
          </table:table-cell>
          <table:table-cell table:style-name="ce6" table:formula="of:=(([.E87]-root_twist_x)*SIN(RADIANS(root_twist))+([.G87]-root_twist_z)*COS(RADIANS(root_twist)))+root_twist_z" office:value-type="float" office:value="10.3821257788022">
            <text:p>10.38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2887127">
            <text:p>0.002887127</text:p>
          </table:table-cell>
          <table:table-cell table:formula="of:=root_y" office:value-type="float" office:value="0">
            <text:p>0</text:p>
          </table:table-cell>
          <table:table-cell office:value-type="float" office:value="0.00607534">
            <text:p>0.00607534</text:p>
          </table:table-cell>
          <table:table-cell table:formula="of:=([.B88]/MAX([.B$11:.B$89]))*root_chord" office:value-type="float" office:value="0.694027864862429">
            <text:p>0.6940278649</text:p>
          </table:table-cell>
          <table:table-cell table:formula="of:=root_y" office:value-type="float" office:value="0">
            <text:p>0</text:p>
          </table:table-cell>
          <table:table-cell table:formula="of:=([.D88]/MAX([.B$11:.B$89]))*root_chord" office:value-type="float" office:value="1.46043289696411">
            <text:p>1.460432897</text:p>
          </table:table-cell>
          <table:table-cell table:style-name="ce6" table:formula="of:=(([.E88]-root_twist_x)*COS(RADIANS(root_twist))-([.G88]-root_twist_z)*SIN(RADIANS(root_twist)))+root_twist_x" office:value-type="float" office:value="2.2490731700042">
            <text:p>2.249</text:p>
          </table:table-cell>
          <table:table-cell table:style-name="ce6" table:formula="of:=[.F88]" office:value-type="float" office:value="0">
            <text:p>0.000</text:p>
          </table:table-cell>
          <table:table-cell table:style-name="ce6" table:formula="of:=(([.E88]-root_twist_x)*SIN(RADIANS(root_twist))+([.G88]-root_twist_z)*COS(RADIANS(root_twist)))+root_twist_z" office:value-type="float" office:value="9.98199581230331">
            <text:p>9.98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1597956">
            <text:p>0.001597956</text:p>
          </table:table-cell>
          <table:table-cell table:formula="of:=root_y" office:value-type="float" office:value="0">
            <text:p>0</text:p>
          </table:table-cell>
          <table:table-cell office:value-type="float" office:value="0.00432791">
            <text:p>0.00432791</text:p>
          </table:table-cell>
          <table:table-cell table:formula="of:=([.B89]/MAX([.B$11:.B$89]))*root_chord" office:value-type="float" office:value="0.384127885896293">
            <text:p>0.3841278859</text:p>
          </table:table-cell>
          <table:table-cell table:formula="of:=root_y" office:value-type="float" office:value="0">
            <text:p>0</text:p>
          </table:table-cell>
          <table:table-cell table:formula="of:=([.D89]/MAX([.B$11:.B$89]))*root_chord" office:value-type="float" office:value="1.04037340117589">
            <text:p>1.0403734012</text:p>
          </table:table-cell>
          <table:table-cell table:style-name="ce6" table:formula="of:=(([.E89]-root_twist_x)*COS(RADIANS(root_twist))-([.G89]-root_twist_z)*SIN(RADIANS(root_twist)))+root_twist_x" office:value-type="float" office:value="1.88160361456322">
            <text:p>1.882</text:p>
          </table:table-cell>
          <table:table-cell table:style-name="ce6" table:formula="of:=[.F89]" office:value-type="float" office:value="0">
            <text:p>0.000</text:p>
          </table:table-cell>
          <table:table-cell table:style-name="ce6" table:formula="of:=(([.E89]-root_twist_x)*SIN(RADIANS(root_twist))+([.G89]-root_twist_z)*COS(RADIANS(root_twist)))+root_twist_z" office:value-type="float" office:value="9.61124778090049">
            <text:p>9.61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05724496">
            <text:p>0.0005724496</text:p>
          </table:table-cell>
          <table:table-cell table:formula="of:=root_y" office:value-type="float" office:value="0">
            <text:p>0</text:p>
          </table:table-cell>
          <table:table-cell office:value-type="float" office:value="0.002651061">
            <text:p>0.002651061</text:p>
          </table:table-cell>
          <table:table-cell table:formula="of:=([.B90]/MAX([.B$11:.B$89]))*root_chord" office:value-type="float" office:value="0.137609455222909">
            <text:p>0.1376094552</text:p>
          </table:table-cell>
          <table:table-cell table:formula="of:=root_y" office:value-type="float" office:value="0">
            <text:p>0</text:p>
          </table:table-cell>
          <table:table-cell table:formula="of:=([.D90]/MAX([.B$11:.B$89]))*root_chord" office:value-type="float" office:value="0.637280661865604">
            <text:p>0.6372806619</text:p>
          </table:table-cell>
          <table:table-cell table:style-name="ce6" table:formula="of:=(([.E90]-root_twist_x)*COS(RADIANS(root_twist))-([.G90]-root_twist_z)*SIN(RADIANS(root_twist)))+root_twist_x" office:value-type="float" office:value="1.57930463814029">
            <text:p>1.579</text:p>
          </table:table-cell>
          <table:table-cell table:style-name="ce6" table:formula="of:=[.F90]" office:value-type="float" office:value="0">
            <text:p>0.000</text:p>
          </table:table-cell>
          <table:table-cell table:style-name="ce6" table:formula="of:=(([.E90]-root_twist_x)*SIN(RADIANS(root_twist))+([.G90]-root_twist_z)*COS(RADIANS(root_twist)))+root_twist_z" office:value-type="float" office:value="9.2481081080472">
            <text:p>9.24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005328075">
            <text:p>5.328075E-005</text:p>
          </table:table-cell>
          <table:table-cell table:formula="of:=root_y" office:value-type="float" office:value="0">
            <text:p>0</text:p>
          </table:table-cell>
          <table:table-cell office:value-type="float" office:value="0.0009260306">
            <text:p>0.0009260306</text:p>
          </table:table-cell>
          <table:table-cell table:formula="of:=([.B91]/MAX([.B$11:.B$89]))*root_chord" office:value-type="float" office:value="0.0128080008814191">
            <text:p>0.0128080009</text:p>
          </table:table-cell>
          <table:table-cell table:formula="of:=root_y" office:value-type="float" office:value="0">
            <text:p>0</text:p>
          </table:table-cell>
          <table:table-cell table:formula="of:=([.D91]/MAX([.B$11:.B$89]))*root_chord" office:value-type="float" office:value="0.222605739240177">
            <text:p>0.2226057392</text:p>
          </table:table-cell>
          <table:table-cell table:style-name="ce6" table:formula="of:=(([.E91]-root_twist_x)*COS(RADIANS(root_twist))-([.G91]-root_twist_z)*SIN(RADIANS(root_twist)))+root_twist_x" office:value-type="float" office:value="1.39576189176657">
            <text:p>1.396</text:p>
          </table:table-cell>
          <table:table-cell table:style-name="ce6" table:formula="of:=[.F91]" office:value-type="float" office:value="0">
            <text:p>0.000</text:p>
          </table:table-cell>
          <table:table-cell table:style-name="ce6" table:formula="of:=(([.E91]-root_twist_x)*SIN(RADIANS(root_twist))+([.G91]-root_twist_z)*COS(RADIANS(root_twist)))+root_twist_z" office:value-type="float" office:value="8.85588017085539">
            <text:p>8.85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002742634">
            <text:p>2.742634E-005</text:p>
          </table:table-cell>
          <table:table-cell table:formula="of:=root_y" office:value-type="float" office:value="0">
            <text:p>0</text:p>
          </table:table-cell>
          <table:table-cell office:value-type="float" office:value="-0.0007832025">
            <text:p>-0.0007832025</text:p>
          </table:table-cell>
          <table:table-cell table:formula="of:=([.B92]/MAX([.B$11:.B$89]))*root_chord" office:value-type="float" office:value="0.00659293622732599">
            <text:p>0.0065929362</text:p>
          </table:table-cell>
          <table:table-cell table:formula="of:=root_y" office:value-type="float" office:value="0">
            <text:p>0</text:p>
          </table:table-cell>
          <table:table-cell table:formula="of:=([.D92]/MAX([.B$11:.B$89]))*root_chord" office:value-type="float" office:value="-0.188271717465119">
            <text:p>-0.1882717175</text:p>
          </table:table-cell>
          <table:table-cell table:style-name="ce6" table:formula="of:=(([.E92]-root_twist_x)*COS(RADIANS(root_twist))-([.G92]-root_twist_z)*SIN(RADIANS(root_twist)))+root_twist_x" office:value-type="float" office:value="1.33010522099868">
            <text:p>1.330</text:p>
          </table:table-cell>
          <table:table-cell table:style-name="ce6" table:formula="of:=[.F92]" office:value-type="float" office:value="0">
            <text:p>0.000</text:p>
          </table:table-cell>
          <table:table-cell table:style-name="ce6" table:formula="of:=(([.E92]-root_twist_x)*SIN(RADIANS(root_twist))+([.G92]-root_twist_z)*COS(RADIANS(root_twist)))+root_twist_z" office:value-type="float" office:value="8.45023486638245">
            <text:p>8.45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02567328">
            <text:p>0.0002567328</text:p>
          </table:table-cell>
          <table:table-cell table:formula="of:=root_y" office:value-type="float" office:value="0">
            <text:p>0</text:p>
          </table:table-cell>
          <table:table-cell office:value-type="float" office:value="-0.002522466">
            <text:p>-0.002522466</text:p>
          </table:table-cell>
          <table:table-cell table:formula="of:=([.B93]/MAX([.B$11:.B$89]))*root_chord" office:value-type="float" office:value="0.0617152335259768">
            <text:p>0.0617152335</text:p>
          </table:table-cell>
          <table:table-cell table:formula="of:=root_y" office:value-type="float" office:value="0">
            <text:p>0</text:p>
          </table:table-cell>
          <table:table-cell table:formula="of:=([.D93]/MAX([.B$11:.B$89]))*root_chord" office:value-type="float" office:value="-0.606368092629133">
            <text:p>-0.6063680926</text:p>
          </table:table-cell>
          <table:table-cell table:style-name="ce6" table:formula="of:=(([.E93]-root_twist_x)*COS(RADIANS(root_twist))-([.G93]-root_twist_z)*SIN(RADIANS(root_twist)))+root_twist_x" office:value-type="float" office:value="1.32409369881157">
            <text:p>1.324</text:p>
          </table:table-cell>
          <table:table-cell table:style-name="ce6" table:formula="of:=[.F93]" office:value-type="float" office:value="0">
            <text:p>0.000</text:p>
          </table:table-cell>
          <table:table-cell table:style-name="ce6" table:formula="of:=(([.E93]-root_twist_x)*SIN(RADIANS(root_twist))+([.G93]-root_twist_z)*COS(RADIANS(root_twist)))+root_twist_z" office:value-type="float" office:value="8.02856330202725">
            <text:p>8.02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07164443">
            <text:p>0.0007164443</text:p>
          </table:table-cell>
          <table:table-cell table:formula="of:=root_y" office:value-type="float" office:value="0">
            <text:p>0</text:p>
          </table:table-cell>
          <table:table-cell office:value-type="float" office:value="-0.004304541">
            <text:p>-0.004304541</text:p>
          </table:table-cell>
          <table:table-cell table:formula="of:=([.B94]/MAX([.B$11:.B$89]))*root_chord" office:value-type="float" office:value="0.172223912499124">
            <text:p>0.1722239125</text:p>
          </table:table-cell>
          <table:table-cell table:formula="of:=root_y" office:value-type="float" office:value="0">
            <text:p>0</text:p>
          </table:table-cell>
          <table:table-cell table:formula="of:=([.D94]/MAX([.B$11:.B$89]))*root_chord" office:value-type="float" office:value="-1.0347557968329">
            <text:p>-1.0347557968</text:p>
          </table:table-cell>
          <table:table-cell table:style-name="ce6" table:formula="of:=(([.E94]-root_twist_x)*COS(RADIANS(root_twist))-([.G94]-root_twist_z)*SIN(RADIANS(root_twist)))+root_twist_x" office:value-type="float" office:value="1.37139411287545">
            <text:p>1.371</text:p>
          </table:table-cell>
          <table:table-cell table:style-name="ce6" table:formula="of:=[.F94]" office:value-type="float" office:value="0">
            <text:p>0.000</text:p>
          </table:table-cell>
          <table:table-cell table:style-name="ce6" table:formula="of:=(([.E94]-root_twist_x)*SIN(RADIANS(root_twist))+([.G94]-root_twist_z)*COS(RADIANS(root_twist)))+root_twist_z" office:value-type="float" office:value="7.58868733761143">
            <text:p>7.58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1530189">
            <text:p>0.001530189</text:p>
          </table:table-cell>
          <table:table-cell table:formula="of:=root_y" office:value-type="float" office:value="0">
            <text:p>0</text:p>
          </table:table-cell>
          <table:table-cell office:value-type="float" office:value="-0.006054712">
            <text:p>-0.006054712</text:p>
          </table:table-cell>
          <table:table-cell table:formula="of:=([.B95]/MAX([.B$11:.B$89]))*root_chord" office:value-type="float" office:value="0.367837578501387">
            <text:p>0.3678375785</text:p>
          </table:table-cell>
          <table:table-cell table:formula="of:=root_y" office:value-type="float" office:value="0">
            <text:p>0</text:p>
          </table:table-cell>
          <table:table-cell table:formula="of:=([.D95]/MAX([.B$11:.B$89]))*root_chord" office:value-type="float" office:value="-1.45547419345146">
            <text:p>-1.4554741935</text:p>
          </table:table-cell>
          <table:table-cell table:style-name="ce6" table:formula="of:=(([.E95]-root_twist_x)*COS(RADIANS(root_twist))-([.G95]-root_twist_z)*SIN(RADIANS(root_twist)))+root_twist_x" office:value-type="float" office:value="1.50401296279453">
            <text:p>1.504</text:p>
          </table:table-cell>
          <table:table-cell table:style-name="ce6" table:formula="of:=[.F95]" office:value-type="float" office:value="0">
            <text:p>0.000</text:p>
          </table:table-cell>
          <table:table-cell table:style-name="ce6" table:formula="of:=(([.E95]-root_twist_x)*SIN(RADIANS(root_twist))+([.G95]-root_twist_z)*COS(RADIANS(root_twist)))+root_twist_z" office:value-type="float" office:value="7.14407411668083">
            <text:p>7.14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2842277">
            <text:p>0.002842277</text:p>
          </table:table-cell>
          <table:table-cell table:formula="of:=root_y" office:value-type="float" office:value="0">
            <text:p>0</text:p>
          </table:table-cell>
          <table:table-cell office:value-type="float" office:value="-0.007634552">
            <text:p>-0.007634552</text:p>
          </table:table-cell>
          <table:table-cell table:formula="of:=([.B96]/MAX([.B$11:.B$89]))*root_chord" office:value-type="float" office:value="0.683246506876071">
            <text:p>0.6832465069</text:p>
          </table:table-cell>
          <table:table-cell table:formula="of:=root_y" office:value-type="float" office:value="0">
            <text:p>0</text:p>
          </table:table-cell>
          <table:table-cell table:formula="of:=([.D96]/MAX([.B$11:.B$89]))*root_chord" office:value-type="float" office:value="-1.83524722803714">
            <text:p>-1.835247228</text:p>
          </table:table-cell>
          <table:table-cell table:style-name="ce6" table:formula="of:=(([.E96]-root_twist_x)*COS(RADIANS(root_twist))-([.G96]-root_twist_z)*SIN(RADIANS(root_twist)))+root_twist_x" office:value-type="float" office:value="1.7610941227728">
            <text:p>1.761</text:p>
          </table:table-cell>
          <table:table-cell table:style-name="ce6" table:formula="of:=[.F96]" office:value-type="float" office:value="0">
            <text:p>0.000</text:p>
          </table:table-cell>
          <table:table-cell table:style-name="ce6" table:formula="of:=(([.E96]-root_twist_x)*SIN(RADIANS(root_twist))+([.G96]-root_twist_z)*COS(RADIANS(root_twist)))+root_twist_z" office:value-type="float" office:value="6.72262468070884">
            <text:p>6.72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4578711">
            <text:p>0.004578711</text:p>
          </table:table-cell>
          <table:table-cell table:formula="of:=root_y" office:value-type="float" office:value="0">
            <text:p>0</text:p>
          </table:table-cell>
          <table:table-cell office:value-type="float" office:value="-0.009039762">
            <text:p>-0.009039762</text:p>
          </table:table-cell>
          <table:table-cell table:formula="of:=([.B97]/MAX([.B$11:.B$89]))*root_chord" office:value-type="float" office:value="1.1006627069582">
            <text:p>1.100662707</text:p>
          </table:table-cell>
          <table:table-cell table:formula="of:=root_y" office:value-type="float" office:value="0">
            <text:p>0</text:p>
          </table:table-cell>
          <table:table-cell table:formula="of:=([.D97]/MAX([.B$11:.B$89]))*root_chord" office:value-type="float" office:value="-2.17304147677761">
            <text:p>-2.1730414768</text:p>
          </table:table-cell>
          <table:table-cell table:style-name="ce6" table:formula="of:=(([.E97]-root_twist_x)*COS(RADIANS(root_twist))-([.G97]-root_twist_z)*SIN(RADIANS(root_twist)))+root_twist_x" office:value-type="float" office:value="2.12518681744756">
            <text:p>2.125</text:p>
          </table:table-cell>
          <table:table-cell table:style-name="ce6" table:formula="of:=[.F97]" office:value-type="float" office:value="0">
            <text:p>0.000</text:p>
          </table:table-cell>
          <table:table-cell table:style-name="ce6" table:formula="of:=(([.E97]-root_twist_x)*SIN(RADIANS(root_twist))+([.G97]-root_twist_z)*COS(RADIANS(root_twist)))+root_twist_z" office:value-type="float" office:value="6.32793778168936">
            <text:p>6.32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6621611">
            <text:p>0.006621611</text:p>
          </table:table-cell>
          <table:table-cell table:formula="of:=root_y" office:value-type="float" office:value="0">
            <text:p>0</text:p>
          </table:table-cell>
          <table:table-cell office:value-type="float" office:value="-0.01040747">
            <text:p>-0.01040747</text:p>
          </table:table-cell>
          <table:table-cell table:formula="of:=([.B98]/MAX([.B$11:.B$89]))*root_chord" office:value-type="float" office:value="1.59174935646391">
            <text:p>1.5917493565</text:p>
          </table:table-cell>
          <table:table-cell table:formula="of:=root_y" office:value-type="float" office:value="0">
            <text:p>0</text:p>
          </table:table-cell>
          <table:table-cell table:formula="of:=([.D98]/MAX([.B$11:.B$89]))*root_chord" office:value-type="float" office:value="-2.50182073137752">
            <text:p>-2.5018207314</text:p>
          </table:table-cell>
          <table:table-cell table:style-name="ce6" table:formula="of:=(([.E98]-root_twist_x)*COS(RADIANS(root_twist))-([.G98]-root_twist_z)*SIN(RADIANS(root_twist)))+root_twist_x" office:value-type="float" office:value="2.56347886376766">
            <text:p>2.563</text:p>
          </table:table-cell>
          <table:table-cell table:style-name="ce6" table:formula="of:=[.F98]" office:value-type="float" office:value="0">
            <text:p>0.000</text:p>
          </table:table-cell>
          <table:table-cell table:style-name="ce6" table:formula="of:=(([.E98]-root_twist_x)*SIN(RADIANS(root_twist))+([.G98]-root_twist_z)*COS(RADIANS(root_twist)))+root_twist_z" office:value-type="float" office:value="5.93150118182684">
            <text:p>5.93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09002882">
            <text:p>0.009002882</text:p>
          </table:table-cell>
          <table:table-cell table:formula="of:=root_y" office:value-type="float" office:value="0">
            <text:p>0</text:p>
          </table:table-cell>
          <table:table-cell office:value-type="float" office:value="-0.01174653">
            <text:p>-0.01174653</text:p>
          </table:table-cell>
          <table:table-cell table:formula="of:=([.B99]/MAX([.B$11:.B$89]))*root_chord" office:value-type="float" office:value="2.16417600336542">
            <text:p>2.1641760034</text:p>
          </table:table-cell>
          <table:table-cell table:formula="of:=root_y" office:value-type="float" office:value="0">
            <text:p>0</text:p>
          </table:table-cell>
          <table:table-cell table:formula="of:=([.D99]/MAX([.B$11:.B$89]))*root_chord" office:value-type="float" office:value="-2.82371337853945">
            <text:p>-2.8237133785</text:p>
          </table:table-cell>
          <table:table-cell table:style-name="ce6" table:formula="of:=(([.E99]-root_twist_x)*COS(RADIANS(root_twist))-([.G99]-root_twist_z)*SIN(RADIANS(root_twist)))+root_twist_x" office:value-type="float" office:value="3.08325069395433">
            <text:p>3.083</text:p>
          </table:table-cell>
          <table:table-cell table:style-name="ce6" table:formula="of:=[.F99]" office:value-type="float" office:value="0">
            <text:p>0.000</text:p>
          </table:table-cell>
          <table:table-cell table:style-name="ce6" table:formula="of:=(([.E99]-root_twist_x)*SIN(RADIANS(root_twist))+([.G99]-root_twist_z)*COS(RADIANS(root_twist)))+root_twist_z" office:value-type="float" office:value="5.53009815876373">
            <text:p>5.53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1179599">
            <text:p>0.01179599</text:p>
          </table:table-cell>
          <table:table-cell table:formula="of:=root_y" office:value-type="float" office:value="0">
            <text:p>0</text:p>
          </table:table-cell>
          <table:table-cell office:value-type="float" office:value="-0.01303801">
            <text:p>-0.01303801</text:p>
          </table:table-cell>
          <table:table-cell table:formula="of:=([.B100]/MAX([.B$11:.B$89]))*root_chord" office:value-type="float" office:value="2.83560292070233">
            <text:p>2.8356029207</text:p>
          </table:table-cell>
          <table:table-cell table:formula="of:=root_y" office:value-type="float" office:value="0">
            <text:p>0</text:p>
          </table:table-cell>
          <table:table-cell table:formula="of:=([.D100]/MAX([.B$11:.B$89]))*root_chord" office:value-type="float" office:value="-3.13416841114194">
            <text:p>-3.1341684111</text:p>
          </table:table-cell>
          <table:table-cell table:style-name="ce6" table:formula="of:=(([.E100]-root_twist_x)*COS(RADIANS(root_twist))-([.G100]-root_twist_z)*SIN(RADIANS(root_twist)))+root_twist_x" office:value-type="float" office:value="3.70263550207513">
            <text:p>3.703</text:p>
          </table:table-cell>
          <table:table-cell table:style-name="ce6" table:formula="of:=[.F100]" office:value-type="float" office:value="0">
            <text:p>0.000</text:p>
          </table:table-cell>
          <table:table-cell table:style-name="ce6" table:formula="of:=(([.E100]-root_twist_x)*SIN(RADIANS(root_twist))+([.G100]-root_twist_z)*COS(RADIANS(root_twist)))+root_twist_z" office:value-type="float" office:value="5.12567401005111">
            <text:p>5.12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1508098">
            <text:p>0.01508098</text:p>
          </table:table-cell>
          <table:table-cell table:formula="of:=root_y" office:value-type="float" office:value="0">
            <text:p>0</text:p>
          </table:table-cell>
          <table:table-cell office:value-type="float" office:value="-0.01432113">
            <text:p>-0.01432113</text:p>
          </table:table-cell>
          <table:table-cell table:formula="of:=([.B101]/MAX([.B$11:.B$89]))*root_chord" office:value-type="float" office:value="3.62527188773926">
            <text:p>3.6252718877</text:p>
          </table:table-cell>
          <table:table-cell table:formula="of:=root_y" office:value-type="float" office:value="0">
            <text:p>0</text:p>
          </table:table-cell>
          <table:table-cell table:formula="of:=([.D101]/MAX([.B$11:.B$89]))*root_chord" office:value-type="float" office:value="-3.44261380823125">
            <text:p>-3.4426138082</text:p>
          </table:table-cell>
          <table:table-cell table:style-name="ce6" table:formula="of:=(([.E101]-root_twist_x)*COS(RADIANS(root_twist))-([.G101]-root_twist_z)*SIN(RADIANS(root_twist)))+root_twist_x" office:value-type="float" office:value="4.43930674591675">
            <text:p>4.439</text:p>
          </table:table-cell>
          <table:table-cell table:style-name="ce6" table:formula="of:=[.F101]" office:value-type="float" office:value="0">
            <text:p>0.000</text:p>
          </table:table-cell>
          <table:table-cell table:style-name="ce6" table:formula="of:=(([.E101]-root_twist_x)*SIN(RADIANS(root_twist))+([.G101]-root_twist_z)*COS(RADIANS(root_twist)))+root_twist_z" office:value-type="float" office:value="4.70611338393897">
            <text:p>4.70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1895341">
            <text:p>0.01895341</text:p>
          </table:table-cell>
          <table:table-cell table:formula="of:=root_y" office:value-type="float" office:value="0">
            <text:p>0</text:p>
          </table:table-cell>
          <table:table-cell office:value-type="float" office:value="-0.01567412">
            <text:p>-0.01567412</text:p>
          </table:table-cell>
          <table:table-cell table:formula="of:=([.B102]/MAX([.B$11:.B$89]))*root_chord" office:value-type="float" office:value="4.55615380763028">
            <text:p>4.5561538076</text:p>
          </table:table-cell>
          <table:table-cell table:formula="of:=root_y" office:value-type="float" office:value="0">
            <text:p>0</text:p>
          </table:table-cell>
          <table:table-cell table:formula="of:=([.D102]/MAX([.B$11:.B$89]))*root_chord" office:value-type="float" office:value="-3.76785504662507">
            <text:p>-3.7678550466</text:p>
          </table:table-cell>
          <table:table-cell table:style-name="ce6" table:formula="of:=(([.E102]-root_twist_x)*COS(RADIANS(root_twist))-([.G102]-root_twist_z)*SIN(RADIANS(root_twist)))+root_twist_x" office:value-type="float" office:value="5.31326955233109">
            <text:p>5.313</text:p>
          </table:table-cell>
          <table:table-cell table:style-name="ce6" table:formula="of:=[.F102]" office:value-type="float" office:value="0">
            <text:p>0.000</text:p>
          </table:table-cell>
          <table:table-cell table:style-name="ce6" table:formula="of:=(([.E102]-root_twist_x)*SIN(RADIANS(root_twist))+([.G102]-root_twist_z)*COS(RADIANS(root_twist)))+root_twist_z" office:value-type="float" office:value="4.24948221446377">
            <text:p>4.24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235362">
            <text:p>0.0235362</text:p>
          </table:table-cell>
          <table:table-cell table:formula="of:=root_y" office:value-type="float" office:value="0">
            <text:p>0</text:p>
          </table:table-cell>
          <table:table-cell office:value-type="float" office:value="-0.01713221">
            <text:p>-0.01713221</text:p>
          </table:table-cell>
          <table:table-cell table:formula="of:=([.B103]/MAX([.B$11:.B$89]))*root_chord" office:value-type="float" office:value="5.65779705325574">
            <text:p>5.6577970533</text:p>
          </table:table-cell>
          <table:table-cell table:formula="of:=root_y" office:value-type="float" office:value="0">
            <text:p>0</text:p>
          </table:table-cell>
          <table:table-cell table:formula="of:=([.D103]/MAX([.B$11:.B$89]))*root_chord" office:value-type="float" office:value="-4.11836096114745">
            <text:p>-4.1183609611</text:p>
          </table:table-cell>
          <table:table-cell table:style-name="ce6" table:formula="of:=(([.E103]-root_twist_x)*COS(RADIANS(root_twist))-([.G103]-root_twist_z)*SIN(RADIANS(root_twist)))+root_twist_x" office:value-type="float" office:value="6.35253421889111">
            <text:p>6.353</text:p>
          </table:table-cell>
          <table:table-cell table:style-name="ce6" table:formula="of:=[.F103]" office:value-type="float" office:value="0">
            <text:p>0.000</text:p>
          </table:table-cell>
          <table:table-cell table:style-name="ce6" table:formula="of:=(([.E103]-root_twist_x)*SIN(RADIANS(root_twist))+([.G103]-root_twist_z)*COS(RADIANS(root_twist)))+root_twist_z" office:value-type="float" office:value="3.74312148377143">
            <text:p>3.74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2897798">
            <text:p>0.02897798</text:p>
          </table:table-cell>
          <table:table-cell table:formula="of:=root_y" office:value-type="float" office:value="0">
            <text:p>0</text:p>
          </table:table-cell>
          <table:table-cell office:value-type="float" office:value="-0.01865844">
            <text:p>-0.01865844</text:p>
          </table:table-cell>
          <table:table-cell table:formula="of:=([.B104]/MAX([.B$11:.B$89]))*root_chord" office:value-type="float" office:value="6.96593034786005">
            <text:p>6.9659303479</text:p>
          </table:table-cell>
          <table:table-cell table:formula="of:=root_y" office:value-type="float" office:value="0">
            <text:p>0</text:p>
          </table:table-cell>
          <table:table-cell table:formula="of:=([.D104]/MAX([.B$11:.B$89]))*root_chord" office:value-type="float" office:value="-4.48524684742435">
            <text:p>-4.4852468474</text:p>
          </table:table-cell>
          <table:table-cell table:style-name="ce6" table:formula="of:=(([.E104]-root_twist_x)*COS(RADIANS(root_twist))-([.G104]-root_twist_z)*SIN(RADIANS(root_twist)))+root_twist_x" office:value-type="float" office:value="7.59373953448201">
            <text:p>7.594</text:p>
          </table:table-cell>
          <table:table-cell table:style-name="ce6" table:formula="of:=[.F104]" office:value-type="float" office:value="0">
            <text:p>0.000</text:p>
          </table:table-cell>
          <table:table-cell table:style-name="ce6" table:formula="of:=(([.E104]-root_twist_x)*SIN(RADIANS(root_twist))+([.G104]-root_twist_z)*COS(RADIANS(root_twist)))+root_twist_z" office:value-type="float" office:value="3.19064765221884">
            <text:p>3.19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3544793">
            <text:p>0.03544793</text:p>
          </table:table-cell>
          <table:table-cell table:formula="of:=root_y" office:value-type="float" office:value="0">
            <text:p>0</text:p>
          </table:table-cell>
          <table:table-cell office:value-type="float" office:value="-0.02014024">
            <text:p>-0.02014024</text:p>
          </table:table-cell>
          <table:table-cell table:formula="of:=([.B105]/MAX([.B$11:.B$89]))*root_chord" office:value-type="float" office:value="8.5212223680125">
            <text:p>8.521222368</text:p>
          </table:table-cell>
          <table:table-cell table:formula="of:=root_y" office:value-type="float" office:value="0">
            <text:p>0</text:p>
          </table:table-cell>
          <table:table-cell table:formula="of:=([.D105]/MAX([.B$11:.B$89]))*root_chord" office:value-type="float" office:value="-4.84145233826461">
            <text:p>-4.8414523383</text:p>
          </table:table-cell>
          <table:table-cell table:style-name="ce6" table:formula="of:=(([.E105]-root_twist_x)*COS(RADIANS(root_twist))-([.G105]-root_twist_z)*SIN(RADIANS(root_twist)))+root_twist_x" office:value-type="float" office:value="9.08104452787934">
            <text:p>9.081</text:p>
          </table:table-cell>
          <table:table-cell table:style-name="ce6" table:formula="of:=[.F105]" office:value-type="float" office:value="0">
            <text:p>0.000</text:p>
          </table:table-cell>
          <table:table-cell table:style-name="ce6" table:formula="of:=(([.E105]-root_twist_x)*SIN(RADIANS(root_twist))+([.G105]-root_twist_z)*COS(RADIANS(root_twist)))+root_twist_z" office:value-type="float" office:value="2.61294576000279">
            <text:p>2.61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4321781">
            <text:p>0.04321781</text:p>
          </table:table-cell>
          <table:table-cell table:formula="of:=root_y" office:value-type="float" office:value="0">
            <text:p>0</text:p>
          </table:table-cell>
          <table:table-cell office:value-type="float" office:value="-0.02138068">
            <text:p>-0.02138068</text:p>
          </table:table-cell>
          <table:table-cell table:formula="of:=([.B106]/MAX([.B$11:.B$89]))*root_chord" office:value-type="float" office:value="10.3890006911127">
            <text:p>10.3890006911</text:p>
          </table:table-cell>
          <table:table-cell table:formula="of:=root_y" office:value-type="float" office:value="0">
            <text:p>0</text:p>
          </table:table-cell>
          <table:table-cell table:formula="of:=([.D106]/MAX([.B$11:.B$89]))*root_chord" office:value-type="float" office:value="-5.1396380172077">
            <text:p>-5.1396380172</text:p>
          </table:table-cell>
          <table:table-cell table:style-name="ce6" table:formula="of:=(([.E106]-root_twist_x)*COS(RADIANS(root_twist))-([.G106]-root_twist_z)*SIN(RADIANS(root_twist)))+root_twist_x" office:value-type="float" office:value="10.8859441435176">
            <text:p>10.886</text:p>
          </table:table-cell>
          <table:table-cell table:style-name="ce6" table:formula="of:=[.F106]" office:value-type="float" office:value="0">
            <text:p>0.000</text:p>
          </table:table-cell>
          <table:table-cell table:style-name="ce6" table:formula="of:=(([.E106]-root_twist_x)*SIN(RADIANS(root_twist))+([.G106]-root_twist_z)*COS(RADIANS(root_twist)))+root_twist_z" office:value-type="float" office:value="2.04739475360419">
            <text:p>2.04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5271525">
            <text:p>0.05271525</text:p>
          </table:table-cell>
          <table:table-cell table:formula="of:=root_y" office:value-type="float" office:value="0">
            <text:p>0</text:p>
          </table:table-cell>
          <table:table-cell office:value-type="float" office:value="-0.02250396">
            <text:p>-0.02250396</text:p>
          </table:table-cell>
          <table:table-cell table:formula="of:=([.B107]/MAX([.B$11:.B$89]))*root_chord" office:value-type="float" office:value="12.672062019852">
            <text:p>12.6720620199</text:p>
          </table:table-cell>
          <table:table-cell table:formula="of:=root_y" office:value-type="float" office:value="0">
            <text:p>0</text:p>
          </table:table-cell>
          <table:table-cell table:formula="of:=([.D107]/MAX([.B$11:.B$89]))*root_chord" office:value-type="float" office:value="-5.40965995252356">
            <text:p>-5.4096599525</text:p>
          </table:table-cell>
          <table:table-cell table:style-name="ce6" table:formula="of:=(([.E107]-root_twist_x)*COS(RADIANS(root_twist))-([.G107]-root_twist_z)*SIN(RADIANS(root_twist)))+root_twist_x" office:value-type="float" office:value="13.1058272253111">
            <text:p>13.106</text:p>
          </table:table-cell>
          <table:table-cell table:style-name="ce6" table:formula="of:=[.F107]" office:value-type="float" office:value="0">
            <text:p>0.000</text:p>
          </table:table-cell>
          <table:table-cell table:style-name="ce6" table:formula="of:=(([.E107]-root_twist_x)*SIN(RADIANS(root_twist))+([.G107]-root_twist_z)*COS(RADIANS(root_twist)))+root_twist_z" office:value-type="float" office:value="1.44956536364135">
            <text:p>1.45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6383117">
            <text:p>0.06383117</text:p>
          </table:table-cell>
          <table:table-cell table:formula="of:=root_y" office:value-type="float" office:value="0">
            <text:p>0</text:p>
          </table:table-cell>
          <table:table-cell office:value-type="float" office:value="-0.02375302">
            <text:p>-0.02375302</text:p>
          </table:table-cell>
          <table:table-cell table:formula="of:=([.B108]/MAX([.B$11:.B$89]))*root_chord" office:value-type="float" office:value="15.3441849377498">
            <text:p>15.3441849377</text:p>
          </table:table-cell>
          <table:table-cell table:formula="of:=root_y" office:value-type="float" office:value="0">
            <text:p>0</text:p>
          </table:table-cell>
          <table:table-cell table:formula="of:=([.D108]/MAX([.B$11:.B$89]))*root_chord" office:value-type="float" office:value="-5.70991776760584">
            <text:p>-5.7099177676</text:p>
          </table:table-cell>
          <table:table-cell table:style-name="ce6" table:formula="of:=(([.E108]-root_twist_x)*COS(RADIANS(root_twist))-([.G108]-root_twist_z)*SIN(RADIANS(root_twist)))+root_twist_x" office:value-type="float" office:value="15.7062908363981">
            <text:p>15.706</text:p>
          </table:table-cell>
          <table:table-cell table:style-name="ce6" table:formula="of:=[.F108]" office:value-type="float" office:value="0">
            <text:p>0.000</text:p>
          </table:table-cell>
          <table:table-cell table:style-name="ce6" table:formula="of:=(([.E108]-root_twist_x)*SIN(RADIANS(root_twist))+([.G108]-root_twist_z)*COS(RADIANS(root_twist)))+root_twist_z" office:value-type="float" office:value="0.765471326768354">
            <text:p>0.76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7609037">
            <text:p>0.07609037</text:p>
          </table:table-cell>
          <table:table-cell table:formula="of:=root_y" office:value-type="float" office:value="0">
            <text:p>0</text:p>
          </table:table-cell>
          <table:table-cell office:value-type="float" office:value="-0.02476913">
            <text:p>-0.02476913</text:p>
          </table:table-cell>
          <table:table-cell table:formula="of:=([.B109]/MAX([.B$11:.B$89]))*root_chord" office:value-type="float" office:value="18.2911375314256">
            <text:p>18.2911375314</text:p>
          </table:table-cell>
          <table:table-cell table:formula="of:=root_y" office:value-type="float" office:value="0">
            <text:p>0</text:p>
          </table:table-cell>
          <table:table-cell table:formula="of:=([.D109]/MAX([.B$11:.B$89]))*root_chord" office:value-type="float" office:value="-5.9541774256553">
            <text:p>-5.9541774257</text:p>
          </table:table-cell>
          <table:table-cell table:style-name="ce6" table:formula="of:=(([.E109]-root_twist_x)*COS(RADIANS(root_twist))-([.G109]-root_twist_z)*SIN(RADIANS(root_twist)))+root_twist_x" office:value-type="float" office:value="18.5867966748103">
            <text:p>18.587</text:p>
          </table:table-cell>
          <table:table-cell table:style-name="ce6" table:formula="of:=[.F109]" office:value-type="float" office:value="0">
            <text:p>0.000</text:p>
          </table:table-cell>
          <table:table-cell table:style-name="ce6" table:formula="of:=(([.E109]-root_twist_x)*SIN(RADIANS(root_twist))+([.G109]-root_twist_z)*COS(RADIANS(root_twist)))+root_twist_z" office:value-type="float" office:value="0.0969816224372728">
            <text:p>0.09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08943791">
            <text:p>0.08943791</text:p>
          </table:table-cell>
          <table:table-cell table:formula="of:=root_y" office:value-type="float" office:value="0">
            <text:p>0</text:p>
          </table:table-cell>
          <table:table-cell office:value-type="float" office:value="-0.02548212">
            <text:p>-0.02548212</text:p>
          </table:table-cell>
          <table:table-cell table:formula="of:=([.B110]/MAX([.B$11:.B$89]))*root_chord" office:value-type="float" office:value="21.4997129378299">
            <text:p>21.4997129378</text:p>
          </table:table-cell>
          <table:table-cell table:formula="of:=root_y" office:value-type="float" office:value="0">
            <text:p>0</text:p>
          </table:table-cell>
          <table:table-cell table:formula="of:=([.D110]/MAX([.B$11:.B$89]))*root_chord" office:value-type="float" office:value="-6.12557096926051">
            <text:p>-6.1255709693</text:p>
          </table:table-cell>
          <table:table-cell table:style-name="ce6" table:formula="of:=(([.E110]-root_twist_x)*COS(RADIANS(root_twist))-([.G110]-root_twist_z)*SIN(RADIANS(root_twist)))+root_twist_x" office:value-type="float" office:value="21.7367200982637">
            <text:p>21.737</text:p>
          </table:table-cell>
          <table:table-cell table:style-name="ce6" table:formula="of:=[.F110]" office:value-type="float" office:value="0">
            <text:p>0.000</text:p>
          </table:table-cell>
          <table:table-cell table:style-name="ce6" table:formula="of:=(([.E110]-root_twist_x)*SIN(RADIANS(root_twist))+([.G110]-root_twist_z)*COS(RADIANS(root_twist)))+root_twist_z" office:value-type="float" office:value="-0.537300894861684">
            <text:p>-0.53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036625">
            <text:p>0.1036625</text:p>
          </table:table-cell>
          <table:table-cell table:formula="of:=root_y" office:value-type="float" office:value="0">
            <text:p>0</text:p>
          </table:table-cell>
          <table:table-cell office:value-type="float" office:value="-0.02599">
            <text:p>-0.02599</text:p>
          </table:table-cell>
          <table:table-cell table:formula="of:=([.B111]/MAX([.B$11:.B$89]))*root_chord" office:value-type="float" office:value="24.9191197828504">
            <text:p>24.9191197829</text:p>
          </table:table-cell>
          <table:table-cell table:formula="of:=root_y" office:value-type="float" office:value="0">
            <text:p>0</text:p>
          </table:table-cell>
          <table:table-cell table:formula="of:=([.D111]/MAX([.B$11:.B$89]))*root_chord" office:value-type="float" office:value="-6.2476587305562">
            <text:p>-6.2476587306</text:p>
          </table:table-cell>
          <table:table-cell table:style-name="ce6" table:formula="of:=(([.E111]-root_twist_x)*COS(RADIANS(root_twist))-([.G111]-root_twist_z)*SIN(RADIANS(root_twist)))+root_twist_x" office:value-type="float" office:value="25.1023930156277">
            <text:p>25.102</text:p>
          </table:table-cell>
          <table:table-cell table:style-name="ce6" table:formula="of:=[.F111]" office:value-type="float" office:value="0">
            <text:p>0.000</text:p>
          </table:table-cell>
          <table:table-cell table:style-name="ce6" table:formula="of:=(([.E111]-root_twist_x)*SIN(RADIANS(root_twist))+([.G111]-root_twist_z)*COS(RADIANS(root_twist)))+root_twist_z" office:value-type="float" office:value="-1.15333206822381">
            <text:p>-1.15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184048">
            <text:p>0.1184048</text:p>
          </table:table-cell>
          <table:table-cell table:formula="of:=root_y" office:value-type="float" office:value="0">
            <text:p>0</text:p>
          </table:table-cell>
          <table:table-cell office:value-type="float" office:value="-0.02633316">
            <text:p>-0.02633316</text:p>
          </table:table-cell>
          <table:table-cell table:formula="of:=([.B112]/MAX([.B$11:.B$89]))*root_chord" office:value-type="float" office:value="28.4629773936037">
            <text:p>28.4629773936</text:p>
          </table:table-cell>
          <table:table-cell table:formula="of:=root_y" office:value-type="float" office:value="0">
            <text:p>0</text:p>
          </table:table-cell>
          <table:table-cell table:formula="of:=([.D112]/MAX([.B$11:.B$89]))*root_chord" office:value-type="float" office:value="-6.33014994140566">
            <text:p>-6.3301499414</text:p>
          </table:table-cell>
          <table:table-cell table:style-name="ce6" table:formula="of:=(([.E112]-root_twist_x)*COS(RADIANS(root_twist))-([.G112]-root_twist_z)*SIN(RADIANS(root_twist)))+root_twist_x" office:value-type="float" office:value="28.596939314205">
            <text:p>28.597</text:p>
          </table:table-cell>
          <table:table-cell table:style-name="ce6" table:formula="of:=[.F112]" office:value-type="float" office:value="0">
            <text:p>0.000</text:p>
          </table:table-cell>
          <table:table-cell table:style-name="ce6" table:formula="of:=(([.E112]-root_twist_x)*SIN(RADIANS(root_twist))+([.G112]-root_twist_z)*COS(RADIANS(root_twist)))+root_twist_z" office:value-type="float" office:value="-1.74820830094879">
            <text:p>-1.74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333773">
            <text:p>0.1333773</text:p>
          </table:table-cell>
          <table:table-cell table:formula="of:=root_y" office:value-type="float" office:value="0">
            <text:p>0</text:p>
          </table:table-cell>
          <table:table-cell office:value-type="float" office:value="-0.02650909">
            <text:p>-0.02650909</text:p>
          </table:table-cell>
          <table:table-cell table:formula="of:=([.B113]/MAX([.B$11:.B$89]))*root_chord" office:value-type="float" office:value="32.0621720970763">
            <text:p>32.0621720971</text:p>
          </table:table-cell>
          <table:table-cell table:formula="of:=root_y" office:value-type="float" office:value="0">
            <text:p>0</text:p>
          </table:table-cell>
          <table:table-cell table:formula="of:=([.D113]/MAX([.B$11:.B$89]))*root_chord" office:value-type="float" office:value="-6.37244123038091">
            <text:p>-6.3724412304</text:p>
          </table:table-cell>
          <table:table-cell table:style-name="ce6" table:formula="of:=(([.E113]-root_twist_x)*COS(RADIANS(root_twist))-([.G113]-root_twist_z)*SIN(RADIANS(root_twist)))+root_twist_x" office:value-type="float" office:value="32.1520613971079">
            <text:p>32.152</text:p>
          </table:table-cell>
          <table:table-cell table:style-name="ce6" table:formula="of:=[.F113]" office:value-type="float" office:value="0">
            <text:p>0.000</text:p>
          </table:table-cell>
          <table:table-cell table:style-name="ce6" table:formula="of:=(([.E113]-root_twist_x)*SIN(RADIANS(root_twist))+([.G113]-root_twist_z)*COS(RADIANS(root_twist)))+root_twist_z" office:value-type="float" office:value="-2.31132289167172">
            <text:p>-2.31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485298">
            <text:p>0.1485298</text:p>
          </table:table-cell>
          <table:table-cell table:formula="of:=root_y" office:value-type="float" office:value="0">
            <text:p>0</text:p>
          </table:table-cell>
          <table:table-cell office:value-type="float" office:value="-0.02652283">
            <text:p>-0.02652283</text:p>
          </table:table-cell>
          <table:table-cell table:formula="of:=([.B114]/MAX([.B$11:.B$89]))*root_chord" office:value-type="float" office:value="35.7046364647082">
            <text:p>35.7046364647</text:p>
          </table:table-cell>
          <table:table-cell table:formula="of:=root_y" office:value-type="float" office:value="0">
            <text:p>0</text:p>
          </table:table-cell>
          <table:table-cell table:formula="of:=([.D114]/MAX([.B$11:.B$89]))*root_chord" office:value-type="float" office:value="-6.37574414807841">
            <text:p>-6.3757441481</text:p>
          </table:table-cell>
          <table:table-cell table:style-name="ce6" table:formula="of:=(([.E114]-root_twist_x)*COS(RADIANS(root_twist))-([.G114]-root_twist_z)*SIN(RADIANS(root_twist)))+root_twist_x" office:value-type="float" office:value="35.7556435988565">
            <text:p>35.756</text:p>
          </table:table-cell>
          <table:table-cell table:style-name="ce6" table:formula="of:=[.F114]" office:value-type="float" office:value="0">
            <text:p>0.000</text:p>
          </table:table-cell>
          <table:table-cell table:style-name="ce6" table:formula="of:=(([.E114]-root_twist_x)*SIN(RADIANS(root_twist))+([.G114]-root_twist_z)*COS(RADIANS(root_twist)))+root_twist_z" office:value-type="float" office:value="-2.84212689879109">
            <text:p>-2.84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638954">
            <text:p>0.1638954</text:p>
          </table:table-cell>
          <table:table-cell table:formula="of:=root_y" office:value-type="float" office:value="0">
            <text:p>0</text:p>
          </table:table-cell>
          <table:table-cell office:value-type="float" office:value="-0.02639508">
            <text:p>-0.02639508</text:p>
          </table:table-cell>
          <table:table-cell table:formula="of:=([.B115]/MAX([.B$11:.B$89]))*root_chord" office:value-type="float" office:value="39.3983273069642">
            <text:p>39.398327307</text:p>
          </table:table-cell>
          <table:table-cell table:formula="of:=root_y" office:value-type="float" office:value="0">
            <text:p>0</text:p>
          </table:table-cell>
          <table:table-cell table:formula="of:=([.D115]/MAX([.B$11:.B$89]))*root_chord" office:value-type="float" office:value="-6.34503470587646">
            <text:p>-6.3450347059</text:p>
          </table:table-cell>
          <table:table-cell table:style-name="ce6" table:formula="of:=(([.E115]-root_twist_x)*COS(RADIANS(root_twist))-([.G115]-root_twist_z)*SIN(RADIANS(root_twist)))+root_twist_x" office:value-type="float" office:value="39.4148381656924">
            <text:p>39.415</text:p>
          </table:table-cell>
          <table:table-cell table:style-name="ce6" table:formula="of:=[.F115]" office:value-type="float" office:value="0">
            <text:p>0.000</text:p>
          </table:table-cell>
          <table:table-cell table:style-name="ce6" table:formula="of:=(([.E115]-root_twist_x)*SIN(RADIANS(root_twist))+([.G115]-root_twist_z)*COS(RADIANS(root_twist)))+root_twist_z" office:value-type="float" office:value="-3.34669624986659">
            <text:p>-3.34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794384">
            <text:p>0.1794384</text:p>
          </table:table-cell>
          <table:table-cell table:formula="of:=root_y" office:value-type="float" office:value="0">
            <text:p>0</text:p>
          </table:table-cell>
          <table:table-cell office:value-type="float" office:value="-0.02616567">
            <text:p>-0.02616567</text:p>
          </table:table-cell>
          <table:table-cell table:formula="of:=([.B116]/MAX([.B$11:.B$89]))*root_chord" office:value-type="float" office:value="43.1346628071195">
            <text:p>43.1346628071</text:p>
          </table:table-cell>
          <table:table-cell table:formula="of:=root_y" office:value-type="float" office:value="0">
            <text:p>0</text:p>
          </table:table-cell>
          <table:table-cell table:formula="of:=([.D116]/MAX([.B$11:.B$89]))*root_chord" office:value-type="float" office:value="-6.28988751890544">
            <text:p>-6.2898875189</text:p>
          </table:table-cell>
          <table:table-cell table:style-name="ce6" table:formula="of:=(([.E116]-root_twist_x)*COS(RADIANS(root_twist))-([.G116]-root_twist_z)*SIN(RADIANS(root_twist)))+root_twist_x" office:value-type="float" office:value="43.1197670763344">
            <text:p>43.120</text:p>
          </table:table-cell>
          <table:table-cell table:style-name="ce6" table:formula="of:=[.F116]" office:value-type="float" office:value="0">
            <text:p>0.000</text:p>
          </table:table-cell>
          <table:table-cell table:style-name="ce6" table:formula="of:=(([.E116]-root_twist_x)*SIN(RADIANS(root_twist))+([.G116]-root_twist_z)*COS(RADIANS(root_twist)))+root_twist_z" office:value-type="float" office:value="-3.83326171210192">
            <text:p>-3.83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1950407">
            <text:p>0.1950407</text:p>
          </table:table-cell>
          <table:table-cell table:formula="of:=root_y" office:value-type="float" office:value="0">
            <text:p>0</text:p>
          </table:table-cell>
          <table:table-cell office:value-type="float" office:value="-0.02585324">
            <text:p>-0.02585324</text:p>
          </table:table-cell>
          <table:table-cell table:formula="of:=([.B117]/MAX([.B$11:.B$89]))*root_chord" office:value-type="float" office:value="46.885253257745">
            <text:p>46.8852532577</text:p>
          </table:table-cell>
          <table:table-cell table:formula="of:=root_y" office:value-type="float" office:value="0">
            <text:p>0</text:p>
          </table:table-cell>
          <table:table-cell table:formula="of:=([.D117]/MAX([.B$11:.B$89]))*root_chord" office:value-type="float" office:value="-6.21478340127605">
            <text:p>-6.2147834013</text:p>
          </table:table-cell>
          <table:table-cell table:style-name="ce6" table:formula="of:=(([.E117]-root_twist_x)*COS(RADIANS(root_twist))-([.G117]-root_twist_z)*SIN(RADIANS(root_twist)))+root_twist_x" office:value-type="float" office:value="46.8416909926062">
            <text:p>46.842</text:p>
          </table:table-cell>
          <table:table-cell table:style-name="ce6" table:formula="of:=[.F117]" office:value-type="float" office:value="0">
            <text:p>0.000</text:p>
          </table:table-cell>
          <table:table-cell table:style-name="ce6" table:formula="of:=(([.E117]-root_twist_x)*SIN(RADIANS(root_twist))+([.G117]-root_twist_z)*COS(RADIANS(root_twist)))+root_twist_z" office:value-type="float" office:value="-4.30214519260854">
            <text:p>-4.30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106935">
            <text:p>0.2106935</text:p>
          </table:table-cell>
          <table:table-cell table:formula="of:=root_y" office:value-type="float" office:value="0">
            <text:p>0</text:p>
          </table:table-cell>
          <table:table-cell office:value-type="float" office:value="-0.02545644">
            <text:p>-0.02545644</text:p>
          </table:table-cell>
          <table:table-cell table:formula="of:=([.B118]/MAX([.B$11:.B$89]))*root_chord" office:value-type="float" office:value="50.6479832530374">
            <text:p>50.647983253</text:p>
          </table:table-cell>
          <table:table-cell table:formula="of:=root_y" office:value-type="float" office:value="0">
            <text:p>0</text:p>
          </table:table-cell>
          <table:table-cell table:formula="of:=([.D118]/MAX([.B$11:.B$89]))*root_chord" office:value-type="float" office:value="-6.11939783050712">
            <text:p>-6.1193978305</text:p>
          </table:table-cell>
          <table:table-cell table:style-name="ce6" table:formula="of:=(([.E118]-root_twist_x)*COS(RADIANS(root_twist))-([.G118]-root_twist_z)*SIN(RADIANS(root_twist)))+root_twist_x" office:value-type="float" office:value="50.5785638125803">
            <text:p>50.579</text:p>
          </table:table-cell>
          <table:table-cell table:style-name="ce6" table:formula="of:=[.F118]" office:value-type="float" office:value="0">
            <text:p>0.000</text:p>
          </table:table-cell>
          <table:table-cell table:style-name="ce6" table:formula="of:=(([.E118]-root_twist_x)*SIN(RADIANS(root_twist))+([.G118]-root_twist_z)*COS(RADIANS(root_twist)))+root_twist_z" office:value-type="float" office:value="-4.75271921751781">
            <text:p>-4.75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264352">
            <text:p>0.2264352</text:p>
          </table:table-cell>
          <table:table-cell table:formula="of:=root_y" office:value-type="float" office:value="0">
            <text:p>0</text:p>
          </table:table-cell>
          <table:table-cell office:value-type="float" office:value="-0.02498889">
            <text:p>-0.02498889</text:p>
          </table:table-cell>
          <table:table-cell table:formula="of:=([.B119]/MAX([.B$11:.B$89]))*root_chord" office:value-type="float" office:value="54.432083654684">
            <text:p>54.4320836547</text:p>
          </table:table-cell>
          <table:table-cell table:formula="of:=root_y" office:value-type="float" office:value="0">
            <text:p>0</text:p>
          </table:table-cell>
          <table:table-cell table:formula="of:=([.D119]/MAX([.B$11:.B$89]))*root_chord" office:value-type="float" office:value="-6.00700487785334">
            <text:p>-6.0070048779</text:p>
          </table:table-cell>
          <table:table-cell table:style-name="ce6" table:formula="of:=(([.E119]-root_twist_x)*COS(RADIANS(root_twist))-([.G119]-root_twist_z)*SIN(RADIANS(root_twist)))+root_twist_x" office:value-type="float" office:value="54.3390448919021">
            <text:p>54.339</text:p>
          </table:table-cell>
          <table:table-cell table:style-name="ce6" table:formula="of:=[.F119]" office:value-type="float" office:value="0">
            <text:p>0.000</text:p>
          </table:table-cell>
          <table:table-cell table:style-name="ce6" table:formula="of:=(([.E119]-root_twist_x)*SIN(RADIANS(root_twist))+([.G119]-root_twist_z)*COS(RADIANS(root_twist)))+root_twist_z" office:value-type="float" office:value="-5.18956023849873">
            <text:p>-5.19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42232">
            <text:p>0.242232</text:p>
          </table:table-cell>
          <table:table-cell table:formula="of:=root_y" office:value-type="float" office:value="0">
            <text:p>0</text:p>
          </table:table-cell>
          <table:table-cell office:value-type="float" office:value="-0.02446567">
            <text:p>-0.02446567</text:p>
          </table:table-cell>
          <table:table-cell table:formula="of:=([.B120]/MAX([.B$11:.B$89]))*root_chord" office:value-type="float" office:value="58.2294293813039">
            <text:p>58.2294293813</text:p>
          </table:table-cell>
          <table:table-cell table:formula="of:=root_y" office:value-type="float" office:value="0">
            <text:p>0</text:p>
          </table:table-cell>
          <table:table-cell table:formula="of:=([.D120]/MAX([.B$11:.B$89]))*root_chord" office:value-type="float" office:value="-5.88122957962319">
            <text:p>-5.8812295796</text:p>
          </table:table-cell>
          <table:table-cell table:style-name="ce6" table:formula="of:=(([.E120]-root_twist_x)*COS(RADIANS(root_twist))-([.G120]-root_twist_z)*SIN(RADIANS(root_twist)))+root_twist_x" office:value-type="float" office:value="58.1145698030153">
            <text:p>58.115</text:p>
          </table:table-cell>
          <table:table-cell table:style-name="ce6" table:formula="of:=[.F120]" office:value-type="float" office:value="0">
            <text:p>0.000</text:p>
          </table:table-cell>
          <table:table-cell table:style-name="ce6" table:formula="of:=(([.E120]-root_twist_x)*SIN(RADIANS(root_twist))+([.G120]-root_twist_z)*COS(RADIANS(root_twist)))+root_twist_z" office:value-type="float" office:value="-5.61507832117721">
            <text:p>-5.61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580664">
            <text:p>0.2580664</text:p>
          </table:table-cell>
          <table:table-cell table:formula="of:=root_y" office:value-type="float" office:value="0">
            <text:p>0</text:p>
          </table:table-cell>
          <table:table-cell office:value-type="float" office:value="-0.02389179">
            <text:p>-0.02389179</text:p>
          </table:table-cell>
          <table:table-cell table:formula="of:=([.B121]/MAX([.B$11:.B$89]))*root_chord" office:value-type="float" office:value="62.0358136599926">
            <text:p>62.03581366</text:p>
          </table:table-cell>
          <table:table-cell table:formula="of:=root_y" office:value-type="float" office:value="0">
            <text:p>0</text:p>
          </table:table-cell>
          <table:table-cell table:formula="of:=([.D121]/MAX([.B$11:.B$89]))*root_chord" office:value-type="float" office:value="-5.74327627480243">
            <text:p>-5.7432762748</text:p>
          </table:table-cell>
          <table:table-cell table:style-name="ce6" table:formula="of:=(([.E121]-root_twist_x)*COS(RADIANS(root_twist))-([.G121]-root_twist_z)*SIN(RADIANS(root_twist)))+root_twist_x" office:value-type="float" office:value="61.9008017028414">
            <text:p>61.901</text:p>
          </table:table-cell>
          <table:table-cell table:style-name="ce6" table:formula="of:=[.F121]" office:value-type="float" office:value="0">
            <text:p>0.000</text:p>
          </table:table-cell>
          <table:table-cell table:style-name="ce6" table:formula="of:=(([.E121]-root_twist_x)*SIN(RADIANS(root_twist))+([.G121]-root_twist_z)*COS(RADIANS(root_twist)))+root_twist_z" office:value-type="float" office:value="-6.02985584238412">
            <text:p>-6.03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739656">
            <text:p>0.2739656</text:p>
          </table:table-cell>
          <table:table-cell table:formula="of:=root_y" office:value-type="float" office:value="0">
            <text:p>0</text:p>
          </table:table-cell>
          <table:table-cell office:value-type="float" office:value="-0.02327545">
            <text:p>-0.02327545</text:p>
          </table:table-cell>
          <table:table-cell table:formula="of:=([.B122]/MAX([.B$11:.B$89]))*root_chord" office:value-type="float" office:value="65.8577750177786">
            <text:p>65.8577750178</text:p>
          </table:table-cell>
          <table:table-cell table:formula="of:=root_y" office:value-type="float" office:value="0">
            <text:p>0</text:p>
          </table:table-cell>
          <table:table-cell table:formula="of:=([.D122]/MAX([.B$11:.B$89]))*root_chord" office:value-type="float" office:value="-5.59511613698054">
            <text:p>-5.595116137</text:p>
          </table:table-cell>
          <table:table-cell table:style-name="ce6" table:formula="of:=(([.E122]-root_twist_x)*COS(RADIANS(root_twist))-([.G122]-root_twist_z)*SIN(RADIANS(root_twist)))+root_twist_x" office:value-type="float" office:value="65.703924696497">
            <text:p>65.704</text:p>
          </table:table-cell>
          <table:table-cell table:style-name="ce6" table:formula="of:=[.F122]" office:value-type="float" office:value="0">
            <text:p>0.000</text:p>
          </table:table-cell>
          <table:table-cell table:style-name="ce6" table:formula="of:=(([.E122]-root_twist_x)*SIN(RADIANS(root_twist))+([.G122]-root_twist_z)*COS(RADIANS(root_twist)))+root_twist_z" office:value-type="float" office:value="-6.43679016383824">
            <text:p>-6.43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289906">
            <text:p>0.289906</text:p>
          </table:table-cell>
          <table:table-cell table:formula="of:=root_y" office:value-type="float" office:value="0">
            <text:p>0</text:p>
          </table:table-cell>
          <table:table-cell office:value-type="float" office:value="-0.02263133">
            <text:p>-0.02263133</text:p>
          </table:table-cell>
          <table:table-cell table:formula="of:=([.B123]/MAX([.B$11:.B$89]))*root_chord" office:value-type="float" office:value="69.6896403209167">
            <text:p>69.6896403209</text:p>
          </table:table-cell>
          <table:table-cell table:formula="of:=root_y" office:value-type="float" office:value="0">
            <text:p>0</text:p>
          </table:table-cell>
          <table:table-cell table:formula="of:=([.D123]/MAX([.B$11:.B$89]))*root_chord" office:value-type="float" office:value="-5.44027804765673">
            <text:p>-5.4402780477</text:p>
          </table:table-cell>
          <table:table-cell table:style-name="ce6" table:formula="of:=(([.E123]-root_twist_x)*COS(RADIANS(root_twist))-([.G123]-root_twist_z)*SIN(RADIANS(root_twist)))+root_twist_x" office:value-type="float" office:value="69.5178143783425">
            <text:p>69.518</text:p>
          </table:table-cell>
          <table:table-cell table:style-name="ce6" table:formula="of:=[.F123]" office:value-type="float" office:value="0">
            <text:p>0.000</text:p>
          </table:table-cell>
          <table:table-cell table:style-name="ce6" table:formula="of:=(([.E123]-root_twist_x)*SIN(RADIANS(root_twist))+([.G123]-root_twist_z)*COS(RADIANS(root_twist)))+root_twist_z" office:value-type="float" office:value="-6.83855132424521">
            <text:p>-6.83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058346">
            <text:p>0.3058346</text:p>
          </table:table-cell>
          <table:table-cell table:formula="of:=root_y" office:value-type="float" office:value="0">
            <text:p>0</text:p>
          </table:table-cell>
          <table:table-cell office:value-type="float" office:value="-0.021962">
            <text:p>-0.021962</text:p>
          </table:table-cell>
          <table:table-cell table:formula="of:=([.B124]/MAX([.B$11:.B$89]))*root_chord" office:value-type="float" office:value="73.5186690571821">
            <text:p>73.5186690572</text:p>
          </table:table-cell>
          <table:table-cell table:formula="of:=root_y" office:value-type="float" office:value="0">
            <text:p>0</text:p>
          </table:table-cell>
          <table:table-cell table:formula="of:=([.D124]/MAX([.B$11:.B$89]))*root_chord" office:value-type="float" office:value="-5.27937980148038">
            <text:p>-5.2793798015</text:p>
          </table:table-cell>
          <table:table-cell table:style-name="ce6" table:formula="of:=(([.E124]-root_twist_x)*COS(RADIANS(root_twist))-([.G124]-root_twist_z)*SIN(RADIANS(root_twist)))+root_twist_x" office:value-type="float" office:value="73.3297750891105">
            <text:p>73.330</text:p>
          </table:table-cell>
          <table:table-cell table:style-name="ce6" table:formula="of:=[.F124]" office:value-type="float" office:value="0">
            <text:p>0.000</text:p>
          </table:table-cell>
          <table:table-cell table:style-name="ce6" table:formula="of:=(([.E124]-root_twist_x)*SIN(RADIANS(root_twist))+([.G124]-root_twist_z)*COS(RADIANS(root_twist)))+root_twist_z" office:value-type="float" office:value="-7.23390540393762">
            <text:p>-7.23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217767">
            <text:p>0.3217767</text:p>
          </table:table-cell>
          <table:table-cell table:formula="of:=root_y" office:value-type="float" office:value="0">
            <text:p>0</text:p>
          </table:table-cell>
          <table:table-cell office:value-type="float" office:value="-0.02126104">
            <text:p>-0.02126104</text:p>
          </table:table-cell>
          <table:table-cell table:formula="of:=([.B125]/MAX([.B$11:.B$89]))*root_chord" office:value-type="float" office:value="77.3509430182594">
            <text:p>77.3509430183</text:p>
          </table:table-cell>
          <table:table-cell table:formula="of:=root_y" office:value-type="float" office:value="0">
            <text:p>0</text:p>
          </table:table-cell>
          <table:table-cell table:formula="of:=([.D125]/MAX([.B$11:.B$89]))*root_chord" office:value-type="float" office:value="-5.11087811376316">
            <text:p>-5.1108781138</text:p>
          </table:table-cell>
          <table:table-cell table:style-name="ce6" table:formula="of:=(([.E125]-root_twist_x)*COS(RADIANS(root_twist))-([.G125]-root_twist_z)*SIN(RADIANS(root_twist)))+root_twist_x" office:value-type="float" office:value="77.1460480109668">
            <text:p>77.146</text:p>
          </table:table-cell>
          <table:table-cell table:style-name="ce6" table:formula="of:=[.F125]" office:value-type="float" office:value="0">
            <text:p>0.000</text:p>
          </table:table-cell>
          <table:table-cell table:style-name="ce6" table:formula="of:=(([.E125]-root_twist_x)*SIN(RADIANS(root_twist))+([.G125]-root_twist_z)*COS(RADIANS(root_twist)))+root_twist_z" office:value-type="float" office:value="-7.6222062118448">
            <text:p>-7.62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377835">
            <text:p>0.3377835</text:p>
          </table:table-cell>
          <table:table-cell table:formula="of:=root_y" office:value-type="float" office:value="0">
            <text:p>0</text:p>
          </table:table-cell>
          <table:table-cell office:value-type="float" office:value="-0.0205379">
            <text:p>-0.0205379</text:p>
          </table:table-cell>
          <table:table-cell table:formula="of:=([.B126]/MAX([.B$11:.B$89]))*root_chord" office:value-type="float" office:value="81.1987700197318">
            <text:p>81.1987700197</text:p>
          </table:table-cell>
          <table:table-cell table:formula="of:=root_y" office:value-type="float" office:value="0">
            <text:p>0</text:p>
          </table:table-cell>
          <table:table-cell table:formula="of:=([.D126]/MAX([.B$11:.B$89]))*root_chord" office:value-type="float" office:value="-4.93704464187342">
            <text:p>-4.9370446419</text:p>
          </table:table-cell>
          <table:table-cell table:style-name="ce6" table:formula="of:=(([.E126]-root_twist_x)*COS(RADIANS(root_twist))-([.G126]-root_twist_z)*SIN(RADIANS(root_twist)))+root_twist_x" office:value-type="float" office:value="80.978482191023">
            <text:p>80.978</text:p>
          </table:table-cell>
          <table:table-cell table:style-name="ce6" table:formula="of:=[.F126]" office:value-type="float" office:value="0">
            <text:p>0.000</text:p>
          </table:table-cell>
          <table:table-cell table:style-name="ce6" table:formula="of:=(([.E126]-root_twist_x)*SIN(RADIANS(root_twist))+([.G126]-root_twist_z)*COS(RADIANS(root_twist)))+root_twist_z" office:value-type="float" office:value="-8.00748398793137">
            <text:p>-8.00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538237">
            <text:p>0.3538237</text:p>
          </table:table-cell>
          <table:table-cell table:formula="of:=root_y" office:value-type="float" office:value="0">
            <text:p>0</text:p>
          </table:table-cell>
          <table:table-cell office:value-type="float" office:value="-0.01980956">
            <text:p>-0.01980956</text:p>
          </table:table-cell>
          <table:table-cell table:formula="of:=([.B127]/MAX([.B$11:.B$89]))*root_chord" office:value-type="float" office:value="85.0546259477759">
            <text:p>85.0546259478</text:p>
          </table:table-cell>
          <table:table-cell table:formula="of:=root_y" office:value-type="float" office:value="0">
            <text:p>0</text:p>
          </table:table-cell>
          <table:table-cell table:formula="of:=([.D127]/MAX([.B$11:.B$89]))*root_chord" office:value-type="float" office:value="-4.76196115746352">
            <text:p>-4.7619611575</text:p>
          </table:table-cell>
          <table:table-cell table:style-name="ce6" table:formula="of:=(([.E127]-root_twist_x)*COS(RADIANS(root_twist))-([.G127]-root_twist_z)*SIN(RADIANS(root_twist)))+root_twist_x" office:value-type="float" office:value="84.8190416843606">
            <text:p>84.819</text:p>
          </table:table-cell>
          <table:table-cell table:style-name="ce6" table:formula="of:=[.F127]" office:value-type="float" office:value="0">
            <text:p>0.000</text:p>
          </table:table-cell>
          <table:table-cell table:style-name="ce6" table:formula="of:=(([.E127]-root_twist_x)*SIN(RADIANS(root_twist))+([.G127]-root_twist_z)*COS(RADIANS(root_twist)))+root_twist_z" office:value-type="float" office:value="-8.39268775541106">
            <text:p>-8.39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698415">
            <text:p>0.3698415</text:p>
          </table:table-cell>
          <table:table-cell table:formula="of:=root_y" office:value-type="float" office:value="0">
            <text:p>0</text:p>
          </table:table-cell>
          <table:table-cell office:value-type="float" office:value="-0.0190747">
            <text:p>-0.0190747</text:p>
          </table:table-cell>
          <table:table-cell table:formula="of:=([.B128]/MAX([.B$11:.B$89]))*root_chord" office:value-type="float" office:value="88.9050972065025">
            <text:p>88.9050972065</text:p>
          </table:table-cell>
          <table:table-cell table:formula="of:=root_y" office:value-type="float" office:value="0">
            <text:p>0</text:p>
          </table:table-cell>
          <table:table-cell table:formula="of:=([.D128]/MAX([.B$11:.B$89]))*root_chord" office:value-type="float" office:value="-4.58531034966296">
            <text:p>-4.5853103497</text:p>
          </table:table-cell>
          <table:table-cell table:style-name="ce6" table:formula="of:=(([.E128]-root_twist_x)*COS(RADIANS(root_twist))-([.G128]-root_twist_z)*SIN(RADIANS(root_twist)))+root_twist_x" office:value-type="float" office:value="88.6545002753772">
            <text:p>88.655</text:p>
          </table:table-cell>
          <table:table-cell table:style-name="ce6" table:formula="of:=[.F128]" office:value-type="float" office:value="0">
            <text:p>0.000</text:p>
          </table:table-cell>
          <table:table-cell table:style-name="ce6" table:formula="of:=(([.E128]-root_twist_x)*SIN(RADIANS(root_twist))+([.G128]-root_twist_z)*COS(RADIANS(root_twist)))+root_twist_z" office:value-type="float" office:value="-8.77556086594852">
            <text:p>-8.77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385853">
            <text:p>0.385853</text:p>
          </table:table-cell>
          <table:table-cell table:formula="of:=root_y" office:value-type="float" office:value="0">
            <text:p>0</text:p>
          </table:table-cell>
          <table:table-cell office:value-type="float" office:value="-0.01832531">
            <text:p>-0.01832531</text:p>
          </table:table-cell>
          <table:table-cell table:formula="of:=([.B129]/MAX([.B$11:.B$89]))*root_chord" office:value-type="float" office:value="92.7540540269834">
            <text:p>92.754054027</text:p>
          </table:table-cell>
          <table:table-cell table:formula="of:=root_y" office:value-type="float" office:value="0">
            <text:p>0</text:p>
          </table:table-cell>
          <table:table-cell table:formula="of:=([.D129]/MAX([.B$11:.B$89]))*root_chord" office:value-type="float" office:value="-4.40516671841665">
            <text:p>-4.4051667184</text:p>
          </table:table-cell>
          <table:table-cell table:style-name="ce6" table:formula="of:=(([.E129]-root_twist_x)*COS(RADIANS(root_twist))-([.G129]-root_twist_z)*SIN(RADIANS(root_twist)))+root_twist_x" office:value-type="float" office:value="92.4889662589221">
            <text:p>92.489</text:p>
          </table:table-cell>
          <table:table-cell table:style-name="ce6" table:formula="of:=[.F129]" office:value-type="float" office:value="0">
            <text:p>0.000</text:p>
          </table:table-cell>
          <table:table-cell table:style-name="ce6" table:formula="of:=(([.E129]-root_twist_x)*SIN(RADIANS(root_twist))+([.G129]-root_twist_z)*COS(RADIANS(root_twist)))+root_twist_z" office:value-type="float" office:value="-9.15475864395278">
            <text:p>-9.15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018944">
            <text:p>0.4018944</text:p>
          </table:table-cell>
          <table:table-cell table:formula="of:=root_y" office:value-type="float" office:value="0">
            <text:p>0</text:p>
          </table:table-cell>
          <table:table-cell office:value-type="float" office:value="-0.01756631">
            <text:p>-0.01756631</text:p>
          </table:table-cell>
          <table:table-cell table:formula="of:=([.B130]/MAX([.B$11:.B$89]))*root_chord" office:value-type="float" office:value="96.6101984194553">
            <text:p>96.6101984195</text:p>
          </table:table-cell>
          <table:table-cell table:formula="of:=root_y" office:value-type="float" office:value="0">
            <text:p>0</text:p>
          </table:table-cell>
          <table:table-cell table:formula="of:=([.D130]/MAX([.B$11:.B$89]))*root_chord" office:value-type="float" office:value="-4.22271296787828">
            <text:p>-4.2227129679</text:p>
          </table:table-cell>
          <table:table-cell table:style-name="ce6" table:formula="of:=(([.E130]-root_twist_x)*COS(RADIANS(root_twist))-([.G130]-root_twist_z)*SIN(RADIANS(root_twist)))+root_twist_x" office:value-type="float" office:value="96.3308786064933">
            <text:p>96.331</text:p>
          </table:table-cell>
          <table:table-cell table:style-name="ce6" table:formula="of:=[.F130]" office:value-type="float" office:value="0">
            <text:p>0.000</text:p>
          </table:table-cell>
          <table:table-cell table:style-name="ce6" table:formula="of:=(([.E130]-root_twist_x)*SIN(RADIANS(root_twist))+([.G130]-root_twist_z)*COS(RADIANS(root_twist)))+root_twist_z" office:value-type="float" office:value="-9.53271163078806">
            <text:p>-9.53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179542">
            <text:p>0.4179542</text:p>
          </table:table-cell>
          <table:table-cell table:formula="of:=root_y" office:value-type="float" office:value="0">
            <text:p>0</text:p>
          </table:table-cell>
          <table:table-cell office:value-type="float" office:value="-0.01680758">
            <text:p>-0.01680758</text:p>
          </table:table-cell>
          <table:table-cell table:formula="of:=([.B131]/MAX([.B$11:.B$89]))*root_chord" office:value-type="float" office:value="100.470765933152">
            <text:p>100.4707659332</text:p>
          </table:table-cell>
          <table:table-cell table:formula="of:=root_y" office:value-type="float" office:value="0">
            <text:p>0</text:p>
          </table:table-cell>
          <table:table-cell table:formula="of:=([.D131]/MAX([.B$11:.B$89]))*root_chord" office:value-type="float" office:value="-4.04032412183616">
            <text:p>-4.0403241218</text:p>
          </table:table-cell>
          <table:table-cell table:style-name="ce6" table:formula="of:=(([.E131]-root_twist_x)*COS(RADIANS(root_twist))-([.G131]-root_twist_z)*SIN(RADIANS(root_twist)))+root_twist_x" office:value-type="float" office:value="100.17715804066">
            <text:p>100.177</text:p>
          </table:table-cell>
          <table:table-cell table:style-name="ce6" table:formula="of:=[.F131]" office:value-type="float" office:value="0">
            <text:p>0.000</text:p>
          </table:table-cell>
          <table:table-cell table:style-name="ce6" table:formula="of:=(([.E131]-root_twist_x)*SIN(RADIANS(root_twist))+([.G131]-root_twist_z)*COS(RADIANS(root_twist)))+root_twist_z" office:value-type="float" office:value="-9.91136943578245">
            <text:p>-9.91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340081">
            <text:p>0.4340081</text:p>
          </table:table-cell>
          <table:table-cell table:formula="of:=root_y" office:value-type="float" office:value="0">
            <text:p>0</text:p>
          </table:table-cell>
          <table:table-cell office:value-type="float" office:value="-0.01605419">
            <text:p>-0.01605419</text:p>
          </table:table-cell>
          <table:table-cell table:formula="of:=([.B132]/MAX([.B$11:.B$89]))*root_chord" office:value-type="float" office:value="104.329915163413">
            <text:p>104.3299151634</text:p>
          </table:table-cell>
          <table:table-cell table:formula="of:=root_y" office:value-type="float" office:value="0">
            <text:p>0</text:p>
          </table:table-cell>
          <table:table-cell table:formula="of:=([.D132]/MAX([.B$11:.B$89]))*root_chord" office:value-type="float" office:value="-3.85921894249742">
            <text:p>-3.8592189425</text:p>
          </table:table-cell>
          <table:table-cell table:style-name="ce6" table:formula="of:=(([.E132]-root_twist_x)*COS(RADIANS(root_twist))-([.G132]-root_twist_z)*SIN(RADIANS(root_twist)))+root_twist_x" office:value-type="float" office:value="104.021848232187">
            <text:p>104.022</text:p>
          </table:table-cell>
          <table:table-cell table:style-name="ce6" table:formula="of:=[.F132]" office:value-type="float" office:value="0">
            <text:p>0.000</text:p>
          </table:table-cell>
          <table:table-cell table:style-name="ce6" table:formula="of:=(([.E132]-root_twist_x)*SIN(RADIANS(root_twist))+([.G132]-root_twist_z)*COS(RADIANS(root_twist)))+root_twist_z" office:value-type="float" office:value="-10.2910919641894">
            <text:p>-10.29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500633">
            <text:p>0.4500633</text:p>
          </table:table-cell>
          <table:table-cell table:formula="of:=root_y" office:value-type="float" office:value="0">
            <text:p>0</text:p>
          </table:table-cell>
          <table:table-cell office:value-type="float" office:value="-0.01530731">
            <text:p>-0.01530731</text:p>
          </table:table-cell>
          <table:table-cell table:formula="of:=([.B133]/MAX([.B$11:.B$89]))*root_chord" office:value-type="float" office:value="108.189376896804">
            <text:p>108.1893768968</text:p>
          </table:table-cell>
          <table:table-cell table:formula="of:=root_y" office:value-type="float" office:value="0">
            <text:p>0</text:p>
          </table:table-cell>
          <table:table-cell table:formula="of:=([.D133]/MAX([.B$11:.B$89]))*root_chord" office:value-type="float" office:value="-3.67967868267911">
            <text:p>-3.6796786827</text:p>
          </table:table-cell>
          <table:table-cell table:style-name="ce6" table:formula="of:=(([.E133]-root_twist_x)*COS(RADIANS(root_twist))-([.G133]-root_twist_z)*SIN(RADIANS(root_twist)))+root_twist_x" office:value-type="float" office:value="107.866620985663">
            <text:p>107.867</text:p>
          </table:table-cell>
          <table:table-cell table:style-name="ce6" table:formula="of:=[.F133]" office:value-type="float" office:value="0">
            <text:p>0.000</text:p>
          </table:table-cell>
          <table:table-cell table:style-name="ce6" table:formula="of:=(([.E133]-root_twist_x)*SIN(RADIANS(root_twist))+([.G133]-root_twist_z)*COS(RADIANS(root_twist)))+root_twist_z" office:value-type="float" office:value="-10.6724081722493">
            <text:p>-10.67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661308">
            <text:p>0.4661308</text:p>
          </table:table-cell>
          <table:table-cell table:formula="of:=root_y" office:value-type="float" office:value="0">
            <text:p>0</text:p>
          </table:table-cell>
          <table:table-cell office:value-type="float" office:value="-0.01456402">
            <text:p>-0.01456402</text:p>
          </table:table-cell>
          <table:table-cell table:formula="of:=([.B134]/MAX([.B$11:.B$89]))*root_chord" office:value-type="float" office:value="112.051795390579">
            <text:p>112.0517953906</text:p>
          </table:table-cell>
          <table:table-cell table:formula="of:=root_y" office:value-type="float" office:value="0">
            <text:p>0</text:p>
          </table:table-cell>
          <table:table-cell table:formula="of:=([.D134]/MAX([.B$11:.B$89]))*root_chord" office:value-type="float" office:value="-3.50100141227376">
            <text:p>-3.5010014123</text:p>
          </table:table-cell>
          <table:table-cell table:style-name="ce6" table:formula="of:=(([.E134]-root_twist_x)*COS(RADIANS(root_twist))-([.G134]-root_twist_z)*SIN(RADIANS(root_twist)))+root_twist_x" office:value-type="float" office:value="111.714194339105">
            <text:p>111.714</text:p>
          </table:table-cell>
          <table:table-cell table:style-name="ce6" table:formula="of:=[.F134]" office:value-type="float" office:value="0">
            <text:p>0.000</text:p>
          </table:table-cell>
          <table:table-cell table:style-name="ce6" table:formula="of:=(([.E134]-root_twist_x)*SIN(RADIANS(root_twist))+([.G134]-root_twist_z)*COS(RADIANS(root_twist)))+root_twist_z" office:value-type="float" office:value="-11.0550064967355">
            <text:p>-11.05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821919">
            <text:p>0.4821919</text:p>
          </table:table-cell>
          <table:table-cell table:formula="of:=root_y" office:value-type="float" office:value="0">
            <text:p>0</text:p>
          </table:table-cell>
          <table:table-cell office:value-type="float" office:value="-0.01382307">
            <text:p>-0.01382307</text:p>
          </table:table-cell>
          <table:table-cell table:formula="of:=([.B135]/MAX([.B$11:.B$89]))*root_chord" office:value-type="float" office:value="115.912675407406">
            <text:p>115.9126754074</text:p>
          </table:table-cell>
          <table:table-cell table:formula="of:=root_y" office:value-type="float" office:value="0">
            <text:p>0</text:p>
          </table:table-cell>
          <table:table-cell table:formula="of:=([.D135]/MAX([.B$11:.B$89]))*root_chord" office:value-type="float" office:value="-3.32288664750248">
            <text:p>-3.3228866475</text:p>
          </table:table-cell>
          <table:table-cell table:style-name="ce6" table:formula="of:=(([.E135]-root_twist_x)*COS(RADIANS(root_twist))-([.G135]-root_twist_z)*SIN(RADIANS(root_twist)))+root_twist_x" office:value-type="float" office:value="115.560163968961">
            <text:p>115.560</text:p>
          </table:table-cell>
          <table:table-cell table:style-name="ce6" table:formula="of:=[.F135]" office:value-type="float" office:value="0">
            <text:p>0.000</text:p>
          </table:table-cell>
          <table:table-cell table:style-name="ce6" table:formula="of:=(([.E135]-root_twist_x)*SIN(RADIANS(root_twist))+([.G135]-root_twist_z)*COS(RADIANS(root_twist)))+root_twist_z" office:value-type="float" office:value="-11.4379385794707">
            <text:p>-11.43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498225">
            <text:p>0.498225</text:p>
          </table:table-cell>
          <table:table-cell table:formula="of:=root_y" office:value-type="float" office:value="0">
            <text:p>0</text:p>
          </table:table-cell>
          <table:table-cell office:value-type="float" office:value="-0.01309038">
            <text:p>-0.01309038</text:p>
          </table:table-cell>
          <table:table-cell table:formula="of:=([.B136]/MAX([.B$11:.B$89]))*root_chord" office:value-type="float" office:value="119.766824587586">
            <text:p>119.7668245876</text:p>
          </table:table-cell>
          <table:table-cell table:formula="of:=root_y" office:value-type="float" office:value="0">
            <text:p>0</text:p>
          </table:table-cell>
          <table:table-cell table:formula="of:=([.D136]/MAX([.B$11:.B$89]))*root_chord" office:value-type="float" office:value="-3.14675747954206">
            <text:p>-3.1467574795</text:p>
          </table:table-cell>
          <table:table-cell table:style-name="ce6" table:formula="of:=(([.E136]-root_twist_x)*COS(RADIANS(root_twist))-([.G136]-root_twist_z)*SIN(RADIANS(root_twist)))+root_twist_x" office:value-type="float" office:value="119.399186155005">
            <text:p>119.399</text:p>
          </table:table-cell>
          <table:table-cell table:style-name="ce6" table:formula="of:=[.F136]" office:value-type="float" office:value="0">
            <text:p>0.000</text:p>
          </table:table-cell>
          <table:table-cell table:style-name="ce6" table:formula="of:=(([.E136]-root_twist_x)*SIN(RADIANS(root_twist))+([.G136]-root_twist_z)*COS(RADIANS(root_twist)))+root_twist_z" office:value-type="float" office:value="-11.8218605011542">
            <text:p>-11.82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142387">
            <text:p>0.5142387</text:p>
          </table:table-cell>
          <table:table-cell table:formula="of:=root_y" office:value-type="float" office:value="0">
            <text:p>0</text:p>
          </table:table-cell>
          <table:table-cell office:value-type="float" office:value="-0.01237163">
            <text:p>-0.01237163</text:p>
          </table:table-cell>
          <table:table-cell table:formula="of:=([.B137]/MAX([.B$11:.B$89]))*root_chord" office:value-type="float" office:value="123.616310259518">
            <text:p>123.6163102595</text:p>
          </table:table-cell>
          <table:table-cell table:formula="of:=root_y" office:value-type="float" office:value="0">
            <text:p>0</text:p>
          </table:table-cell>
          <table:table-cell table:formula="of:=([.D137]/MAX([.B$11:.B$89]))*root_chord" office:value-type="float" office:value="-2.97397930668376">
            <text:p>-2.9739793067</text:p>
          </table:table-cell>
          <table:table-cell table:style-name="ce6" table:formula="of:=(([.E137]-root_twist_x)*COS(RADIANS(root_twist))-([.G137]-root_twist_z)*SIN(RADIANS(root_twist)))+root_twist_x" office:value-type="float" office:value="123.233108679243">
            <text:p>123.233</text:p>
          </table:table-cell>
          <table:table-cell table:style-name="ce6" table:formula="of:=[.F137]" office:value-type="float" office:value="0">
            <text:p>0.000</text:p>
          </table:table-cell>
          <table:table-cell table:style-name="ce6" table:formula="of:=(([.E137]-root_twist_x)*SIN(RADIANS(root_twist))+([.G137]-root_twist_z)*COS(RADIANS(root_twist)))+root_twist_z" office:value-type="float" office:value="-12.2084226741169">
            <text:p>-12.20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302531">
            <text:p>0.5302531</text:p>
          </table:table-cell>
          <table:table-cell table:formula="of:=root_y" office:value-type="float" office:value="0">
            <text:p>0</text:p>
          </table:table-cell>
          <table:table-cell office:value-type="float" office:value="-0.01166659">
            <text:p>-0.01166659</text:p>
          </table:table-cell>
          <table:table-cell table:formula="of:=([.B138]/MAX([.B$11:.B$89]))*root_chord" office:value-type="float" office:value="127.465964202366">
            <text:p>127.4659642024</text:p>
          </table:table-cell>
          <table:table-cell table:formula="of:=root_y" office:value-type="float" office:value="0">
            <text:p>0</text:p>
          </table:table-cell>
          <table:table-cell table:formula="of:=([.D138]/MAX([.B$11:.B$89]))*root_chord" office:value-type="float" office:value="-2.80449683991226">
            <text:p>-2.8044968399</text:p>
          </table:table-cell>
          <table:table-cell table:style-name="ce6" table:formula="of:=(([.E138]-root_twist_x)*COS(RADIANS(root_twist))-([.G138]-root_twist_z)*SIN(RADIANS(root_twist)))+root_twist_x" office:value-type="float" office:value="127.066720385136">
            <text:p>127.067</text:p>
          </table:table-cell>
          <table:table-cell table:style-name="ce6" table:formula="of:=[.F138]" office:value-type="float" office:value="0">
            <text:p>0.000</text:p>
          </table:table-cell>
          <table:table-cell table:style-name="ce6" table:formula="of:=(([.E138]-root_twist_x)*SIN(RADIANS(root_twist))+([.G138]-root_twist_z)*COS(RADIANS(root_twist)))+root_twist_z" office:value-type="float" office:value="-12.598270175932">
            <text:p>-12.59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462727">
            <text:p>0.5462727</text:p>
          </table:table-cell>
          <table:table-cell table:formula="of:=root_y" office:value-type="float" office:value="0">
            <text:p>0</text:p>
          </table:table-cell>
          <table:table-cell office:value-type="float" office:value="-0.01097409">
            <text:p>-0.01097409</text:p>
          </table:table-cell>
          <table:table-cell table:formula="of:=([.B139]/MAX([.B$11:.B$89]))*root_chord" office:value-type="float" office:value="131.316868157734">
            <text:p>131.3168681577</text:p>
          </table:table-cell>
          <table:table-cell table:formula="of:=root_y" office:value-type="float" office:value="0">
            <text:p>0</text:p>
          </table:table-cell>
          <table:table-cell table:formula="of:=([.D139]/MAX([.B$11:.B$89]))*root_chord" office:value-type="float" office:value="-2.63802882641052">
            <text:p>-2.6380288264</text:p>
          </table:table-cell>
          <table:table-cell table:style-name="ce6" table:formula="of:=(([.E139]-root_twist_x)*COS(RADIANS(root_twist))-([.G139]-root_twist_z)*SIN(RADIANS(root_twist)))+root_twist_x" office:value-type="float" office:value="130.901132342773">
            <text:p>130.901</text:p>
          </table:table-cell>
          <table:table-cell table:style-name="ce6" table:formula="of:=[.F139]" office:value-type="float" office:value="0">
            <text:p>0.000</text:p>
          </table:table-cell>
          <table:table-cell table:style-name="ce6" table:formula="of:=(([.E139]-root_twist_x)*SIN(RADIANS(root_twist))+([.G139]-root_twist_z)*COS(RADIANS(root_twist)))+root_twist_z" office:value-type="float" office:value="-12.9912813871143">
            <text:p>-12.99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622914">
            <text:p>0.5622914</text:p>
          </table:table-cell>
          <table:table-cell table:formula="of:=root_y" office:value-type="float" office:value="0">
            <text:p>0</text:p>
          </table:table-cell>
          <table:table-cell office:value-type="float" office:value="-0.01029475">
            <text:p>-0.01029475</text:p>
          </table:table-cell>
          <table:table-cell table:formula="of:=([.B140]/MAX([.B$11:.B$89]))*root_chord" office:value-type="float" office:value="135.167555764781">
            <text:p>135.1675557648</text:p>
          </table:table-cell>
          <table:table-cell table:formula="of:=root_y" office:value-type="float" office:value="0">
            <text:p>0</text:p>
          </table:table-cell>
          <table:table-cell table:formula="of:=([.D140]/MAX([.B$11:.B$89]))*root_chord" office:value-type="float" office:value="-2.47472430613287">
            <text:p>-2.4747243061</text:p>
          </table:table-cell>
          <table:table-cell table:style-name="ce6" table:formula="of:=(([.E140]-root_twist_x)*COS(RADIANS(root_twist))-([.G140]-root_twist_z)*SIN(RADIANS(root_twist)))+root_twist_x" office:value-type="float" office:value="134.734872066316">
            <text:p>134.735</text:p>
          </table:table-cell>
          <table:table-cell table:style-name="ce6" table:formula="of:=[.F140]" office:value-type="float" office:value="0">
            <text:p>0.000</text:p>
          </table:table-cell>
          <table:table-cell table:style-name="ce6" table:formula="of:=(([.E140]-root_twist_x)*SIN(RADIANS(root_twist))+([.G140]-root_twist_z)*COS(RADIANS(root_twist)))+root_twist_z" office:value-type="float" office:value="-13.3873914040822">
            <text:p>-13.38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783047">
            <text:p>0.5783047</text:p>
          </table:table-cell>
          <table:table-cell table:formula="of:=root_y" office:value-type="float" office:value="0">
            <text:p>0</text:p>
          </table:table-cell>
          <table:table-cell office:value-type="float" office:value="-0.009629626">
            <text:p>-0.009629626</text:p>
          </table:table-cell>
          <table:table-cell table:formula="of:=([.B141]/MAX([.B$11:.B$89]))*root_chord" office:value-type="float" office:value="139.016945281904">
            <text:p>139.0169452819</text:p>
          </table:table-cell>
          <table:table-cell table:formula="of:=root_y" office:value-type="float" office:value="0">
            <text:p>0</text:p>
          </table:table-cell>
          <table:table-cell table:formula="of:=([.D141]/MAX([.B$11:.B$89]))*root_chord" office:value-type="float" office:value="-2.31483712777572">
            <text:p>-2.3148371278</text:p>
          </table:table-cell>
          <table:table-cell table:style-name="ce6" table:formula="of:=(([.E141]-root_twist_x)*COS(RADIANS(root_twist))-([.G141]-root_twist_z)*SIN(RADIANS(root_twist)))+root_twist_x" office:value-type="float" office:value="138.566832454596">
            <text:p>138.567</text:p>
          </table:table-cell>
          <table:table-cell table:style-name="ce6" table:formula="of:=[.F141]" office:value-type="float" office:value="0">
            <text:p>0.000</text:p>
          </table:table-cell>
          <table:table-cell table:style-name="ce6" table:formula="of:=(([.E141]-root_twist_x)*SIN(RADIANS(root_twist))+([.G141]-root_twist_z)*COS(RADIANS(root_twist)))+root_twist_z" office:value-type="float" office:value="-13.7866947311314">
            <text:p>-13.78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5943112">
            <text:p>0.5943112</text:p>
          </table:table-cell>
          <table:table-cell table:formula="of:=root_y" office:value-type="float" office:value="0">
            <text:p>0</text:p>
          </table:table-cell>
          <table:table-cell office:value-type="float" office:value="-0.008979636">
            <text:p>-0.008979636</text:p>
          </table:table-cell>
          <table:table-cell table:formula="of:=([.B142]/MAX([.B$11:.B$89]))*root_chord" office:value-type="float" office:value="142.864700167269">
            <text:p>142.8647001673</text:p>
          </table:table-cell>
          <table:table-cell table:formula="of:=root_y" office:value-type="float" office:value="0">
            <text:p>0</text:p>
          </table:table-cell>
          <table:table-cell table:formula="of:=([.D142]/MAX([.B$11:.B$89]))*root_chord" office:value-type="float" office:value="-2.15858796662627">
            <text:p>-2.1585879666</text:p>
          </table:table-cell>
          <table:table-cell table:style-name="ce6" table:formula="of:=(([.E142]-root_twist_x)*COS(RADIANS(root_twist))-([.G142]-root_twist_z)*SIN(RADIANS(root_twist)))+root_twist_x" office:value-type="float" office:value="142.396648553792">
            <text:p>142.397</text:p>
          </table:table-cell>
          <table:table-cell table:style-name="ce6" table:formula="of:=[.F142]" office:value-type="float" office:value="0">
            <text:p>0.000</text:p>
          </table:table-cell>
          <table:table-cell table:style-name="ce6" table:formula="of:=(([.E142]-root_twist_x)*SIN(RADIANS(root_twist))+([.G142]-root_twist_z)*COS(RADIANS(root_twist)))+root_twist_z" office:value-type="float" office:value="-14.1893609757405">
            <text:p>-14.18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103125">
            <text:p>0.6103125</text:p>
          </table:table-cell>
          <table:table-cell table:formula="of:=root_y" office:value-type="float" office:value="0">
            <text:p>0</text:p>
          </table:table-cell>
          <table:table-cell office:value-type="float" office:value="-0.008345532">
            <text:p>-0.008345532</text:p>
          </table:table-cell>
          <table:table-cell table:formula="of:=([.B143]/MAX([.B$11:.B$89]))*root_chord" office:value-type="float" office:value="146.711205040115">
            <text:p>146.7112050401</text:p>
          </table:table-cell>
          <table:table-cell table:formula="of:=root_y" office:value-type="float" office:value="0">
            <text:p>0</text:p>
          </table:table-cell>
          <table:table-cell table:formula="of:=([.D143]/MAX([.B$11:.B$89]))*root_chord" office:value-type="float" office:value="-2.0061575937259">
            <text:p>-2.0061575937</text:p>
          </table:table-cell>
          <table:table-cell table:style-name="ce6" table:formula="of:=(([.E143]-root_twist_x)*COS(RADIANS(root_twist))-([.G143]-root_twist_z)*SIN(RADIANS(root_twist)))+root_twist_x" office:value-type="float" office:value="146.224674747004">
            <text:p>146.225</text:p>
          </table:table-cell>
          <table:table-cell table:style-name="ce6" table:formula="of:=[.F143]" office:value-type="float" office:value="0">
            <text:p>0.000</text:p>
          </table:table-cell>
          <table:table-cell table:style-name="ce6" table:formula="of:=(([.E143]-root_twist_x)*SIN(RADIANS(root_twist))+([.G143]-root_twist_z)*COS(RADIANS(root_twist)))+root_twist_z" office:value-type="float" office:value="-14.5956247071885">
            <text:p>-14.59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263101">
            <text:p>0.6263101</text:p>
          </table:table-cell>
          <table:table-cell table:formula="of:=root_y" office:value-type="float" office:value="0">
            <text:p>0</text:p>
          </table:table-cell>
          <table:table-cell office:value-type="float" office:value="-0.007727791">
            <text:p>-0.007727791</text:p>
          </table:table-cell>
          <table:table-cell table:formula="of:=([.B144]/MAX([.B$11:.B$89]))*root_chord" office:value-type="float" office:value="150.556820480974">
            <text:p>150.556820481</text:p>
          </table:table-cell>
          <table:table-cell table:formula="of:=root_y" office:value-type="float" office:value="0">
            <text:p>0</text:p>
          </table:table-cell>
          <table:table-cell table:formula="of:=([.D144]/MAX([.B$11:.B$89]))*root_chord" office:value-type="float" office:value="-1.85766067368463">
            <text:p>-1.8576606737</text:p>
          </table:table-cell>
          <table:table-cell table:style-name="ce6" table:formula="of:=(([.E144]-root_twist_x)*COS(RADIANS(root_twist))-([.G144]-root_twist_z)*SIN(RADIANS(root_twist)))+root_twist_x" office:value-type="float" office:value="150.051251206229">
            <text:p>150.051</text:p>
          </table:table-cell>
          <table:table-cell table:style-name="ce6" table:formula="of:=[.F144]" office:value-type="float" office:value="0">
            <text:p>0.000</text:p>
          </table:table-cell>
          <table:table-cell table:style-name="ce6" table:formula="of:=(([.E144]-root_twist_x)*SIN(RADIANS(root_twist))+([.G144]-root_twist_z)*COS(RADIANS(root_twist)))+root_twist_z" office:value-type="float" office:value="-15.0056516037965">
            <text:p>-15.006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423008">
            <text:p>0.6423008</text:p>
          </table:table-cell>
          <table:table-cell table:formula="of:=root_y" office:value-type="float" office:value="0">
            <text:p>0</text:p>
          </table:table-cell>
          <table:table-cell office:value-type="float" office:value="-0.007127217">
            <text:p>-0.007127217</text:p>
          </table:table-cell>
          <table:table-cell table:formula="of:=([.B145]/MAX([.B$11:.B$89]))*root_chord" office:value-type="float" office:value="154.400777251375">
            <text:p>154.4007772514</text:p>
          </table:table-cell>
          <table:table-cell table:formula="of:=root_y" office:value-type="float" office:value="0">
            <text:p>0</text:p>
          </table:table-cell>
          <table:table-cell table:formula="of:=([.D145]/MAX([.B$11:.B$89]))*root_chord" office:value-type="float" office:value="-1.71329047766905">
            <text:p>-1.7132904777</text:p>
          </table:table-cell>
          <table:table-cell table:style-name="ce6" table:formula="of:=(([.E145]-root_twist_x)*COS(RADIANS(root_twist))-([.G145]-root_twist_z)*SIN(RADIANS(root_twist)))+root_twist_x" office:value-type="float" office:value="153.875588812005">
            <text:p>153.876</text:p>
          </table:table-cell>
          <table:table-cell table:style-name="ce6" table:formula="of:=[.F145]" office:value-type="float" office:value="0">
            <text:p>0.000</text:p>
          </table:table-cell>
          <table:table-cell table:style-name="ce6" table:formula="of:=(([.E145]-root_twist_x)*SIN(RADIANS(root_twist))+([.G145]-root_twist_z)*COS(RADIANS(root_twist)))+root_twist_z" office:value-type="float" office:value="-15.4195214906606">
            <text:p>-15.420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582777">
            <text:p>0.6582777</text:p>
          </table:table-cell>
          <table:table-cell table:formula="of:=root_y" office:value-type="float" office:value="0">
            <text:p>0</text:p>
          </table:table-cell>
          <table:table-cell office:value-type="float" office:value="-0.006546774">
            <text:p>-0.006546774</text:p>
          </table:table-cell>
          <table:table-cell table:formula="of:=([.B146]/MAX([.B$11:.B$89]))*root_chord" office:value-type="float" office:value="158.241416680856">
            <text:p>158.2414166809</text:p>
          </table:table-cell>
          <table:table-cell table:formula="of:=root_y" office:value-type="float" office:value="0">
            <text:p>0</text:p>
          </table:table-cell>
          <table:table-cell table:formula="of:=([.D146]/MAX([.B$11:.B$89]))*root_chord" office:value-type="float" office:value="-1.57375951281563">
            <text:p>-1.5737595128</text:p>
          </table:table-cell>
          <table:table-cell table:style-name="ce6" table:formula="of:=(([.E146]-root_twist_x)*COS(RADIANS(root_twist))-([.G146]-root_twist_z)*SIN(RADIANS(root_twist)))+root_twist_x" office:value-type="float" office:value="157.695943189851">
            <text:p>157.696</text:p>
          </table:table-cell>
          <table:table-cell table:style-name="ce6" table:formula="of:=[.F146]" office:value-type="float" office:value="0">
            <text:p>0.000</text:p>
          </table:table-cell>
          <table:table-cell table:style-name="ce6" table:formula="of:=(([.E146]-root_twist_x)*SIN(RADIANS(root_twist))+([.G146]-root_twist_z)*COS(RADIANS(root_twist)))+root_twist_z" office:value-type="float" office:value="-15.8376991384589">
            <text:p>-15.83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742335">
            <text:p>0.6742335</text:p>
          </table:table-cell>
          <table:table-cell table:formula="of:=root_y" office:value-type="float" office:value="0">
            <text:p>0</text:p>
          </table:table-cell>
          <table:table-cell office:value-type="float" office:value="-0.005989979">
            <text:p>-0.005989979</text:p>
          </table:table-cell>
          <table:table-cell table:formula="of:=([.B147]/MAX([.B$11:.B$89]))*root_chord" office:value-type="float" office:value="162.07698394415">
            <text:p>162.0769839442</text:p>
          </table:table-cell>
          <table:table-cell table:formula="of:=root_y" office:value-type="float" office:value="0">
            <text:p>0</text:p>
          </table:table-cell>
          <table:table-cell table:formula="of:=([.D147]/MAX([.B$11:.B$89]))*root_chord" office:value-type="float" office:value="-1.43991322028466">
            <text:p>-1.4399132203</text:p>
          </table:table-cell>
          <table:table-cell table:style-name="ce6" table:formula="of:=(([.E147]-root_twist_x)*COS(RADIANS(root_twist))-([.G147]-root_twist_z)*SIN(RADIANS(root_twist)))+root_twist_x" office:value-type="float" office:value="161.510455571516">
            <text:p>161.510</text:p>
          </table:table-cell>
          <table:table-cell table:style-name="ce6" table:formula="of:=[.F147]" office:value-type="float" office:value="0">
            <text:p>0.000</text:p>
          </table:table-cell>
          <table:table-cell table:style-name="ce6" table:formula="of:=(([.E147]-root_twist_x)*SIN(RADIANS(root_twist))+([.G147]-root_twist_z)*COS(RADIANS(root_twist)))+root_twist_z" office:value-type="float" office:value="-16.2607669242796">
            <text:p>-16.26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6901756">
            <text:p>0.6901756</text:p>
          </table:table-cell>
          <table:table-cell table:formula="of:=root_y" office:value-type="float" office:value="0">
            <text:p>0</text:p>
          </table:table-cell>
          <table:table-cell office:value-type="float" office:value="-0.005457896">
            <text:p>-0.005457896</text:p>
          </table:table-cell>
          <table:table-cell table:formula="of:=([.B148]/MAX([.B$11:.B$89]))*root_chord" office:value-type="float" office:value="165.909257905227">
            <text:p>165.9092579052</text:p>
          </table:table-cell>
          <table:table-cell table:formula="of:=root_y" office:value-type="float" office:value="0">
            <text:p>0</text:p>
          </table:table-cell>
          <table:table-cell table:formula="of:=([.D148]/MAX([.B$11:.B$89]))*root_chord" office:value-type="float" office:value="-1.31200737186871">
            <text:p>-1.3120073719</text:p>
          </table:table-cell>
          <table:table-cell table:style-name="ce6" table:formula="of:=(([.E148]-root_twist_x)*COS(RADIANS(root_twist))-([.G148]-root_twist_z)*SIN(RADIANS(root_twist)))+root_twist_x" office:value-type="float" office:value="165.320849022498">
            <text:p>165.321</text:p>
          </table:table-cell>
          <table:table-cell table:style-name="ce6" table:formula="of:=[.F148]" office:value-type="float" office:value="0">
            <text:p>0.000</text:p>
          </table:table-cell>
          <table:table-cell table:style-name="ce6" table:formula="of:=(([.E148]-root_twist_x)*SIN(RADIANS(root_twist))+([.G148]-root_twist_z)*COS(RADIANS(root_twist)))+root_twist_z" office:value-type="float" office:value="-16.6892355550157">
            <text:p>-16.68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061383">
            <text:p>0.7061383</text:p>
          </table:table-cell>
          <table:table-cell table:formula="of:=root_y" office:value-type="float" office:value="0">
            <text:p>0</text:p>
          </table:table-cell>
          <table:table-cell office:value-type="float" office:value="-0.004948066">
            <text:p>-0.004948066</text:p>
          </table:table-cell>
          <table:table-cell table:formula="of:=([.B149]/MAX([.B$11:.B$89]))*root_chord" office:value-type="float" office:value="169.746483838981">
            <text:p>169.746483839</text:p>
          </table:table-cell>
          <table:table-cell table:formula="of:=root_y" office:value-type="float" office:value="0">
            <text:p>0</text:p>
          </table:table-cell>
          <table:table-cell table:formula="of:=([.D149]/MAX([.B$11:.B$89]))*root_chord" office:value-type="float" office:value="-1.18945085587796">
            <text:p>-1.1894508559</text:p>
          </table:table-cell>
          <table:table-cell table:style-name="ce6" table:formula="of:=(([.E149]-root_twist_x)*COS(RADIANS(root_twist))-([.G149]-root_twist_z)*SIN(RADIANS(root_twist)))+root_twist_x" office:value-type="float" office:value="169.135367495152">
            <text:p>169.135</text:p>
          </table:table-cell>
          <table:table-cell table:style-name="ce6" table:formula="of:=[.F149]" office:value-type="float" office:value="0">
            <text:p>0.000</text:p>
          </table:table-cell>
          <table:table-cell table:style-name="ce6" table:formula="of:=(([.E149]-root_twist_x)*SIN(RADIANS(root_twist))+([.G149]-root_twist_z)*COS(RADIANS(root_twist)))+root_twist_z" office:value-type="float" office:value="-17.1237143094597">
            <text:p>-17.12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220896">
            <text:p>0.7220896</text:p>
          </table:table-cell>
          <table:table-cell table:formula="of:=root_y" office:value-type="float" office:value="0">
            <text:p>0</text:p>
          </table:table-cell>
          <table:table-cell office:value-type="float" office:value="-0.004450454">
            <text:p>-0.004450454</text:p>
          </table:table-cell>
          <table:table-cell table:formula="of:=([.B150]/MAX([.B$11:.B$89]))*root_chord" office:value-type="float" office:value="173.580969360671">
            <text:p>173.5809693607</text:p>
          </table:table-cell>
          <table:table-cell table:formula="of:=root_y" office:value-type="float" office:value="0">
            <text:p>0</text:p>
          </table:table-cell>
          <table:table-cell table:formula="of:=([.D150]/MAX([.B$11:.B$89]))*root_chord" office:value-type="float" office:value="-1.06983138853554">
            <text:p>-1.0698313885</text:p>
          </table:table-cell>
          <table:table-cell table:style-name="ce6" table:formula="of:=(([.E150]-root_twist_x)*COS(RADIANS(root_twist))-([.G150]-root_twist_z)*SIN(RADIANS(root_twist)))+root_twist_x" office:value-type="float" office:value="172.946749077907">
            <text:p>172.947</text:p>
          </table:table-cell>
          <table:table-cell table:style-name="ce6" table:formula="of:=[.F150]" office:value-type="float" office:value="0">
            <text:p>0.000</text:p>
          </table:table-cell>
          <table:table-cell table:style-name="ce6" table:formula="of:=(([.E150]-root_twist_x)*SIN(RADIANS(root_twist))+([.G150]-root_twist_z)*COS(RADIANS(root_twist)))+root_twist_z" office:value-type="float" office:value="-17.5607022539731">
            <text:p>-17.56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37842">
            <text:p>0.737842</text:p>
          </table:table-cell>
          <table:table-cell table:formula="of:=root_y" office:value-type="float" office:value="0">
            <text:p>0</text:p>
          </table:table-cell>
          <table:table-cell office:value-type="float" office:value="-0.003971256">
            <text:p>-0.003971256</text:p>
          </table:table-cell>
          <table:table-cell table:formula="of:=([.B151]/MAX([.B$11:.B$89]))*root_chord" office:value-type="float" office:value="177.367641903465">
            <text:p>177.3676419035</text:p>
          </table:table-cell>
          <table:table-cell table:formula="of:=root_y" office:value-type="float" office:value="0">
            <text:p>0</text:p>
          </table:table-cell>
          <table:table-cell table:formula="of:=([.D151]/MAX([.B$11:.B$89]))*root_chord" office:value-type="float" office:value="-0.954638407836617">
            <text:p>-0.9546384078</text:p>
          </table:table-cell>
          <table:table-cell table:style-name="ce6" table:formula="of:=(([.E151]-root_twist_x)*COS(RADIANS(root_twist))-([.G151]-root_twist_z)*SIN(RADIANS(root_twist)))+root_twist_x" office:value-type="float" office:value="176.710180705741">
            <text:p>176.710</text:p>
          </table:table-cell>
          <table:table-cell table:style-name="ce6" table:formula="of:=[.F151]" office:value-type="float" office:value="0">
            <text:p>0.000</text:p>
          </table:table-cell>
          <table:table-cell table:style-name="ce6" table:formula="of:=(([.E151]-root_twist_x)*SIN(RADIANS(root_twist))+([.G151]-root_twist_z)*COS(RADIANS(root_twist)))+root_twist_z" office:value-type="float" office:value="-17.9951452902554">
            <text:p>-17.99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532258">
            <text:p>0.7532258</text:p>
          </table:table-cell>
          <table:table-cell table:formula="of:=root_y" office:value-type="float" office:value="0">
            <text:p>0</text:p>
          </table:table-cell>
          <table:table-cell office:value-type="float" office:value="-0.003561227">
            <text:p>-0.003561227</text:p>
          </table:table-cell>
          <table:table-cell table:formula="of:=([.B152]/MAX([.B$11:.B$89]))*root_chord" office:value-type="float" office:value="181.065707789541">
            <text:p>181.0657077895</text:p>
          </table:table-cell>
          <table:table-cell table:formula="of:=root_y" office:value-type="float" office:value="0">
            <text:p>0</text:p>
          </table:table-cell>
          <table:table-cell table:formula="of:=([.D152]/MAX([.B$11:.B$89]))*root_chord" office:value-type="float" office:value="-0.856072757138994">
            <text:p>-0.8560727571</text:p>
          </table:table-cell>
          <table:table-cell table:style-name="ce6" table:formula="of:=(([.E152]-root_twist_x)*COS(RADIANS(root_twist))-([.G152]-root_twist_z)*SIN(RADIANS(root_twist)))+root_twist_x" office:value-type="float" office:value="180.383531762415">
            <text:p>180.384</text:p>
          </table:table-cell>
          <table:table-cell table:style-name="ce6" table:formula="of:=[.F152]" office:value-type="float" office:value="0">
            <text:p>0.000</text:p>
          </table:table-cell>
          <table:table-cell table:style-name="ce6" table:formula="of:=(([.E152]-root_twist_x)*SIN(RADIANS(root_twist))+([.G152]-root_twist_z)*COS(RADIANS(root_twist)))+root_twist_z" office:value-type="float" office:value="-18.4332075000955">
            <text:p>-18.43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681616">
            <text:p>0.7681616</text:p>
          </table:table-cell>
          <table:table-cell table:formula="of:=root_y" office:value-type="float" office:value="0">
            <text:p>0</text:p>
          </table:table-cell>
          <table:table-cell office:value-type="float" office:value="-0.003200452">
            <text:p>-0.003200452</text:p>
          </table:table-cell>
          <table:table-cell table:formula="of:=([.B153]/MAX([.B$11:.B$89]))*root_chord" office:value-type="float" office:value="184.656080289266">
            <text:p>184.6560802893</text:p>
          </table:table-cell>
          <table:table-cell table:formula="of:=root_y" office:value-type="float" office:value="0">
            <text:p>0</text:p>
          </table:table-cell>
          <table:table-cell table:formula="of:=([.D153]/MAX([.B$11:.B$89]))*root_chord" office:value-type="float" office:value="-0.769347128877493">
            <text:p>-0.7693471289</text:p>
          </table:table-cell>
          <table:table-cell table:style-name="ce6" table:formula="of:=(([.E153]-root_twist_x)*COS(RADIANS(root_twist))-([.G153]-root_twist_z)*SIN(RADIANS(root_twist)))+root_twist_x" office:value-type="float" office:value="183.948610099383">
            <text:p>183.949</text:p>
          </table:table-cell>
          <table:table-cell table:style-name="ce6" table:formula="of:=[.F153]" office:value-type="float" office:value="0">
            <text:p>0.000</text:p>
          </table:table-cell>
          <table:table-cell table:style-name="ce6" table:formula="of:=(([.E153]-root_twist_x)*SIN(RADIANS(root_twist))+([.G153]-root_twist_z)*COS(RADIANS(root_twist)))+root_twist_z" office:value-type="float" office:value="-18.8673877307075">
            <text:p>-18.86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823649">
            <text:p>0.7823649</text:p>
          </table:table-cell>
          <table:table-cell table:formula="of:=root_y" office:value-type="float" office:value="0">
            <text:p>0</text:p>
          </table:table-cell>
          <table:table-cell office:value-type="float" office:value="-0.002742793">
            <text:p>-0.002742793</text:p>
          </table:table-cell>
          <table:table-cell table:formula="of:=([.B154]/MAX([.B$11:.B$89]))*root_chord" office:value-type="float" office:value="188.070369294564">
            <text:p>188.0703692946</text:p>
          </table:table-cell>
          <table:table-cell table:formula="of:=root_y" office:value-type="float" office:value="0">
            <text:p>0</text:p>
          </table:table-cell>
          <table:table-cell table:formula="of:=([.D154]/MAX([.B$11:.B$89]))*root_chord" office:value-type="float" office:value="-0.659331844269274">
            <text:p>-0.6593318443</text:p>
          </table:table-cell>
          <table:table-cell table:style-name="ce6" table:formula="of:=(([.E154]-root_twist_x)*COS(RADIANS(root_twist))-([.G154]-root_twist_z)*SIN(RADIANS(root_twist)))+root_twist_x" office:value-type="float" office:value="187.342834480123">
            <text:p>187.343</text:p>
          </table:table-cell>
          <table:table-cell table:style-name="ce6" table:formula="of:=[.F154]" office:value-type="float" office:value="0">
            <text:p>0.000</text:p>
          </table:table-cell>
          <table:table-cell table:style-name="ce6" table:formula="of:=(([.E154]-root_twist_x)*SIN(RADIANS(root_twist))+([.G154]-root_twist_z)*COS(RADIANS(root_twist)))+root_twist_z" office:value-type="float" office:value="-19.2530217900678">
            <text:p>-19.25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7954761">
            <text:p>0.7954761</text:p>
          </table:table-cell>
          <table:table-cell table:formula="of:=root_y" office:value-type="float" office:value="0">
            <text:p>0</text:p>
          </table:table-cell>
          <table:table-cell office:value-type="float" office:value="-0.002320166">
            <text:p>-0.002320166</text:p>
          </table:table-cell>
          <table:table-cell table:formula="of:=([.B155]/MAX([.B$11:.B$89]))*root_chord" office:value-type="float" office:value="191.222131631927">
            <text:p>191.2221316319</text:p>
          </table:table-cell>
          <table:table-cell table:formula="of:=root_y" office:value-type="float" office:value="0">
            <text:p>0</text:p>
          </table:table-cell>
          <table:table-cell table:formula="of:=([.D155]/MAX([.B$11:.B$89]))*root_chord" office:value-type="float" office:value="-0.557737797854546">
            <text:p>-0.5577377979</text:p>
          </table:table-cell>
          <table:table-cell table:style-name="ce6" table:formula="of:=(([.E155]-root_twist_x)*COS(RADIANS(root_twist))-([.G155]-root_twist_z)*SIN(RADIANS(root_twist)))+root_twist_x" office:value-type="float" office:value="190.476080462769">
            <text:p>190.476</text:p>
          </table:table-cell>
          <table:table-cell table:style-name="ce6" table:formula="of:=[.F155]" office:value-type="float" office:value="0">
            <text:p>0.000</text:p>
          </table:table-cell>
          <table:table-cell table:style-name="ce6" table:formula="of:=(([.E155]-root_twist_x)*SIN(RADIANS(root_twist))+([.G155]-root_twist_z)*COS(RADIANS(root_twist)))+root_twist_z" office:value-type="float" office:value="-19.6089667208161">
            <text:p>-19.60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075498">
            <text:p>0.8075498</text:p>
          </table:table-cell>
          <table:table-cell table:formula="of:=root_y" office:value-type="float" office:value="0">
            <text:p>0</text:p>
          </table:table-cell>
          <table:table-cell office:value-type="float" office:value="-0.002317778">
            <text:p>-0.002317778</text:p>
          </table:table-cell>
          <table:table-cell table:formula="of:=([.B156]/MAX([.B$11:.B$89]))*root_chord" office:value-type="float" office:value="194.124492432817">
            <text:p>194.1244924328</text:p>
          </table:table-cell>
          <table:table-cell table:formula="of:=root_y" office:value-type="float" office:value="0">
            <text:p>0</text:p>
          </table:table-cell>
          <table:table-cell table:formula="of:=([.D156]/MAX([.B$11:.B$89]))*root_chord" office:value-type="float" office:value="-0.557163753643366">
            <text:p>-0.5571637536</text:p>
          </table:table-cell>
          <table:table-cell table:style-name="ce6" table:formula="of:=(([.E156]-root_twist_x)*COS(RADIANS(root_twist))-([.G156]-root_twist_z)*SIN(RADIANS(root_twist)))+root_twist_x" office:value-type="float" office:value="193.347923772784">
            <text:p>193.348</text:p>
          </table:table-cell>
          <table:table-cell table:style-name="ce6" table:formula="of:=[.F156]" office:value-type="float" office:value="0">
            <text:p>0.000</text:p>
          </table:table-cell>
          <table:table-cell table:style-name="ce6" table:formula="of:=(([.E156]-root_twist_x)*SIN(RADIANS(root_twist))+([.G156]-root_twist_z)*COS(RADIANS(root_twist)))+root_twist_z" office:value-type="float" office:value="-20.0287458898891">
            <text:p>-20.029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196228">
            <text:p>0.8196228</text:p>
          </table:table-cell>
          <table:table-cell table:formula="of:=root_y" office:value-type="float" office:value="0">
            <text:p>0</text:p>
          </table:table-cell>
          <table:table-cell office:value-type="float" office:value="-0.001963049">
            <text:p>-0.001963049</text:p>
          </table:table-cell>
          <table:table-cell table:formula="of:=([.B157]/MAX([.B$11:.B$89]))*root_chord" office:value-type="float" office:value="197.02668496279">
            <text:p>197.0266849628</text:p>
          </table:table-cell>
          <table:table-cell table:formula="of:=root_y" office:value-type="float" office:value="0">
            <text:p>0</text:p>
          </table:table-cell>
          <table:table-cell table:formula="of:=([.D157]/MAX([.B$11:.B$89]))*root_chord" office:value-type="float" office:value="-0.471891505323571">
            <text:p>-0.4718915053</text:p>
          </table:table-cell>
          <table:table-cell table:style-name="ce6" table:formula="of:=(([.E157]-root_twist_x)*COS(RADIANS(root_twist))-([.G157]-root_twist_z)*SIN(RADIANS(root_twist)))+root_twist_x" office:value-type="float" office:value="196.231867375742">
            <text:p>196.232</text:p>
          </table:table-cell>
          <table:table-cell table:style-name="ce6" table:formula="of:=[.F157]" office:value-type="float" office:value="0">
            <text:p>0.000</text:p>
          </table:table-cell>
          <table:table-cell table:style-name="ce6" table:formula="of:=(([.E157]-root_twist_x)*SIN(RADIANS(root_twist))+([.G157]-root_twist_z)*COS(RADIANS(root_twist)))+root_twist_z" office:value-type="float" office:value="-20.3646954877775">
            <text:p>-20.36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334436">
            <text:p>0.8334436</text:p>
          </table:table-cell>
          <table:table-cell table:formula="of:=root_y" office:value-type="float" office:value="0">
            <text:p>0</text:p>
          </table:table-cell>
          <table:table-cell office:value-type="float" office:value="-0.001280564">
            <text:p>-0.001280564</text:p>
          </table:table-cell>
          <table:table-cell table:formula="of:=([.B158]/MAX([.B$11:.B$89]))*root_chord" office:value-type="float" office:value="200.34902593175">
            <text:p>200.3490259318</text:p>
          </table:table-cell>
          <table:table-cell table:formula="of:=root_y" office:value-type="float" office:value="0">
            <text:p>0</text:p>
          </table:table-cell>
          <table:table-cell table:formula="of:=([.D158]/MAX([.B$11:.B$89]))*root_chord" office:value-type="float" office:value="-0.307830967858252">
            <text:p>-0.3078309679</text:p>
          </table:table-cell>
          <table:table-cell table:style-name="ce6" table:formula="of:=(([.E158]-root_twist_x)*COS(RADIANS(root_twist))-([.G158]-root_twist_z)*SIN(RADIANS(root_twist)))+root_twist_x" office:value-type="float" office:value="199.542940502533">
            <text:p>199.543</text:p>
          </table:table-cell>
          <table:table-cell table:style-name="ce6" table:formula="of:=[.F158]" office:value-type="float" office:value="0">
            <text:p>0.000</text:p>
          </table:table-cell>
          <table:table-cell table:style-name="ce6" table:formula="of:=(([.E158]-root_twist_x)*SIN(RADIANS(root_twist))+([.G158]-root_twist_z)*COS(RADIANS(root_twist)))+root_twist_z" office:value-type="float" office:value="-20.6835373341971">
            <text:p>-20.68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480168">
            <text:p>0.8480168</text:p>
          </table:table-cell>
          <table:table-cell table:formula="of:=root_y" office:value-type="float" office:value="0">
            <text:p>0</text:p>
          </table:table-cell>
          <table:table-cell office:value-type="float" office:value="-0.0005528792">
            <text:p>-0.0005528792</text:p>
          </table:table-cell>
          <table:table-cell table:formula="of:=([.B159]/MAX([.B$11:.B$89]))*root_chord" office:value-type="float" office:value="203.852234096896">
            <text:p>203.8522340969</text:p>
          </table:table-cell>
          <table:table-cell table:formula="of:=root_y" office:value-type="float" office:value="0">
            <text:p>0</text:p>
          </table:table-cell>
          <table:table-cell table:formula="of:=([.D159]/MAX([.B$11:.B$89]))*root_chord" office:value-type="float" office:value="-0.132904985025892">
            <text:p>-0.132904985</text:p>
          </table:table-cell>
          <table:table-cell table:style-name="ce6" table:formula="of:=(([.E159]-root_twist_x)*COS(RADIANS(root_twist))-([.G159]-root_twist_z)*SIN(RADIANS(root_twist)))+root_twist_x" office:value-type="float" office:value="203.034547513772">
            <text:p>203.035</text:p>
          </table:table-cell>
          <table:table-cell table:style-name="ce6" table:formula="of:=[.F159]" office:value-type="float" office:value="0">
            <text:p>0.000</text:p>
          </table:table-cell>
          <table:table-cell table:style-name="ce6" table:formula="of:=(([.E159]-root_twist_x)*SIN(RADIANS(root_twist))+([.G159]-root_twist_z)*COS(RADIANS(root_twist)))+root_twist_z" office:value-type="float" office:value="-21.0178231802591">
            <text:p>-21.01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629992">
            <text:p>0.8629992</text:p>
          </table:table-cell>
          <table:table-cell table:formula="of:=root_y" office:value-type="float" office:value="0">
            <text:p>0</text:p>
          </table:table-cell>
          <table:table-cell office:value-type="float" office:value="0.0003109078">
            <text:p>0.0003109078</text:p>
          </table:table-cell>
          <table:table-cell table:formula="of:=([.B160]/MAX([.B$11:.B$89]))*root_chord" office:value-type="float" office:value="207.453808631897">
            <text:p>207.4538086319</text:p>
          </table:table-cell>
          <table:table-cell table:formula="of:=root_y" office:value-type="float" office:value="0">
            <text:p>0</text:p>
          </table:table-cell>
          <table:table-cell table:formula="of:=([.D160]/MAX([.B$11:.B$89]))*root_chord" office:value-type="float" office:value="0.0747382005028095">
            <text:p>0.0747382005</text:p>
          </table:table-cell>
          <table:table-cell table:style-name="ce6" table:formula="of:=(([.E160]-root_twist_x)*COS(RADIANS(root_twist))-([.G160]-root_twist_z)*SIN(RADIANS(root_twist)))+root_twist_x" office:value-type="float" office:value="206.628222195698">
            <text:p>206.628</text:p>
          </table:table-cell>
          <table:table-cell table:style-name="ce6" table:formula="of:=[.F160]" office:value-type="float" office:value="0">
            <text:p>0.000</text:p>
          </table:table-cell>
          <table:table-cell table:style-name="ce6" table:formula="of:=(([.E160]-root_twist_x)*SIN(RADIANS(root_twist))+([.G160]-root_twist_z)*COS(RADIANS(root_twist)))+root_twist_z" office:value-type="float" office:value="-21.3339831147144">
            <text:p>-21.334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782091">
            <text:p>0.8782091</text:p>
          </table:table-cell>
          <table:table-cell table:formula="of:=root_y" office:value-type="float" office:value="0">
            <text:p>0</text:p>
          </table:table-cell>
          <table:table-cell office:value-type="float" office:value="0.001278678">
            <text:p>0.001278678</text:p>
          </table:table-cell>
          <table:table-cell table:formula="of:=([.B161]/MAX([.B$11:.B$89]))*root_chord" office:value-type="float" office:value="211.110071214656">
            <text:p>211.1100712147</text:p>
          </table:table-cell>
          <table:table-cell table:formula="of:=root_y" office:value-type="float" office:value="0">
            <text:p>0</text:p>
          </table:table-cell>
          <table:table-cell table:formula="of:=([.D161]/MAX([.B$11:.B$89]))*root_chord" office:value-type="float" office:value="0.307377597932672">
            <text:p>0.3073775979</text:p>
          </table:table-cell>
          <table:table-cell table:style-name="ce6" table:formula="of:=(([.E161]-root_twist_x)*COS(RADIANS(root_twist))-([.G161]-root_twist_z)*SIN(RADIANS(root_twist)))+root_twist_x" office:value-type="float" office:value="210.279628515972">
            <text:p>210.280</text:p>
          </table:table-cell>
          <table:table-cell table:style-name="ce6" table:formula="of:=[.F161]" office:value-type="float" office:value="0">
            <text:p>0.000</text:p>
          </table:table-cell>
          <table:table-cell table:style-name="ce6" table:formula="of:=(([.E161]-root_twist_x)*SIN(RADIANS(root_twist))+([.G161]-root_twist_z)*COS(RADIANS(root_twist)))+root_twist_z" office:value-type="float" office:value="-21.6333308181918">
            <text:p>-21.633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8931782">
            <text:p>0.8931782</text:p>
          </table:table-cell>
          <table:table-cell table:formula="of:=root_y" office:value-type="float" office:value="0">
            <text:p>0</text:p>
          </table:table-cell>
          <table:table-cell office:value-type="float" office:value="0.002362072">
            <text:p>0.002362072</text:p>
          </table:table-cell>
          <table:table-cell table:formula="of:=([.B162]/MAX([.B$11:.B$89]))*root_chord" office:value-type="float" office:value="214.70844860225">
            <text:p>214.7084486023</text:p>
          </table:table-cell>
          <table:table-cell table:formula="of:=root_y" office:value-type="float" office:value="0">
            <text:p>0</text:p>
          </table:table-cell>
          <table:table-cell table:formula="of:=([.D162]/MAX([.B$11:.B$89]))*root_chord" office:value-type="float" office:value="0.567811456444876">
            <text:p>0.5678114564</text:p>
          </table:table-cell>
          <table:table-cell table:style-name="ce6" table:formula="of:=(([.E162]-root_twist_x)*COS(RADIANS(root_twist))-([.G162]-root_twist_z)*SIN(RADIANS(root_twist)))+root_twist_x" office:value-type="float" office:value="213.877785400428">
            <text:p>213.878</text:p>
          </table:table-cell>
          <table:table-cell table:style-name="ce6" table:formula="of:=[.F162]" office:value-type="float" office:value="0">
            <text:p>0.000</text:p>
          </table:table-cell>
          <table:table-cell table:style-name="ce6" table:formula="of:=(([.E162]-root_twist_x)*SIN(RADIANS(root_twist))+([.G162]-root_twist_z)*COS(RADIANS(root_twist)))+root_twist_z" office:value-type="float" office:value="-21.8967936297078">
            <text:p>-21.89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078043">
            <text:p>0.9078043</text:p>
          </table:table-cell>
          <table:table-cell table:formula="of:=root_y" office:value-type="float" office:value="0">
            <text:p>0</text:p>
          </table:table-cell>
          <table:table-cell office:value-type="float" office:value="0.003629641">
            <text:p>0.003629641</text:p>
          </table:table-cell>
          <table:table-cell table:formula="of:=([.B163]/MAX([.B$11:.B$89]))*root_chord" office:value-type="float" office:value="218.224373240918">
            <text:p>218.2243732409</text:p>
          </table:table-cell>
          <table:table-cell table:formula="of:=root_y" office:value-type="float" office:value="0">
            <text:p>0</text:p>
          </table:table-cell>
          <table:table-cell table:formula="of:=([.D163]/MAX([.B$11:.B$89]))*root_chord" office:value-type="float" office:value="0.87251859493785">
            <text:p>0.8725185949</text:p>
          </table:table-cell>
          <table:table-cell table:style-name="ce6" table:formula="of:=(([.E163]-root_twist_x)*COS(RADIANS(root_twist))-([.G163]-root_twist_z)*SIN(RADIANS(root_twist)))+root_twist_x" office:value-type="float" office:value="217.400770937204">
            <text:p>217.401</text:p>
          </table:table-cell>
          <table:table-cell table:style-name="ce6" table:formula="of:=[.F163]" office:value-type="float" office:value="0">
            <text:p>0.000</text:p>
          </table:table-cell>
          <table:table-cell table:style-name="ce6" table:formula="of:=(([.E163]-root_twist_x)*SIN(RADIANS(root_twist))+([.G163]-root_twist_z)*COS(RADIANS(root_twist)))+root_twist_z" office:value-type="float" office:value="-22.1045083684879">
            <text:p>-22.105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222359">
            <text:p>0.9222359</text:p>
          </table:table-cell>
          <table:table-cell table:formula="of:=root_y" office:value-type="float" office:value="0">
            <text:p>0</text:p>
          </table:table-cell>
          <table:table-cell office:value-type="float" office:value="0.005142279">
            <text:p>0.005142279</text:p>
          </table:table-cell>
          <table:table-cell table:formula="of:=([.B164]/MAX([.B$11:.B$89]))*root_chord" office:value-type="float" office:value="221.693542603592">
            <text:p>221.6935426036</text:p>
          </table:table-cell>
          <table:table-cell table:formula="of:=root_y" office:value-type="float" office:value="0">
            <text:p>0</text:p>
          </table:table-cell>
          <table:table-cell table:formula="of:=([.D164]/MAX([.B$11:.B$89]))*root_chord" office:value-type="float" office:value="1.23613714079668">
            <text:p>1.2361371408</text:p>
          </table:table-cell>
          <table:table-cell table:style-name="ce6" table:formula="of:=(([.E164]-root_twist_x)*COS(RADIANS(root_twist))-([.G164]-root_twist_z)*SIN(RADIANS(root_twist)))+root_twist_x" office:value-type="float" office:value="220.886026259135">
            <text:p>220.886</text:p>
          </table:table-cell>
          <table:table-cell table:style-name="ce6" table:formula="of:=[.F164]" office:value-type="float" office:value="0">
            <text:p>0.000</text:p>
          </table:table-cell>
          <table:table-cell table:style-name="ce6" table:formula="of:=(([.E164]-root_twist_x)*SIN(RADIANS(root_twist))+([.G164]-root_twist_z)*COS(RADIANS(root_twist)))+root_twist_z" office:value-type="float" office:value="-22.2471612855994">
            <text:p>-22.247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36618">
            <text:p>0.936618</text:p>
          </table:table-cell>
          <table:table-cell table:formula="of:=root_y" office:value-type="float" office:value="0">
            <text:p>0</text:p>
          </table:table-cell>
          <table:table-cell office:value-type="float" office:value="0.006934868">
            <text:p>0.006934868</text:p>
          </table:table-cell>
          <table:table-cell table:formula="of:=([.B165]/MAX([.B$11:.B$89]))*root_chord" office:value-type="float" office:value="225.150812808622">
            <text:p>225.1508128086</text:p>
          </table:table-cell>
          <table:table-cell table:formula="of:=root_y" office:value-type="float" office:value="0">
            <text:p>0</text:p>
          </table:table-cell>
          <table:table-cell table:formula="of:=([.D165]/MAX([.B$11:.B$89]))*root_chord" office:value-type="float" office:value="1.6670522741614">
            <text:p>1.6670522742</text:p>
          </table:table-cell>
          <table:table-cell table:style-name="ce6" table:formula="of:=(([.E165]-root_twist_x)*COS(RADIANS(root_twist))-([.G165]-root_twist_z)*SIN(RADIANS(root_twist)))+root_twist_x" office:value-type="float" office:value="224.369254404604">
            <text:p>224.369</text:p>
          </table:table-cell>
          <table:table-cell table:style-name="ce6" table:formula="of:=[.F165]" office:value-type="float" office:value="0">
            <text:p>0.000</text:p>
          </table:table-cell>
          <table:table-cell table:style-name="ce6" table:formula="of:=(([.E165]-root_twist_x)*SIN(RADIANS(root_twist))+([.G165]-root_twist_z)*COS(RADIANS(root_twist)))+root_twist_z" office:value-type="float" office:value="-22.3215037994171">
            <text:p>-22.322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511728">
            <text:p>0.9511728</text:p>
          </table:table-cell>
          <table:table-cell table:formula="of:=root_y" office:value-type="float" office:value="0">
            <text:p>0</text:p>
          </table:table-cell>
          <table:table-cell office:value-type="float" office:value="0.00898354">
            <text:p>0.00898354</text:p>
          </table:table-cell>
          <table:table-cell table:formula="of:=([.B166]/MAX([.B$11:.B$89]))*root_chord" office:value-type="float" office:value="228.649597852543">
            <text:p>228.6495978525</text:p>
          </table:table-cell>
          <table:table-cell table:formula="of:=root_y" office:value-type="float" office:value="0">
            <text:p>0</text:p>
          </table:table-cell>
          <table:table-cell table:formula="of:=([.D166]/MAX([.B$11:.B$89]))*root_chord" office:value-type="float" office:value="2.15952643756448">
            <text:p>2.1595264376</text:p>
          </table:table-cell>
          <table:table-cell table:style-name="ce6" table:formula="of:=(([.E166]-root_twist_x)*COS(RADIANS(root_twist))-([.G166]-root_twist_z)*SIN(RADIANS(root_twist)))+root_twist_x" office:value-type="float" office:value="227.902475240271">
            <text:p>227.902</text:p>
          </table:table-cell>
          <table:table-cell table:style-name="ce6" table:formula="of:=[.F166]" office:value-type="float" office:value="0">
            <text:p>0.000</text:p>
          </table:table-cell>
          <table:table-cell table:style-name="ce6" table:formula="of:=(([.E166]-root_twist_x)*SIN(RADIANS(root_twist))+([.G166]-root_twist_z)*COS(RADIANS(root_twist)))+root_twist_z" office:value-type="float" office:value="-22.3409488911259">
            <text:p>-22.34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654662">
            <text:p>0.9654662</text:p>
          </table:table-cell>
          <table:table-cell table:formula="of:=root_y" office:value-type="float" office:value="0">
            <text:p>0</text:p>
          </table:table-cell>
          <table:table-cell office:value-type="float" office:value="0.01104684">
            <text:p>0.01104684</text:p>
          </table:table-cell>
          <table:table-cell table:formula="of:=([.B167]/MAX([.B$11:.B$89]))*root_chord" office:value-type="float" office:value="232.085545728623">
            <text:p>232.0855457286</text:p>
          </table:table-cell>
          <table:table-cell table:formula="of:=root_y" office:value-type="float" office:value="0">
            <text:p>0</text:p>
          </table:table-cell>
          <table:table-cell table:formula="of:=([.D167]/MAX([.B$11:.B$89]))*root_chord" office:value-type="float" office:value="2.65551698234157">
            <text:p>2.6555169823</text:p>
          </table:table-cell>
          <table:table-cell table:style-name="ce6" table:formula="of:=(([.E167]-root_twist_x)*COS(RADIANS(root_twist))-([.G167]-root_twist_z)*SIN(RADIANS(root_twist)))+root_twist_x" office:value-type="float" office:value="231.374030698252">
            <text:p>231.374</text:p>
          </table:table-cell>
          <table:table-cell table:style-name="ce6" table:formula="of:=[.F167]" office:value-type="float" office:value="0">
            <text:p>0.000</text:p>
          </table:table-cell>
          <table:table-cell table:style-name="ce6" table:formula="of:=(([.E167]-root_twist_x)*SIN(RADIANS(root_twist))+([.G167]-root_twist_z)*COS(RADIANS(root_twist)))+root_twist_z" office:value-type="float" office:value="-22.3478140068823">
            <text:p>-22.34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7873">
            <text:p>0.97873</text:p>
          </table:table-cell>
          <table:table-cell table:formula="of:=root_y" office:value-type="float" office:value="0">
            <text:p>0</text:p>
          </table:table-cell>
          <table:table-cell office:value-type="float" office:value="0.0129466">
            <text:p>0.0129466</text:p>
          </table:table-cell>
          <table:table-cell table:formula="of:=([.B168]/MAX([.B$11:.B$89]))*root_chord" office:value-type="float" office:value="235.273991125712">
            <text:p>235.2739911257</text:p>
          </table:table-cell>
          <table:table-cell table:formula="of:=root_y" office:value-type="float" office:value="0">
            <text:p>0</text:p>
          </table:table-cell>
          <table:table-cell table:formula="of:=([.D168]/MAX([.B$11:.B$89]))*root_chord" office:value-type="float" office:value="3.11219463335971">
            <text:p>3.1121946334</text:p>
          </table:table-cell>
          <table:table-cell table:style-name="ce6" table:formula="of:=(([.E168]-root_twist_x)*COS(RADIANS(root_twist))-([.G168]-root_twist_z)*SIN(RADIANS(root_twist)))+root_twist_x" office:value-type="float" office:value="234.594999521869">
            <text:p>234.595</text:p>
          </table:table-cell>
          <table:table-cell table:style-name="ce6" table:formula="of:=[.F168]" office:value-type="float" office:value="0">
            <text:p>0.000</text:p>
          </table:table-cell>
          <table:table-cell table:style-name="ce6" table:formula="of:=(([.E168]-root_twist_x)*SIN(RADIANS(root_twist))+([.G168]-root_twist_z)*COS(RADIANS(root_twist)))+root_twist_z" office:value-type="float" office:value="-22.3577318920102">
            <text:p>-22.358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902104">
            <text:p>0.9902104</text:p>
          </table:table-cell>
          <table:table-cell table:formula="of:=root_y" office:value-type="float" office:value="0">
            <text:p>0</text:p>
          </table:table-cell>
          <table:table-cell office:value-type="float" office:value="0.0146571">
            <text:p>0.0146571</text:p>
          </table:table-cell>
          <table:table-cell table:formula="of:=([.B169]/MAX([.B$11:.B$89]))*root_chord" office:value-type="float" office:value="238.033730305792">
            <text:p>238.0337303058</text:p>
          </table:table-cell>
          <table:table-cell table:formula="of:=root_y" office:value-type="float" office:value="0">
            <text:p>0</text:p>
          </table:table-cell>
          <table:table-cell table:formula="of:=([.D169]/MAX([.B$11:.B$89]))*root_chord" office:value-type="float" office:value="3.52337663638458">
            <text:p>3.5233766364</text:p>
          </table:table-cell>
          <table:table-cell table:style-name="ce6" table:formula="of:=(([.E169]-root_twist_x)*COS(RADIANS(root_twist))-([.G169]-root_twist_z)*SIN(RADIANS(root_twist)))+root_twist_x" office:value-type="float" office:value="237.38519302445">
            <text:p>237.385</text:p>
          </table:table-cell>
          <table:table-cell table:style-name="ce6" table:formula="of:=[.F169]" office:value-type="float" office:value="0">
            <text:p>0.000</text:p>
          </table:table-cell>
          <table:table-cell table:style-name="ce6" table:formula="of:=(([.E169]-root_twist_x)*SIN(RADIANS(root_twist))+([.G169]-root_twist_z)*COS(RADIANS(root_twist)))+root_twist_z" office:value-type="float" office:value="-22.3505764858737">
            <text:p>-22.351</text:p>
          </table:table-cell>
          <table:table-cell table:number-columns-repeated="968"/>
        </table:table-row>
        <table:table-row table:style-name="ro1">
          <table:table-cell/>
          <table:table-cell office:value-type="float" office:value="0.99839">
            <text:p>0.99839</text:p>
          </table:table-cell>
          <table:table-cell table:formula="of:=root_y" office:value-type="float" office:value="0">
            <text:p>0</text:p>
          </table:table-cell>
          <table:table-cell office:value-type="float" office:value="0.01595">
            <text:p>0.01595</text:p>
          </table:table-cell>
          <table:table-cell table:formula="of:=([.B170]/MAX([.B$11:.B$89]))*root_chord" office:value-type="float" office:value="240">
            <text:p>240</text:p>
          </table:table-cell>
          <table:table-cell table:formula="of:=root_y" office:value-type="float" office:value="0">
            <text:p>0</text:p>
          </table:table-cell>
          <table:table-cell table:formula="of:=([.D170]/MAX([.B$11:.B$89]))*root_chord" office:value-type="float" office:value="3.83417301855988">
            <text:p>3.8341730186</text:p>
          </table:table-cell>
          <table:table-cell table:style-name="ce6" table:formula="of:=(([.E170]-root_twist_x)*COS(RADIANS(root_twist))-([.G170]-root_twist_z)*SIN(RADIANS(root_twist)))+root_twist_x" office:value-type="float" office:value="239.375744085308">
            <text:p>239.376</text:p>
          </table:table-cell>
          <table:table-cell table:style-name="ce6" table:formula="of:=[.F170]" office:value-type="float" office:value="0">
            <text:p>0.000</text:p>
          </table:table-cell>
          <table:table-cell table:style-name="ce6" table:formula="of:=(([.E170]-root_twist_x)*SIN(RADIANS(root_twist))+([.G170]-root_twist_z)*COS(RADIANS(root_twist)))+root_twist_z" office:value-type="float" office:value="-22.3278305928802">
            <text:p>-22.328</text:p>
          </table:table-cell>
          <table:table-cell table:number-columns-repeated="968"/>
        </table:table-row>
        <table:table-row table:style-name="ro1" table:number-rows-repeated="1048405">
          <table:table-cell table:number-columns-repeated="978"/>
        </table:table-row>
        <table:table-row table:style-name="ro1">
          <table:table-cell table:number-columns-repeated="978"/>
        </table:table-row>
        <table:named-expressions/>
      </table:table>
      <table:table table:name="Tip Section" table:style-name="ta3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981" table:default-cell-style-name="Default"/>
        <table:table-row table:style-name="ro1">
          <table:table-cell/>
          <table:table-cell table:style-name="ce7" office:value-type="string">
            <text:p>Prototype</text:p>
          </table:table-cell>
          <table:table-cell table:style-name="ce7" office:value-type="float" office:value="1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7"/>
          <table:table-cell table:number-columns-repeated="989"/>
        </table:table-row>
        <table:table-row table:style-name="ro1">
          <table:table-cell/>
          <table:table-cell table:style-name="ce3" office:value-type="string">
            <text:p>Span =</text:p>
          </table:table-cell>
          <table:table-cell table:formula="of:=[$Prototypes.B4]" office:value-type="float" office:value="2250">
            <text:p>2250</text:p>
          </table:table-cell>
          <table:table-cell office:value-type="string">
            <text:p>mm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Chord =</text:p>
          </table:table-cell>
          <table:table-cell table:formula="of:=[$Prototypes.D4]" office:value-type="float" office:value="60">
            <text:p>60</text:p>
          </table:table-cell>
          <table:table-cell office:value-type="string">
            <text:p>mm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Location =</text:p>
          </table:table-cell>
          <table:table-cell table:formula="of:=[.C3]/2" office:value-type="float" office:value="1125">
            <text:p>1125</text:p>
          </table:table-cell>
          <table:table-cell office:value-type="string">
            <text:p>mm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Sweep Angle =</text:p>
          </table:table-cell>
          <table:table-cell office:value-type="float" office:value="24">
            <text:p>24</text:p>
          </table:table-cell>
          <table:table-cell office:value-type="string">
            <text:p>°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Tip Setback =</text:p>
          </table:table-cell>
          <table:table-cell table:style-name="ce8" table:formula="of:=[.C5]*TAN(RADIANS([.C6]))" office:value-type="float" office:value="500.882270972103">
            <text:p>501</text:p>
          </table:table-cell>
          <table:table-cell office:value-type="string">
            <text:p>mm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Tip Twist =</text:p>
          </table:table-cell>
          <table:table-cell table:style-name="ce6" office:value-type="float" office:value="1.6726">
            <text:p>1.673</text:p>
          </table:table-cell>
          <table:table-cell office:value-type="string">
            <text:p>°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Twist Point x =</text:p>
          </table:table-cell>
          <table:table-cell table:style-name="ce5" table:formula="of:=[.B13]*tip_chord/4+setback" office:value-type="float" office:value="515.882270972103">
            <text:p>515.9</text:p>
          </table:table-cell>
          <table:table-cell office:value-type="string">
            <text:p>mm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string">
            <text:p>Twist Point z =</text:p>
          </table:table-cell>
          <table:table-cell table:style-name="ce6" table:formula="of:=[.D13]*tip_chord/4" office:value-type="float" office:value="0.0105">
            <text:p>0.011</text:p>
          </table:table-cell>
          <table:table-cell office:value-type="string">
            <text:p>mm</text:p>
          </table:table-cell>
          <table:table-cell table:number-columns-repeated="987"/>
        </table:table-row>
        <table:table-row table:style-name="ro1">
          <table:table-cell table:number-columns-repeated="991"/>
        </table:table-row>
        <table:table-row table:style-name="ro1">
          <table:table-cell/>
          <table:table-cell table:style-name="ce4" office:value-type="string">
            <text:p>x (non-dim)</text:p>
          </table:table-cell>
          <table:table-cell table:style-name="ce4" office:value-type="string">
            <text:p>y non-dim)</text:p>
          </table:table-cell>
          <table:table-cell table:style-name="ce4" office:value-type="string">
            <text:p>z (non-dim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x_twisted</text:p>
          </table:table-cell>
          <table:table-cell table:style-name="ce4" office:value-type="string">
            <text:p>y_twisted</text:p>
          </table:table-cell>
          <table:table-cell table:style-name="ce4" office:value-type="string">
            <text:p>z_twisted</text:p>
          </table:table-cell>
          <table:table-cell/>
          <table:table-cell>
            <draw:frame table:end-cell-address="'Tip Section'.S26" table:end-x="0.846cm" table:end-y="0.211cm" draw:z-index="0" draw:name="Chart 1" draw:style-name="gr1" draw:text-style-name="P1" svg:width="12.696cm" svg:height="7.12cm" svg:x="0.008cm" svg:y="0.005cm">
              <draw:object draw:notify-on-update-of-ranges="'Tip Section'.E13:'Tip Section'.E172 'Tip Section'.G13:'Tip Section'.G172 'Tip Section'.H13:'Tip Section'.H172 'Tip Section'.J13:'Tip Section'.J1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tip_y" office:value-type="float" office:value="1125">
            <text:p>1125</text:p>
          </table:table-cell>
          <table:table-cell office:value-type="float" office:value="0.0007">
            <text:p>0.0007</text:p>
          </table:table-cell>
          <table:table-cell table:formula="of:=[.B13]*tip_chord+setback" office:value-type="float" office:value="560.882270972103">
            <text:p>560.8822709721</text:p>
          </table:table-cell>
          <table:table-cell table:formula="of:=tip_y" office:value-type="float" office:value="1125">
            <text:p>1125</text:p>
          </table:table-cell>
          <table:table-cell table:formula="of:=[.D13]*tip_chord" office:value-type="float" office:value="0.042">
            <text:p>0.042</text:p>
          </table:table-cell>
          <table:table-cell table:style-name="ce6" table:formula="of:=(([.E13]-tip_twist_x)*COS(RADIANS(tip_twist))-([.G13]-tip_twist_z)*SIN(RADIANS(tip_twist)))+tip_twist_x" office:value-type="float" office:value="560.862178519706">
            <text:p>560.862</text:p>
          </table:table-cell>
          <table:table-cell table:style-name="ce6" table:formula="of:=[.F13]" office:value-type="float" office:value="1125">
            <text:p>1125.000</text:p>
          </table:table-cell>
          <table:table-cell table:style-name="ce6" table:formula="of:=(([.E13]-tip_twist_x)*SIN(RADIANS(tip_twist))+([.G13]-tip_twist_z)*COS(RADIANS(tip_twist)))+tip_twist_z" office:value-type="float" office:value="1.35545697297562">
            <text:p>1.355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9921172">
            <text:p>0.9921172</text:p>
          </table:table-cell>
          <table:table-cell table:formula="of:=tip_y" office:value-type="float" office:value="1125">
            <text:p>1125</text:p>
          </table:table-cell>
          <table:table-cell office:value-type="float" office:value="0.001437093">
            <text:p>0.001437093</text:p>
          </table:table-cell>
          <table:table-cell table:formula="of:=[.B14]*tip_chord+setback" office:value-type="float" office:value="560.409302972103">
            <text:p>560.4093029721</text:p>
          </table:table-cell>
          <table:table-cell table:formula="of:=tip_y" office:value-type="float" office:value="1125">
            <text:p>1125</text:p>
          </table:table-cell>
          <table:table-cell table:formula="of:=[.D14]*tip_chord" office:value-type="float" office:value="0.08622558">
            <text:p>0.08622558</text:p>
          </table:table-cell>
          <table:table-cell table:style-name="ce6" table:formula="of:=(([.E14]-tip_twist_x)*COS(RADIANS(tip_twist))-([.G14]-tip_twist_z)*SIN(RADIANS(tip_twist)))+tip_twist_x" office:value-type="float" office:value="560.388121169403">
            <text:p>560.388</text:p>
          </table:table-cell>
          <table:table-cell table:style-name="ce6" table:formula="of:=[.F14]" office:value-type="float" office:value="1125">
            <text:p>1125.000</text:p>
          </table:table-cell>
          <table:table-cell table:style-name="ce6" table:formula="of:=(([.E14]-tip_twist_x)*SIN(RADIANS(tip_twist))+([.G14]-tip_twist_z)*COS(RADIANS(tip_twist)))+tip_twist_z" office:value-type="float" office:value="1.38585861067738">
            <text:p>1.386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9816194">
            <text:p>0.9816194</text:p>
          </table:table-cell>
          <table:table-cell table:formula="of:=tip_y" office:value-type="float" office:value="1125">
            <text:p>1125</text:p>
          </table:table-cell>
          <table:table-cell office:value-type="float" office:value="0.00240682">
            <text:p>0.00240682</text:p>
          </table:table-cell>
          <table:table-cell table:formula="of:=[.B15]*tip_chord+setback" office:value-type="float" office:value="559.779434972103">
            <text:p>559.7794349721</text:p>
          </table:table-cell>
          <table:table-cell table:formula="of:=tip_y" office:value-type="float" office:value="1125">
            <text:p>1125</text:p>
          </table:table-cell>
          <table:table-cell table:formula="of:=[.D15]*tip_chord" office:value-type="float" office:value="0.1444092">
            <text:p>0.1444092</text:p>
          </table:table-cell>
          <table:table-cell table:style-name="ce6" table:formula="of:=(([.E15]-tip_twist_x)*COS(RADIANS(tip_twist))-([.G15]-tip_twist_z)*SIN(RADIANS(tip_twist)))+tip_twist_x" office:value-type="float" office:value="559.756823258546">
            <text:p>559.757</text:p>
          </table:table-cell>
          <table:table-cell table:style-name="ce6" table:formula="of:=[.F15]" office:value-type="float" office:value="1125">
            <text:p>1125.000</text:p>
          </table:table-cell>
          <table:table-cell table:style-name="ce6" table:formula="of:=(([.E15]-tip_twist_x)*SIN(RADIANS(tip_twist))+([.G15]-tip_twist_z)*COS(RADIANS(tip_twist)))+tip_twist_z" office:value-type="float" office:value="1.42563270787566">
            <text:p>1.426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9694297">
            <text:p>0.9694297</text:p>
          </table:table-cell>
          <table:table-cell table:formula="of:=tip_y" office:value-type="float" office:value="1125">
            <text:p>1125</text:p>
          </table:table-cell>
          <table:table-cell office:value-type="float" office:value="0.003515787">
            <text:p>0.003515787</text:p>
          </table:table-cell>
          <table:table-cell table:formula="of:=[.B16]*tip_chord+setback" office:value-type="float" office:value="559.048052972103">
            <text:p>559.0480529721</text:p>
          </table:table-cell>
          <table:table-cell table:formula="of:=tip_y" office:value-type="float" office:value="1125">
            <text:p>1125</text:p>
          </table:table-cell>
          <table:table-cell table:formula="of:=[.D16]*tip_chord" office:value-type="float" office:value="0.21094722">
            <text:p>0.21094722</text:p>
          </table:table-cell>
          <table:table-cell table:style-name="ce6" table:formula="of:=(([.E16]-tip_twist_x)*COS(RADIANS(tip_twist))-([.G16]-tip_twist_z)*SIN(RADIANS(tip_twist)))+tip_twist_x" office:value-type="float" office:value="559.023810749317">
            <text:p>559.024</text:p>
          </table:table-cell>
          <table:table-cell table:style-name="ce6" table:formula="of:=[.F16]" office:value-type="float" office:value="1125">
            <text:p>1125.000</text:p>
          </table:table-cell>
          <table:table-cell table:style-name="ce6" table:formula="of:=(([.E16]-tip_twist_x)*SIN(RADIANS(tip_twist))+([.G16]-tip_twist_z)*COS(RADIANS(tip_twist)))+tip_twist_z" office:value-type="float" office:value="1.47079463145861">
            <text:p>1.47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9558982">
            <text:p>0.9558982</text:p>
          </table:table-cell>
          <table:table-cell table:formula="of:=tip_y" office:value-type="float" office:value="1125">
            <text:p>1125</text:p>
          </table:table-cell>
          <table:table-cell office:value-type="float" office:value="0.004725884">
            <text:p>0.004725884</text:p>
          </table:table-cell>
          <table:table-cell table:formula="of:=[.B17]*tip_chord+setback" office:value-type="float" office:value="558.236162972103">
            <text:p>558.2361629721</text:p>
          </table:table-cell>
          <table:table-cell table:formula="of:=tip_y" office:value-type="float" office:value="1125">
            <text:p>1125</text:p>
          </table:table-cell>
          <table:table-cell table:formula="of:=[.D17]*tip_chord" office:value-type="float" office:value="0.28355304">
            <text:p>0.28355304</text:p>
          </table:table-cell>
          <table:table-cell table:style-name="ce6" table:formula="of:=(([.E17]-tip_twist_x)*COS(RADIANS(tip_twist))-([.G17]-tip_twist_z)*SIN(RADIANS(tip_twist)))+tip_twist_x" office:value-type="float" office:value="558.210147433555">
            <text:p>558.210</text:p>
          </table:table-cell>
          <table:table-cell table:style-name="ce6" table:formula="of:=[.F17]" office:value-type="float" office:value="1125">
            <text:p>1125.000</text:p>
          </table:table-cell>
          <table:table-cell table:style-name="ce6" table:formula="of:=(([.E17]-tip_twist_x)*SIN(RADIANS(tip_twist))+([.G17]-tip_twist_z)*COS(RADIANS(tip_twist)))+tip_twist_z" office:value-type="float" office:value="1.51967188365139">
            <text:p>1.52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9419678">
            <text:p>0.9419678</text:p>
          </table:table-cell>
          <table:table-cell table:formula="of:=tip_y" office:value-type="float" office:value="1125">
            <text:p>1125</text:p>
          </table:table-cell>
          <table:table-cell office:value-type="float" office:value="0.005972613">
            <text:p>0.005972613</text:p>
          </table:table-cell>
          <table:table-cell table:formula="of:=[.B18]*tip_chord+setback" office:value-type="float" office:value="557.400338972103">
            <text:p>557.4003389721</text:p>
          </table:table-cell>
          <table:table-cell table:formula="of:=tip_y" office:value-type="float" office:value="1125">
            <text:p>1125</text:p>
          </table:table-cell>
          <table:table-cell table:formula="of:=[.D18]*tip_chord" office:value-type="float" office:value="0.35835678">
            <text:p>0.35835678</text:p>
          </table:table-cell>
          <table:table-cell table:style-name="ce6" table:formula="of:=(([.E18]-tip_twist_x)*COS(RADIANS(tip_twist))-([.G18]-tip_twist_z)*SIN(RADIANS(tip_twist)))+tip_twist_x" office:value-type="float" office:value="557.372496161889">
            <text:p>557.372</text:p>
          </table:table-cell>
          <table:table-cell table:style-name="ce6" table:formula="of:=[.F18]" office:value-type="float" office:value="1125">
            <text:p>1125.000</text:p>
          </table:table-cell>
          <table:table-cell table:style-name="ce6" table:formula="of:=(([.E18]-tip_twist_x)*SIN(RADIANS(tip_twist))+([.G18]-tip_twist_z)*COS(RADIANS(tip_twist)))+tip_twist_z" office:value-type="float" office:value="1.57004752826232">
            <text:p>1.57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9279616">
            <text:p>0.9279616</text:p>
          </table:table-cell>
          <table:table-cell table:formula="of:=tip_y" office:value-type="float" office:value="1125">
            <text:p>1125</text:p>
          </table:table-cell>
          <table:table-cell office:value-type="float" office:value="0.007244715">
            <text:p>0.007244715</text:p>
          </table:table-cell>
          <table:table-cell table:formula="of:=[.B19]*tip_chord+setback" office:value-type="float" office:value="556.559966972103">
            <text:p>556.5599669721</text:p>
          </table:table-cell>
          <table:table-cell table:formula="of:=tip_y" office:value-type="float" office:value="1125">
            <text:p>1125</text:p>
          </table:table-cell>
          <table:table-cell table:formula="of:=[.D19]*tip_chord" office:value-type="float" office:value="0.4346829">
            <text:p>0.4346829</text:p>
          </table:table-cell>
          <table:table-cell table:style-name="ce6" table:formula="of:=(([.E19]-tip_twist_x)*COS(RADIANS(tip_twist))-([.G19]-tip_twist_z)*SIN(RADIANS(tip_twist)))+tip_twist_x" office:value-type="float" office:value="556.530254392397">
            <text:p>556.530</text:p>
          </table:table-cell>
          <table:table-cell table:style-name="ce6" table:formula="of:=[.F19]" office:value-type="float" office:value="1125">
            <text:p>1125.000</text:p>
          </table:table-cell>
          <table:table-cell table:style-name="ce6" table:formula="of:=(([.E19]-tip_twist_x)*SIN(RADIANS(tip_twist))+([.G19]-tip_twist_z)*COS(RADIANS(tip_twist)))+tip_twist_z" office:value-type="float" office:value="1.6218121561626">
            <text:p>1.62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9139329">
            <text:p>0.9139329</text:p>
          </table:table-cell>
          <table:table-cell table:formula="of:=tip_y" office:value-type="float" office:value="1125">
            <text:p>1125</text:p>
          </table:table-cell>
          <table:table-cell office:value-type="float" office:value="0.008521484">
            <text:p>0.008521484</text:p>
          </table:table-cell>
          <table:table-cell table:formula="of:=[.B20]*tip_chord+setback" office:value-type="float" office:value="555.718244972103">
            <text:p>555.7182449721</text:p>
          </table:table-cell>
          <table:table-cell table:formula="of:=tip_y" office:value-type="float" office:value="1125">
            <text:p>1125</text:p>
          </table:table-cell>
          <table:table-cell table:formula="of:=[.D20]*tip_chord" office:value-type="float" office:value="0.51128904">
            <text:p>0.51128904</text:p>
          </table:table-cell>
          <table:table-cell table:style-name="ce6" table:formula="of:=(([.E20]-tip_twist_x)*COS(RADIANS(tip_twist))-([.G20]-tip_twist_z)*SIN(RADIANS(tip_twist)))+tip_twist_x" office:value-type="float" office:value="555.686655024807">
            <text:p>555.687</text:p>
          </table:table-cell>
          <table:table-cell table:style-name="ce6" table:formula="of:=[.F20]" office:value-type="float" office:value="1125">
            <text:p>1125.000</text:p>
          </table:table-cell>
          <table:table-cell table:style-name="ce6" table:formula="of:=(([.E20]-tip_twist_x)*SIN(RADIANS(tip_twist))+([.G20]-tip_twist_z)*COS(RADIANS(tip_twist)))+tip_twist_z" office:value-type="float" office:value="1.67381728064373">
            <text:p>1.674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999029">
            <text:p>0.8999029</text:p>
          </table:table-cell>
          <table:table-cell table:formula="of:=tip_y" office:value-type="float" office:value="1125">
            <text:p>1125</text:p>
          </table:table-cell>
          <table:table-cell office:value-type="float" office:value="0.009797112">
            <text:p>0.009797112</text:p>
          </table:table-cell>
          <table:table-cell table:formula="of:=[.B21]*tip_chord+setback" office:value-type="float" office:value="554.876444972103">
            <text:p>554.8764449721</text:p>
          </table:table-cell>
          <table:table-cell table:formula="of:=tip_y" office:value-type="float" office:value="1125">
            <text:p>1125</text:p>
          </table:table-cell>
          <table:table-cell table:formula="of:=[.D21]*tip_chord" office:value-type="float" office:value="0.58782672">
            <text:p>0.58782672</text:p>
          </table:table-cell>
          <table:table-cell table:style-name="ce6" table:formula="of:=(([.E21]-tip_twist_x)*COS(RADIANS(tip_twist))-([.G21]-tip_twist_z)*SIN(RADIANS(tip_twist)))+tip_twist_x" office:value-type="float" office:value="554.842979688678">
            <text:p>554.843</text:p>
          </table:table-cell>
          <table:table-cell table:style-name="ce6" table:formula="of:=[.F21]" office:value-type="float" office:value="1125">
            <text:p>1125.000</text:p>
          </table:table-cell>
          <table:table-cell table:style-name="ce6" table:formula="of:=(([.E21]-tip_twist_x)*SIN(RADIANS(tip_twist))+([.G21]-tip_twist_z)*COS(RADIANS(tip_twist)))+tip_twist_z" office:value-type="float" office:value="1.7257516976114">
            <text:p>1.726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858727">
            <text:p>0.8858727</text:p>
          </table:table-cell>
          <table:table-cell table:formula="of:=tip_y" office:value-type="float" office:value="1125">
            <text:p>1125</text:p>
          </table:table-cell>
          <table:table-cell office:value-type="float" office:value="0.01107095">
            <text:p>0.01107095</text:p>
          </table:table-cell>
          <table:table-cell table:formula="of:=[.B22]*tip_chord+setback" office:value-type="float" office:value="554.034632972103">
            <text:p>554.0346329721</text:p>
          </table:table-cell>
          <table:table-cell table:formula="of:=tip_y" office:value-type="float" office:value="1125">
            <text:p>1125</text:p>
          </table:table-cell>
          <table:table-cell table:formula="of:=[.D22]*tip_chord" office:value-type="float" office:value="0.664257">
            <text:p>0.664257</text:p>
          </table:table-cell>
          <table:table-cell table:style-name="ce6" table:formula="of:=(([.E22]-tip_twist_x)*COS(RADIANS(tip_twist))-([.G22]-tip_twist_z)*SIN(RADIANS(tip_twist)))+tip_twist_x" office:value-type="float" office:value="553.999295492476">
            <text:p>553.999</text:p>
          </table:table-cell>
          <table:table-cell table:style-name="ce6" table:formula="of:=[.F22]" office:value-type="float" office:value="1125">
            <text:p>1125.000</text:p>
          </table:table-cell>
          <table:table-cell table:style-name="ce6" table:formula="of:=(([.E22]-tip_twist_x)*SIN(RADIANS(tip_twist))+([.G22]-tip_twist_z)*COS(RADIANS(tip_twist)))+tip_twist_z" office:value-type="float" office:value="1.77757841007992">
            <text:p>1.778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718439">
            <text:p>0.8718439</text:p>
          </table:table-cell>
          <table:table-cell table:formula="of:=tip_y" office:value-type="float" office:value="1125">
            <text:p>1125</text:p>
          </table:table-cell>
          <table:table-cell office:value-type="float" office:value="0.01234112">
            <text:p>0.01234112</text:p>
          </table:table-cell>
          <table:table-cell table:formula="of:=[.B23]*tip_chord+setback" office:value-type="float" office:value="553.192904972103">
            <text:p>553.1929049721</text:p>
          </table:table-cell>
          <table:table-cell table:formula="of:=tip_y" office:value-type="float" office:value="1125">
            <text:p>1125</text:p>
          </table:table-cell>
          <table:table-cell table:formula="of:=[.D23]*tip_chord" office:value-type="float" office:value="0.7404672">
            <text:p>0.7404672</text:p>
          </table:table-cell>
          <table:table-cell table:style-name="ce6" table:formula="of:=(([.E23]-tip_twist_x)*COS(RADIANS(tip_twist))-([.G23]-tip_twist_z)*SIN(RADIANS(tip_twist)))+tip_twist_x" office:value-type="float" office:value="553.155701684231">
            <text:p>553.156</text:p>
          </table:table-cell>
          <table:table-cell table:style-name="ce6" table:formula="of:=[.F23]" office:value-type="float" office:value="1125">
            <text:p>1125.000</text:p>
          </table:table-cell>
          <table:table-cell table:style-name="ce6" table:formula="of:=(([.E23]-tip_twist_x)*SIN(RADIANS(tip_twist))+([.G23]-tip_twist_z)*COS(RADIANS(tip_twist)))+tip_twist_z" office:value-type="float" office:value="1.8291875881287">
            <text:p>1.829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578187">
            <text:p>0.8578187</text:p>
          </table:table-cell>
          <table:table-cell table:formula="of:=tip_y" office:value-type="float" office:value="1125">
            <text:p>1125</text:p>
          </table:table-cell>
          <table:table-cell office:value-type="float" office:value="0.01360523">
            <text:p>0.01360523</text:p>
          </table:table-cell>
          <table:table-cell table:formula="of:=[.B24]*tip_chord+setback" office:value-type="float" office:value="552.351392972103">
            <text:p>552.3513929721</text:p>
          </table:table-cell>
          <table:table-cell table:formula="of:=tip_y" office:value-type="float" office:value="1125">
            <text:p>1125</text:p>
          </table:table-cell>
          <table:table-cell table:formula="of:=[.D24]*tip_chord" office:value-type="float" office:value="0.8163138">
            <text:p>0.8163138</text:p>
          </table:table-cell>
          <table:table-cell table:style-name="ce6" table:formula="of:=(([.E24]-tip_twist_x)*COS(RADIANS(tip_twist))-([.G24]-tip_twist_z)*SIN(RADIANS(tip_twist)))+tip_twist_x" office:value-type="float" office:value="552.312334396797">
            <text:p>552.312</text:p>
          </table:table-cell>
          <table:table-cell table:style-name="ce6" table:formula="of:=[.F24]" office:value-type="float" office:value="1125">
            <text:p>1125.000</text:p>
          </table:table-cell>
          <table:table-cell table:style-name="ce6" table:formula="of:=(([.E24]-tip_twist_x)*SIN(RADIANS(tip_twist))+([.G24]-tip_twist_z)*COS(RADIANS(tip_twist)))+tip_twist_z" office:value-type="float" office:value="1.8804396257534">
            <text:p>1.88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437992">
            <text:p>0.8437992</text:p>
          </table:table-cell>
          <table:table-cell table:formula="of:=tip_y" office:value-type="float" office:value="1125">
            <text:p>1125</text:p>
          </table:table-cell>
          <table:table-cell office:value-type="float" office:value="0.01486091">
            <text:p>0.01486091</text:p>
          </table:table-cell>
          <table:table-cell table:formula="of:=[.B25]*tip_chord+setback" office:value-type="float" office:value="551.510222972103">
            <text:p>551.5102229721</text:p>
          </table:table-cell>
          <table:table-cell table:formula="of:=tip_y" office:value-type="float" office:value="1125">
            <text:p>1125</text:p>
          </table:table-cell>
          <table:table-cell table:formula="of:=[.D25]*tip_chord" office:value-type="float" office:value="0.8916546">
            <text:p>0.8916546</text:p>
          </table:table-cell>
          <table:table-cell table:style-name="ce6" table:formula="of:=(([.E25]-tip_twist_x)*COS(RADIANS(tip_twist))-([.G25]-tip_twist_z)*SIN(RADIANS(tip_twist)))+tip_twist_x" office:value-type="float" office:value="551.469323727054">
            <text:p>551.469</text:p>
          </table:table-cell>
          <table:table-cell table:style-name="ce6" table:formula="of:=[.F25]" office:value-type="float" office:value="1125">
            <text:p>1125.000</text:p>
          </table:table-cell>
          <table:table-cell table:style-name="ce6" table:formula="of:=(([.E25]-tip_twist_x)*SIN(RADIANS(tip_twist))+([.G25]-tip_twist_z)*COS(RADIANS(tip_twist)))+tip_twist_z" office:value-type="float" office:value="1.93119606125787">
            <text:p>1.93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297867">
            <text:p>0.8297867</text:p>
          </table:table-cell>
          <table:table-cell table:formula="of:=tip_y" office:value-type="float" office:value="1125">
            <text:p>1125</text:p>
          </table:table-cell>
          <table:table-cell office:value-type="float" office:value="0.01610574">
            <text:p>0.01610574</text:p>
          </table:table-cell>
          <table:table-cell table:formula="of:=[.B26]*tip_chord+setback" office:value-type="float" office:value="550.669472972103">
            <text:p>550.6694729721</text:p>
          </table:table-cell>
          <table:table-cell table:formula="of:=tip_y" office:value-type="float" office:value="1125">
            <text:p>1125</text:p>
          </table:table-cell>
          <table:table-cell table:formula="of:=[.D26]*tip_chord" office:value-type="float" office:value="0.9663444">
            <text:p>0.9663444</text:p>
          </table:table-cell>
          <table:table-cell table:style-name="ce6" table:formula="of:=(([.E26]-tip_twist_x)*COS(RADIANS(tip_twist))-([.G26]-tip_twist_z)*SIN(RADIANS(tip_twist)))+tip_twist_x" office:value-type="float" office:value="550.626751879902">
            <text:p>550.627</text:p>
          </table:table-cell>
          <table:table-cell table:style-name="ce6" table:formula="of:=[.F26]" office:value-type="float" office:value="1125">
            <text:p>1125.000</text:p>
          </table:table-cell>
          <table:table-cell table:style-name="ce6" table:formula="of:=(([.E26]-tip_twist_x)*SIN(RADIANS(tip_twist))+([.G26]-tip_twist_z)*COS(RADIANS(tip_twist)))+tip_twist_z" office:value-type="float" office:value="1.98131403318909">
            <text:p>1.98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15779">
            <text:p>0.815779</text:p>
          </table:table-cell>
          <table:table-cell table:formula="of:=tip_y" office:value-type="float" office:value="1125">
            <text:p>1125</text:p>
          </table:table-cell>
          <table:table-cell office:value-type="float" office:value="0.01733745">
            <text:p>0.01733745</text:p>
          </table:table-cell>
          <table:table-cell table:formula="of:=[.B27]*tip_chord+setback" office:value-type="float" office:value="549.829010972103">
            <text:p>549.8290109721</text:p>
          </table:table-cell>
          <table:table-cell table:formula="of:=tip_y" office:value-type="float" office:value="1125">
            <text:p>1125</text:p>
          </table:table-cell>
          <table:table-cell table:formula="of:=[.D27]*tip_chord" office:value-type="float" office:value="1.040247">
            <text:p>1.040247</text:p>
          </table:table-cell>
          <table:table-cell table:style-name="ce6" table:formula="of:=(([.E27]-tip_twist_x)*COS(RADIANS(tip_twist))-([.G27]-tip_twist_z)*SIN(RADIANS(tip_twist)))+tip_twist_x" office:value-type="float" office:value="549.784490887018">
            <text:p>549.784</text:p>
          </table:table-cell>
          <table:table-cell table:style-name="ce6" table:formula="of:=[.F27]" office:value-type="float" office:value="1125">
            <text:p>1125.000</text:p>
          </table:table-cell>
          <table:table-cell table:style-name="ce6" table:formula="of:=(([.E27]-tip_twist_x)*SIN(RADIANS(tip_twist))+([.G27]-tip_twist_z)*COS(RADIANS(tip_twist)))+tip_twist_z" office:value-type="float" office:value="2.03065354673092">
            <text:p>2.03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8017686">
            <text:p>0.8017686</text:p>
          </table:table-cell>
          <table:table-cell table:formula="of:=tip_y" office:value-type="float" office:value="1125">
            <text:p>1125</text:p>
          </table:table-cell>
          <table:table-cell office:value-type="float" office:value="0.01855442">
            <text:p>0.01855442</text:p>
          </table:table-cell>
          <table:table-cell table:formula="of:=[.B28]*tip_chord+setback" office:value-type="float" office:value="548.988386972103">
            <text:p>548.9883869721</text:p>
          </table:table-cell>
          <table:table-cell table:formula="of:=tip_y" office:value-type="float" office:value="1125">
            <text:p>1125</text:p>
          </table:table-cell>
          <table:table-cell table:formula="of:=[.D28]*tip_chord" office:value-type="float" office:value="1.1132652">
            <text:p>1.1132652</text:p>
          </table:table-cell>
          <table:table-cell table:style-name="ce6" table:formula="of:=(([.E28]-tip_twist_x)*COS(RADIANS(tip_twist))-([.G28]-tip_twist_z)*SIN(RADIANS(tip_twist)))+tip_twist_x" office:value-type="float" office:value="548.942093777228">
            <text:p>548.942</text:p>
          </table:table-cell>
          <table:table-cell table:style-name="ce6" table:formula="of:=[.F28]" office:value-type="float" office:value="1125">
            <text:p>1125.000</text:p>
          </table:table-cell>
          <table:table-cell table:style-name="ce6" table:formula="of:=(([.E28]-tip_twist_x)*SIN(RADIANS(tip_twist))+([.G28]-tip_twist_z)*COS(RADIANS(tip_twist)))+tip_twist_z" office:value-type="float" office:value="2.07910430859314">
            <text:p>2.079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7877516">
            <text:p>0.7877516</text:p>
          </table:table-cell>
          <table:table-cell table:formula="of:=tip_y" office:value-type="float" office:value="1125">
            <text:p>1125</text:p>
          </table:table-cell>
          <table:table-cell office:value-type="float" office:value="0.01975854">
            <text:p>0.01975854</text:p>
          </table:table-cell>
          <table:table-cell table:formula="of:=[.B29]*tip_chord+setback" office:value-type="float" office:value="548.147366972103">
            <text:p>548.1473669721</text:p>
          </table:table-cell>
          <table:table-cell table:formula="of:=tip_y" office:value-type="float" office:value="1125">
            <text:p>1125</text:p>
          </table:table-cell>
          <table:table-cell table:formula="of:=[.D29]*tip_chord" office:value-type="float" office:value="1.1855124">
            <text:p>1.1855124</text:p>
          </table:table-cell>
          <table:table-cell table:style-name="ce6" table:formula="of:=(([.E29]-tip_twist_x)*COS(RADIANS(tip_twist))-([.G29]-tip_twist_z)*SIN(RADIANS(tip_twist)))+tip_twist_x" office:value-type="float" office:value="548.099323340287">
            <text:p>548.099</text:p>
          </table:table-cell>
          <table:table-cell table:style-name="ce6" table:formula="of:=[.F29]" office:value-type="float" office:value="1125">
            <text:p>1125.000</text:p>
          </table:table-cell>
          <table:table-cell table:style-name="ce6" table:formula="of:=(([.E29]-tip_twist_x)*SIN(RADIANS(tip_twist))+([.G29]-tip_twist_z)*COS(RADIANS(tip_twist)))+tip_twist_z" office:value-type="float" office:value="2.12677284041369">
            <text:p>2.127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7737355">
            <text:p>0.7737355</text:p>
          </table:table-cell>
          <table:table-cell table:formula="of:=tip_y" office:value-type="float" office:value="1125">
            <text:p>1125</text:p>
          </table:table-cell>
          <table:table-cell office:value-type="float" office:value="0.02095005">
            <text:p>0.02095005</text:p>
          </table:table-cell>
          <table:table-cell table:formula="of:=[.B30]*tip_chord+setback" office:value-type="float" office:value="547.306400972103">
            <text:p>547.3064009721</text:p>
          </table:table-cell>
          <table:table-cell table:formula="of:=tip_y" office:value-type="float" office:value="1125">
            <text:p>1125</text:p>
          </table:table-cell>
          <table:table-cell table:formula="of:=[.D30]*tip_chord" office:value-type="float" office:value="1.257003">
            <text:p>1.257003</text:p>
          </table:table-cell>
          <table:table-cell table:style-name="ce6" table:formula="of:=(([.E30]-tip_twist_x)*COS(RADIANS(tip_twist))-([.G30]-tip_twist_z)*SIN(RADIANS(tip_twist)))+tip_twist_x" office:value-type="float" office:value="547.256628964154">
            <text:p>547.257</text:p>
          </table:table-cell>
          <table:table-cell table:style-name="ce6" table:formula="of:=[.F30]" office:value-type="float" office:value="1125">
            <text:p>1125.000</text:p>
          </table:table-cell>
          <table:table-cell table:style-name="ce6" table:formula="of:=(([.E30]-tip_twist_x)*SIN(RADIANS(tip_twist))+([.G30]-tip_twist_z)*COS(RADIANS(tip_twist)))+tip_twist_z" office:value-type="float" office:value="2.17368667076115">
            <text:p>2.174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0.7597184">
            <text:p>0.7597184</text:p>
          </table:table-cell>
          <table:table-cell table:formula="of:=tip_y" office:value-type="float" office:value="1125">
            <text:p>1125</text:p>
          </table:table-cell>
          <table:table-cell office:value-type="float" office:value="0.02212865">
            <text:p>0.02212865</text:p>
          </table:table-cell>
          <table:table-cell table:formula="of:=[.B31]*tip_chord+setback" office:value-type="float" office:value="546.465374972103">
            <text:p>546.4653749721</text:p>
          </table:table-cell>
          <table:table-cell table:formula="of:=tip_y" office:value-type="float" office:value="1125">
            <text:p>1125</text:p>
          </table:table-cell>
          <table:table-cell table:formula="of:=[.D31]*tip_chord" office:value-type="float" office:value="1.327719">
            <text:p>1.327719</text:p>
          </table:table-cell>
          <table:table-cell table:style-name="ce6" table:formula="of:=(([.E31]-tip_twist_x)*COS(RADIANS(tip_twist))-([.G31]-tip_twist_z)*SIN(RADIANS(tip_twist)))+tip_twist_x" office:value-type="float" office:value="546.413897222789">
            <text:p>546.414</text:p>
          </table:table-cell>
          <table:table-cell table:style-name="ce6" table:formula="of:=[.F31]" office:value-type="float" office:value="1125">
            <text:p>1125.000</text:p>
          </table:table-cell>
          <table:table-cell table:style-name="ce6" table:formula="of:=(([.E31]-tip_twist_x)*SIN(RADIANS(tip_twist))+([.G31]-tip_twist_z)*COS(RADIANS(tip_twist)))+tip_twist_z" office:value-type="float" office:value="2.21982447984638">
            <text:p>2.220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456984">
            <text:p>0.7456984</text:p>
          </table:table-cell>
          <table:table-cell table:formula="of:=tip_y" office:value-type="float" office:value="1125">
            <text:p>1125</text:p>
          </table:table-cell>
          <table:table-cell office:value-type="float" office:value="0.02329491">
            <text:p>0.02329491</text:p>
          </table:table-cell>
          <table:table-cell table:formula="of:=[.B32]*tip_chord+setback" office:value-type="float" office:value="545.624174972103">
            <text:p>545.6241749721</text:p>
          </table:table-cell>
          <table:table-cell table:formula="of:=tip_y" office:value-type="float" office:value="1125">
            <text:p>1125</text:p>
          </table:table-cell>
          <table:table-cell table:formula="of:=[.D32]*tip_chord" office:value-type="float" office:value="1.3976946">
            <text:p>1.3976946</text:p>
          </table:table-cell>
          <table:table-cell table:style-name="ce6" table:formula="of:=(([.E32]-tip_twist_x)*COS(RADIANS(tip_twist))-([.G32]-tip_twist_z)*SIN(RADIANS(tip_twist)))+tip_twist_x" office:value-type="float" office:value="545.571013166525">
            <text:p>545.571</text:p>
          </table:table-cell>
          <table:table-cell table:style-name="ce6" table:formula="of:=[.F32]" office:value-type="float" office:value="1125">
            <text:p>1125.000</text:p>
          </table:table-cell>
          <table:table-cell table:style-name="ce6" table:formula="of:=(([.E32]-tip_twist_x)*SIN(RADIANS(tip_twist))+([.G32]-tip_twist_z)*COS(RADIANS(tip_twist)))+tip_twist_z" office:value-type="float" office:value="2.26521712563956">
            <text:p>2.26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316763">
            <text:p>0.7316763</text:p>
          </table:table-cell>
          <table:table-cell table:formula="of:=tip_y" office:value-type="float" office:value="1125">
            <text:p>1125</text:p>
          </table:table-cell>
          <table:table-cell office:value-type="float" office:value="0.02444912">
            <text:p>0.02444912</text:p>
          </table:table-cell>
          <table:table-cell table:formula="of:=[.B33]*tip_chord+setback" office:value-type="float" office:value="544.782848972103">
            <text:p>544.7828489721</text:p>
          </table:table-cell>
          <table:table-cell table:formula="of:=tip_y" office:value-type="float" office:value="1125">
            <text:p>1125</text:p>
          </table:table-cell>
          <table:table-cell table:formula="of:=[.D33]*tip_chord" office:value-type="float" office:value="1.4669472">
            <text:p>1.4669472</text:p>
          </table:table-cell>
          <table:table-cell table:style-name="ce6" table:formula="of:=(([.E33]-tip_twist_x)*COS(RADIANS(tip_twist))-([.G33]-tip_twist_z)*SIN(RADIANS(tip_twist)))+tip_twist_x" office:value-type="float" office:value="544.728024267037">
            <text:p>544.728</text:p>
          </table:table-cell>
          <table:table-cell table:style-name="ce6" table:formula="of:=[.F33]" office:value-type="float" office:value="1125">
            <text:p>1125.000</text:p>
          </table:table-cell>
          <table:table-cell table:style-name="ce6" table:formula="of:=(([.E33]-tip_twist_x)*SIN(RADIANS(tip_twist))+([.G33]-tip_twist_z)*COS(RADIANS(tip_twist)))+tip_twist_z" office:value-type="float" office:value="2.30988340176221">
            <text:p>2.310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176547">
            <text:p>0.7176547</text:p>
          </table:table-cell>
          <table:table-cell table:formula="of:=tip_y" office:value-type="float" office:value="1125">
            <text:p>1125</text:p>
          </table:table-cell>
          <table:table-cell office:value-type="float" office:value="0.025591">
            <text:p>0.025591</text:p>
          </table:table-cell>
          <table:table-cell table:formula="of:=[.B34]*tip_chord+setback" office:value-type="float" office:value="543.941552972103">
            <text:p>543.9415529721</text:p>
          </table:table-cell>
          <table:table-cell table:formula="of:=tip_y" office:value-type="float" office:value="1125">
            <text:p>1125</text:p>
          </table:table-cell>
          <table:table-cell table:formula="of:=[.D34]*tip_chord" office:value-type="float" office:value="1.53546">
            <text:p>1.53546</text:p>
          </table:table-cell>
          <table:table-cell table:style-name="ce6" table:formula="of:=(([.E34]-tip_twist_x)*COS(RADIANS(tip_twist))-([.G34]-tip_twist_z)*SIN(RADIANS(tip_twist)))+tip_twist_x" office:value-type="float" office:value="543.88508694822">
            <text:p>543.885</text:p>
          </table:table-cell>
          <table:table-cell table:style-name="ce6" table:formula="of:=[.F34]" office:value-type="float" office:value="1125">
            <text:p>1125.000</text:p>
          </table:table-cell>
          <table:table-cell table:style-name="ce6" table:formula="of:=(([.E34]-tip_twist_x)*SIN(RADIANS(tip_twist))+([.G34]-tip_twist_z)*COS(RADIANS(tip_twist)))+tip_twist_z" office:value-type="float" office:value="2.35381106873629">
            <text:p>2.35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036315">
            <text:p>0.7036315</text:p>
          </table:table-cell>
          <table:table-cell table:formula="of:=tip_y" office:value-type="float" office:value="1125">
            <text:p>1125</text:p>
          </table:table-cell>
          <table:table-cell office:value-type="float" office:value="0.02672022">
            <text:p>0.02672022</text:p>
          </table:table-cell>
          <table:table-cell table:formula="of:=[.B35]*tip_chord+setback" office:value-type="float" office:value="543.100160972103">
            <text:p>543.1001609721</text:p>
          </table:table-cell>
          <table:table-cell table:formula="of:=tip_y" office:value-type="float" office:value="1125">
            <text:p>1125</text:p>
          </table:table-cell>
          <table:table-cell table:formula="of:=[.D35]*tip_chord" office:value-type="float" office:value="1.6032132">
            <text:p>1.6032132</text:p>
          </table:table-cell>
          <table:table-cell table:style-name="ce6" table:formula="of:=(([.E35]-tip_twist_x)*COS(RADIANS(tip_twist))-([.G35]-tip_twist_z)*SIN(RADIANS(tip_twist)))+tip_twist_x" office:value-type="float" office:value="543.042075841686">
            <text:p>543.042</text:p>
          </table:table-cell>
          <table:table-cell table:style-name="ce6" table:formula="of:=[.F35]" office:value-type="float" office:value="1125">
            <text:p>1125.000</text:p>
          </table:table-cell>
          <table:table-cell table:style-name="ce6" table:formula="of:=(([.E35]-tip_twist_x)*SIN(RADIANS(tip_twist))+([.G35]-tip_twist_z)*COS(RADIANS(tip_twist)))+tip_twist_z" office:value-type="float" office:value="2.39697665728083">
            <text:p>2.39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896063">
            <text:p>0.6896063</text:p>
          </table:table-cell>
          <table:table-cell table:formula="of:=tip_y" office:value-type="float" office:value="1125">
            <text:p>1125</text:p>
          </table:table-cell>
          <table:table-cell office:value-type="float" office:value="0.02783757">
            <text:p>0.02783757</text:p>
          </table:table-cell>
          <table:table-cell table:formula="of:=[.B36]*tip_chord+setback" office:value-type="float" office:value="542.258648972103">
            <text:p>542.2586489721</text:p>
          </table:table-cell>
          <table:table-cell table:formula="of:=tip_y" office:value-type="float" office:value="1125">
            <text:p>1125</text:p>
          </table:table-cell>
          <table:table-cell table:formula="of:=[.D36]*tip_chord" office:value-type="float" office:value="1.6702542">
            <text:p>1.6702542</text:p>
          </table:table-cell>
          <table:table-cell table:style-name="ce6" table:formula="of:=(([.E36]-tip_twist_x)*COS(RADIANS(tip_twist))-([.G36]-tip_twist_z)*SIN(RADIANS(tip_twist)))+tip_twist_x" office:value-type="float" office:value="542.198965574138">
            <text:p>542.199</text:p>
          </table:table-cell>
          <table:table-cell table:style-name="ce6" table:formula="of:=[.F36]" office:value-type="float" office:value="1125">
            <text:p>1125.000</text:p>
          </table:table-cell>
          <table:table-cell table:style-name="ce6" table:formula="of:=(([.E36]-tip_twist_x)*SIN(RADIANS(tip_twist))+([.G36]-tip_twist_z)*COS(RADIANS(tip_twist)))+tip_twist_z" office:value-type="float" office:value="2.43942684668269">
            <text:p>2.43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755813">
            <text:p>0.6755813</text:p>
          </table:table-cell>
          <table:table-cell table:formula="of:=tip_y" office:value-type="float" office:value="1125">
            <text:p>1125</text:p>
          </table:table-cell>
          <table:table-cell office:value-type="float" office:value="0.02894271">
            <text:p>0.02894271</text:p>
          </table:table-cell>
          <table:table-cell table:formula="of:=[.B37]*tip_chord+setback" office:value-type="float" office:value="541.417148972103">
            <text:p>541.4171489721</text:p>
          </table:table-cell>
          <table:table-cell table:formula="of:=tip_y" office:value-type="float" office:value="1125">
            <text:p>1125</text:p>
          </table:table-cell>
          <table:table-cell table:formula="of:=[.D37]*tip_chord" office:value-type="float" office:value="1.7365626">
            <text:p>1.7365626</text:p>
          </table:table-cell>
          <table:table-cell table:style-name="ce6" table:formula="of:=(([.E37]-tip_twist_x)*COS(RADIANS(tip_twist))-([.G37]-tip_twist_z)*SIN(RADIANS(tip_twist)))+tip_twist_x" office:value-type="float" office:value="541.355888684775">
            <text:p>541.356</text:p>
          </table:table-cell>
          <table:table-cell table:style-name="ce6" table:formula="of:=[.F37]" office:value-type="float" office:value="1125">
            <text:p>1125.000</text:p>
          </table:table-cell>
          <table:table-cell table:style-name="ce6" table:formula="of:=(([.E37]-tip_twist_x)*SIN(RADIANS(tip_twist))+([.G37]-tip_twist_z)*COS(RADIANS(tip_twist)))+tip_twist_z" office:value-type="float" office:value="2.48114509848015">
            <text:p>2.48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615568">
            <text:p>0.6615568</text:p>
          </table:table-cell>
          <table:table-cell table:formula="of:=tip_y" office:value-type="float" office:value="1125">
            <text:p>1125</text:p>
          </table:table-cell>
          <table:table-cell office:value-type="float" office:value="0.03003585">
            <text:p>0.03003585</text:p>
          </table:table-cell>
          <table:table-cell table:formula="of:=[.B38]*tip_chord+setback" office:value-type="float" office:value="540.575678972103">
            <text:p>540.5756789721</text:p>
          </table:table-cell>
          <table:table-cell table:formula="of:=tip_y" office:value-type="float" office:value="1125">
            <text:p>1125</text:p>
          </table:table-cell>
          <table:table-cell table:formula="of:=[.D38]*tip_chord" office:value-type="float" office:value="1.802151">
            <text:p>1.802151</text:p>
          </table:table-cell>
          <table:table-cell table:style-name="ce6" table:formula="of:=(([.E38]-tip_twist_x)*COS(RADIANS(tip_twist))-([.G38]-tip_twist_z)*SIN(RADIANS(tip_twist)))+tip_twist_x" office:value-type="float" office:value="540.512862798157">
            <text:p>540.513</text:p>
          </table:table-cell>
          <table:table-cell table:style-name="ce6" table:formula="of:=[.F38]" office:value-type="float" office:value="1125">
            <text:p>1125.000</text:p>
          </table:table-cell>
          <table:table-cell table:style-name="ce6" table:formula="of:=(([.E38]-tip_twist_x)*SIN(RADIANS(tip_twist))+([.G38]-tip_twist_z)*COS(RADIANS(tip_twist)))+tip_twist_z" office:value-type="float" office:value="2.5221445326929">
            <text:p>2.52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475462">
            <text:p>0.6475462</text:p>
          </table:table-cell>
          <table:table-cell table:formula="of:=tip_y" office:value-type="float" office:value="1125">
            <text:p>1125</text:p>
          </table:table-cell>
          <table:table-cell office:value-type="float" office:value="0.03111147">
            <text:p>0.03111147</text:p>
          </table:table-cell>
          <table:table-cell table:formula="of:=[.B39]*tip_chord+setback" office:value-type="float" office:value="539.735042972103">
            <text:p>539.7350429721</text:p>
          </table:table-cell>
          <table:table-cell table:formula="of:=tip_y" office:value-type="float" office:value="1125">
            <text:p>1125</text:p>
          </table:table-cell>
          <table:table-cell table:formula="of:=[.D39]*tip_chord" office:value-type="float" office:value="1.8666882">
            <text:p>1.8666882</text:p>
          </table:table-cell>
          <table:table-cell table:style-name="ce6" table:formula="of:=(([.E39]-tip_twist_x)*COS(RADIANS(tip_twist))-([.G39]-tip_twist_z)*SIN(RADIANS(tip_twist)))+tip_twist_x" office:value-type="float" office:value="539.670701238867">
            <text:p>539.671</text:p>
          </table:table-cell>
          <table:table-cell table:style-name="ce6" table:formula="of:=[.F39]" office:value-type="float" office:value="1125">
            <text:p>1125.000</text:p>
          </table:table-cell>
          <table:table-cell table:style-name="ce6" table:formula="of:=(([.E39]-tip_twist_x)*SIN(RADIANS(tip_twist))+([.G39]-tip_twist_z)*COS(RADIANS(tip_twist)))+tip_twist_z" office:value-type="float" office:value="2.56211755777211">
            <text:p>2.56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335495">
            <text:p>0.6335495</text:p>
          </table:table-cell>
          <table:table-cell table:formula="of:=tip_y" office:value-type="float" office:value="1125">
            <text:p>1125</text:p>
          </table:table-cell>
          <table:table-cell office:value-type="float" office:value="0.03216492">
            <text:p>0.03216492</text:p>
          </table:table-cell>
          <table:table-cell table:formula="of:=[.B40]*tip_chord+setback" office:value-type="float" office:value="538.895240972103">
            <text:p>538.8952409721</text:p>
          </table:table-cell>
          <table:table-cell table:formula="of:=tip_y" office:value-type="float" office:value="1125">
            <text:p>1125</text:p>
          </table:table-cell>
          <table:table-cell table:formula="of:=[.D40]*tip_chord" office:value-type="float" office:value="1.9298952">
            <text:p>1.9298952</text:p>
          </table:table-cell>
          <table:table-cell table:style-name="ce6" table:formula="of:=(([.E40]-tip_twist_x)*COS(RADIANS(tip_twist))-([.G40]-tip_twist_z)*SIN(RADIANS(tip_twist)))+tip_twist_x" office:value-type="float" office:value="538.829412150422">
            <text:p>538.829</text:p>
          </table:table-cell>
          <table:table-cell table:style-name="ce6" table:formula="of:=[.F40]" office:value-type="float" office:value="1125">
            <text:p>1125.000</text:p>
          </table:table-cell>
          <table:table-cell table:style-name="ce6" table:formula="of:=(([.E40]-tip_twist_x)*SIN(RADIANS(tip_twist))+([.G40]-tip_twist_z)*COS(RADIANS(tip_twist)))+tip_twist_z" office:value-type="float" office:value="2.60078529259052">
            <text:p>2.60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195496">
            <text:p>0.6195496</text:p>
          </table:table-cell>
          <table:table-cell table:formula="of:=tip_y" office:value-type="float" office:value="1125">
            <text:p>1125</text:p>
          </table:table-cell>
          <table:table-cell office:value-type="float" office:value="0.03319512">
            <text:p>0.03319512</text:p>
          </table:table-cell>
          <table:table-cell table:formula="of:=[.B41]*tip_chord+setback" office:value-type="float" office:value="538.055246972103">
            <text:p>538.0552469721</text:p>
          </table:table-cell>
          <table:table-cell table:formula="of:=tip_y" office:value-type="float" office:value="1125">
            <text:p>1125</text:p>
          </table:table-cell>
          <table:table-cell table:formula="of:=[.D41]*tip_chord" office:value-type="float" office:value="1.9917072">
            <text:p>1.9917072</text:p>
          </table:table-cell>
          <table:table-cell table:style-name="ce6" table:formula="of:=(([.E41]-tip_twist_x)*COS(RADIANS(tip_twist))-([.G41]-tip_twist_z)*SIN(RADIANS(tip_twist)))+tip_twist_x" office:value-type="float" office:value="537.987971861363">
            <text:p>537.988</text:p>
          </table:table-cell>
          <table:table-cell table:style-name="ce6" table:formula="of:=[.F41]" office:value-type="float" office:value="1125">
            <text:p>1125.000</text:p>
          </table:table-cell>
          <table:table-cell table:style-name="ce6" table:formula="of:=(([.E41]-tip_twist_x)*SIN(RADIANS(tip_twist))+([.G41]-tip_twist_z)*COS(RADIANS(tip_twist)))+tip_twist_z" office:value-type="float" office:value="2.63805301763229">
            <text:p>2.63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055233">
            <text:p>0.6055233</text:p>
          </table:table-cell>
          <table:table-cell table:formula="of:=tip_y" office:value-type="float" office:value="1125">
            <text:p>1125</text:p>
          </table:table-cell>
          <table:table-cell office:value-type="float" office:value="0.03420612">
            <text:p>0.03420612</text:p>
          </table:table-cell>
          <table:table-cell table:formula="of:=[.B42]*tip_chord+setback" office:value-type="float" office:value="537.213668972103">
            <text:p>537.2136689721</text:p>
          </table:table-cell>
          <table:table-cell table:formula="of:=tip_y" office:value-type="float" office:value="1125">
            <text:p>1125</text:p>
          </table:table-cell>
          <table:table-cell table:formula="of:=[.D42]*tip_chord" office:value-type="float" office:value="2.0523672">
            <text:p>2.0523672</text:p>
          </table:table-cell>
          <table:table-cell table:style-name="ce6" table:formula="of:=(([.E42]-tip_twist_x)*COS(RADIANS(tip_twist))-([.G42]-tip_twist_z)*SIN(RADIANS(tip_twist)))+tip_twist_x" office:value-type="float" office:value="537.144981872038">
            <text:p>537.145</text:p>
          </table:table-cell>
          <table:table-cell table:style-name="ce6" table:formula="of:=[.F42]" office:value-type="float" office:value="1125">
            <text:p>1125.000</text:p>
          </table:table-cell>
          <table:table-cell table:style-name="ce6" table:formula="of:=(([.E42]-tip_twist_x)*SIN(RADIANS(tip_twist))+([.G42]-tip_twist_z)*COS(RADIANS(tip_twist)))+tip_twist_z" office:value-type="float" office:value="2.67412299934559">
            <text:p>2.67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915051">
            <text:p>0.5915051</text:p>
          </table:table-cell>
          <table:table-cell table:formula="of:=tip_y" office:value-type="float" office:value="1125">
            <text:p>1125</text:p>
          </table:table-cell>
          <table:table-cell office:value-type="float" office:value="0.03520284">
            <text:p>0.03520284</text:p>
          </table:table-cell>
          <table:table-cell table:formula="of:=[.B43]*tip_chord+setback" office:value-type="float" office:value="536.372576972103">
            <text:p>536.3725769721</text:p>
          </table:table-cell>
          <table:table-cell table:formula="of:=tip_y" office:value-type="float" office:value="1125">
            <text:p>1125</text:p>
          </table:table-cell>
          <table:table-cell table:formula="of:=[.D43]*tip_chord" office:value-type="float" office:value="2.1121704">
            <text:p>2.1121704</text:p>
          </table:table-cell>
          <table:table-cell table:style-name="ce6" table:formula="of:=(([.E43]-tip_twist_x)*COS(RADIANS(tip_twist))-([.G43]-tip_twist_z)*SIN(RADIANS(tip_twist)))+tip_twist_x" office:value-type="float" office:value="536.30250268412">
            <text:p>536.303</text:p>
          </table:table-cell>
          <table:table-cell table:style-name="ce6" table:formula="of:=[.F43]" office:value-type="float" office:value="1125">
            <text:p>1125.000</text:p>
          </table:table-cell>
          <table:table-cell table:style-name="ce6" table:formula="of:=(([.E43]-tip_twist_x)*SIN(RADIANS(tip_twist))+([.G43]-tip_twist_z)*COS(RADIANS(tip_twist)))+tip_twist_z" office:value-type="float" office:value="2.70935073159351">
            <text:p>2.70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775009">
            <text:p>0.5775009</text:p>
          </table:table-cell>
          <table:table-cell table:formula="of:=tip_y" office:value-type="float" office:value="1125">
            <text:p>1125</text:p>
          </table:table-cell>
          <table:table-cell office:value-type="float" office:value="0.03617361">
            <text:p>0.03617361</text:p>
          </table:table-cell>
          <table:table-cell table:formula="of:=[.B44]*tip_chord+setback" office:value-type="float" office:value="535.532324972103">
            <text:p>535.5323249721</text:p>
          </table:table-cell>
          <table:table-cell table:formula="of:=tip_y" office:value-type="float" office:value="1125">
            <text:p>1125</text:p>
          </table:table-cell>
          <table:table-cell table:formula="of:=[.D44]*tip_chord" office:value-type="float" office:value="2.1704166">
            <text:p>2.1704166</text:p>
          </table:table-cell>
          <table:table-cell table:style-name="ce6" table:formula="of:=(([.E44]-tip_twist_x)*COS(RADIANS(tip_twist))-([.G44]-tip_twist_z)*SIN(RADIANS(tip_twist)))+tip_twist_x" office:value-type="float" office:value="535.460908584381">
            <text:p>535.461</text:p>
          </table:table-cell>
          <table:table-cell table:style-name="ce6" table:formula="of:=[.F44]" office:value-type="float" office:value="1125">
            <text:p>1125.000</text:p>
          </table:table-cell>
          <table:table-cell table:style-name="ce6" table:formula="of:=(([.E44]-tip_twist_x)*SIN(RADIANS(tip_twist))+([.G44]-tip_twist_z)*COS(RADIANS(tip_twist)))+tip_twist_z" office:value-type="float" office:value="2.74304664534205">
            <text:p>2.74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634876">
            <text:p>0.5634876</text:p>
          </table:table-cell>
          <table:table-cell table:formula="of:=tip_y" office:value-type="float" office:value="1125">
            <text:p>1125</text:p>
          </table:table-cell>
          <table:table-cell office:value-type="float" office:value="0.03711988">
            <text:p>0.03711988</text:p>
          </table:table-cell>
          <table:table-cell table:formula="of:=[.B45]*tip_chord+setback" office:value-type="float" office:value="534.691526972103">
            <text:p>534.6915269721</text:p>
          </table:table-cell>
          <table:table-cell table:formula="of:=tip_y" office:value-type="float" office:value="1125">
            <text:p>1125</text:p>
          </table:table-cell>
          <table:table-cell table:formula="of:=[.D45]*tip_chord" office:value-type="float" office:value="2.2271928">
            <text:p>2.2271928</text:p>
          </table:table-cell>
          <table:table-cell table:style-name="ce6" table:formula="of:=(([.E45]-tip_twist_x)*COS(RADIANS(tip_twist))-([.G45]-tip_twist_z)*SIN(RADIANS(tip_twist)))+tip_twist_x" office:value-type="float" office:value="534.618811623975">
            <text:p>534.619</text:p>
          </table:table-cell>
          <table:table-cell table:style-name="ce6" table:formula="of:=[.F45]" office:value-type="float" office:value="1125">
            <text:p>1125.000</text:p>
          </table:table-cell>
          <table:table-cell table:style-name="ce6" table:formula="of:=(([.E45]-tip_twist_x)*SIN(RADIANS(tip_twist))+([.G45]-tip_twist_z)*COS(RADIANS(tip_twist)))+tip_twist_z" office:value-type="float" office:value="2.77525724863523">
            <text:p>2.77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494735">
            <text:p>0.5494735</text:p>
          </table:table-cell>
          <table:table-cell table:formula="of:=tip_y" office:value-type="float" office:value="1125">
            <text:p>1125</text:p>
          </table:table-cell>
          <table:table-cell office:value-type="float" office:value="0.03804227">
            <text:p>0.03804227</text:p>
          </table:table-cell>
          <table:table-cell table:formula="of:=[.B46]*tip_chord+setback" office:value-type="float" office:value="533.850680972103">
            <text:p>533.8506809721</text:p>
          </table:table-cell>
          <table:table-cell table:formula="of:=tip_y" office:value-type="float" office:value="1125">
            <text:p>1125</text:p>
          </table:table-cell>
          <table:table-cell table:formula="of:=[.D46]*tip_chord" office:value-type="float" office:value="2.2825362">
            <text:p>2.2825362</text:p>
          </table:table-cell>
          <table:table-cell table:style-name="ce6" table:formula="of:=(([.E46]-tip_twist_x)*COS(RADIANS(tip_twist))-([.G46]-tip_twist_z)*SIN(RADIANS(tip_twist)))+tip_twist_x" office:value-type="float" office:value="533.776708504917">
            <text:p>533.777</text:p>
          </table:table-cell>
          <table:table-cell table:style-name="ce6" table:formula="of:=[.F46]" office:value-type="float" office:value="1125">
            <text:p>1125.000</text:p>
          </table:table-cell>
          <table:table-cell table:style-name="ce6" table:formula="of:=(([.E46]-tip_twist_x)*SIN(RADIANS(tip_twist))+([.G46]-tip_twist_z)*COS(RADIANS(tip_twist)))+tip_twist_z" office:value-type="float" office:value="2.80603426136237">
            <text:p>2.80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354689">
            <text:p>0.5354689</text:p>
          </table:table-cell>
          <table:table-cell table:formula="of:=tip_y" office:value-type="float" office:value="1125">
            <text:p>1125</text:p>
          </table:table-cell>
          <table:table-cell office:value-type="float" office:value="0.03893583">
            <text:p>0.03893583</text:p>
          </table:table-cell>
          <table:table-cell table:formula="of:=[.B47]*tip_chord+setback" office:value-type="float" office:value="533.010404972103">
            <text:p>533.0104049721</text:p>
          </table:table-cell>
          <table:table-cell table:formula="of:=tip_y" office:value-type="float" office:value="1125">
            <text:p>1125</text:p>
          </table:table-cell>
          <table:table-cell table:formula="of:=[.D47]*tip_chord" office:value-type="float" office:value="2.3361498">
            <text:p>2.3361498</text:p>
          </table:table-cell>
          <table:table-cell table:style-name="ce6" table:formula="of:=(([.E47]-tip_twist_x)*COS(RADIANS(tip_twist))-([.G47]-tip_twist_z)*SIN(RADIANS(tip_twist)))+tip_twist_x" office:value-type="float" office:value="532.935225632802">
            <text:p>532.935</text:p>
          </table:table-cell>
          <table:table-cell table:style-name="ce6" table:formula="of:=[.F47]" office:value-type="float" office:value="1125">
            <text:p>1125.000</text:p>
          </table:table-cell>
          <table:table-cell table:style-name="ce6" table:formula="of:=(([.E47]-tip_twist_x)*SIN(RADIANS(tip_twist))+([.G47]-tip_twist_z)*COS(RADIANS(tip_twist)))+tip_twist_z" office:value-type="float" office:value="2.83509884839219">
            <text:p>2.83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214609">
            <text:p>0.5214609</text:p>
          </table:table-cell>
          <table:table-cell table:formula="of:=tip_y" office:value-type="float" office:value="1125">
            <text:p>1125</text:p>
          </table:table-cell>
          <table:table-cell office:value-type="float" office:value="0.03979837">
            <text:p>0.03979837</text:p>
          </table:table-cell>
          <table:table-cell table:formula="of:=[.B48]*tip_chord+setback" office:value-type="float" office:value="532.169924972103">
            <text:p>532.1699249721</text:p>
          </table:table-cell>
          <table:table-cell table:formula="of:=tip_y" office:value-type="float" office:value="1125">
            <text:p>1125</text:p>
          </table:table-cell>
          <table:table-cell table:formula="of:=[.D48]*tip_chord" office:value-type="float" office:value="2.3879022">
            <text:p>2.3879022</text:p>
          </table:table-cell>
          <table:table-cell table:style-name="ce6" table:formula="of:=(([.E48]-tip_twist_x)*COS(RADIANS(tip_twist))-([.G48]-tip_twist_z)*SIN(RADIANS(tip_twist)))+tip_twist_x" office:value-type="float" office:value="532.093593172741">
            <text:p>532.094</text:p>
          </table:table-cell>
          <table:table-cell table:style-name="ce6" table:formula="of:=[.F48]" office:value-type="float" office:value="1125">
            <text:p>1125.000</text:p>
          </table:table-cell>
          <table:table-cell table:style-name="ce6" table:formula="of:=(([.E48]-tip_twist_x)*SIN(RADIANS(tip_twist))+([.G48]-tip_twist_z)*COS(RADIANS(tip_twist)))+tip_twist_z" office:value-type="float" office:value="2.86229707401912">
            <text:p>2.86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07447">
            <text:p>0.507447</text:p>
          </table:table-cell>
          <table:table-cell table:formula="of:=tip_y" office:value-type="float" office:value="1125">
            <text:p>1125</text:p>
          </table:table-cell>
          <table:table-cell office:value-type="float" office:value="0.0406311">
            <text:p>0.0406311</text:p>
          </table:table-cell>
          <table:table-cell table:formula="of:=[.B49]*tip_chord+setback" office:value-type="float" office:value="531.329090972103">
            <text:p>531.3290909721</text:p>
          </table:table-cell>
          <table:table-cell table:formula="of:=tip_y" office:value-type="float" office:value="1125">
            <text:p>1125</text:p>
          </table:table-cell>
          <table:table-cell table:formula="of:=[.D49]*tip_chord" office:value-type="float" office:value="2.437866">
            <text:p>2.437866</text:p>
          </table:table-cell>
          <table:table-cell table:style-name="ce6" table:formula="of:=(([.E49]-tip_twist_x)*COS(RADIANS(tip_twist))-([.G49]-tip_twist_z)*SIN(RADIANS(tip_twist)))+tip_twist_x" office:value-type="float" office:value="531.251659069578">
            <text:p>531.252</text:p>
          </table:table-cell>
          <table:table-cell table:style-name="ce6" table:formula="of:=[.F49]" office:value-type="float" office:value="1125">
            <text:p>1125.000</text:p>
          </table:table-cell>
          <table:table-cell table:style-name="ce6" table:formula="of:=(([.E49]-tip_twist_x)*SIN(RADIANS(tip_twist))+([.G49]-tip_twist_z)*COS(RADIANS(tip_twist)))+tip_twist_z" office:value-type="float" office:value="2.88769712907604">
            <text:p>2.88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934418">
            <text:p>0.4934418</text:p>
          </table:table-cell>
          <table:table-cell table:formula="of:=tip_y" office:value-type="float" office:value="1125">
            <text:p>1125</text:p>
          </table:table-cell>
          <table:table-cell office:value-type="float" office:value="0.04143246">
            <text:p>0.04143246</text:p>
          </table:table-cell>
          <table:table-cell table:formula="of:=[.B50]*tip_chord+setback" office:value-type="float" office:value="530.488778972103">
            <text:p>530.4887789721</text:p>
          </table:table-cell>
          <table:table-cell table:formula="of:=tip_y" office:value-type="float" office:value="1125">
            <text:p>1125</text:p>
          </table:table-cell>
          <table:table-cell table:formula="of:=[.D50]*tip_chord" office:value-type="float" office:value="2.4859476">
            <text:p>2.4859476</text:p>
          </table:table-cell>
          <table:table-cell table:style-name="ce6" table:formula="of:=(([.E50]-tip_twist_x)*COS(RADIANS(tip_twist))-([.G50]-tip_twist_z)*SIN(RADIANS(tip_twist)))+tip_twist_x" office:value-type="float" office:value="530.410301682096">
            <text:p>530.410</text:p>
          </table:table-cell>
          <table:table-cell table:style-name="ce6" table:formula="of:=[.F50]" office:value-type="float" office:value="1125">
            <text:p>1125.000</text:p>
          </table:table-cell>
          <table:table-cell table:style-name="ce6" table:formula="of:=(([.E50]-tip_twist_x)*SIN(RADIANS(tip_twist))+([.G50]-tip_twist_z)*COS(RADIANS(tip_twist)))+tip_twist_z" office:value-type="float" office:value="2.91123102233318">
            <text:p>2.91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794409">
            <text:p>0.4794409</text:p>
          </table:table-cell>
          <table:table-cell table:formula="of:=tip_y" office:value-type="float" office:value="1125">
            <text:p>1125</text:p>
          </table:table-cell>
          <table:table-cell office:value-type="float" office:value="0.04219648">
            <text:p>0.04219648</text:p>
          </table:table-cell>
          <table:table-cell table:formula="of:=[.B51]*tip_chord+setback" office:value-type="float" office:value="529.648724972103">
            <text:p>529.6487249721</text:p>
          </table:table-cell>
          <table:table-cell table:formula="of:=tip_y" office:value-type="float" office:value="1125">
            <text:p>1125</text:p>
          </table:table-cell>
          <table:table-cell table:formula="of:=[.D51]*tip_chord" office:value-type="float" office:value="2.5317888">
            <text:p>2.5317888</text:p>
          </table:table-cell>
          <table:table-cell table:style-name="ce6" table:formula="of:=(([.E51]-tip_twist_x)*COS(RADIANS(tip_twist))-([.G51]-tip_twist_z)*SIN(RADIANS(tip_twist)))+tip_twist_x" office:value-type="float" office:value="529.569267578001">
            <text:p>529.569</text:p>
          </table:table-cell>
          <table:table-cell table:style-name="ce6" table:formula="of:=[.F51]" office:value-type="float" office:value="1125">
            <text:p>1125.000</text:p>
          </table:table-cell>
          <table:table-cell table:style-name="ce6" table:formula="of:=(([.E51]-tip_twist_x)*SIN(RADIANS(tip_twist))+([.G51]-tip_twist_z)*COS(RADIANS(tip_twist)))+tip_twist_z" office:value-type="float" office:value="2.93253300071483">
            <text:p>2.93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654399">
            <text:p>0.4654399</text:p>
          </table:table-cell>
          <table:table-cell table:formula="of:=tip_y" office:value-type="float" office:value="1125">
            <text:p>1125</text:p>
          </table:table-cell>
          <table:table-cell office:value-type="float" office:value="0.04292315">
            <text:p>0.04292315</text:p>
          </table:table-cell>
          <table:table-cell table:formula="of:=[.B52]*tip_chord+setback" office:value-type="float" office:value="528.808664972103">
            <text:p>528.8086649721</text:p>
          </table:table-cell>
          <table:table-cell table:formula="of:=tip_y" office:value-type="float" office:value="1125">
            <text:p>1125</text:p>
          </table:table-cell>
          <table:table-cell table:formula="of:=[.D52]*tip_chord" office:value-type="float" office:value="2.575389">
            <text:p>2.575389</text:p>
          </table:table-cell>
          <table:table-cell table:style-name="ce6" table:formula="of:=(([.E52]-tip_twist_x)*COS(RADIANS(tip_twist))-([.G52]-tip_twist_z)*SIN(RADIANS(tip_twist)))+tip_twist_x" office:value-type="float" office:value="528.728292887288">
            <text:p>528.728</text:p>
          </table:table-cell>
          <table:table-cell table:style-name="ce6" table:formula="of:=[.F52]" office:value-type="float" office:value="1125">
            <text:p>1125.000</text:p>
          </table:table-cell>
          <table:table-cell table:style-name="ce6" table:formula="of:=(([.E52]-tip_twist_x)*SIN(RADIANS(tip_twist))+([.G52]-tip_twist_z)*COS(RADIANS(tip_twist)))+tip_twist_z" office:value-type="float" office:value="2.95159475878364">
            <text:p>2.95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514396">
            <text:p>0.4514396</text:p>
          </table:table-cell>
          <table:table-cell table:formula="of:=tip_y" office:value-type="float" office:value="1125">
            <text:p>1125</text:p>
          </table:table-cell>
          <table:table-cell office:value-type="float" office:value="0.04361065">
            <text:p>0.04361065</text:p>
          </table:table-cell>
          <table:table-cell table:formula="of:=[.B53]*tip_chord+setback" office:value-type="float" office:value="527.968646972103">
            <text:p>527.9686469721</text:p>
          </table:table-cell>
          <table:table-cell table:formula="of:=tip_y" office:value-type="float" office:value="1125">
            <text:p>1125</text:p>
          </table:table-cell>
          <table:table-cell table:formula="of:=[.D53]*tip_chord" office:value-type="float" office:value="2.616639">
            <text:p>2.616639</text:p>
          </table:table-cell>
          <table:table-cell table:style-name="ce6" table:formula="of:=(([.E53]-tip_twist_x)*COS(RADIANS(tip_twist))-([.G53]-tip_twist_z)*SIN(RADIANS(tip_twist)))+tip_twist_x" office:value-type="float" office:value="527.887428776861">
            <text:p>527.887</text:p>
          </table:table-cell>
          <table:table-cell table:style-name="ce6" table:formula="of:=[.F53]" office:value-type="float" office:value="1125">
            <text:p>1125.000</text:p>
          </table:table-cell>
          <table:table-cell table:style-name="ce6" table:formula="of:=(([.E53]-tip_twist_x)*SIN(RADIANS(tip_twist))+([.G53]-tip_twist_z)*COS(RADIANS(tip_twist)))+tip_twist_z" office:value-type="float" office:value="2.96830854410124">
            <text:p>2.96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374357">
            <text:p>0.4374357</text:p>
          </table:table-cell>
          <table:table-cell table:formula="of:=tip_y" office:value-type="float" office:value="1125">
            <text:p>1125</text:p>
          </table:table-cell>
          <table:table-cell office:value-type="float" office:value="0.04425908">
            <text:p>0.04425908</text:p>
          </table:table-cell>
          <table:table-cell table:formula="of:=[.B54]*tip_chord+setback" office:value-type="float" office:value="527.128412972103">
            <text:p>527.1284129721</text:p>
          </table:table-cell>
          <table:table-cell table:formula="of:=tip_y" office:value-type="float" office:value="1125">
            <text:p>1125</text:p>
          </table:table-cell>
          <table:table-cell table:formula="of:=[.D54]*tip_chord" office:value-type="float" office:value="2.6555448">
            <text:p>2.6555448</text:p>
          </table:table-cell>
          <table:table-cell table:style-name="ce6" table:formula="of:=(([.E54]-tip_twist_x)*COS(RADIANS(tip_twist))-([.G54]-tip_twist_z)*SIN(RADIANS(tip_twist)))+tip_twist_x" office:value-type="float" office:value="527.046417181515">
            <text:p>527.046</text:p>
          </table:table-cell>
          <table:table-cell table:style-name="ce6" table:formula="of:=[.F54]" office:value-type="float" office:value="1125">
            <text:p>1125.000</text:p>
          </table:table-cell>
          <table:table-cell table:style-name="ce6" table:formula="of:=(([.E54]-tip_twist_x)*SIN(RADIANS(tip_twist))+([.G54]-tip_twist_z)*COS(RADIANS(tip_twist)))+tip_twist_z" office:value-type="float" office:value="2.98267282354763">
            <text:p>2.98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234319">
            <text:p>0.4234319</text:p>
          </table:table-cell>
          <table:table-cell table:formula="of:=tip_y" office:value-type="float" office:value="1125">
            <text:p>1125</text:p>
          </table:table-cell>
          <table:table-cell office:value-type="float" office:value="0.0448683">
            <text:p>0.0448683</text:p>
          </table:table-cell>
          <table:table-cell table:formula="of:=[.B55]*tip_chord+setback" office:value-type="float" office:value="526.288184972103">
            <text:p>526.2881849721</text:p>
          </table:table-cell>
          <table:table-cell table:formula="of:=tip_y" office:value-type="float" office:value="1125">
            <text:p>1125</text:p>
          </table:table-cell>
          <table:table-cell table:formula="of:=[.D55]*tip_chord" office:value-type="float" office:value="2.692098">
            <text:p>2.692098</text:p>
          </table:table-cell>
          <table:table-cell table:style-name="ce6" table:formula="of:=(([.E55]-tip_twist_x)*COS(RADIANS(tip_twist))-([.G55]-tip_twist_z)*SIN(RADIANS(tip_twist)))+tip_twist_x" office:value-type="float" office:value="526.205480251846">
            <text:p>526.205</text:p>
          </table:table-cell>
          <table:table-cell table:style-name="ce6" table:formula="of:=[.F55]" office:value-type="float" office:value="1125">
            <text:p>1125.000</text:p>
          </table:table-cell>
          <table:table-cell table:style-name="ce6" table:formula="of:=(([.E55]-tip_twist_x)*SIN(RADIANS(tip_twist))+([.G55]-tip_twist_z)*COS(RADIANS(tip_twist)))+tip_twist_z" office:value-type="float" office:value="2.99468568048906">
            <text:p>2.99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094349">
            <text:p>0.4094349</text:p>
          </table:table-cell>
          <table:table-cell table:formula="of:=tip_y" office:value-type="float" office:value="1125">
            <text:p>1125</text:p>
          </table:table-cell>
          <table:table-cell office:value-type="float" office:value="0.0454354">
            <text:p>0.0454354</text:p>
          </table:table-cell>
          <table:table-cell table:formula="of:=[.B56]*tip_chord+setback" office:value-type="float" office:value="525.448364972103">
            <text:p>525.4483649721</text:p>
          </table:table-cell>
          <table:table-cell table:formula="of:=tip_y" office:value-type="float" office:value="1125">
            <text:p>1125</text:p>
          </table:table-cell>
          <table:table-cell table:formula="of:=[.D56]*tip_chord" office:value-type="float" office:value="2.726124">
            <text:p>2.726124</text:p>
          </table:table-cell>
          <table:table-cell table:style-name="ce6" table:formula="of:=(([.E56]-tip_twist_x)*COS(RADIANS(tip_twist))-([.G56]-tip_twist_z)*SIN(RADIANS(tip_twist)))+tip_twist_x" office:value-type="float" office:value="525.365024912838">
            <text:p>525.365</text:p>
          </table:table-cell>
          <table:table-cell table:style-name="ce6" table:formula="of:=[.F56]" office:value-type="float" office:value="1125">
            <text:p>1125.000</text:p>
          </table:table-cell>
          <table:table-cell table:style-name="ce6" table:formula="of:=(([.E56]-tip_twist_x)*SIN(RADIANS(tip_twist))+([.G56]-tip_twist_z)*COS(RADIANS(tip_twist)))+tip_twist_z" office:value-type="float" office:value="3.00418432298571">
            <text:p>3.00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954425">
            <text:p>0.3954425</text:p>
          </table:table-cell>
          <table:table-cell table:formula="of:=tip_y" office:value-type="float" office:value="1125">
            <text:p>1125</text:p>
          </table:table-cell>
          <table:table-cell office:value-type="float" office:value="0.04595595">
            <text:p>0.04595595</text:p>
          </table:table-cell>
          <table:table-cell table:formula="of:=[.B57]*tip_chord+setback" office:value-type="float" office:value="524.608820972103">
            <text:p>524.6088209721</text:p>
          </table:table-cell>
          <table:table-cell table:formula="of:=tip_y" office:value-type="float" office:value="1125">
            <text:p>1125</text:p>
          </table:table-cell>
          <table:table-cell table:formula="of:=[.D57]*tip_chord" office:value-type="float" office:value="2.757357">
            <text:p>2.757357</text:p>
          </table:table-cell>
          <table:table-cell table:style-name="ce6" table:formula="of:=(([.E57]-tip_twist_x)*COS(RADIANS(tip_twist))-([.G57]-tip_twist_z)*SIN(RADIANS(tip_twist)))+tip_twist_x" office:value-type="float" office:value="524.524926978965">
            <text:p>524.525</text:p>
          </table:table-cell>
          <table:table-cell table:style-name="ce6" table:formula="of:=[.F57]" office:value-type="float" office:value="1125">
            <text:p>1125.000</text:p>
          </table:table-cell>
          <table:table-cell table:style-name="ce6" table:formula="of:=(([.E57]-tip_twist_x)*SIN(RADIANS(tip_twist))+([.G57]-tip_twist_z)*COS(RADIANS(tip_twist)))+tip_twist_z" office:value-type="float" office:value="3.01089921143974">
            <text:p>3.01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814495">
            <text:p>0.3814495</text:p>
          </table:table-cell>
          <table:table-cell table:formula="of:=tip_y" office:value-type="float" office:value="1125">
            <text:p>1125</text:p>
          </table:table-cell>
          <table:table-cell office:value-type="float" office:value="0.04642819">
            <text:p>0.04642819</text:p>
          </table:table-cell>
          <table:table-cell table:formula="of:=[.B58]*tip_chord+setback" office:value-type="float" office:value="523.769240972103">
            <text:p>523.7692409721</text:p>
          </table:table-cell>
          <table:table-cell table:formula="of:=tip_y" office:value-type="float" office:value="1125">
            <text:p>1125</text:p>
          </table:table-cell>
          <table:table-cell table:formula="of:=[.D58]*tip_chord" office:value-type="float" office:value="2.7856914">
            <text:p>2.7856914</text:p>
          </table:table-cell>
          <table:table-cell table:style-name="ce6" table:formula="of:=(([.E58]-tip_twist_x)*COS(RADIANS(tip_twist))-([.G58]-tip_twist_z)*SIN(RADIANS(tip_twist)))+tip_twist_x" office:value-type="float" office:value="523.684877665436">
            <text:p>523.685</text:p>
          </table:table-cell>
          <table:table-cell table:style-name="ce6" table:formula="of:=[.F58]" office:value-type="float" office:value="1125">
            <text:p>1125.000</text:p>
          </table:table-cell>
          <table:table-cell table:style-name="ce6" table:formula="of:=(([.E58]-tip_twist_x)*SIN(RADIANS(tip_twist))+([.G58]-tip_twist_z)*COS(RADIANS(tip_twist)))+tip_twist_z" office:value-type="float" office:value="3.01471568411579">
            <text:p>3.01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674622">
            <text:p>0.3674622</text:p>
          </table:table-cell>
          <table:table-cell table:formula="of:=tip_y" office:value-type="float" office:value="1125">
            <text:p>1125</text:p>
          </table:table-cell>
          <table:table-cell office:value-type="float" office:value="0.04685036">
            <text:p>0.04685036</text:p>
          </table:table-cell>
          <table:table-cell table:formula="of:=[.B59]*tip_chord+setback" office:value-type="float" office:value="522.930002972103">
            <text:p>522.9300029721</text:p>
          </table:table-cell>
          <table:table-cell table:formula="of:=tip_y" office:value-type="float" office:value="1125">
            <text:p>1125</text:p>
          </table:table-cell>
          <table:table-cell table:formula="of:=[.D59]*tip_chord" office:value-type="float" office:value="2.8110216">
            <text:p>2.8110216</text:p>
          </table:table-cell>
          <table:table-cell table:style-name="ce6" table:formula="of:=(([.E59]-tip_twist_x)*COS(RADIANS(tip_twist))-([.G59]-tip_twist_z)*SIN(RADIANS(tip_twist)))+tip_twist_x" office:value-type="float" office:value="522.845257893476">
            <text:p>522.845</text:p>
          </table:table-cell>
          <table:table-cell table:style-name="ce6" table:formula="of:=[.F59]" office:value-type="float" office:value="1125">
            <text:p>1125.000</text:p>
          </table:table-cell>
          <table:table-cell table:style-name="ce6" table:formula="of:=(([.E59]-tip_twist_x)*SIN(RADIANS(tip_twist))+([.G59]-tip_twist_z)*COS(RADIANS(tip_twist)))+tip_twist_z" office:value-type="float" office:value="3.01553921915785">
            <text:p>3.01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534755">
            <text:p>0.3534755</text:p>
          </table:table-cell>
          <table:table-cell table:formula="of:=tip_y" office:value-type="float" office:value="1125">
            <text:p>1125</text:p>
          </table:table-cell>
          <table:table-cell office:value-type="float" office:value="0.0472188">
            <text:p>0.0472188</text:p>
          </table:table-cell>
          <table:table-cell table:formula="of:=[.B60]*tip_chord+setback" office:value-type="float" office:value="522.090800972103">
            <text:p>522.0908009721</text:p>
          </table:table-cell>
          <table:table-cell table:formula="of:=tip_y" office:value-type="float" office:value="1125">
            <text:p>1125</text:p>
          </table:table-cell>
          <table:table-cell table:formula="of:=[.D60]*tip_chord" office:value-type="float" office:value="2.833128">
            <text:p>2.833128</text:p>
          </table:table-cell>
          <table:table-cell table:style-name="ce6" table:formula="of:=(([.E60]-tip_twist_x)*COS(RADIANS(tip_twist))-([.G60]-tip_twist_z)*SIN(RADIANS(tip_twist)))+tip_twist_x" office:value-type="float" office:value="522.005768203197">
            <text:p>522.006</text:p>
          </table:table-cell>
          <table:table-cell table:style-name="ce6" table:formula="of:=[.F60]" office:value-type="float" office:value="1125">
            <text:p>1125.000</text:p>
          </table:table-cell>
          <table:table-cell table:style-name="ce6" table:formula="of:=(([.E60]-tip_twist_x)*SIN(RADIANS(tip_twist))+([.G60]-tip_twist_z)*COS(RADIANS(tip_twist)))+tip_twist_z" office:value-type="float" office:value="3.01314137853161">
            <text:p>3.01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394866">
            <text:p>0.3394866</text:p>
          </table:table-cell>
          <table:table-cell table:formula="of:=tip_y" office:value-type="float" office:value="1125">
            <text:p>1125</text:p>
          </table:table-cell>
          <table:table-cell office:value-type="float" office:value="0.0475343">
            <text:p>0.0475343</text:p>
          </table:table-cell>
          <table:table-cell table:formula="of:=[.B61]*tip_chord+setback" office:value-type="float" office:value="521.251466972103">
            <text:p>521.2514669721</text:p>
          </table:table-cell>
          <table:table-cell table:formula="of:=tip_y" office:value-type="float" office:value="1125">
            <text:p>1125</text:p>
          </table:table-cell>
          <table:table-cell table:formula="of:=[.D61]*tip_chord" office:value-type="float" office:value="2.852058">
            <text:p>2.852058</text:p>
          </table:table-cell>
          <table:table-cell table:style-name="ce6" table:formula="of:=(([.E61]-tip_twist_x)*COS(RADIANS(tip_twist))-([.G61]-tip_twist_z)*SIN(RADIANS(tip_twist)))+tip_twist_x" office:value-type="float" office:value="521.166239282656">
            <text:p>521.166</text:p>
          </table:table-cell>
          <table:table-cell table:style-name="ce6" table:formula="of:=[.F61]" office:value-type="float" office:value="1125">
            <text:p>1125.000</text:p>
          </table:table-cell>
          <table:table-cell table:style-name="ce6" table:formula="of:=(([.E61]-tip_twist_x)*SIN(RADIANS(tip_twist))+([.G61]-tip_twist_z)*COS(RADIANS(tip_twist)))+tip_twist_z" office:value-type="float" office:value="3.00756463841866">
            <text:p>3.00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255149">
            <text:p>0.3255149</text:p>
          </table:table-cell>
          <table:table-cell table:formula="of:=tip_y" office:value-type="float" office:value="1125">
            <text:p>1125</text:p>
          </table:table-cell>
          <table:table-cell office:value-type="float" office:value="0.04779255">
            <text:p>0.04779255</text:p>
          </table:table-cell>
          <table:table-cell table:formula="of:=[.B62]*tip_chord+setback" office:value-type="float" office:value="520.413164972103">
            <text:p>520.4131649721</text:p>
          </table:table-cell>
          <table:table-cell table:formula="of:=tip_y" office:value-type="float" office:value="1125">
            <text:p>1125</text:p>
          </table:table-cell>
          <table:table-cell table:formula="of:=[.D62]*tip_chord" office:value-type="float" office:value="2.867553">
            <text:p>2.867553</text:p>
          </table:table-cell>
          <table:table-cell table:style-name="ce6" table:formula="of:=(([.E62]-tip_twist_x)*COS(RADIANS(tip_twist))-([.G62]-tip_twist_z)*SIN(RADIANS(tip_twist)))+tip_twist_x" office:value-type="float" office:value="520.327842183986">
            <text:p>520.328</text:p>
          </table:table-cell>
          <table:table-cell table:style-name="ce6" table:formula="of:=[.F62]" office:value-type="float" office:value="1125">
            <text:p>1125.000</text:p>
          </table:table-cell>
          <table:table-cell table:style-name="ce6" table:formula="of:=(([.E62]-tip_twist_x)*SIN(RADIANS(tip_twist))+([.G62]-tip_twist_z)*COS(RADIANS(tip_twist)))+tip_twist_z" office:value-type="float" office:value="2.99858448410086">
            <text:p>2.99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115487">
            <text:p>0.3115487</text:p>
          </table:table-cell>
          <table:table-cell table:formula="of:=tip_y" office:value-type="float" office:value="1125">
            <text:p>1125</text:p>
          </table:table-cell>
          <table:table-cell office:value-type="float" office:value="0.04798594">
            <text:p>0.04798594</text:p>
          </table:table-cell>
          <table:table-cell table:formula="of:=[.B63]*tip_chord+setback" office:value-type="float" office:value="519.575192972103">
            <text:p>519.5751929721</text:p>
          </table:table-cell>
          <table:table-cell table:formula="of:=tip_y" office:value-type="float" office:value="1125">
            <text:p>1125</text:p>
          </table:table-cell>
          <table:table-cell table:formula="of:=[.D63]*tip_chord" office:value-type="float" office:value="2.8791564">
            <text:p>2.8791564</text:p>
          </table:table-cell>
          <table:table-cell table:style-name="ce6" table:formula="of:=(([.E63]-tip_twist_x)*COS(RADIANS(tip_twist))-([.G63]-tip_twist_z)*SIN(RADIANS(tip_twist)))+tip_twist_x" office:value-type="float" office:value="519.489888533634">
            <text:p>519.490</text:p>
          </table:table-cell>
          <table:table-cell table:style-name="ce6" table:formula="of:=[.F63]" office:value-type="float" office:value="1125">
            <text:p>1125.000</text:p>
          </table:table-cell>
          <table:table-cell table:style-name="ce6" table:formula="of:=(([.E63]-tip_twist_x)*SIN(RADIANS(tip_twist))+([.G63]-tip_twist_z)*COS(RADIANS(tip_twist)))+tip_twist_z" office:value-type="float" office:value="2.98572401998232">
            <text:p>2.98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975765">
            <text:p>0.2975765</text:p>
          </table:table-cell>
          <table:table-cell table:formula="of:=tip_y" office:value-type="float" office:value="1125">
            <text:p>1125</text:p>
          </table:table-cell>
          <table:table-cell office:value-type="float" office:value="0.04811433">
            <text:p>0.04811433</text:p>
          </table:table-cell>
          <table:table-cell table:formula="of:=[.B64]*tip_chord+setback" office:value-type="float" office:value="518.736860972103">
            <text:p>518.7368609721</text:p>
          </table:table-cell>
          <table:table-cell table:formula="of:=tip_y" office:value-type="float" office:value="1125">
            <text:p>1125</text:p>
          </table:table-cell>
          <table:table-cell table:formula="of:=[.D64]*tip_chord" office:value-type="float" office:value="2.8868598">
            <text:p>2.8868598</text:p>
          </table:table-cell>
          <table:table-cell table:style-name="ce6" table:formula="of:=(([.E64]-tip_twist_x)*COS(RADIANS(tip_twist))-([.G64]-tip_twist_z)*SIN(RADIANS(tip_twist)))+tip_twist_x" office:value-type="float" office:value="518.651688870767">
            <text:p>518.652</text:p>
          </table:table-cell>
          <table:table-cell table:style-name="ce6" table:formula="of:=[.F64]" office:value-type="float" office:value="1125">
            <text:p>1125.000</text:p>
          </table:table-cell>
          <table:table-cell table:style-name="ce6" table:formula="of:=(([.E64]-tip_twist_x)*SIN(RADIANS(tip_twist))+([.G64]-tip_twist_z)*COS(RADIANS(tip_twist)))+tip_twist_z" office:value-type="float" office:value="2.96895470976263">
            <text:p>2.96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836147">
            <text:p>0.2836147</text:p>
          </table:table-cell>
          <table:table-cell table:formula="of:=tip_y" office:value-type="float" office:value="1125">
            <text:p>1125</text:p>
          </table:table-cell>
          <table:table-cell office:value-type="float" office:value="0.04817704">
            <text:p>0.04817704</text:p>
          </table:table-cell>
          <table:table-cell table:formula="of:=[.B65]*tip_chord+setback" office:value-type="float" office:value="517.899152972103">
            <text:p>517.8991529721</text:p>
          </table:table-cell>
          <table:table-cell table:formula="of:=tip_y" office:value-type="float" office:value="1125">
            <text:p>1125</text:p>
          </table:table-cell>
          <table:table-cell table:formula="of:=[.D65]*tip_chord" office:value-type="float" office:value="2.8906224">
            <text:p>2.8906224</text:p>
          </table:table-cell>
          <table:table-cell table:style-name="ce6" table:formula="of:=(([.E65]-tip_twist_x)*COS(RADIANS(tip_twist))-([.G65]-tip_twist_z)*SIN(RADIANS(tip_twist)))+tip_twist_x" office:value-type="float" office:value="517.814227967015">
            <text:p>517.814</text:p>
          </table:table-cell>
          <table:table-cell table:style-name="ce6" table:formula="of:=[.F65]" office:value-type="float" office:value="1125">
            <text:p>1125.000</text:p>
          </table:table-cell>
          <table:table-cell table:style-name="ce6" table:formula="of:=(([.E65]-tip_twist_x)*SIN(RADIANS(tip_twist))+([.G65]-tip_twist_z)*COS(RADIANS(tip_twist)))+tip_twist_z" office:value-type="float" office:value="2.94826449204461">
            <text:p>2.94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69681">
            <text:p>0.269681</text:p>
          </table:table-cell>
          <table:table-cell table:formula="of:=tip_y" office:value-type="float" office:value="1125">
            <text:p>1125</text:p>
          </table:table-cell>
          <table:table-cell office:value-type="float" office:value="0.048165">
            <text:p>0.048165</text:p>
          </table:table-cell>
          <table:table-cell table:formula="of:=[.B66]*tip_chord+setback" office:value-type="float" office:value="517.063130972103">
            <text:p>517.0631309721</text:p>
          </table:table-cell>
          <table:table-cell table:formula="of:=tip_y" office:value-type="float" office:value="1125">
            <text:p>1125</text:p>
          </table:table-cell>
          <table:table-cell table:formula="of:=[.D66]*tip_chord" office:value-type="float" office:value="2.8899">
            <text:p>2.8899</text:p>
          </table:table-cell>
          <table:table-cell table:style-name="ce6" table:formula="of:=(([.E66]-tip_twist_x)*COS(RADIANS(tip_twist))-([.G66]-tip_twist_z)*SIN(RADIANS(tip_twist)))+tip_twist_x" office:value-type="float" office:value="516.978583254129">
            <text:p>516.979</text:p>
          </table:table-cell>
          <table:table-cell table:style-name="ce6" table:formula="of:=[.F66]" office:value-type="float" office:value="1125">
            <text:p>1125.000</text:p>
          </table:table-cell>
          <table:table-cell table:style-name="ce6" table:formula="of:=(([.E66]-tip_twist_x)*SIN(RADIANS(tip_twist))+([.G66]-tip_twist_z)*COS(RADIANS(tip_twist)))+tip_twist_z" office:value-type="float" office:value="2.92314039659534">
            <text:p>2.92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557522">
            <text:p>0.2557522</text:p>
          </table:table-cell>
          <table:table-cell table:formula="of:=tip_y" office:value-type="float" office:value="1125">
            <text:p>1125</text:p>
          </table:table-cell>
          <table:table-cell office:value-type="float" office:value="0.04806712">
            <text:p>0.04806712</text:p>
          </table:table-cell>
          <table:table-cell table:formula="of:=[.B67]*tip_chord+setback" office:value-type="float" office:value="516.227402972103">
            <text:p>516.2274029721</text:p>
          </table:table-cell>
          <table:table-cell table:formula="of:=tip_y" office:value-type="float" office:value="1125">
            <text:p>1125</text:p>
          </table:table-cell>
          <table:table-cell table:formula="of:=[.D67]*tip_chord" office:value-type="float" office:value="2.8840272">
            <text:p>2.8840272</text:p>
          </table:table-cell>
          <table:table-cell table:style-name="ce6" table:formula="of:=(([.E67]-tip_twist_x)*COS(RADIANS(tip_twist))-([.G67]-tip_twist_z)*SIN(RADIANS(tip_twist)))+tip_twist_x" office:value-type="float" office:value="516.143382747045">
            <text:p>516.143</text:p>
          </table:table-cell>
          <table:table-cell table:style-name="ce6" table:formula="of:=[.F67]" office:value-type="float" office:value="1125">
            <text:p>1125.000</text:p>
          </table:table-cell>
          <table:table-cell table:style-name="ce6" table:formula="of:=(([.E67]-tip_twist_x)*SIN(RADIANS(tip_twist))+([.G67]-tip_twist_z)*COS(RADIANS(tip_twist)))+tip_twist_z" office:value-type="float" office:value="2.89287667690237">
            <text:p>2.89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418461">
            <text:p>0.2418461</text:p>
          </table:table-cell>
          <table:table-cell table:formula="of:=tip_y" office:value-type="float" office:value="1125">
            <text:p>1125</text:p>
          </table:table-cell>
          <table:table-cell office:value-type="float" office:value="0.04788043">
            <text:p>0.04788043</text:p>
          </table:table-cell>
          <table:table-cell table:formula="of:=[.B68]*tip_chord+setback" office:value-type="float" office:value="515.393036972103">
            <text:p>515.3930369721</text:p>
          </table:table-cell>
          <table:table-cell table:formula="of:=tip_y" office:value-type="float" office:value="1125">
            <text:p>1125</text:p>
          </table:table-cell>
          <table:table-cell table:formula="of:=[.D68]*tip_chord" office:value-type="float" office:value="2.8728258">
            <text:p>2.8728258</text:p>
          </table:table-cell>
          <table:table-cell table:style-name="ce6" table:formula="of:=(([.E68]-tip_twist_x)*COS(RADIANS(tip_twist))-([.G68]-tip_twist_z)*SIN(RADIANS(tip_twist)))+tip_twist_x" office:value-type="float" office:value="515.309699192064">
            <text:p>515.310</text:p>
          </table:table-cell>
          <table:table-cell table:style-name="ce6" table:formula="of:=[.F68]" office:value-type="float" office:value="1125">
            <text:p>1125.000</text:p>
          </table:table-cell>
          <table:table-cell table:style-name="ce6" table:formula="of:=(([.E68]-tip_twist_x)*SIN(RADIANS(tip_twist))+([.G68]-tip_twist_z)*COS(RADIANS(tip_twist)))+tip_twist_z" office:value-type="float" office:value="2.85732638192158">
            <text:p>2.85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279307">
            <text:p>0.2279307</text:p>
          </table:table-cell>
          <table:table-cell table:formula="of:=tip_y" office:value-type="float" office:value="1125">
            <text:p>1125</text:p>
          </table:table-cell>
          <table:table-cell office:value-type="float" office:value="0.04759499">
            <text:p>0.04759499</text:p>
          </table:table-cell>
          <table:table-cell table:formula="of:=[.B69]*tip_chord+setback" office:value-type="float" office:value="514.558112972103">
            <text:p>514.5581129721</text:p>
          </table:table-cell>
          <table:table-cell table:formula="of:=tip_y" office:value-type="float" office:value="1125">
            <text:p>1125</text:p>
          </table:table-cell>
          <table:table-cell table:formula="of:=[.D69]*tip_chord" office:value-type="float" office:value="2.8556994">
            <text:p>2.8556994</text:p>
          </table:table-cell>
          <table:table-cell table:style-name="ce6" table:formula="of:=(([.E69]-tip_twist_x)*COS(RADIANS(tip_twist))-([.G69]-tip_twist_z)*SIN(RADIANS(tip_twist)))+tip_twist_x" office:value-type="float" office:value="514.475630815098">
            <text:p>514.476</text:p>
          </table:table-cell>
          <table:table-cell table:style-name="ce6" table:formula="of:=[.F69]" office:value-type="float" office:value="1125">
            <text:p>1125.000</text:p>
          </table:table-cell>
          <table:table-cell table:style-name="ce6" table:formula="of:=(([.E69]-tip_twist_x)*SIN(RADIANS(tip_twist))+([.G69]-tip_twist_z)*COS(RADIANS(tip_twist)))+tip_twist_z" office:value-type="float" office:value="2.81583732435595">
            <text:p>2.81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140526">
            <text:p>0.2140526</text:p>
          </table:table-cell>
          <table:table-cell table:formula="of:=tip_y" office:value-type="float" office:value="1125">
            <text:p>1125</text:p>
          </table:table-cell>
          <table:table-cell office:value-type="float" office:value="0.04721564">
            <text:p>0.04721564</text:p>
          </table:table-cell>
          <table:table-cell table:formula="of:=[.B70]*tip_chord+setback" office:value-type="float" office:value="513.725426972103">
            <text:p>513.7254269721</text:p>
          </table:table-cell>
          <table:table-cell table:formula="of:=tip_y" office:value-type="float" office:value="1125">
            <text:p>1125</text:p>
          </table:table-cell>
          <table:table-cell table:formula="of:=[.D70]*tip_chord" office:value-type="float" office:value="2.8329384">
            <text:p>2.8329384</text:p>
          </table:table-cell>
          <table:table-cell table:style-name="ce6" table:formula="of:=(([.E70]-tip_twist_x)*COS(RADIANS(tip_twist))-([.G70]-tip_twist_z)*SIN(RADIANS(tip_twist)))+tip_twist_x" office:value-type="float" office:value="513.6439639486">
            <text:p>513.644</text:p>
          </table:table-cell>
          <table:table-cell table:style-name="ce6" table:formula="of:=[.F70]" office:value-type="float" office:value="1125">
            <text:p>1125.000</text:p>
          </table:table-cell>
          <table:table-cell table:style-name="ce6" table:formula="of:=(([.E70]-tip_twist_x)*SIN(RADIANS(tip_twist))+([.G70]-tip_twist_z)*COS(RADIANS(tip_twist)))+tip_twist_z" office:value-type="float" office:value="2.76878139076938">
            <text:p>2.76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2001906">
            <text:p>0.2001906</text:p>
          </table:table-cell>
          <table:table-cell table:formula="of:=tip_y" office:value-type="float" office:value="1125">
            <text:p>1125</text:p>
          </table:table-cell>
          <table:table-cell office:value-type="float" office:value="0.04671875">
            <text:p>0.04671875</text:p>
          </table:table-cell>
          <table:table-cell table:formula="of:=[.B71]*tip_chord+setback" office:value-type="float" office:value="512.893706972103">
            <text:p>512.8937069721</text:p>
          </table:table-cell>
          <table:table-cell table:formula="of:=tip_y" office:value-type="float" office:value="1125">
            <text:p>1125</text:p>
          </table:table-cell>
          <table:table-cell table:formula="of:=[.D71]*tip_chord" office:value-type="float" office:value="2.803125">
            <text:p>2.803125</text:p>
          </table:table-cell>
          <table:table-cell table:style-name="ce6" table:formula="of:=(([.E71]-tip_twist_x)*COS(RADIANS(tip_twist))-([.G71]-tip_twist_z)*SIN(RADIANS(tip_twist)))+tip_twist_x" office:value-type="float" office:value="512.8134685176">
            <text:p>512.813</text:p>
          </table:table-cell>
          <table:table-cell table:style-name="ce6" table:formula="of:=[.F71]" office:value-type="float" office:value="1125">
            <text:p>1125.000</text:p>
          </table:table-cell>
          <table:table-cell table:style-name="ce6" table:formula="of:=(([.E71]-tip_twist_x)*SIN(RADIANS(tip_twist))+([.G71]-tip_twist_z)*COS(RADIANS(tip_twist)))+tip_twist_z" office:value-type="float" office:value="2.71470425781012">
            <text:p>2.71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1863582">
            <text:p>0.1863582</text:p>
          </table:table-cell>
          <table:table-cell table:formula="of:=tip_y" office:value-type="float" office:value="1125">
            <text:p>1125</text:p>
          </table:table-cell>
          <table:table-cell office:value-type="float" office:value="0.04610024">
            <text:p>0.04610024</text:p>
          </table:table-cell>
          <table:table-cell table:formula="of:=[.B72]*tip_chord+setback" office:value-type="float" office:value="512.063762972103">
            <text:p>512.0637629721</text:p>
          </table:table-cell>
          <table:table-cell table:formula="of:=tip_y" office:value-type="float" office:value="1125">
            <text:p>1125</text:p>
          </table:table-cell>
          <table:table-cell table:formula="of:=[.D72]*tip_chord" office:value-type="float" office:value="2.7660144">
            <text:p>2.7660144</text:p>
          </table:table-cell>
          <table:table-cell table:style-name="ce6" table:formula="of:=(([.E72]-tip_twist_x)*COS(RADIANS(tip_twist))-([.G72]-tip_twist_z)*SIN(RADIANS(tip_twist)))+tip_twist_x" office:value-type="float" office:value="511.984961322265">
            <text:p>511.985</text:p>
          </table:table-cell>
          <table:table-cell table:style-name="ce6" table:formula="of:=[.F72]" office:value-type="float" office:value="1125">
            <text:p>1125.000</text:p>
          </table:table-cell>
          <table:table-cell table:style-name="ce6" table:formula="of:=(([.E72]-tip_twist_x)*SIN(RADIANS(tip_twist))+([.G72]-tip_twist_z)*COS(RADIANS(tip_twist)))+tip_twist_z" office:value-type="float" office:value="2.65338487224652">
            <text:p>2.65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1725939">
            <text:p>0.1725939</text:p>
          </table:table-cell>
          <table:table-cell table:formula="of:=tip_y" office:value-type="float" office:value="1125">
            <text:p>1125</text:p>
          </table:table-cell>
          <table:table-cell office:value-type="float" office:value="0.0453444">
            <text:p>0.0453444</text:p>
          </table:table-cell>
          <table:table-cell table:formula="of:=[.B73]*tip_chord+setback" office:value-type="float" office:value="511.237904972103">
            <text:p>511.2379049721</text:p>
          </table:table-cell>
          <table:table-cell table:formula="of:=tip_y" office:value-type="float" office:value="1125">
            <text:p>1125</text:p>
          </table:table-cell>
          <table:table-cell table:formula="of:=[.D73]*tip_chord" office:value-type="float" office:value="2.720664">
            <text:p>2.720664</text:p>
          </table:table-cell>
          <table:table-cell table:style-name="ce6" table:formula="of:=(([.E73]-tip_twist_x)*COS(RADIANS(tip_twist))-([.G73]-tip_twist_z)*SIN(RADIANS(tip_twist)))+tip_twist_x" office:value-type="float" office:value="511.160778891205">
            <text:p>511.161</text:p>
          </table:table-cell>
          <table:table-cell table:style-name="ce6" table:formula="of:=[.F73]" office:value-type="float" office:value="1125">
            <text:p>1125.000</text:p>
          </table:table-cell>
          <table:table-cell table:style-name="ce6" table:formula="of:=(([.E73]-tip_twist_x)*SIN(RADIANS(tip_twist))+([.G73]-tip_twist_z)*COS(RADIANS(tip_twist)))+tip_twist_z" office:value-type="float" office:value="2.58394846050305">
            <text:p>2.58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1588782">
            <text:p>0.1588782</text:p>
          </table:table-cell>
          <table:table-cell table:formula="of:=tip_y" office:value-type="float" office:value="1125">
            <text:p>1125</text:p>
          </table:table-cell>
          <table:table-cell office:value-type="float" office:value="0.04443231">
            <text:p>0.04443231</text:p>
          </table:table-cell>
          <table:table-cell table:formula="of:=[.B74]*tip_chord+setback" office:value-type="float" office:value="510.414962972103">
            <text:p>510.4149629721</text:p>
          </table:table-cell>
          <table:table-cell table:formula="of:=tip_y" office:value-type="float" office:value="1125">
            <text:p>1125</text:p>
          </table:table-cell>
          <table:table-cell table:formula="of:=[.D74]*tip_chord" office:value-type="float" office:value="2.6659386">
            <text:p>2.6659386</text:p>
          </table:table-cell>
          <table:table-cell table:style-name="ce6" table:formula="of:=(([.E74]-tip_twist_x)*COS(RADIANS(tip_twist))-([.G74]-tip_twist_z)*SIN(RADIANS(tip_twist)))+tip_twist_x" office:value-type="float" office:value="510.339784857398">
            <text:p>510.340</text:p>
          </table:table-cell>
          <table:table-cell table:style-name="ce6" table:formula="of:=[.F74]" office:value-type="float" office:value="1125">
            <text:p>1125.000</text:p>
          </table:table-cell>
          <table:table-cell table:style-name="ce6" table:formula="of:=(([.E74]-tip_twist_x)*SIN(RADIANS(tip_twist))+([.G74]-tip_twist_z)*COS(RADIANS(tip_twist)))+tip_twist_z" office:value-type="float" office:value="2.50522615602094">
            <text:p>2.50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1451553">
            <text:p>0.1451553</text:p>
          </table:table-cell>
          <table:table-cell table:formula="of:=tip_y" office:value-type="float" office:value="1125">
            <text:p>1125</text:p>
          </table:table-cell>
          <table:table-cell office:value-type="float" office:value="0.04334735">
            <text:p>0.04334735</text:p>
          </table:table-cell>
          <table:table-cell table:formula="of:=[.B75]*tip_chord+setback" office:value-type="float" office:value="509.591588972103">
            <text:p>509.5915889721</text:p>
          </table:table-cell>
          <table:table-cell table:formula="of:=tip_y" office:value-type="float" office:value="1125">
            <text:p>1125</text:p>
          </table:table-cell>
          <table:table-cell table:formula="of:=[.D75]*tip_chord" office:value-type="float" office:value="2.600841">
            <text:p>2.600841</text:p>
          </table:table-cell>
          <table:table-cell table:style-name="ce6" table:formula="of:=(([.E75]-tip_twist_x)*COS(RADIANS(tip_twist))-([.G75]-tip_twist_z)*SIN(RADIANS(tip_twist)))+tip_twist_x" office:value-type="float" office:value="509.518661753822">
            <text:p>509.519</text:p>
          </table:table-cell>
          <table:table-cell table:style-name="ce6" table:formula="of:=[.F75]" office:value-type="float" office:value="1125">
            <text:p>1125.000</text:p>
          </table:table-cell>
          <table:table-cell table:style-name="ce6" table:formula="of:=(([.E75]-tip_twist_x)*SIN(RADIANS(tip_twist))+([.G75]-tip_twist_z)*COS(RADIANS(tip_twist)))+tip_twist_z" office:value-type="float" office:value="2.41612346147705">
            <text:p>2.41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1315363">
            <text:p>0.1315363</text:p>
          </table:table-cell>
          <table:table-cell table:formula="of:=tip_y" office:value-type="float" office:value="1125">
            <text:p>1125</text:p>
          </table:table-cell>
          <table:table-cell office:value-type="float" office:value="0.04208892">
            <text:p>0.04208892</text:p>
          </table:table-cell>
          <table:table-cell table:formula="of:=[.B76]*tip_chord+setback" office:value-type="float" office:value="508.774448972103">
            <text:p>508.7744489721</text:p>
          </table:table-cell>
          <table:table-cell table:formula="of:=tip_y" office:value-type="float" office:value="1125">
            <text:p>1125</text:p>
          </table:table-cell>
          <table:table-cell table:formula="of:=[.D76]*tip_chord" office:value-type="float" office:value="2.5253352">
            <text:p>2.5253352</text:p>
          </table:table-cell>
          <table:table-cell table:style-name="ce6" table:formula="of:=(([.E76]-tip_twist_x)*COS(RADIANS(tip_twist))-([.G76]-tip_twist_z)*SIN(RADIANS(tip_twist)))+tip_twist_x" office:value-type="float" office:value="508.704073791088">
            <text:p>508.704</text:p>
          </table:table-cell>
          <table:table-cell table:style-name="ce6" table:formula="of:=[.F76]" office:value-type="float" office:value="1125">
            <text:p>1125.000</text:p>
          </table:table-cell>
          <table:table-cell table:style-name="ce6" table:formula="of:=(([.E76]-tip_twist_x)*SIN(RADIANS(tip_twist))+([.G76]-tip_twist_z)*COS(RADIANS(tip_twist)))+tip_twist_z" office:value-type="float" office:value="2.31679896095752">
            <text:p>2.31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1179356">
            <text:p>0.1179356</text:p>
          </table:table-cell>
          <table:table-cell table:formula="of:=tip_y" office:value-type="float" office:value="1125">
            <text:p>1125</text:p>
          </table:table-cell>
          <table:table-cell office:value-type="float" office:value="0.04060488">
            <text:p>0.04060488</text:p>
          </table:table-cell>
          <table:table-cell table:formula="of:=[.B77]*tip_chord+setback" office:value-type="float" office:value="507.958406972103">
            <text:p>507.9584069721</text:p>
          </table:table-cell>
          <table:table-cell table:formula="of:=tip_y" office:value-type="float" office:value="1125">
            <text:p>1125</text:p>
          </table:table-cell>
          <table:table-cell table:formula="of:=[.D77]*tip_chord" office:value-type="float" office:value="2.4362928">
            <text:p>2.4362928</text:p>
          </table:table-cell>
          <table:table-cell table:style-name="ce6" table:formula="of:=(([.E77]-tip_twist_x)*COS(RADIANS(tip_twist))-([.G77]-tip_twist_z)*SIN(RADIANS(tip_twist)))+tip_twist_x" office:value-type="float" office:value="507.890978469941">
            <text:p>507.891</text:p>
          </table:table-cell>
          <table:table-cell table:style-name="ce6" table:formula="of:=[.F77]" office:value-type="float" office:value="1125">
            <text:p>1125.000</text:p>
          </table:table-cell>
          <table:table-cell table:style-name="ce6" table:formula="of:=(([.E77]-tip_twist_x)*SIN(RADIANS(tip_twist))+([.G77]-tip_twist_z)*COS(RADIANS(tip_twist)))+tip_twist_z" office:value-type="float" office:value="2.2039756766166">
            <text:p>2.20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1044989">
            <text:p>0.1044989</text:p>
          </table:table-cell>
          <table:table-cell table:formula="of:=tip_y" office:value-type="float" office:value="1125">
            <text:p>1125</text:p>
          </table:table-cell>
          <table:table-cell office:value-type="float" office:value="0.03891576">
            <text:p>0.03891576</text:p>
          </table:table-cell>
          <table:table-cell table:formula="of:=[.B78]*tip_chord+setback" office:value-type="float" office:value="507.152204972103">
            <text:p>507.1522049721</text:p>
          </table:table-cell>
          <table:table-cell table:formula="of:=tip_y" office:value-type="float" office:value="1125">
            <text:p>1125</text:p>
          </table:table-cell>
          <table:table-cell table:formula="of:=[.D78]*tip_chord" office:value-type="float" office:value="2.3349456">
            <text:p>2.3349456</text:p>
          </table:table-cell>
          <table:table-cell table:style-name="ce6" table:formula="of:=(([.E78]-tip_twist_x)*COS(RADIANS(tip_twist))-([.G78]-tip_twist_z)*SIN(RADIANS(tip_twist)))+tip_twist_x" office:value-type="float" office:value="507.088078111637">
            <text:p>507.088</text:p>
          </table:table-cell>
          <table:table-cell table:style-name="ce6" table:formula="of:=[.F78]" office:value-type="float" office:value="1125">
            <text:p>1125.000</text:p>
          </table:table-cell>
          <table:table-cell table:style-name="ce6" table:formula="of:=(([.E78]-tip_twist_x)*SIN(RADIANS(tip_twist))+([.G78]-tip_twist_z)*COS(RADIANS(tip_twist)))+tip_twist_z" office:value-type="float" office:value="2.07914004713996">
            <text:p>2.07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913603">
            <text:p>0.0913603</text:p>
          </table:table-cell>
          <table:table-cell table:formula="of:=tip_y" office:value-type="float" office:value="1125">
            <text:p>1125</text:p>
          </table:table-cell>
          <table:table-cell office:value-type="float" office:value="0.0368988">
            <text:p>0.0368988</text:p>
          </table:table-cell>
          <table:table-cell table:formula="of:=[.B79]*tip_chord+setback" office:value-type="float" office:value="506.363888972103">
            <text:p>506.3638889721</text:p>
          </table:table-cell>
          <table:table-cell table:formula="of:=tip_y" office:value-type="float" office:value="1125">
            <text:p>1125</text:p>
          </table:table-cell>
          <table:table-cell table:formula="of:=[.D79]*tip_chord" office:value-type="float" office:value="2.213928">
            <text:p>2.213928</text:p>
          </table:table-cell>
          <table:table-cell table:style-name="ce6" table:formula="of:=(([.E79]-tip_twist_x)*COS(RADIANS(tip_twist))-([.G79]-tip_twist_z)*SIN(RADIANS(tip_twist)))+tip_twist_x" office:value-type="float" office:value="506.303630276873">
            <text:p>506.304</text:p>
          </table:table-cell>
          <table:table-cell table:style-name="ce6" table:formula="of:=[.F79]" office:value-type="float" office:value="1125">
            <text:p>1125.000</text:p>
          </table:table-cell>
          <table:table-cell table:style-name="ce6" table:formula="of:=(([.E79]-tip_twist_x)*SIN(RADIANS(tip_twist))+([.G79]-tip_twist_z)*COS(RADIANS(tip_twist)))+tip_twist_z" office:value-type="float" office:value="1.93516445927449">
            <text:p>1.93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7859819">
            <text:p>0.07859819</text:p>
          </table:table-cell>
          <table:table-cell table:formula="of:=tip_y" office:value-type="float" office:value="1125">
            <text:p>1125</text:p>
          </table:table-cell>
          <table:table-cell office:value-type="float" office:value="0.0346591">
            <text:p>0.0346591</text:p>
          </table:table-cell>
          <table:table-cell table:formula="of:=[.B80]*tip_chord+setback" office:value-type="float" office:value="505.598162372103">
            <text:p>505.5981623721</text:p>
          </table:table-cell>
          <table:table-cell table:formula="of:=tip_y" office:value-type="float" office:value="1125">
            <text:p>1125</text:p>
          </table:table-cell>
          <table:table-cell table:formula="of:=[.D80]*tip_chord" office:value-type="float" office:value="2.079546">
            <text:p>2.079546</text:p>
          </table:table-cell>
          <table:table-cell table:style-name="ce6" table:formula="of:=(([.E80]-tip_twist_x)*COS(RADIANS(tip_twist))-([.G80]-tip_twist_z)*SIN(RADIANS(tip_twist)))+tip_twist_x" office:value-type="float" office:value="505.542152300702">
            <text:p>505.542</text:p>
          </table:table-cell>
          <table:table-cell table:style-name="ce6" table:formula="of:=[.F80]" office:value-type="float" office:value="1125">
            <text:p>1125.000</text:p>
          </table:table-cell>
          <table:table-cell table:style-name="ce6" table:formula="of:=(([.E80]-tip_twist_x)*SIN(RADIANS(tip_twist))+([.G80]-tip_twist_z)*COS(RADIANS(tip_twist)))+tip_twist_z" office:value-type="float" office:value="1.77848951016615">
            <text:p>1.77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6741824">
            <text:p>0.06741824</text:p>
          </table:table-cell>
          <table:table-cell table:formula="of:=tip_y" office:value-type="float" office:value="1125">
            <text:p>1125</text:p>
          </table:table-cell>
          <table:table-cell office:value-type="float" office:value="0.03260737">
            <text:p>0.03260737</text:p>
          </table:table-cell>
          <table:table-cell table:formula="of:=[.B81]*tip_chord+setback" office:value-type="float" office:value="504.927365372103">
            <text:p>504.9273653721</text:p>
          </table:table-cell>
          <table:table-cell table:formula="of:=tip_y" office:value-type="float" office:value="1125">
            <text:p>1125</text:p>
          </table:table-cell>
          <table:table-cell table:formula="of:=[.D81]*tip_chord" office:value-type="float" office:value="1.9564422">
            <text:p>1.9564422</text:p>
          </table:table-cell>
          <table:table-cell table:style-name="ce6" table:formula="of:=(([.E81]-tip_twist_x)*COS(RADIANS(tip_twist))-([.G81]-tip_twist_z)*SIN(RADIANS(tip_twist)))+tip_twist_x" office:value-type="float" office:value="504.875234287438">
            <text:p>504.875</text:p>
          </table:table-cell>
          <table:table-cell table:style-name="ce6" table:formula="of:=[.F81]" office:value-type="float" office:value="1125">
            <text:p>1125.000</text:p>
          </table:table-cell>
          <table:table-cell table:style-name="ce6" table:formula="of:=(([.E81]-tip_twist_x)*SIN(RADIANS(tip_twist))+([.G81]-tip_twist_z)*COS(RADIANS(tip_twist)))+tip_twist_z" office:value-type="float" office:value="1.63585878287855">
            <text:p>1.63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5489868">
            <text:p>0.05489868</text:p>
          </table:table-cell>
          <table:table-cell table:formula="of:=tip_y" office:value-type="float" office:value="1125">
            <text:p>1125</text:p>
          </table:table-cell>
          <table:table-cell office:value-type="float" office:value="0.02923255">
            <text:p>0.02923255</text:p>
          </table:table-cell>
          <table:table-cell table:formula="of:=[.B82]*tip_chord+setback" office:value-type="float" office:value="504.176191772103">
            <text:p>504.1761917721</text:p>
          </table:table-cell>
          <table:table-cell table:formula="of:=tip_y" office:value-type="float" office:value="1125">
            <text:p>1125</text:p>
          </table:table-cell>
          <table:table-cell table:formula="of:=[.D82]*tip_chord" office:value-type="float" office:value="1.753953">
            <text:p>1.753953</text:p>
          </table:table-cell>
          <table:table-cell table:style-name="ce6" table:formula="of:=(([.E82]-tip_twist_x)*COS(RADIANS(tip_twist))-([.G82]-tip_twist_z)*SIN(RADIANS(tip_twist)))+tip_twist_x" office:value-type="float" office:value="504.130291039396">
            <text:p>504.130</text:p>
          </table:table-cell>
          <table:table-cell table:style-name="ce6" table:formula="of:=[.F82]" office:value-type="float" office:value="1125">
            <text:p>1125.000</text:p>
          </table:table-cell>
          <table:table-cell table:style-name="ce6" table:formula="of:=(([.E82]-tip_twist_x)*SIN(RADIANS(tip_twist))+([.G82]-tip_twist_z)*COS(RADIANS(tip_twist)))+tip_twist_z" office:value-type="float" office:value="1.41153042833834">
            <text:p>1.41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4219736">
            <text:p>0.04219736</text:p>
          </table:table-cell>
          <table:table-cell table:formula="of:=tip_y" office:value-type="float" office:value="1125">
            <text:p>1125</text:p>
          </table:table-cell>
          <table:table-cell office:value-type="float" office:value="0.02568973">
            <text:p>0.02568973</text:p>
          </table:table-cell>
          <table:table-cell table:formula="of:=[.B83]*tip_chord+setback" office:value-type="float" office:value="503.414112572103">
            <text:p>503.4141125721</text:p>
          </table:table-cell>
          <table:table-cell table:formula="of:=tip_y" office:value-type="float" office:value="1125">
            <text:p>1125</text:p>
          </table:table-cell>
          <table:table-cell table:formula="of:=[.D83]*tip_chord" office:value-type="float" office:value="1.5413838">
            <text:p>1.5413838</text:p>
          </table:table-cell>
          <table:table-cell table:style-name="ce6" table:formula="of:=(([.E83]-tip_twist_x)*COS(RADIANS(tip_twist))-([.G83]-tip_twist_z)*SIN(RADIANS(tip_twist)))+tip_twist_x" office:value-type="float" office:value="503.374741055241">
            <text:p>503.375</text:p>
          </table:table-cell>
          <table:table-cell table:style-name="ce6" table:formula="of:=[.F83]" office:value-type="float" office:value="1125">
            <text:p>1125.000</text:p>
          </table:table-cell>
          <table:table-cell table:style-name="ce6" table:formula="of:=(([.E83]-tip_twist_x)*SIN(RADIANS(tip_twist))+([.G83]-tip_twist_z)*COS(RADIANS(tip_twist)))+tip_twist_z" office:value-type="float" office:value="1.17680805338352">
            <text:p>1.17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3142512">
            <text:p>0.03142512</text:p>
          </table:table-cell>
          <table:table-cell table:formula="of:=tip_y" office:value-type="float" office:value="1125">
            <text:p>1125</text:p>
          </table:table-cell>
          <table:table-cell office:value-type="float" office:value="0.02252448">
            <text:p>0.02252448</text:p>
          </table:table-cell>
          <table:table-cell table:formula="of:=[.B84]*tip_chord+setback" office:value-type="float" office:value="502.767778172103">
            <text:p>502.7677781721</text:p>
          </table:table-cell>
          <table:table-cell table:formula="of:=tip_y" office:value-type="float" office:value="1125">
            <text:p>1125</text:p>
          </table:table-cell>
          <table:table-cell table:formula="of:=[.D84]*tip_chord" office:value-type="float" office:value="1.3514688">
            <text:p>1.3514688</text:p>
          </table:table-cell>
          <table:table-cell table:style-name="ce6" table:formula="of:=(([.E84]-tip_twist_x)*COS(RADIANS(tip_twist))-([.G84]-tip_twist_z)*SIN(RADIANS(tip_twist)))+tip_twist_x" office:value-type="float" office:value="502.734225320003">
            <text:p>502.734</text:p>
          </table:table-cell>
          <table:table-cell table:style-name="ce6" table:formula="of:=[.F84]" office:value-type="float" office:value="1125">
            <text:p>1125.000</text:p>
          </table:table-cell>
          <table:table-cell table:style-name="ce6" table:formula="of:=(([.E84]-tip_twist_x)*SIN(RADIANS(tip_twist))+([.G84]-tip_twist_z)*COS(RADIANS(tip_twist)))+tip_twist_z" office:value-type="float" office:value="0.968108612174704">
            <text:p>0.96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2432207">
            <text:p>0.02432207</text:p>
          </table:table-cell>
          <table:table-cell table:formula="of:=tip_y" office:value-type="float" office:value="1125">
            <text:p>1125</text:p>
          </table:table-cell>
          <table:table-cell office:value-type="float" office:value="0.0193899">
            <text:p>0.0193899</text:p>
          </table:table-cell>
          <table:table-cell table:formula="of:=[.B85]*tip_chord+setback" office:value-type="float" office:value="502.341595172103">
            <text:p>502.3415951721</text:p>
          </table:table-cell>
          <table:table-cell table:formula="of:=tip_y" office:value-type="float" office:value="1125">
            <text:p>1125</text:p>
          </table:table-cell>
          <table:table-cell table:formula="of:=[.D85]*tip_chord" office:value-type="float" office:value="1.163394">
            <text:p>1.163394</text:p>
          </table:table-cell>
          <table:table-cell table:style-name="ce6" table:formula="of:=(([.E85]-tip_twist_x)*COS(RADIANS(tip_twist))-([.G85]-tip_twist_z)*SIN(RADIANS(tip_twist)))+tip_twist_x" office:value-type="float" office:value="502.313713473296">
            <text:p>502.314</text:p>
          </table:table-cell>
          <table:table-cell table:style-name="ce6" table:formula="of:=[.F85]" office:value-type="float" office:value="1125">
            <text:p>1125.000</text:p>
          </table:table-cell>
          <table:table-cell table:style-name="ce6" table:formula="of:=(([.E85]-tip_twist_x)*SIN(RADIANS(tip_twist))+([.G85]-tip_twist_z)*COS(RADIANS(tip_twist)))+tip_twist_z" office:value-type="float" office:value="0.76767441683079">
            <text:p>0.76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1674286">
            <text:p>0.01674286</text:p>
          </table:table-cell>
          <table:table-cell table:formula="of:=tip_y" office:value-type="float" office:value="1125">
            <text:p>1125</text:p>
          </table:table-cell>
          <table:table-cell office:value-type="float" office:value="0.01600644">
            <text:p>0.01600644</text:p>
          </table:table-cell>
          <table:table-cell table:formula="of:=[.B86]*tip_chord+setback" office:value-type="float" office:value="501.886842572103">
            <text:p>501.8868425721</text:p>
          </table:table-cell>
          <table:table-cell table:formula="of:=tip_y" office:value-type="float" office:value="1125">
            <text:p>1125</text:p>
          </table:table-cell>
          <table:table-cell table:formula="of:=[.D86]*tip_chord" office:value-type="float" office:value="0.9603864">
            <text:p>0.9603864</text:p>
          </table:table-cell>
          <table:table-cell table:style-name="ce6" table:formula="of:=(([.E86]-tip_twist_x)*COS(RADIANS(tip_twist))-([.G86]-tip_twist_z)*SIN(RADIANS(tip_twist)))+tip_twist_x" office:value-type="float" office:value="501.865080061174">
            <text:p>501.865</text:p>
          </table:table-cell>
          <table:table-cell table:style-name="ce6" table:formula="of:=[.F86]" office:value-type="float" office:value="1125">
            <text:p>1125.000</text:p>
          </table:table-cell>
          <table:table-cell table:style-name="ce6" table:formula="of:=(([.E86]-tip_twist_x)*SIN(RADIANS(tip_twist))+([.G86]-tip_twist_z)*COS(RADIANS(tip_twist)))+tip_twist_z" office:value-type="float" office:value="0.551479887779066">
            <text:p>0.55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1041668">
            <text:p>0.01041668</text:p>
          </table:table-cell>
          <table:table-cell table:formula="of:=tip_y" office:value-type="float" office:value="1125">
            <text:p>1125</text:p>
          </table:table-cell>
          <table:table-cell office:value-type="float" office:value="0.01204269">
            <text:p>0.01204269</text:p>
          </table:table-cell>
          <table:table-cell table:formula="of:=[.B87]*tip_chord+setback" office:value-type="float" office:value="501.507271772103">
            <text:p>501.5072717721</text:p>
          </table:table-cell>
          <table:table-cell table:formula="of:=tip_y" office:value-type="float" office:value="1125">
            <text:p>1125</text:p>
          </table:table-cell>
          <table:table-cell table:formula="of:=[.D87]*tip_chord" office:value-type="float" office:value="0.7225614">
            <text:p>0.7225614</text:p>
          </table:table-cell>
          <table:table-cell table:style-name="ce6" table:formula="of:=(([.E87]-tip_twist_x)*COS(RADIANS(tip_twist))-([.G87]-tip_twist_z)*SIN(RADIANS(tip_twist)))+tip_twist_x" office:value-type="float" office:value="501.492612674867">
            <text:p>501.493</text:p>
          </table:table-cell>
          <table:table-cell table:style-name="ce6" table:formula="of:=[.F87]" office:value-type="float" office:value="1125">
            <text:p>1125.000</text:p>
          </table:table-cell>
          <table:table-cell table:style-name="ce6" table:formula="of:=(([.E87]-tip_twist_x)*SIN(RADIANS(tip_twist))+([.G87]-tip_twist_z)*COS(RADIANS(tip_twist)))+tip_twist_z" office:value-type="float" office:value="0.302677217022671">
            <text:p>0.30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6003934">
            <text:p>0.006003934</text:p>
          </table:table-cell>
          <table:table-cell table:formula="of:=tip_y" office:value-type="float" office:value="1125">
            <text:p>1125</text:p>
          </table:table-cell>
          <table:table-cell office:value-type="float" office:value="0.008979895">
            <text:p>0.008979895</text:p>
          </table:table-cell>
          <table:table-cell table:formula="of:=[.B88]*tip_chord+setback" office:value-type="float" office:value="501.242507012103">
            <text:p>501.2425070121</text:p>
          </table:table-cell>
          <table:table-cell table:formula="of:=tip_y" office:value-type="float" office:value="1125">
            <text:p>1125</text:p>
          </table:table-cell>
          <table:table-cell table:formula="of:=[.D88]*tip_chord" office:value-type="float" office:value="0.5387937">
            <text:p>0.5387937</text:p>
          </table:table-cell>
          <table:table-cell table:style-name="ce6" table:formula="of:=(([.E88]-tip_twist_x)*COS(RADIANS(tip_twist))-([.G88]-tip_twist_z)*SIN(RADIANS(tip_twist)))+tip_twist_x" office:value-type="float" office:value="501.233324576516">
            <text:p>501.233</text:p>
          </table:table-cell>
          <table:table-cell table:style-name="ce6" table:formula="of:=[.F88]" office:value-type="float" office:value="1125">
            <text:p>1125.000</text:p>
          </table:table-cell>
          <table:table-cell table:style-name="ce6" table:formula="of:=(([.E88]-tip_twist_x)*SIN(RADIANS(tip_twist))+([.G88]-tip_twist_z)*COS(RADIANS(tip_twist)))+tip_twist_z" office:value-type="float" office:value="0.111259799438279">
            <text:p>0.11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345786">
            <text:p>0.00345786</text:p>
          </table:table-cell>
          <table:table-cell table:formula="of:=tip_y" office:value-type="float" office:value="1125">
            <text:p>1125</text:p>
          </table:table-cell>
          <table:table-cell office:value-type="float" office:value="0.006383161">
            <text:p>0.006383161</text:p>
          </table:table-cell>
          <table:table-cell table:formula="of:=[.B89]*tip_chord+setback" office:value-type="float" office:value="501.089742572103">
            <text:p>501.0897425721</text:p>
          </table:table-cell>
          <table:table-cell table:formula="of:=tip_y" office:value-type="float" office:value="1125">
            <text:p>1125</text:p>
          </table:table-cell>
          <table:table-cell table:formula="of:=[.D89]*tip_chord" office:value-type="float" office:value="0.38298966">
            <text:p>0.38298966</text:p>
          </table:table-cell>
          <table:table-cell table:style-name="ce6" table:formula="of:=(([.E89]-tip_twist_x)*COS(RADIANS(tip_twist))-([.G89]-tip_twist_z)*SIN(RADIANS(tip_twist)))+tip_twist_x" office:value-type="float" office:value="501.085172868737">
            <text:p>501.085</text:p>
          </table:table-cell>
          <table:table-cell table:style-name="ce6" table:formula="of:=[.F89]" office:value-type="float" office:value="1125">
            <text:p>1125.000</text:p>
          </table:table-cell>
          <table:table-cell table:style-name="ce6" table:formula="of:=(([.E89]-tip_twist_x)*SIN(RADIANS(tip_twist))+([.G89]-tip_twist_z)*COS(RADIANS(tip_twist)))+tip_twist_z" office:value-type="float" office:value="-0.0489367813339124">
            <text:p>-0.04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1668579">
            <text:p>0.001668579</text:p>
          </table:table-cell>
          <table:table-cell table:formula="of:=tip_y" office:value-type="float" office:value="1125">
            <text:p>1125</text:p>
          </table:table-cell>
          <table:table-cell office:value-type="float" office:value="0.004252965">
            <text:p>0.004252965</text:p>
          </table:table-cell>
          <table:table-cell table:formula="of:=[.B90]*tip_chord+setback" office:value-type="float" office:value="500.982385712103">
            <text:p>500.9823857121</text:p>
          </table:table-cell>
          <table:table-cell table:formula="of:=tip_y" office:value-type="float" office:value="1125">
            <text:p>1125</text:p>
          </table:table-cell>
          <table:table-cell table:formula="of:=[.D90]*tip_chord" office:value-type="float" office:value="0.2551779">
            <text:p>0.2551779</text:p>
          </table:table-cell>
          <table:table-cell table:style-name="ce6" table:formula="of:=(([.E90]-tip_twist_x)*COS(RADIANS(tip_twist))-([.G90]-tip_twist_z)*SIN(RADIANS(tip_twist)))+tip_twist_x" office:value-type="float" office:value="500.981592349145">
            <text:p>500.982</text:p>
          </table:table-cell>
          <table:table-cell table:style-name="ce6" table:formula="of:=[.F90]" office:value-type="float" office:value="1125">
            <text:p>1125.000</text:p>
          </table:table-cell>
          <table:table-cell table:style-name="ce6" table:formula="of:=(([.E90]-tip_twist_x)*SIN(RADIANS(tip_twist))+([.G90]-tip_twist_z)*COS(RADIANS(tip_twist)))+tip_twist_z" office:value-type="float" office:value="-0.179827641764645">
            <text:p>-0.180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05775312">
            <text:p>0.0005775312</text:p>
          </table:table-cell>
          <table:table-cell table:formula="of:=tip_y" office:value-type="float" office:value="1125">
            <text:p>1125</text:p>
          </table:table-cell>
          <table:table-cell office:value-type="float" office:value="0.002391744">
            <text:p>0.002391744</text:p>
          </table:table-cell>
          <table:table-cell table:formula="of:=[.B91]*tip_chord+setback" office:value-type="float" office:value="500.916922844103">
            <text:p>500.9169228441</text:p>
          </table:table-cell>
          <table:table-cell table:formula="of:=tip_y" office:value-type="float" office:value="1125">
            <text:p>1125</text:p>
          </table:table-cell>
          <table:table-cell table:formula="of:=[.D91]*tip_chord" office:value-type="float" office:value="0.14350464">
            <text:p>0.14350464</text:p>
          </table:table-cell>
          <table:table-cell table:style-name="ce6" table:formula="of:=(([.E91]-tip_twist_x)*COS(RADIANS(tip_twist))-([.G91]-tip_twist_z)*SIN(RADIANS(tip_twist)))+tip_twist_x" office:value-type="float" office:value="500.919416917631">
            <text:p>500.919</text:p>
          </table:table-cell>
          <table:table-cell table:style-name="ce6" table:formula="of:=[.F91]" office:value-type="float" office:value="1125">
            <text:p>1125.000</text:p>
          </table:table-cell>
          <table:table-cell table:style-name="ce6" table:formula="of:=(([.E91]-tip_twist_x)*SIN(RADIANS(tip_twist))+([.G91]-tip_twist_z)*COS(RADIANS(tip_twist)))+tip_twist_z" office:value-type="float" office:value="-0.293364066765407">
            <text:p>-0.29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005822157">
            <text:p>5.822157E-005</text:p>
          </table:table-cell>
          <table:table-cell table:formula="of:=tip_y" office:value-type="float" office:value="1125">
            <text:p>1125</text:p>
          </table:table-cell>
          <table:table-cell office:value-type="float" office:value="0.0007183675">
            <text:p>0.0007183675</text:p>
          </table:table-cell>
          <table:table-cell table:formula="of:=[.B92]*tip_chord+setback" office:value-type="float" office:value="500.885764266303">
            <text:p>500.8857642663</text:p>
          </table:table-cell>
          <table:table-cell table:formula="of:=tip_y" office:value-type="float" office:value="1125">
            <text:p>1125</text:p>
          </table:table-cell>
          <table:table-cell table:formula="of:=[.D92]*tip_chord" office:value-type="float" office:value="0.04310205">
            <text:p>0.04310205</text:p>
          </table:table-cell>
          <table:table-cell table:style-name="ce6" table:formula="of:=(([.E92]-tip_twist_x)*COS(RADIANS(tip_twist))-([.G92]-tip_twist_z)*SIN(RADIANS(tip_twist)))+tip_twist_x" office:value-type="float" office:value="500.891202189467">
            <text:p>500.891</text:p>
          </table:table-cell>
          <table:table-cell table:style-name="ce6" table:formula="of:=[.F92]" office:value-type="float" office:value="1125">
            <text:p>1125.000</text:p>
          </table:table-cell>
          <table:table-cell table:style-name="ce6" table:formula="of:=(([.E92]-tip_twist_x)*SIN(RADIANS(tip_twist))+([.G92]-tip_twist_z)*COS(RADIANS(tip_twist)))+tip_twist_z" office:value-type="float" office:value="-0.394633342282801">
            <text:p>-0.39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007577029">
            <text:p>7.577029E-005</text:p>
          </table:table-cell>
          <table:table-cell table:formula="of:=tip_y" office:value-type="float" office:value="1125">
            <text:p>1125</text:p>
          </table:table-cell>
          <table:table-cell office:value-type="float" office:value="-0.0008228154">
            <text:p>-0.0008228154</text:p>
          </table:table-cell>
          <table:table-cell table:formula="of:=[.B93]*tip_chord+setback" office:value-type="float" office:value="500.886817189503">
            <text:p>500.8868171895</text:p>
          </table:table-cell>
          <table:table-cell table:formula="of:=tip_y" office:value-type="float" office:value="1125">
            <text:p>1125</text:p>
          </table:table-cell>
          <table:table-cell table:formula="of:=[.D93]*tip_chord" office:value-type="float" office:value="-0.049368924">
            <text:p>-0.049368924</text:p>
          </table:table-cell>
          <table:table-cell table:style-name="ce6" table:formula="of:=(([.E93]-tip_twist_x)*COS(RADIANS(tip_twist))-([.G93]-tip_twist_z)*SIN(RADIANS(tip_twist)))+tip_twist_x" office:value-type="float" office:value="500.894953728199">
            <text:p>500.895</text:p>
          </table:table-cell>
          <table:table-cell table:style-name="ce6" table:formula="of:=[.F93]" office:value-type="float" office:value="1125">
            <text:p>1125.000</text:p>
          </table:table-cell>
          <table:table-cell table:style-name="ce6" table:formula="of:=(([.E93]-tip_twist_x)*SIN(RADIANS(tip_twist))+([.G93]-tip_twist_z)*COS(RADIANS(tip_twist)))+tip_twist_z" office:value-type="float" office:value="-0.487034184470066">
            <text:p>-0.48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0629618">
            <text:p>0.000629618</text:p>
          </table:table-cell>
          <table:table-cell table:formula="of:=tip_y" office:value-type="float" office:value="1125">
            <text:p>1125</text:p>
          </table:table-cell>
          <table:table-cell office:value-type="float" office:value="-0.002507711">
            <text:p>-0.002507711</text:p>
          </table:table-cell>
          <table:table-cell table:formula="of:=[.B94]*tip_chord+setback" office:value-type="float" office:value="500.920048052103">
            <text:p>500.9200480521</text:p>
          </table:table-cell>
          <table:table-cell table:formula="of:=tip_y" office:value-type="float" office:value="1125">
            <text:p>1125</text:p>
          </table:table-cell>
          <table:table-cell table:formula="of:=[.D94]*tip_chord" office:value-type="float" office:value="-0.15046266">
            <text:p>-0.15046266</text:p>
          </table:table-cell>
          <table:table-cell table:style-name="ce6" table:formula="of:=(([.E94]-tip_twist_x)*COS(RADIANS(tip_twist))-([.G94]-tip_twist_z)*SIN(RADIANS(tip_twist)))+tip_twist_x" office:value-type="float" office:value="500.931121179536">
            <text:p>500.931</text:p>
          </table:table-cell>
          <table:table-cell table:style-name="ce6" table:formula="of:=[.F94]" office:value-type="float" office:value="1125">
            <text:p>1125.000</text:p>
          </table:table-cell>
          <table:table-cell table:style-name="ce6" table:formula="of:=(([.E94]-tip_twist_x)*SIN(RADIANS(tip_twist))+([.G94]-tip_twist_z)*COS(RADIANS(tip_twist)))+tip_twist_z" office:value-type="float" office:value="-0.587114897653775">
            <text:p>-0.58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1763062">
            <text:p>0.001763062</text:p>
          </table:table-cell>
          <table:table-cell table:formula="of:=tip_y" office:value-type="float" office:value="1125">
            <text:p>1125</text:p>
          </table:table-cell>
          <table:table-cell office:value-type="float" office:value="-0.004380942">
            <text:p>-0.004380942</text:p>
          </table:table-cell>
          <table:table-cell table:formula="of:=[.B95]*tip_chord+setback" office:value-type="float" office:value="500.988054692103">
            <text:p>500.9880546921</text:p>
          </table:table-cell>
          <table:table-cell table:formula="of:=tip_y" office:value-type="float" office:value="1125">
            <text:p>1125</text:p>
          </table:table-cell>
          <table:table-cell table:formula="of:=[.D95]*tip_chord" office:value-type="float" office:value="-0.26285652">
            <text:p>-0.26285652</text:p>
          </table:table-cell>
          <table:table-cell table:style-name="ce6" table:formula="of:=(([.E95]-tip_twist_x)*COS(RADIANS(tip_twist))-([.G95]-tip_twist_z)*SIN(RADIANS(tip_twist)))+tip_twist_x" office:value-type="float" office:value="501.002379422085">
            <text:p>501.002</text:p>
          </table:table-cell>
          <table:table-cell table:style-name="ce6" table:formula="of:=[.F95]" office:value-type="float" office:value="1125">
            <text:p>1125.000</text:p>
          </table:table-cell>
          <table:table-cell table:style-name="ce6" table:formula="of:=(([.E95]-tip_twist_x)*SIN(RADIANS(tip_twist))+([.G95]-tip_twist_z)*COS(RADIANS(tip_twist)))+tip_twist_z" office:value-type="float" office:value="-0.697475876802261">
            <text:p>-0.69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3597807">
            <text:p>0.003597807</text:p>
          </table:table-cell>
          <table:table-cell table:formula="of:=tip_y" office:value-type="float" office:value="1125">
            <text:p>1125</text:p>
          </table:table-cell>
          <table:table-cell office:value-type="float" office:value="-0.006536309">
            <text:p>-0.006536309</text:p>
          </table:table-cell>
          <table:table-cell table:formula="of:=[.B96]*tip_chord+setback" office:value-type="float" office:value="501.098139392103">
            <text:p>501.0981393921</text:p>
          </table:table-cell>
          <table:table-cell table:formula="of:=tip_y" office:value-type="float" office:value="1125">
            <text:p>1125</text:p>
          </table:table-cell>
          <table:table-cell table:formula="of:=[.D96]*tip_chord" office:value-type="float" office:value="-0.39217854">
            <text:p>-0.39217854</text:p>
          </table:table-cell>
          <table:table-cell table:style-name="ce6" table:formula="of:=(([.E96]-tip_twist_x)*COS(RADIANS(tip_twist))-([.G96]-tip_twist_z)*SIN(RADIANS(tip_twist)))+tip_twist_x" office:value-type="float" office:value="501.116191899598">
            <text:p>501.116</text:p>
          </table:table-cell>
          <table:table-cell table:style-name="ce6" table:formula="of:=[.F96]" office:value-type="float" office:value="1125">
            <text:p>1125.000</text:p>
          </table:table-cell>
          <table:table-cell table:style-name="ce6" table:formula="of:=(([.E96]-tip_twist_x)*SIN(RADIANS(tip_twist))+([.G96]-tip_twist_z)*COS(RADIANS(tip_twist)))+tip_twist_z" office:value-type="float" office:value="-0.82352961928288">
            <text:p>-0.82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006227197">
            <text:p>0.006227197</text:p>
          </table:table-cell>
          <table:table-cell table:formula="of:=tip_y" office:value-type="float" office:value="1125">
            <text:p>1125</text:p>
          </table:table-cell>
          <table:table-cell office:value-type="float" office:value="-0.009145945">
            <text:p>-0.009145945</text:p>
          </table:table-cell>
          <table:table-cell table:formula="of:=[.B97]*tip_chord+setback" office:value-type="float" office:value="501.255902792103">
            <text:p>501.2559027921</text:p>
          </table:table-cell>
          <table:table-cell table:formula="of:=tip_y" office:value-type="float" office:value="1125">
            <text:p>1125</text:p>
          </table:table-cell>
          <table:table-cell table:formula="of:=[.D97]*tip_chord" office:value-type="float" office:value="-0.5487567">
            <text:p>-0.5487567</text:p>
          </table:table-cell>
          <table:table-cell table:style-name="ce6" table:formula="of:=(([.E97]-tip_twist_x)*COS(RADIANS(tip_twist))-([.G97]-tip_twist_z)*SIN(RADIANS(tip_twist)))+tip_twist_x" office:value-type="float" office:value="501.278458321291">
            <text:p>501.278</text:p>
          </table:table-cell>
          <table:table-cell table:style-name="ce6" table:formula="of:=[.F97]" office:value-type="float" office:value="1125">
            <text:p>1125.000</text:p>
          </table:table-cell>
          <table:table-cell table:style-name="ce6" table:formula="of:=(([.E97]-tip_twist_x)*SIN(RADIANS(tip_twist))+([.G97]-tip_twist_z)*COS(RADIANS(tip_twist)))+tip_twist_z" office:value-type="float" office:value="-0.975436231908361">
            <text:p>-0.975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1077223">
            <text:p>0.01077223</text:p>
          </table:table-cell>
          <table:table-cell table:formula="of:=tip_y" office:value-type="float" office:value="1125">
            <text:p>1125</text:p>
          </table:table-cell>
          <table:table-cell office:value-type="float" office:value="-0.01228166">
            <text:p>-0.01228166</text:p>
          </table:table-cell>
          <table:table-cell table:formula="of:=[.B98]*tip_chord+setback" office:value-type="float" office:value="501.528604772103">
            <text:p>501.5286047721</text:p>
          </table:table-cell>
          <table:table-cell table:formula="of:=tip_y" office:value-type="float" office:value="1125">
            <text:p>1125</text:p>
          </table:table-cell>
          <table:table-cell table:formula="of:=[.D98]*tip_chord" office:value-type="float" office:value="-0.7368996">
            <text:p>-0.7368996</text:p>
          </table:table-cell>
          <table:table-cell table:style-name="ce6" table:formula="of:=(([.E98]-tip_twist_x)*COS(RADIANS(tip_twist))-([.G98]-tip_twist_z)*SIN(RADIANS(tip_twist)))+tip_twist_x" office:value-type="float" office:value="501.55653567035">
            <text:p>501.557</text:p>
          </table:table-cell>
          <table:table-cell table:style-name="ce6" table:formula="of:=[.F98]" office:value-type="float" office:value="1125">
            <text:p>1125.000</text:p>
          </table:table-cell>
          <table:table-cell table:style-name="ce6" table:formula="of:=(([.E98]-tip_twist_x)*SIN(RADIANS(tip_twist))+([.G98]-tip_twist_z)*COS(RADIANS(tip_twist)))+tip_twist_z" office:value-type="float" office:value="-1.15553928201254">
            <text:p>-1.156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1720195">
            <text:p>0.01720195</text:p>
          </table:table-cell>
          <table:table-cell table:formula="of:=tip_y" office:value-type="float" office:value="1125">
            <text:p>1125</text:p>
          </table:table-cell>
          <table:table-cell office:value-type="float" office:value="-0.01623926">
            <text:p>-0.01623926</text:p>
          </table:table-cell>
          <table:table-cell table:formula="of:=[.B99]*tip_chord+setback" office:value-type="float" office:value="501.914387972103">
            <text:p>501.9143879721</text:p>
          </table:table-cell>
          <table:table-cell table:formula="of:=tip_y" office:value-type="float" office:value="1125">
            <text:p>1125</text:p>
          </table:table-cell>
          <table:table-cell table:formula="of:=[.D99]*tip_chord" office:value-type="float" office:value="-0.9743556">
            <text:p>-0.9743556</text:p>
          </table:table-cell>
          <table:table-cell table:style-name="ce6" table:formula="of:=(([.E99]-tip_twist_x)*COS(RADIANS(tip_twist))-([.G99]-tip_twist_z)*SIN(RADIANS(tip_twist)))+tip_twist_x" office:value-type="float" office:value="501.949085421365">
            <text:p>501.949</text:p>
          </table:table-cell>
          <table:table-cell table:style-name="ce6" table:formula="of:=[.F99]" office:value-type="float" office:value="1125">
            <text:p>1125.000</text:p>
          </table:table-cell>
          <table:table-cell table:style-name="ce6" table:formula="of:=(([.E99]-tip_twist_x)*SIN(RADIANS(tip_twist))+([.G99]-tip_twist_z)*COS(RADIANS(tip_twist)))+tip_twist_z" office:value-type="float" office:value="-1.38163378065439">
            <text:p>-1.382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247804">
            <text:p>0.0247804</text:p>
          </table:table-cell>
          <table:table-cell table:formula="of:=tip_y" office:value-type="float" office:value="1125">
            <text:p>1125</text:p>
          </table:table-cell>
          <table:table-cell office:value-type="float" office:value="-0.01959453">
            <text:p>-0.01959453</text:p>
          </table:table-cell>
          <table:table-cell table:formula="of:=[.B100]*tip_chord+setback" office:value-type="float" office:value="502.369094972103">
            <text:p>502.3690949721</text:p>
          </table:table-cell>
          <table:table-cell table:formula="of:=tip_y" office:value-type="float" office:value="1125">
            <text:p>1125</text:p>
          </table:table-cell>
          <table:table-cell table:formula="of:=[.D100]*tip_chord" office:value-type="float" office:value="-1.1756718">
            <text:p>-1.1756718</text:p>
          </table:table-cell>
          <table:table-cell table:style-name="ce6" table:formula="of:=(([.E100]-tip_twist_x)*COS(RADIANS(tip_twist))-([.G100]-tip_twist_z)*SIN(RADIANS(tip_twist)))+tip_twist_x" office:value-type="float" office:value="502.409474749381">
            <text:p>502.409</text:p>
          </table:table-cell>
          <table:table-cell table:style-name="ce6" table:formula="of:=[.F100]" office:value-type="float" office:value="1125">
            <text:p>1125.000</text:p>
          </table:table-cell>
          <table:table-cell table:style-name="ce6" table:formula="of:=(([.E100]-tip_twist_x)*SIN(RADIANS(tip_twist))+([.G100]-tip_twist_z)*COS(RADIANS(tip_twist)))+tip_twist_z" office:value-type="float" office:value="-1.56959211348453">
            <text:p>-1.570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3199986">
            <text:p>0.03199986</text:p>
          </table:table-cell>
          <table:table-cell table:formula="of:=tip_y" office:value-type="float" office:value="1125">
            <text:p>1125</text:p>
          </table:table-cell>
          <table:table-cell office:value-type="float" office:value="-0.0227062">
            <text:p>-0.0227062</text:p>
          </table:table-cell>
          <table:table-cell table:formula="of:=[.B101]*tip_chord+setback" office:value-type="float" office:value="502.802262572103">
            <text:p>502.8022625721</text:p>
          </table:table-cell>
          <table:table-cell table:formula="of:=tip_y" office:value-type="float" office:value="1125">
            <text:p>1125</text:p>
          </table:table-cell>
          <table:table-cell table:formula="of:=[.D101]*tip_chord" office:value-type="float" office:value="-1.362372">
            <text:p>-1.362372</text:p>
          </table:table-cell>
          <table:table-cell table:style-name="ce6" table:formula="of:=(([.E101]-tip_twist_x)*COS(RADIANS(tip_twist))-([.G101]-tip_twist_z)*SIN(RADIANS(tip_twist)))+tip_twist_x" office:value-type="float" office:value="502.847907239445">
            <text:p>502.848</text:p>
          </table:table-cell>
          <table:table-cell table:style-name="ce6" table:formula="of:=[.F101]" office:value-type="float" office:value="1125">
            <text:p>1125.000</text:p>
          </table:table-cell>
          <table:table-cell table:style-name="ce6" table:formula="of:=(([.E101]-tip_twist_x)*SIN(RADIANS(tip_twist))+([.G101]-tip_twist_z)*COS(RADIANS(tip_twist)))+tip_twist_z" office:value-type="float" office:value="-1.74356937069495">
            <text:p>-1.744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4298492">
            <text:p>0.04298492</text:p>
          </table:table-cell>
          <table:table-cell table:formula="of:=tip_y" office:value-type="float" office:value="1125">
            <text:p>1125</text:p>
          </table:table-cell>
          <table:table-cell office:value-type="float" office:value="-0.02591281">
            <text:p>-0.02591281</text:p>
          </table:table-cell>
          <table:table-cell table:formula="of:=[.B102]*tip_chord+setback" office:value-type="float" office:value="503.461366172103">
            <text:p>503.4613661721</text:p>
          </table:table-cell>
          <table:table-cell table:formula="of:=tip_y" office:value-type="float" office:value="1125">
            <text:p>1125</text:p>
          </table:table-cell>
          <table:table-cell table:formula="of:=[.D102]*tip_chord" office:value-type="float" office:value="-1.5547686">
            <text:p>-1.5547686</text:p>
          </table:table-cell>
          <table:table-cell table:style-name="ce6" table:formula="of:=(([.E102]-tip_twist_x)*COS(RADIANS(tip_twist))-([.G102]-tip_twist_z)*SIN(RADIANS(tip_twist)))+tip_twist_x" office:value-type="float" office:value="503.512345733433">
            <text:p>503.512</text:p>
          </table:table-cell>
          <table:table-cell table:style-name="ce6" table:formula="of:=[.F102]" office:value-type="float" office:value="1125">
            <text:p>1125.000</text:p>
          </table:table-cell>
          <table:table-cell table:style-name="ce6" table:formula="of:=(([.E102]-tip_twist_x)*SIN(RADIANS(tip_twist))+([.G102]-tip_twist_z)*COS(RADIANS(tip_twist)))+tip_twist_z" office:value-type="float" office:value="-1.91664592870162">
            <text:p>-1.917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5572359">
            <text:p>0.05572359</text:p>
          </table:table-cell>
          <table:table-cell table:formula="of:=tip_y" office:value-type="float" office:value="1125">
            <text:p>1125</text:p>
          </table:table-cell>
          <table:table-cell office:value-type="float" office:value="-0.02945794">
            <text:p>-0.02945794</text:p>
          </table:table-cell>
          <table:table-cell table:formula="of:=[.B103]*tip_chord+setback" office:value-type="float" office:value="504.225686372103">
            <text:p>504.2256863721</text:p>
          </table:table-cell>
          <table:table-cell table:formula="of:=tip_y" office:value-type="float" office:value="1125">
            <text:p>1125</text:p>
          </table:table-cell>
          <table:table-cell table:formula="of:=[.D103]*tip_chord" office:value-type="float" office:value="-1.7674764">
            <text:p>-1.7674764</text:p>
          </table:table-cell>
          <table:table-cell table:style-name="ce6" table:formula="of:=(([.E103]-tip_twist_x)*COS(RADIANS(tip_twist))-([.G103]-tip_twist_z)*SIN(RADIANS(tip_twist)))+tip_twist_x" office:value-type="float" office:value="504.282548846078">
            <text:p>504.283</text:p>
          </table:table-cell>
          <table:table-cell table:style-name="ce6" table:formula="of:=[.F103]" office:value-type="float" office:value="1125">
            <text:p>1125.000</text:p>
          </table:table-cell>
          <table:table-cell table:style-name="ce6" table:formula="of:=(([.E103]-tip_twist_x)*SIN(RADIANS(tip_twist))+([.G103]-tip_twist_z)*COS(RADIANS(tip_twist)))+tip_twist_z" office:value-type="float" office:value="-2.10695394634887">
            <text:p>-2.107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6813593">
            <text:p>0.06813593</text:p>
          </table:table-cell>
          <table:table-cell table:formula="of:=tip_y" office:value-type="float" office:value="1125">
            <text:p>1125</text:p>
          </table:table-cell>
          <table:table-cell office:value-type="float" office:value="-0.03278698">
            <text:p>-0.03278698</text:p>
          </table:table-cell>
          <table:table-cell table:formula="of:=[.B104]*tip_chord+setback" office:value-type="float" office:value="504.970426772103">
            <text:p>504.9704267721</text:p>
          </table:table-cell>
          <table:table-cell table:formula="of:=tip_y" office:value-type="float" office:value="1125">
            <text:p>1125</text:p>
          </table:table-cell>
          <table:table-cell table:formula="of:=[.D104]*tip_chord" office:value-type="float" office:value="-1.9672188">
            <text:p>-1.9672188</text:p>
          </table:table-cell>
          <table:table-cell table:style-name="ce6" table:formula="of:=(([.E104]-tip_twist_x)*COS(RADIANS(tip_twist))-([.G104]-tip_twist_z)*SIN(RADIANS(tip_twist)))+tip_twist_x" office:value-type="float" office:value="505.032802063943">
            <text:p>505.033</text:p>
          </table:table-cell>
          <table:table-cell table:style-name="ce6" table:formula="of:=[.F104]" office:value-type="float" office:value="1125">
            <text:p>1125.000</text:p>
          </table:table-cell>
          <table:table-cell table:style-name="ce6" table:formula="of:=(([.E104]-tip_twist_x)*SIN(RADIANS(tip_twist))+([.G104]-tip_twist_z)*COS(RADIANS(tip_twist)))+tip_twist_z" office:value-type="float" office:value="-2.28487358785248">
            <text:p>-2.285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7936235">
            <text:p>0.07936235</text:p>
          </table:table-cell>
          <table:table-cell table:formula="of:=tip_y" office:value-type="float" office:value="1125">
            <text:p>1125</text:p>
          </table:table-cell>
          <table:table-cell office:value-type="float" office:value="-0.03479603">
            <text:p>-0.03479603</text:p>
          </table:table-cell>
          <table:table-cell table:formula="of:=[.B105]*tip_chord+setback" office:value-type="float" office:value="505.644011972103">
            <text:p>505.6440119721</text:p>
          </table:table-cell>
          <table:table-cell table:formula="of:=tip_y" office:value-type="float" office:value="1125">
            <text:p>1125</text:p>
          </table:table-cell>
          <table:table-cell table:formula="of:=[.D105]*tip_chord" office:value-type="float" office:value="-2.0877618">
            <text:p>-2.0877618</text:p>
          </table:table-cell>
          <table:table-cell table:style-name="ce6" table:formula="of:=(([.E105]-tip_twist_x)*COS(RADIANS(tip_twist))-([.G105]-tip_twist_z)*SIN(RADIANS(tip_twist)))+tip_twist_x" office:value-type="float" office:value="505.709618708323">
            <text:p>505.710</text:p>
          </table:table-cell>
          <table:table-cell table:style-name="ce6" table:formula="of:=[.F105]" office:value-type="float" office:value="1125">
            <text:p>1125.000</text:p>
          </table:table-cell>
          <table:table-cell table:style-name="ce6" table:formula="of:=(([.E105]-tip_twist_x)*SIN(RADIANS(tip_twist))+([.G105]-tip_twist_z)*COS(RADIANS(tip_twist)))+tip_twist_z" office:value-type="float" office:value="-2.38570446803415">
            <text:p>-2.386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09220081">
            <text:p>0.09220081</text:p>
          </table:table-cell>
          <table:table-cell table:formula="of:=tip_y" office:value-type="float" office:value="1125">
            <text:p>1125</text:p>
          </table:table-cell>
          <table:table-cell office:value-type="float" office:value="-0.03703933">
            <text:p>-0.03703933</text:p>
          </table:table-cell>
          <table:table-cell table:formula="of:=[.B106]*tip_chord+setback" office:value-type="float" office:value="506.414319572103">
            <text:p>506.4143195721</text:p>
          </table:table-cell>
          <table:table-cell table:formula="of:=tip_y" office:value-type="float" office:value="1125">
            <text:p>1125</text:p>
          </table:table-cell>
          <table:table-cell table:formula="of:=[.D106]*tip_chord" office:value-type="float" office:value="-2.2223598">
            <text:p>-2.2223598</text:p>
          </table:table-cell>
          <table:table-cell table:style-name="ce6" table:formula="of:=(([.E106]-tip_twist_x)*COS(RADIANS(tip_twist))-([.G106]-tip_twist_z)*SIN(RADIANS(tip_twist)))+tip_twist_x" office:value-type="float" office:value="506.483526783049">
            <text:p>506.484</text:p>
          </table:table-cell>
          <table:table-cell table:style-name="ce6" table:formula="of:=[.F106]" office:value-type="float" office:value="1125">
            <text:p>1125.000</text:p>
          </table:table-cell>
          <table:table-cell table:style-name="ce6" table:formula="of:=(([.E106]-tip_twist_x)*SIN(RADIANS(tip_twist))+([.G106]-tip_twist_z)*COS(RADIANS(tip_twist)))+tip_twist_z" office:value-type="float" office:value="-2.49776120408948">
            <text:p>-2.498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1053464">
            <text:p>0.1053464</text:p>
          </table:table-cell>
          <table:table-cell table:formula="of:=tip_y" office:value-type="float" office:value="1125">
            <text:p>1125</text:p>
          </table:table-cell>
          <table:table-cell office:value-type="float" office:value="-0.03903153">
            <text:p>-0.03903153</text:p>
          </table:table-cell>
          <table:table-cell table:formula="of:=[.B107]*tip_chord+setback" office:value-type="float" office:value="507.203054972103">
            <text:p>507.2030549721</text:p>
          </table:table-cell>
          <table:table-cell table:formula="of:=tip_y" office:value-type="float" office:value="1125">
            <text:p>1125</text:p>
          </table:table-cell>
          <table:table-cell table:formula="of:=[.D107]*tip_chord" office:value-type="float" office:value="-2.3418918">
            <text:p>-2.3418918</text:p>
          </table:table-cell>
          <table:table-cell table:style-name="ce6" table:formula="of:=(([.E107]-tip_twist_x)*COS(RADIANS(tip_twist))-([.G107]-tip_twist_z)*SIN(RADIANS(tip_twist)))+tip_twist_x" office:value-type="float" office:value="507.275415056407">
            <text:p>507.275</text:p>
          </table:table-cell>
          <table:table-cell table:style-name="ce6" table:formula="of:=[.F107]" office:value-type="float" office:value="1125">
            <text:p>1125.000</text:p>
          </table:table-cell>
          <table:table-cell table:style-name="ce6" table:formula="of:=(([.E107]-tip_twist_x)*SIN(RADIANS(tip_twist))+([.G107]-tip_twist_z)*COS(RADIANS(tip_twist)))+tip_twist_z" office:value-type="float" office:value="-2.5942204843901">
            <text:p>-2.594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1188054">
            <text:p>0.1188054</text:p>
          </table:table-cell>
          <table:table-cell table:formula="of:=tip_y" office:value-type="float" office:value="1125">
            <text:p>1125</text:p>
          </table:table-cell>
          <table:table-cell office:value-type="float" office:value="-0.04070543">
            <text:p>-0.04070543</text:p>
          </table:table-cell>
          <table:table-cell table:formula="of:=[.B108]*tip_chord+setback" office:value-type="float" office:value="508.010594972103">
            <text:p>508.0105949721</text:p>
          </table:table-cell>
          <table:table-cell table:formula="of:=tip_y" office:value-type="float" office:value="1125">
            <text:p>1125</text:p>
          </table:table-cell>
          <table:table-cell table:formula="of:=[.D108]*tip_chord" office:value-type="float" office:value="-2.4423258">
            <text:p>-2.4423258</text:p>
          </table:table-cell>
          <table:table-cell table:style-name="ce6" table:formula="of:=(([.E108]-tip_twist_x)*COS(RADIANS(tip_twist))-([.G108]-tip_twist_z)*SIN(RADIANS(tip_twist)))+tip_twist_x" office:value-type="float" office:value="508.085542480906">
            <text:p>508.086</text:p>
          </table:table-cell>
          <table:table-cell table:style-name="ce6" table:formula="of:=[.F108]" office:value-type="float" office:value="1125">
            <text:p>1125.000</text:p>
          </table:table-cell>
          <table:table-cell table:style-name="ce6" table:formula="of:=(([.E108]-tip_twist_x)*SIN(RADIANS(tip_twist))+([.G108]-tip_twist_z)*COS(RADIANS(tip_twist)))+tip_twist_z" office:value-type="float" office:value="-2.67104102871346">
            <text:p>-2.671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1324038">
            <text:p>0.1324038</text:p>
          </table:table-cell>
          <table:table-cell table:formula="of:=tip_y" office:value-type="float" office:value="1125">
            <text:p>1125</text:p>
          </table:table-cell>
          <table:table-cell office:value-type="float" office:value="-0.04217625">
            <text:p>-0.04217625</text:p>
          </table:table-cell>
          <table:table-cell table:formula="of:=[.B109]*tip_chord+setback" office:value-type="float" office:value="508.826498972103">
            <text:p>508.8264989721</text:p>
          </table:table-cell>
          <table:table-cell table:formula="of:=tip_y" office:value-type="float" office:value="1125">
            <text:p>1125</text:p>
          </table:table-cell>
          <table:table-cell table:formula="of:=[.D109]*tip_chord" office:value-type="float" office:value="-2.530575">
            <text:p>-2.530575</text:p>
          </table:table-cell>
          <table:table-cell table:style-name="ce6" table:formula="of:=(([.E109]-tip_twist_x)*COS(RADIANS(tip_twist))-([.G109]-tip_twist_z)*SIN(RADIANS(tip_twist)))+tip_twist_x" office:value-type="float" office:value="508.903674689022">
            <text:p>508.904</text:p>
          </table:table-cell>
          <table:table-cell table:style-name="ce6" table:formula="of:=[.F109]" office:value-type="float" office:value="1125">
            <text:p>1125.000</text:p>
          </table:table-cell>
          <table:table-cell table:style-name="ce6" table:formula="of:=(([.E109]-tip_twist_x)*SIN(RADIANS(tip_twist))+([.G109]-tip_twist_z)*COS(RADIANS(tip_twist)))+tip_twist_z" office:value-type="float" office:value="-2.73543783421628">
            <text:p>-2.735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1460322">
            <text:p>0.1460322</text:p>
          </table:table-cell>
          <table:table-cell table:formula="of:=tip_y" office:value-type="float" office:value="1125">
            <text:p>1125</text:p>
          </table:table-cell>
          <table:table-cell office:value-type="float" office:value="-0.04342159">
            <text:p>-0.04342159</text:p>
          </table:table-cell>
          <table:table-cell table:formula="of:=[.B110]*tip_chord+setback" office:value-type="float" office:value="509.644202972103">
            <text:p>509.6442029721</text:p>
          </table:table-cell>
          <table:table-cell table:formula="of:=tip_y" office:value-type="float" office:value="1125">
            <text:p>1125</text:p>
          </table:table-cell>
          <table:table-cell table:formula="of:=[.D110]*tip_chord" office:value-type="float" office:value="-2.6052954">
            <text:p>-2.6052954</text:p>
          </table:table-cell>
          <table:table-cell table:style-name="ce6" table:formula="of:=(([.E110]-tip_twist_x)*COS(RADIANS(tip_twist))-([.G110]-tip_twist_z)*SIN(RADIANS(tip_twist)))+tip_twist_x" office:value-type="float" office:value="509.723211248479">
            <text:p>509.723</text:p>
          </table:table-cell>
          <table:table-cell table:style-name="ce6" table:formula="of:=[.F110]" office:value-type="float" office:value="1125">
            <text:p>1125.000</text:p>
          </table:table-cell>
          <table:table-cell table:style-name="ce6" table:formula="of:=(([.E110]-tip_twist_x)*SIN(RADIANS(tip_twist))+([.G110]-tip_twist_z)*COS(RADIANS(tip_twist)))+tip_twist_z" office:value-type="float" office:value="-2.786259065081">
            <text:p>-2.786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1597552">
            <text:p>0.1597552</text:p>
          </table:table-cell>
          <table:table-cell table:formula="of:=tip_y" office:value-type="float" office:value="1125">
            <text:p>1125</text:p>
          </table:table-cell>
          <table:table-cell office:value-type="float" office:value="-0.04449575">
            <text:p>-0.04449575</text:p>
          </table:table-cell>
          <table:table-cell table:formula="of:=[.B111]*tip_chord+setback" office:value-type="float" office:value="510.467582972103">
            <text:p>510.4675829721</text:p>
          </table:table-cell>
          <table:table-cell table:formula="of:=tip_y" office:value-type="float" office:value="1125">
            <text:p>1125</text:p>
          </table:table-cell>
          <table:table-cell table:formula="of:=[.D111]*tip_chord" office:value-type="float" office:value="-2.669745">
            <text:p>-2.669745</text:p>
          </table:table-cell>
          <table:table-cell table:style-name="ce6" table:formula="of:=(([.E111]-tip_twist_x)*COS(RADIANS(tip_twist))-([.G111]-tip_twist_z)*SIN(RADIANS(tip_twist)))+tip_twist_x" office:value-type="float" office:value="510.548121603095">
            <text:p>510.548</text:p>
          </table:table-cell>
          <table:table-cell table:style-name="ce6" table:formula="of:=[.F111]" office:value-type="float" office:value="1125">
            <text:p>1125.000</text:p>
          </table:table-cell>
          <table:table-cell table:style-name="ce6" table:formula="of:=(([.E111]-tip_twist_x)*SIN(RADIANS(tip_twist))+([.G111]-tip_twist_z)*COS(RADIANS(tip_twist)))+tip_twist_z" office:value-type="float" office:value="-2.82664819959748">
            <text:p>-2.827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1734723">
            <text:p>0.1734723</text:p>
          </table:table-cell>
          <table:table-cell table:formula="of:=tip_y" office:value-type="float" office:value="1125">
            <text:p>1125</text:p>
          </table:table-cell>
          <table:table-cell office:value-type="float" office:value="-0.0453972">
            <text:p>-0.0453972</text:p>
          </table:table-cell>
          <table:table-cell table:formula="of:=[.B112]*tip_chord+setback" office:value-type="float" office:value="511.290608972103">
            <text:p>511.2906089721</text:p>
          </table:table-cell>
          <table:table-cell table:formula="of:=tip_y" office:value-type="float" office:value="1125">
            <text:p>1125</text:p>
          </table:table-cell>
          <table:table-cell table:formula="of:=[.D112]*tip_chord" office:value-type="float" office:value="-2.723832">
            <text:p>-2.723832</text:p>
          </table:table-cell>
          <table:table-cell table:style-name="ce6" table:formula="of:=(([.E112]-tip_twist_x)*COS(RADIANS(tip_twist))-([.G112]-tip_twist_z)*SIN(RADIANS(tip_twist)))+tip_twist_x" office:value-type="float" office:value="511.372375642577">
            <text:p>511.372</text:p>
          </table:table-cell>
          <table:table-cell table:style-name="ce6" table:formula="of:=[.F112]" office:value-type="float" office:value="1125">
            <text:p>1125.000</text:p>
          </table:table-cell>
          <table:table-cell table:style-name="ce6" table:formula="of:=(([.E112]-tip_twist_x)*SIN(RADIANS(tip_twist))+([.G112]-tip_twist_z)*COS(RADIANS(tip_twist)))+tip_twist_z" office:value-type="float" office:value="-2.8566894819115">
            <text:p>-2.857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187241">
            <text:p>0.187241</text:p>
          </table:table-cell>
          <table:table-cell table:formula="of:=tip_y" office:value-type="float" office:value="1125">
            <text:p>1125</text:p>
          </table:table-cell>
          <table:table-cell office:value-type="float" office:value="-0.04614373">
            <text:p>-0.04614373</text:p>
          </table:table-cell>
          <table:table-cell table:formula="of:=[.B113]*tip_chord+setback" office:value-type="float" office:value="512.116730972103">
            <text:p>512.1167309721</text:p>
          </table:table-cell>
          <table:table-cell table:formula="of:=tip_y" office:value-type="float" office:value="1125">
            <text:p>1125</text:p>
          </table:table-cell>
          <table:table-cell table:formula="of:=[.D113]*tip_chord" office:value-type="float" office:value="-2.7686238">
            <text:p>-2.7686238</text:p>
          </table:table-cell>
          <table:table-cell table:style-name="ce6" table:formula="of:=(([.E113]-tip_twist_x)*COS(RADIANS(tip_twist))-([.G113]-tip_twist_z)*SIN(RADIANS(tip_twist)))+tip_twist_x" office:value-type="float" office:value="512.19945305251">
            <text:p>512.199</text:p>
          </table:table-cell>
          <table:table-cell table:style-name="ce6" table:formula="of:=[.F113]" office:value-type="float" office:value="1125">
            <text:p>1125.000</text:p>
          </table:table-cell>
          <table:table-cell table:style-name="ce6" table:formula="of:=(([.E113]-tip_twist_x)*SIN(RADIANS(tip_twist))+([.G113]-tip_twist_z)*COS(RADIANS(tip_twist)))+tip_twist_z" office:value-type="float" office:value="-2.87734915784205">
            <text:p>-2.877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01077">
            <text:p>0.201077</text:p>
          </table:table-cell>
          <table:table-cell table:formula="of:=tip_y" office:value-type="float" office:value="1125">
            <text:p>1125</text:p>
          </table:table-cell>
          <table:table-cell office:value-type="float" office:value="-0.04675402">
            <text:p>-0.04675402</text:p>
          </table:table-cell>
          <table:table-cell table:formula="of:=[.B114]*tip_chord+setback" office:value-type="float" office:value="512.946890972103">
            <text:p>512.9468909721</text:p>
          </table:table-cell>
          <table:table-cell table:formula="of:=tip_y" office:value-type="float" office:value="1125">
            <text:p>1125</text:p>
          </table:table-cell>
          <table:table-cell table:formula="of:=[.D114]*tip_chord" office:value-type="float" office:value="-2.8052412">
            <text:p>-2.8052412</text:p>
          </table:table-cell>
          <table:table-cell table:style-name="ce6" table:formula="of:=(([.E114]-tip_twist_x)*COS(RADIANS(tip_twist))-([.G114]-tip_twist_z)*SIN(RADIANS(tip_twist)))+tip_twist_x" office:value-type="float" office:value="513.030328145709">
            <text:p>513.030</text:p>
          </table:table-cell>
          <table:table-cell table:style-name="ce6" table:formula="of:=[.F114]" office:value-type="float" office:value="1125">
            <text:p>1125.000</text:p>
          </table:table-cell>
          <table:table-cell table:style-name="ce6" table:formula="of:=(([.E114]-tip_twist_x)*SIN(RADIANS(tip_twist))+([.G114]-tip_twist_z)*COS(RADIANS(tip_twist)))+tip_twist_z" office:value-type="float" office:value="-2.88972005453947">
            <text:p>-2.890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149389">
            <text:p>0.2149389</text:p>
          </table:table-cell>
          <table:table-cell table:formula="of:=tip_y" office:value-type="float" office:value="1125">
            <text:p>1125</text:p>
          </table:table-cell>
          <table:table-cell office:value-type="float" office:value="-0.04724341">
            <text:p>-0.04724341</text:p>
          </table:table-cell>
          <table:table-cell table:formula="of:=[.B115]*tip_chord+setback" office:value-type="float" office:value="513.778604972103">
            <text:p>513.7786049721</text:p>
          </table:table-cell>
          <table:table-cell table:formula="of:=tip_y" office:value-type="float" office:value="1125">
            <text:p>1125</text:p>
          </table:table-cell>
          <table:table-cell table:formula="of:=[.D115]*tip_chord" office:value-type="float" office:value="-2.8346046">
            <text:p>-2.8346046</text:p>
          </table:table-cell>
          <table:table-cell table:style-name="ce6" table:formula="of:=(([.E115]-tip_twist_x)*COS(RADIANS(tip_twist))-([.G115]-tip_twist_z)*SIN(RADIANS(tip_twist)))+tip_twist_x" office:value-type="float" office:value="513.862544845371">
            <text:p>513.863</text:p>
          </table:table-cell>
          <table:table-cell table:style-name="ce6" table:formula="of:=[.F115]" office:value-type="float" office:value="1125">
            <text:p>1125.000</text:p>
          </table:table-cell>
          <table:table-cell table:style-name="ce6" table:formula="of:=(([.E115]-tip_twist_x)*SIN(RADIANS(tip_twist))+([.G115]-tip_twist_z)*COS(RADIANS(tip_twist)))+tip_twist_z" office:value-type="float" office:value="-2.89479468341728">
            <text:p>-2.895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288208">
            <text:p>0.2288208</text:p>
          </table:table-cell>
          <table:table-cell table:formula="of:=tip_y" office:value-type="float" office:value="1125">
            <text:p>1125</text:p>
          </table:table-cell>
          <table:table-cell office:value-type="float" office:value="-0.04761574">
            <text:p>-0.04761574</text:p>
          </table:table-cell>
          <table:table-cell table:formula="of:=[.B116]*tip_chord+setback" office:value-type="float" office:value="514.611518972103">
            <text:p>514.6115189721</text:p>
          </table:table-cell>
          <table:table-cell table:formula="of:=tip_y" office:value-type="float" office:value="1125">
            <text:p>1125</text:p>
          </table:table-cell>
          <table:table-cell table:formula="of:=[.D116]*tip_chord" office:value-type="float" office:value="-2.8569444">
            <text:p>-2.8569444</text:p>
          </table:table-cell>
          <table:table-cell table:style-name="ce6" table:formula="of:=(([.E116]-tip_twist_x)*COS(RADIANS(tip_twist))-([.G116]-tip_twist_z)*SIN(RADIANS(tip_twist)))+tip_twist_x" office:value-type="float" office:value="514.695756027294">
            <text:p>514.696</text:p>
          </table:table-cell>
          <table:table-cell table:style-name="ce6" table:formula="of:=[.F116]" office:value-type="float" office:value="1125">
            <text:p>1125.000</text:p>
          </table:table-cell>
          <table:table-cell table:style-name="ce6" table:formula="of:=(([.E116]-tip_twist_x)*SIN(RADIANS(tip_twist))+([.G116]-tip_twist_z)*COS(RADIANS(tip_twist)))+tip_twist_z" office:value-type="float" office:value="-2.89281367894336">
            <text:p>-2.893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427349">
            <text:p>0.2427349</text:p>
          </table:table-cell>
          <table:table-cell table:formula="of:=tip_y" office:value-type="float" office:value="1125">
            <text:p>1125</text:p>
          </table:table-cell>
          <table:table-cell office:value-type="float" office:value="-0.04789547">
            <text:p>-0.04789547</text:p>
          </table:table-cell>
          <table:table-cell table:formula="of:=[.B117]*tip_chord+setback" office:value-type="float" office:value="515.446364972103">
            <text:p>515.4463649721</text:p>
          </table:table-cell>
          <table:table-cell table:formula="of:=tip_y" office:value-type="float" office:value="1125">
            <text:p>1125</text:p>
          </table:table-cell>
          <table:table-cell table:formula="of:=[.D117]*tip_chord" office:value-type="float" office:value="-2.8737282">
            <text:p>-2.8737282</text:p>
          </table:table-cell>
          <table:table-cell table:style-name="ce6" table:formula="of:=(([.E117]-tip_twist_x)*COS(RADIANS(tip_twist))-([.G117]-tip_twist_z)*SIN(RADIANS(tip_twist)))+tip_twist_x" office:value-type="float" office:value="515.530736216244">
            <text:p>515.531</text:p>
          </table:table-cell>
          <table:table-cell table:style-name="ce6" table:formula="of:=[.F117]" office:value-type="float" office:value="1125">
            <text:p>1125.000</text:p>
          </table:table-cell>
          <table:table-cell table:style-name="ce6" table:formula="of:=(([.E117]-tip_twist_x)*SIN(RADIANS(tip_twist))+([.G117]-tip_twist_z)*COS(RADIANS(tip_twist)))+tip_twist_z" office:value-type="float" office:value="-2.88522265003643">
            <text:p>-2.885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56643">
            <text:p>0.256643</text:p>
          </table:table-cell>
          <table:table-cell table:formula="of:=tip_y" office:value-type="float" office:value="1125">
            <text:p>1125</text:p>
          </table:table-cell>
          <table:table-cell office:value-type="float" office:value="-0.04807592">
            <text:p>-0.04807592</text:p>
          </table:table-cell>
          <table:table-cell table:formula="of:=[.B118]*tip_chord+setback" office:value-type="float" office:value="516.280850972103">
            <text:p>516.2808509721</text:p>
          </table:table-cell>
          <table:table-cell table:formula="of:=tip_y" office:value-type="float" office:value="1125">
            <text:p>1125</text:p>
          </table:table-cell>
          <table:table-cell table:formula="of:=[.D118]*tip_chord" office:value-type="float" office:value="-2.8845552">
            <text:p>-2.8845552</text:p>
          </table:table-cell>
          <table:table-cell table:style-name="ce6" table:formula="of:=(([.E118]-tip_twist_x)*COS(RADIANS(tip_twist))-([.G118]-tip_twist_z)*SIN(RADIANS(tip_twist)))+tip_twist_x" office:value-type="float" office:value="516.365182690123">
            <text:p>516.365</text:p>
          </table:table-cell>
          <table:table-cell table:style-name="ce6" table:formula="of:=[.F118]" office:value-type="float" office:value="1125">
            <text:p>1125.000</text:p>
          </table:table-cell>
          <table:table-cell table:style-name="ce6" table:formula="of:=(([.E118]-tip_twist_x)*SIN(RADIANS(tip_twist))+([.G118]-tip_twist_z)*COS(RADIANS(tip_twist)))+tip_twist_z" office:value-type="float" office:value="-2.87168786688965">
            <text:p>-2.872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705715">
            <text:p>0.2705715</text:p>
          </table:table-cell>
          <table:table-cell table:formula="of:=tip_y" office:value-type="float" office:value="1125">
            <text:p>1125</text:p>
          </table:table-cell>
          <table:table-cell office:value-type="float" office:value="-0.04816826">
            <text:p>-0.04816826</text:p>
          </table:table-cell>
          <table:table-cell table:formula="of:=[.B119]*tip_chord+setback" office:value-type="float" office:value="517.116560972103">
            <text:p>517.1165609721</text:p>
          </table:table-cell>
          <table:table-cell table:formula="of:=tip_y" office:value-type="float" office:value="1125">
            <text:p>1125</text:p>
          </table:table-cell>
          <table:table-cell table:formula="of:=[.D119]*tip_chord" office:value-type="float" office:value="-2.8900956">
            <text:p>-2.8900956</text:p>
          </table:table-cell>
          <table:table-cell table:style-name="ce6" table:formula="of:=(([.E119]-tip_twist_x)*COS(RADIANS(tip_twist))-([.G119]-tip_twist_z)*SIN(RADIANS(tip_twist)))+tip_twist_x" office:value-type="float" office:value="517.200698335995">
            <text:p>517.201</text:p>
          </table:table-cell>
          <table:table-cell table:style-name="ce6" table:formula="of:=[.F119]" office:value-type="float" office:value="1125">
            <text:p>1125.000</text:p>
          </table:table-cell>
          <table:table-cell table:style-name="ce6" table:formula="of:=(([.E119]-tip_twist_x)*SIN(RADIANS(tip_twist))+([.G119]-tip_twist_z)*COS(RADIANS(tip_twist)))+tip_twist_z" office:value-type="float" office:value="-2.8528330097949">
            <text:p>-2.853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845077">
            <text:p>0.2845077</text:p>
          </table:table-cell>
          <table:table-cell table:formula="of:=tip_y" office:value-type="float" office:value="1125">
            <text:p>1125</text:p>
          </table:table-cell>
          <table:table-cell office:value-type="float" office:value="-0.04817504">
            <text:p>-0.04817504</text:p>
          </table:table-cell>
          <table:table-cell table:formula="of:=[.B120]*tip_chord+setback" office:value-type="float" office:value="517.952732972103">
            <text:p>517.9527329721</text:p>
          </table:table-cell>
          <table:table-cell table:formula="of:=tip_y" office:value-type="float" office:value="1125">
            <text:p>1125</text:p>
          </table:table-cell>
          <table:table-cell table:formula="of:=[.D120]*tip_chord" office:value-type="float" office:value="-2.8905024">
            <text:p>-2.8905024</text:p>
          </table:table-cell>
          <table:table-cell table:style-name="ce6" table:formula="of:=(([.E120]-tip_twist_x)*COS(RADIANS(tip_twist))-([.G120]-tip_twist_z)*SIN(RADIANS(tip_twist)))+tip_twist_x" office:value-type="float" office:value="518.036525944321">
            <text:p>518.037</text:p>
          </table:table-cell>
          <table:table-cell table:style-name="ce6" table:formula="of:=[.F120]" office:value-type="float" office:value="1125">
            <text:p>1125.000</text:p>
          </table:table-cell>
          <table:table-cell table:style-name="ce6" table:formula="of:=(([.E120]-tip_twist_x)*SIN(RADIANS(tip_twist))+([.G120]-tip_twist_z)*COS(RADIANS(tip_twist)))+tip_twist_z" office:value-type="float" office:value="-2.82883325499591">
            <text:p>-2.829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298472">
            <text:p>0.298472</text:p>
          </table:table-cell>
          <table:table-cell table:formula="of:=tip_y" office:value-type="float" office:value="1125">
            <text:p>1125</text:p>
          </table:table-cell>
          <table:table-cell office:value-type="float" office:value="-0.04810817">
            <text:p>-0.04810817</text:p>
          </table:table-cell>
          <table:table-cell table:formula="of:=[.B121]*tip_chord+setback" office:value-type="float" office:value="518.790590972103">
            <text:p>518.7905909721</text:p>
          </table:table-cell>
          <table:table-cell table:formula="of:=tip_y" office:value-type="float" office:value="1125">
            <text:p>1125</text:p>
          </table:table-cell>
          <table:table-cell table:formula="of:=[.D121]*tip_chord" office:value-type="float" office:value="-2.8864902">
            <text:p>-2.8864902</text:p>
          </table:table-cell>
          <table:table-cell table:style-name="ce6" table:formula="of:=(([.E121]-tip_twist_x)*COS(RADIANS(tip_twist))-([.G121]-tip_twist_z)*SIN(RADIANS(tip_twist)))+tip_twist_x" office:value-type="float" office:value="518.873909851505">
            <text:p>518.874</text:p>
          </table:table-cell>
          <table:table-cell table:style-name="ce6" table:formula="of:=[.F121]" office:value-type="float" office:value="1125">
            <text:p>1125.000</text:p>
          </table:table-cell>
          <table:table-cell table:style-name="ce6" table:formula="of:=(([.E121]-tip_twist_x)*SIN(RADIANS(tip_twist))+([.G121]-tip_twist_z)*COS(RADIANS(tip_twist)))+tip_twist_z" office:value-type="float" office:value="-2.80036717163036">
            <text:p>-2.800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312438">
            <text:p>0.312438</text:p>
          </table:table-cell>
          <table:table-cell table:formula="of:=tip_y" office:value-type="float" office:value="1125">
            <text:p>1125</text:p>
          </table:table-cell>
          <table:table-cell office:value-type="float" office:value="-0.04797608">
            <text:p>-0.04797608</text:p>
          </table:table-cell>
          <table:table-cell table:formula="of:=[.B122]*tip_chord+setback" office:value-type="float" office:value="519.628550972103">
            <text:p>519.6285509721</text:p>
          </table:table-cell>
          <table:table-cell table:formula="of:=tip_y" office:value-type="float" office:value="1125">
            <text:p>1125</text:p>
          </table:table-cell>
          <table:table-cell table:formula="of:=[.D122]*tip_chord" office:value-type="float" office:value="-2.8785648">
            <text:p>-2.8785648</text:p>
          </table:table-cell>
          <table:table-cell table:style-name="ce6" table:formula="of:=(([.E122]-tip_twist_x)*COS(RADIANS(tip_twist))-([.G122]-tip_twist_z)*SIN(RADIANS(tip_twist)))+tip_twist_x" office:value-type="float" office:value="519.711281495844">
            <text:p>519.711</text:p>
          </table:table-cell>
          <table:table-cell table:style-name="ce6" table:formula="of:=[.F122]" office:value-type="float" office:value="1125">
            <text:p>1125.000</text:p>
          </table:table-cell>
          <table:table-cell table:style-name="ce6" table:formula="of:=(([.E122]-tip_twist_x)*SIN(RADIANS(tip_twist))+([.G122]-tip_twist_z)*COS(RADIANS(tip_twist)))+tip_twist_z" office:value-type="float" office:value="-2.76798657835135">
            <text:p>-2.768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3263933">
            <text:p>0.3263933</text:p>
          </table:table-cell>
          <table:table-cell table:formula="of:=tip_y" office:value-type="float" office:value="1125">
            <text:p>1125</text:p>
          </table:table-cell>
          <table:table-cell office:value-type="float" office:value="-0.04777853">
            <text:p>-0.04777853</text:p>
          </table:table-cell>
          <table:table-cell table:formula="of:=[.B123]*tip_chord+setback" office:value-type="float" office:value="520.465868972103">
            <text:p>520.4658689721</text:p>
          </table:table-cell>
          <table:table-cell table:formula="of:=tip_y" office:value-type="float" office:value="1125">
            <text:p>1125</text:p>
          </table:table-cell>
          <table:table-cell table:formula="of:=[.D123]*tip_chord" office:value-type="float" office:value="-2.8667118">
            <text:p>-2.8667118</text:p>
          </table:table-cell>
          <table:table-cell table:style-name="ce6" table:formula="of:=(([.E123]-tip_twist_x)*COS(RADIANS(tip_twist))-([.G123]-tip_twist_z)*SIN(RADIANS(tip_twist)))+tip_twist_x" office:value-type="float" office:value="520.547896774023">
            <text:p>520.548</text:p>
          </table:table-cell>
          <table:table-cell table:style-name="ce6" table:formula="of:=[.F123]" office:value-type="float" office:value="1125">
            <text:p>1125.000</text:p>
          </table:table-cell>
          <table:table-cell table:style-name="ce6" table:formula="of:=(([.E123]-tip_twist_x)*SIN(RADIANS(tip_twist))+([.G123]-tip_twist_z)*COS(RADIANS(tip_twist)))+tip_twist_z" office:value-type="float" office:value="-2.73169879733808">
            <text:p>-2.732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3403689">
            <text:p>0.3403689</text:p>
          </table:table-cell>
          <table:table-cell table:formula="of:=tip_y" office:value-type="float" office:value="1125">
            <text:p>1125</text:p>
          </table:table-cell>
          <table:table-cell office:value-type="float" office:value="-0.0475155">
            <text:p>-0.0475155</text:p>
          </table:table-cell>
          <table:table-cell table:formula="of:=[.B124]*tip_chord+setback" office:value-type="float" office:value="521.304404972103">
            <text:p>521.3044049721</text:p>
          </table:table-cell>
          <table:table-cell table:formula="of:=tip_y" office:value-type="float" office:value="1125">
            <text:p>1125</text:p>
          </table:table-cell>
          <table:table-cell table:formula="of:=[.D124]*tip_chord" office:value-type="float" office:value="-2.85093">
            <text:p>-2.85093</text:p>
          </table:table-cell>
          <table:table-cell table:style-name="ce6" table:formula="of:=(([.E124]-tip_twist_x)*COS(RADIANS(tip_twist))-([.G124]-tip_twist_z)*SIN(RADIANS(tip_twist)))+tip_twist_x" office:value-type="float" office:value="521.38561485853">
            <text:p>521.386</text:p>
          </table:table-cell>
          <table:table-cell table:style-name="ce6" table:formula="of:=[.F124]" office:value-type="float" office:value="1125">
            <text:p>1125.000</text:p>
          </table:table-cell>
          <table:table-cell table:style-name="ce6" table:formula="of:=(([.E124]-tip_twist_x)*SIN(RADIANS(tip_twist))+([.G124]-tip_twist_z)*COS(RADIANS(tip_twist)))+tip_twist_z" office:value-type="float" office:value="-2.69144833899221">
            <text:p>-2.691</text:p>
          </table:table-cell>
          <table:table-cell/>
          <table:table-cell table:style-name="ce9" table:number-columns-repeated="2"/>
          <table:table-cell table:number-columns-repeated="978"/>
        </table:table-row>
        <table:table-row table:style-name="ro1">
          <table:table-cell/>
          <table:table-cell office:value-type="float" office:value="0.3543561">
            <text:p>0.3543561</text:p>
          </table:table-cell>
          <table:table-cell table:formula="of:=tip_y" office:value-type="float" office:value="1125">
            <text:p>1125</text:p>
          </table:table-cell>
          <table:table-cell office:value-type="float" office:value="-0.04720054">
            <text:p>-0.04720054</text:p>
          </table:table-cell>
          <table:table-cell table:formula="of:=[.B125]*tip_chord+setback" office:value-type="float" office:value="522.143636972103">
            <text:p>522.1436369721</text:p>
          </table:table-cell>
          <table:table-cell table:formula="of:=tip_y" office:value-type="float" office:value="1125">
            <text:p>1125</text:p>
          </table:table-cell>
          <table:table-cell table:formula="of:=[.D125]*tip_chord" office:value-type="float" office:value="-2.8320324">
            <text:p>-2.8320324</text:p>
          </table:table-cell>
          <table:table-cell table:style-name="ce6" table:formula="of:=(([.E125]-tip_twist_x)*COS(RADIANS(tip_twist))-([.G125]-tip_twist_z)*SIN(RADIANS(tip_twist)))+tip_twist_x" office:value-type="float" office:value="522.223937701804">
            <text:p>522.224</text:p>
          </table:table-cell>
          <table:table-cell table:style-name="ce6" table:formula="of:=[.F125]" office:value-type="float" office:value="1125">
            <text:p>1125.000</text:p>
          </table:table-cell>
          <table:table-cell table:style-name="ce6" table:formula="of:=(([.E125]-tip_twist_x)*SIN(RADIANS(tip_twist))+([.G125]-tip_twist_z)*COS(RADIANS(tip_twist)))+tip_twist_z" office:value-type="float" office:value="-2.64806309317771">
            <text:p>-2.64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683336">
            <text:p>0.3683336</text:p>
          </table:table-cell>
          <table:table-cell table:formula="of:=tip_y" office:value-type="float" office:value="1125">
            <text:p>1125</text:p>
          </table:table-cell>
          <table:table-cell office:value-type="float" office:value="-0.04682565">
            <text:p>-0.04682565</text:p>
          </table:table-cell>
          <table:table-cell table:formula="of:=[.B126]*tip_chord+setback" office:value-type="float" office:value="522.982286972103">
            <text:p>522.9822869721</text:p>
          </table:table-cell>
          <table:table-cell table:formula="of:=tip_y" office:value-type="float" office:value="1125">
            <text:p>1125</text:p>
          </table:table-cell>
          <table:table-cell table:formula="of:=[.D126]*tip_chord" office:value-type="float" office:value="-2.809539">
            <text:p>-2.809539</text:p>
          </table:table-cell>
          <table:table-cell table:style-name="ce6" table:formula="of:=(([.E126]-tip_twist_x)*COS(RADIANS(tip_twist))-([.G126]-tip_twist_z)*SIN(RADIANS(tip_twist)))+tip_twist_x" office:value-type="float" office:value="523.061573838009">
            <text:p>523.062</text:p>
          </table:table-cell>
          <table:table-cell table:style-name="ce6" table:formula="of:=[.F126]" office:value-type="float" office:value="1125">
            <text:p>1125.000</text:p>
          </table:table-cell>
          <table:table-cell table:style-name="ce6" table:formula="of:=(([.E126]-tip_twist_x)*SIN(RADIANS(tip_twist))+([.G126]-tip_twist_z)*COS(RADIANS(tip_twist)))+tip_twist_z" office:value-type="float" office:value="-2.601100566966">
            <text:p>-2.60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823289">
            <text:p>0.3823289</text:p>
          </table:table-cell>
          <table:table-cell table:formula="of:=tip_y" office:value-type="float" office:value="1125">
            <text:p>1125</text:p>
          </table:table-cell>
          <table:table-cell office:value-type="float" office:value="-0.04640004">
            <text:p>-0.04640004</text:p>
          </table:table-cell>
          <table:table-cell table:formula="of:=[.B127]*tip_chord+setback" office:value-type="float" office:value="523.822004972103">
            <text:p>523.8220049721</text:p>
          </table:table-cell>
          <table:table-cell table:formula="of:=tip_y" office:value-type="float" office:value="1125">
            <text:p>1125</text:p>
          </table:table-cell>
          <table:table-cell table:formula="of:=[.D127]*tip_chord" office:value-type="float" office:value="-2.7840024">
            <text:p>-2.7840024</text:p>
          </table:table-cell>
          <table:table-cell table:style-name="ce6" table:formula="of:=(([.E127]-tip_twist_x)*COS(RADIANS(tip_twist))-([.G127]-tip_twist_z)*SIN(RADIANS(tip_twist)))+tip_twist_x" office:value-type="float" office:value="523.900188693549">
            <text:p>523.900</text:p>
          </table:table-cell>
          <table:table-cell table:style-name="ce6" table:formula="of:=[.F127]" office:value-type="float" office:value="1125">
            <text:p>1125.000</text:p>
          </table:table-cell>
          <table:table-cell table:style-name="ce6" table:formula="of:=(([.E127]-tip_twist_x)*SIN(RADIANS(tip_twist))+([.G127]-tip_twist_z)*COS(RADIANS(tip_twist)))+tip_twist_z" office:value-type="float" office:value="-2.55106496433125">
            <text:p>-2.55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3963149">
            <text:p>0.3963149</text:p>
          </table:table-cell>
          <table:table-cell table:formula="of:=tip_y" office:value-type="float" office:value="1125">
            <text:p>1125</text:p>
          </table:table-cell>
          <table:table-cell office:value-type="float" office:value="-0.04592516">
            <text:p>-0.04592516</text:p>
          </table:table-cell>
          <table:table-cell table:formula="of:=[.B128]*tip_chord+setback" office:value-type="float" office:value="524.661164972103">
            <text:p>524.6611649721</text:p>
          </table:table-cell>
          <table:table-cell table:formula="of:=tip_y" office:value-type="float" office:value="1125">
            <text:p>1125</text:p>
          </table:table-cell>
          <table:table-cell table:formula="of:=[.D128]*tip_chord" office:value-type="float" office:value="-2.7555096">
            <text:p>-2.7555096</text:p>
          </table:table-cell>
          <table:table-cell table:style-name="ce6" table:formula="of:=(([.E128]-tip_twist_x)*COS(RADIANS(tip_twist))-([.G128]-tip_twist_z)*SIN(RADIANS(tip_twist)))+tip_twist_x" office:value-type="float" office:value="524.738159500586">
            <text:p>524.738</text:p>
          </table:table-cell>
          <table:table-cell table:style-name="ce6" table:formula="of:=[.F128]" office:value-type="float" office:value="1125">
            <text:p>1125.000</text:p>
          </table:table-cell>
          <table:table-cell table:style-name="ce6" table:formula="of:=(([.E128]-tip_twist_x)*SIN(RADIANS(tip_twist))+([.G128]-tip_twist_z)*COS(RADIANS(tip_twist)))+tip_twist_z" office:value-type="float" office:value="-2.49809070826919">
            <text:p>-2.49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103062">
            <text:p>0.4103062</text:p>
          </table:table-cell>
          <table:table-cell table:formula="of:=tip_y" office:value-type="float" office:value="1125">
            <text:p>1125</text:p>
          </table:table-cell>
          <table:table-cell office:value-type="float" office:value="-0.04540135">
            <text:p>-0.04540135</text:p>
          </table:table-cell>
          <table:table-cell table:formula="of:=[.B129]*tip_chord+setback" office:value-type="float" office:value="525.500642972103">
            <text:p>525.5006429721</text:p>
          </table:table-cell>
          <table:table-cell table:formula="of:=tip_y" office:value-type="float" office:value="1125">
            <text:p>1125</text:p>
          </table:table-cell>
          <table:table-cell table:formula="of:=[.D129]*tip_chord" office:value-type="float" office:value="-2.724081">
            <text:p>-2.724081</text:p>
          </table:table-cell>
          <table:table-cell table:style-name="ce6" table:formula="of:=(([.E129]-tip_twist_x)*COS(RADIANS(tip_twist))-([.G129]-tip_twist_z)*SIN(RADIANS(tip_twist)))+tip_twist_x" office:value-type="float" office:value="525.576362481325">
            <text:p>525.576</text:p>
          </table:table-cell>
          <table:table-cell table:style-name="ce6" table:formula="of:=[.F129]" office:value-type="float" office:value="1125">
            <text:p>1125.000</text:p>
          </table:table-cell>
          <table:table-cell table:style-name="ce6" table:formula="of:=(([.E129]-tip_twist_x)*SIN(RADIANS(tip_twist))+([.G129]-tip_twist_z)*COS(RADIANS(tip_twist)))+tip_twist_z" office:value-type="float" office:value="-2.4421726211977">
            <text:p>-2.44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24306">
            <text:p>0.424306</text:p>
          </table:table-cell>
          <table:table-cell table:formula="of:=tip_y" office:value-type="float" office:value="1125">
            <text:p>1125</text:p>
          </table:table-cell>
          <table:table-cell office:value-type="float" office:value="-0.04483139">
            <text:p>-0.04483139</text:p>
          </table:table-cell>
          <table:table-cell table:formula="of:=[.B130]*tip_chord+setback" office:value-type="float" office:value="526.340630972103">
            <text:p>526.3406309721</text:p>
          </table:table-cell>
          <table:table-cell table:formula="of:=tip_y" office:value-type="float" office:value="1125">
            <text:p>1125</text:p>
          </table:table-cell>
          <table:table-cell table:formula="of:=[.D130]*tip_chord" office:value-type="float" office:value="-2.6898834">
            <text:p>-2.6898834</text:p>
          </table:table-cell>
          <table:table-cell table:style-name="ce6" table:formula="of:=(([.E130]-tip_twist_x)*COS(RADIANS(tip_twist))-([.G130]-tip_twist_z)*SIN(RADIANS(tip_twist)))+tip_twist_x" office:value-type="float" office:value="526.414994422559">
            <text:p>526.415</text:p>
          </table:table-cell>
          <table:table-cell table:style-name="ce6" table:formula="of:=[.F130]" office:value-type="float" office:value="1125">
            <text:p>1125.000</text:p>
          </table:table-cell>
          <table:table-cell table:style-name="ce6" table:formula="of:=(([.E130]-tip_twist_x)*SIN(RADIANS(tip_twist))+([.G130]-tip_twist_z)*COS(RADIANS(tip_twist)))+tip_twist_z" office:value-type="float" office:value="-2.38347182790844">
            <text:p>-2.38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383101">
            <text:p>0.4383101</text:p>
          </table:table-cell>
          <table:table-cell table:formula="of:=tip_y" office:value-type="float" office:value="1125">
            <text:p>1125</text:p>
          </table:table-cell>
          <table:table-cell office:value-type="float" office:value="-0.04421977">
            <text:p>-0.04421977</text:p>
          </table:table-cell>
          <table:table-cell table:formula="of:=[.B131]*tip_chord+setback" office:value-type="float" office:value="527.180876972103">
            <text:p>527.1808769721</text:p>
          </table:table-cell>
          <table:table-cell table:formula="of:=tip_y" office:value-type="float" office:value="1125">
            <text:p>1125</text:p>
          </table:table-cell>
          <table:table-cell table:formula="of:=[.D131]*tip_chord" office:value-type="float" office:value="-2.6531862">
            <text:p>-2.6531862</text:p>
          </table:table-cell>
          <table:table-cell table:style-name="ce6" table:formula="of:=(([.E131]-tip_twist_x)*COS(RADIANS(tip_twist))-([.G131]-tip_twist_z)*SIN(RADIANS(tip_twist)))+tip_twist_x" office:value-type="float" office:value="527.253811294965">
            <text:p>527.254</text:p>
          </table:table-cell>
          <table:table-cell table:style-name="ce6" table:formula="of:=[.F131]" office:value-type="float" office:value="1125">
            <text:p>1125.000</text:p>
          </table:table-cell>
          <table:table-cell table:style-name="ce6" table:formula="of:=(([.E131]-tip_twist_x)*SIN(RADIANS(tip_twist))+([.G131]-tip_twist_z)*COS(RADIANS(tip_twist)))+tip_twist_z" office:value-type="float" office:value="-2.32226496905311">
            <text:p>-2.32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523126">
            <text:p>0.4523126</text:p>
          </table:table-cell>
          <table:table-cell table:formula="of:=tip_y" office:value-type="float" office:value="1125">
            <text:p>1125</text:p>
          </table:table-cell>
          <table:table-cell office:value-type="float" office:value="-0.04356895">
            <text:p>-0.04356895</text:p>
          </table:table-cell>
          <table:table-cell table:formula="of:=[.B132]*tip_chord+setback" office:value-type="float" office:value="528.021026972103">
            <text:p>528.0210269721</text:p>
          </table:table-cell>
          <table:table-cell table:formula="of:=tip_y" office:value-type="float" office:value="1125">
            <text:p>1125</text:p>
          </table:table-cell>
          <table:table-cell table:formula="of:=[.D132]*tip_chord" office:value-type="float" office:value="-2.614137">
            <text:p>-2.614137</text:p>
          </table:table-cell>
          <table:table-cell table:style-name="ce6" table:formula="of:=(([.E132]-tip_twist_x)*COS(RADIANS(tip_twist))-([.G132]-tip_twist_z)*SIN(RADIANS(tip_twist)))+tip_twist_x" office:value-type="float" office:value="528.092463557554">
            <text:p>528.092</text:p>
          </table:table-cell>
          <table:table-cell table:style-name="ce6" table:formula="of:=[.F132]" office:value-type="float" office:value="1125">
            <text:p>1125.000</text:p>
          </table:table-cell>
          <table:table-cell table:style-name="ce6" table:formula="of:=(([.E132]-tip_twist_x)*SIN(RADIANS(tip_twist))+([.G132]-tip_twist_z)*COS(RADIANS(tip_twist)))+tip_twist_z" office:value-type="float" office:value="-2.25870991437796">
            <text:p>-2.259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663124">
            <text:p>0.4663124</text:p>
          </table:table-cell>
          <table:table-cell table:formula="of:=tip_y" office:value-type="float" office:value="1125">
            <text:p>1125</text:p>
          </table:table-cell>
          <table:table-cell office:value-type="float" office:value="-0.04287901">
            <text:p>-0.04287901</text:p>
          </table:table-cell>
          <table:table-cell table:formula="of:=[.B133]*tip_chord+setback" office:value-type="float" office:value="528.861014972103">
            <text:p>528.8610149721</text:p>
          </table:table-cell>
          <table:table-cell table:formula="of:=tip_y" office:value-type="float" office:value="1125">
            <text:p>1125</text:p>
          </table:table-cell>
          <table:table-cell table:formula="of:=[.D133]*tip_chord" office:value-type="float" office:value="-2.5727406">
            <text:p>-2.5727406</text:p>
          </table:table-cell>
          <table:table-cell table:style-name="ce6" table:formula="of:=(([.E133]-tip_twist_x)*COS(RADIANS(tip_twist))-([.G133]-tip_twist_z)*SIN(RADIANS(tip_twist)))+tip_twist_x" office:value-type="float" office:value="528.93088537855">
            <text:p>528.931</text:p>
          </table:table-cell>
          <table:table-cell table:style-name="ce6" table:formula="of:=[.F133]" office:value-type="float" office:value="1125">
            <text:p>1125.000</text:p>
          </table:table-cell>
          <table:table-cell table:style-name="ce6" table:formula="of:=(([.E133]-tip_twist_x)*SIN(RADIANS(tip_twist))+([.G133]-tip_twist_z)*COS(RADIANS(tip_twist)))+tip_twist_z" office:value-type="float" office:value="-2.19281338826111">
            <text:p>-2.19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803136">
            <text:p>0.4803136</text:p>
          </table:table-cell>
          <table:table-cell table:formula="of:=tip_y" office:value-type="float" office:value="1125">
            <text:p>1125</text:p>
          </table:table-cell>
          <table:table-cell office:value-type="float" office:value="-0.04214994">
            <text:p>-0.04214994</text:p>
          </table:table-cell>
          <table:table-cell table:formula="of:=[.B134]*tip_chord+setback" office:value-type="float" office:value="529.701086972103">
            <text:p>529.7010869721</text:p>
          </table:table-cell>
          <table:table-cell table:formula="of:=tip_y" office:value-type="float" office:value="1125">
            <text:p>1125</text:p>
          </table:table-cell>
          <table:table-cell table:formula="of:=[.D134]*tip_chord" office:value-type="float" office:value="-2.5289964">
            <text:p>-2.5289964</text:p>
          </table:table-cell>
          <table:table-cell table:style-name="ce6" table:formula="of:=(([.E134]-tip_twist_x)*COS(RADIANS(tip_twist))-([.G134]-tip_twist_z)*SIN(RADIANS(tip_twist)))+tip_twist_x" office:value-type="float" office:value="529.769322635628">
            <text:p>529.769</text:p>
          </table:table-cell>
          <table:table-cell table:style-name="ce6" table:formula="of:=[.F134]" office:value-type="float" office:value="1125">
            <text:p>1125.000</text:p>
          </table:table-cell>
          <table:table-cell table:style-name="ce6" table:formula="of:=(([.E134]-tip_twist_x)*SIN(RADIANS(tip_twist))+([.G134]-tip_twist_z)*COS(RADIANS(tip_twist)))+tip_twist_z" office:value-type="float" office:value="-2.12456761065339">
            <text:p>-2.12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4943143">
            <text:p>0.4943143</text:p>
          </table:table-cell>
          <table:table-cell table:formula="of:=tip_y" office:value-type="float" office:value="1125">
            <text:p>1125</text:p>
          </table:table-cell>
          <table:table-cell office:value-type="float" office:value="-0.04138359">
            <text:p>-0.04138359</text:p>
          </table:table-cell>
          <table:table-cell table:formula="of:=[.B135]*tip_chord+setback" office:value-type="float" office:value="530.541128972103">
            <text:p>530.5411289721</text:p>
          </table:table-cell>
          <table:table-cell table:formula="of:=tip_y" office:value-type="float" office:value="1125">
            <text:p>1125</text:p>
          </table:table-cell>
          <table:table-cell table:formula="of:=[.D135]*tip_chord" office:value-type="float" office:value="-2.4830154">
            <text:p>-2.4830154</text:p>
          </table:table-cell>
          <table:table-cell table:style-name="ce6" table:formula="of:=(([.E135]-tip_twist_x)*COS(RADIANS(tip_twist))-([.G135]-tip_twist_z)*SIN(RADIANS(tip_twist)))+tip_twist_x" office:value-type="float" office:value="530.607664617253">
            <text:p>530.608</text:p>
          </table:table-cell>
          <table:table-cell table:style-name="ce6" table:formula="of:=[.F135]" office:value-type="float" office:value="1125">
            <text:p>1125.000</text:p>
          </table:table-cell>
          <table:table-cell table:style-name="ce6" table:formula="of:=(([.E135]-tip_twist_x)*SIN(RADIANS(tip_twist))+([.G135]-tip_twist_z)*COS(RADIANS(tip_twist)))+tip_twist_z" office:value-type="float" office:value="-2.05408686171967">
            <text:p>-2.05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083202">
            <text:p>0.5083202</text:p>
          </table:table-cell>
          <table:table-cell table:formula="of:=tip_y" office:value-type="float" office:value="1125">
            <text:p>1125</text:p>
          </table:table-cell>
          <table:table-cell office:value-type="float" office:value="-0.04058006">
            <text:p>-0.04058006</text:p>
          </table:table-cell>
          <table:table-cell table:formula="of:=[.B136]*tip_chord+setback" office:value-type="float" office:value="531.381482972103">
            <text:p>531.3814829721</text:p>
          </table:table-cell>
          <table:table-cell table:formula="of:=tip_y" office:value-type="float" office:value="1125">
            <text:p>1125</text:p>
          </table:table-cell>
          <table:table-cell table:formula="of:=[.D136]*tip_chord" office:value-type="float" office:value="-2.4348036">
            <text:p>-2.4348036</text:p>
          </table:table-cell>
          <table:table-cell table:style-name="ce6" table:formula="of:=(([.E136]-tip_twist_x)*COS(RADIANS(tip_twist))-([.G136]-tip_twist_z)*SIN(RADIANS(tip_twist)))+tip_twist_x" office:value-type="float" office:value="531.446253352839">
            <text:p>531.446</text:p>
          </table:table-cell>
          <table:table-cell table:style-name="ce6" table:formula="of:=[.F136]" office:value-type="float" office:value="1125">
            <text:p>1125.000</text:p>
          </table:table-cell>
          <table:table-cell table:style-name="ce6" table:formula="of:=(([.E136]-tip_twist_x)*SIN(RADIANS(tip_twist))+([.G136]-tip_twist_z)*COS(RADIANS(tip_twist)))+tip_twist_z" office:value-type="float" office:value="-1.98136715652855">
            <text:p>-1.98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223344">
            <text:p>0.5223344</text:p>
          </table:table-cell>
          <table:table-cell table:formula="of:=tip_y" office:value-type="float" office:value="1125">
            <text:p>1125</text:p>
          </table:table-cell>
          <table:table-cell office:value-type="float" office:value="-0.0397454">
            <text:p>-0.0397454</text:p>
          </table:table-cell>
          <table:table-cell table:formula="of:=[.B137]*tip_chord+setback" office:value-type="float" office:value="532.222334972103">
            <text:p>532.2223349721</text:p>
          </table:table-cell>
          <table:table-cell table:formula="of:=tip_y" office:value-type="float" office:value="1125">
            <text:p>1125</text:p>
          </table:table-cell>
          <table:table-cell table:formula="of:=[.D137]*tip_chord" office:value-type="float" office:value="-2.384724">
            <text:p>-2.384724</text:p>
          </table:table-cell>
          <table:table-cell table:style-name="ce6" table:formula="of:=(([.E137]-tip_twist_x)*COS(RADIANS(tip_twist))-([.G137]-tip_twist_z)*SIN(RADIANS(tip_twist)))+tip_twist_x" office:value-type="float" office:value="532.285285358466">
            <text:p>532.285</text:p>
          </table:table-cell>
          <table:table-cell table:style-name="ce6" table:formula="of:=[.F137]" office:value-type="float" office:value="1125">
            <text:p>1125.000</text:p>
          </table:table-cell>
          <table:table-cell table:style-name="ce6" table:formula="of:=(([.E137]-tip_twist_x)*SIN(RADIANS(tip_twist))+([.G137]-tip_twist_z)*COS(RADIANS(tip_twist)))+tip_twist_z" office:value-type="float" office:value="-1.90676591140668">
            <text:p>-1.90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363432">
            <text:p>0.5363432</text:p>
          </table:table-cell>
          <table:table-cell table:formula="of:=tip_y" office:value-type="float" office:value="1125">
            <text:p>1125</text:p>
          </table:table-cell>
          <table:table-cell office:value-type="float" office:value="-0.03888089">
            <text:p>-0.03888089</text:p>
          </table:table-cell>
          <table:table-cell table:formula="of:=[.B138]*tip_chord+setback" office:value-type="float" office:value="533.062862972103">
            <text:p>533.0628629721</text:p>
          </table:table-cell>
          <table:table-cell table:formula="of:=tip_y" office:value-type="float" office:value="1125">
            <text:p>1125</text:p>
          </table:table-cell>
          <table:table-cell table:formula="of:=[.D138]*tip_chord" office:value-type="float" office:value="-2.3328534">
            <text:p>-2.3328534</text:p>
          </table:table-cell>
          <table:table-cell table:style-name="ce6" table:formula="of:=(([.E138]-tip_twist_x)*COS(RADIANS(tip_twist))-([.G138]-tip_twist_z)*SIN(RADIANS(tip_twist)))+tip_twist_x" office:value-type="float" office:value="533.123941226017">
            <text:p>533.124</text:p>
          </table:table-cell>
          <table:table-cell table:style-name="ce6" table:formula="of:=[.F138]" office:value-type="float" office:value="1125">
            <text:p>1125.000</text:p>
          </table:table-cell>
          <table:table-cell table:style-name="ce6" table:formula="of:=(([.E138]-tip_twist_x)*SIN(RADIANS(tip_twist))+([.G138]-tip_twist_z)*COS(RADIANS(tip_twist)))+tip_twist_z" office:value-type="float" office:value="-1.83038388635797">
            <text:p>-1.830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503485">
            <text:p>0.5503485</text:p>
          </table:table-cell>
          <table:table-cell table:formula="of:=tip_y" office:value-type="float" office:value="1125">
            <text:p>1125</text:p>
          </table:table-cell>
          <table:table-cell office:value-type="float" office:value="-0.03798551">
            <text:p>-0.03798551</text:p>
          </table:table-cell>
          <table:table-cell table:formula="of:=[.B139]*tip_chord+setback" office:value-type="float" office:value="533.903180972103">
            <text:p>533.9031809721</text:p>
          </table:table-cell>
          <table:table-cell table:formula="of:=tip_y" office:value-type="float" office:value="1125">
            <text:p>1125</text:p>
          </table:table-cell>
          <table:table-cell table:formula="of:=[.D139]*tip_chord" office:value-type="float" office:value="-2.2791306">
            <text:p>-2.2791306</text:p>
          </table:table-cell>
          <table:table-cell table:style-name="ce6" table:formula="of:=(([.E139]-tip_twist_x)*COS(RADIANS(tip_twist))-([.G139]-tip_twist_z)*SIN(RADIANS(tip_twist)))+tip_twist_x" office:value-type="float" office:value="533.962333120601">
            <text:p>533.962</text:p>
          </table:table-cell>
          <table:table-cell table:style-name="ce6" table:formula="of:=[.F139]" office:value-type="float" office:value="1125">
            <text:p>1125.000</text:p>
          </table:table-cell>
          <table:table-cell table:style-name="ce6" table:formula="of:=(([.E139]-tip_twist_x)*SIN(RADIANS(tip_twist))+([.G139]-tip_twist_z)*COS(RADIANS(tip_twist)))+tip_twist_z" office:value-type="float" office:value="-1.75215657999939">
            <text:p>-1.75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643616">
            <text:p>0.5643616</text:p>
          </table:table-cell>
          <table:table-cell table:formula="of:=tip_y" office:value-type="float" office:value="1125">
            <text:p>1125</text:p>
          </table:table-cell>
          <table:table-cell office:value-type="float" office:value="-0.03706105">
            <text:p>-0.03706105</text:p>
          </table:table-cell>
          <table:table-cell table:formula="of:=[.B140]*tip_chord+setback" office:value-type="float" office:value="534.743966972103">
            <text:p>534.7439669721</text:p>
          </table:table-cell>
          <table:table-cell table:formula="of:=tip_y" office:value-type="float" office:value="1125">
            <text:p>1125</text:p>
          </table:table-cell>
          <table:table-cell table:formula="of:=[.D140]*tip_chord" office:value-type="float" office:value="-2.223663">
            <text:p>-2.223663</text:p>
          </table:table-cell>
          <table:table-cell table:style-name="ce6" table:formula="of:=(([.E140]-tip_twist_x)*COS(RADIANS(tip_twist))-([.G140]-tip_twist_z)*SIN(RADIANS(tip_twist)))+tip_twist_x" office:value-type="float" office:value="534.80114188816">
            <text:p>534.801</text:p>
          </table:table-cell>
          <table:table-cell table:style-name="ce6" table:formula="of:=[.F140]" office:value-type="float" office:value="1125">
            <text:p>1125.000</text:p>
          </table:table-cell>
          <table:table-cell table:style-name="ce6" table:formula="of:=(([.E140]-tip_twist_x)*SIN(RADIANS(tip_twist))+([.G140]-tip_twist_z)*COS(RADIANS(tip_twist)))+tip_twist_z" office:value-type="float" office:value="-1.67217155695073">
            <text:p>-1.67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783796">
            <text:p>0.5783796</text:p>
          </table:table-cell>
          <table:table-cell table:formula="of:=tip_y" office:value-type="float" office:value="1125">
            <text:p>1125</text:p>
          </table:table-cell>
          <table:table-cell office:value-type="float" office:value="-0.03611173">
            <text:p>-0.03611173</text:p>
          </table:table-cell>
          <table:table-cell table:formula="of:=[.B141]*tip_chord+setback" office:value-type="float" office:value="535.585046972103">
            <text:p>535.5850469721</text:p>
          </table:table-cell>
          <table:table-cell table:formula="of:=tip_y" office:value-type="float" office:value="1125">
            <text:p>1125</text:p>
          </table:table-cell>
          <table:table-cell table:formula="of:=[.D141]*tip_chord" office:value-type="float" office:value="-2.1667038">
            <text:p>-2.1667038</text:p>
          </table:table-cell>
          <table:table-cell table:style-name="ce6" table:formula="of:=(([.E141]-tip_twist_x)*COS(RADIANS(tip_twist))-([.G141]-tip_twist_z)*SIN(RADIANS(tip_twist)))+tip_twist_x" office:value-type="float" office:value="535.64020099329">
            <text:p>535.640</text:p>
          </table:table-cell>
          <table:table-cell table:style-name="ce6" table:formula="of:=[.F141]" office:value-type="float" office:value="1125">
            <text:p>1125.000</text:p>
          </table:table-cell>
          <table:table-cell table:style-name="ce6" table:formula="of:=(([.E141]-tip_twist_x)*SIN(RADIANS(tip_twist))+([.G141]-tip_twist_z)*COS(RADIANS(tip_twist)))+tip_twist_z" office:value-type="float" office:value="-1.59068698808398">
            <text:p>-1.591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5923972">
            <text:p>0.5923972</text:p>
          </table:table-cell>
          <table:table-cell table:formula="of:=tip_y" office:value-type="float" office:value="1125">
            <text:p>1125</text:p>
          </table:table-cell>
          <table:table-cell office:value-type="float" office:value="-0.03513943">
            <text:p>-0.03513943</text:p>
          </table:table-cell>
          <table:table-cell table:formula="of:=[.B142]*tip_chord+setback" office:value-type="float" office:value="536.426102972103">
            <text:p>536.4261029721</text:p>
          </table:table-cell>
          <table:table-cell table:formula="of:=tip_y" office:value-type="float" office:value="1125">
            <text:p>1125</text:p>
          </table:table-cell>
          <table:table-cell table:formula="of:=[.D142]*tip_chord" office:value-type="float" office:value="-2.1083658">
            <text:p>-2.1083658</text:p>
          </table:table-cell>
          <table:table-cell table:style-name="ce6" table:formula="of:=(([.E142]-tip_twist_x)*COS(RADIANS(tip_twist))-([.G142]-tip_twist_z)*SIN(RADIANS(tip_twist)))+tip_twist_x" office:value-type="float" office:value="536.479195863912">
            <text:p>536.479</text:p>
          </table:table-cell>
          <table:table-cell table:style-name="ce6" table:formula="of:=[.F142]" office:value-type="float" office:value="1125">
            <text:p>1125.000</text:p>
          </table:table-cell>
          <table:table-cell table:style-name="ce6" table:formula="of:=(([.E142]-tip_twist_x)*SIN(RADIANS(tip_twist))+([.G142]-tip_twist_z)*COS(RADIANS(tip_twist)))+tip_twist_z" office:value-type="float" office:value="-1.50782490719619">
            <text:p>-1.50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064146">
            <text:p>0.6064146</text:p>
          </table:table-cell>
          <table:table-cell table:formula="of:=tip_y" office:value-type="float" office:value="1125">
            <text:p>1125</text:p>
          </table:table-cell>
          <table:table-cell office:value-type="float" office:value="-0.0341455">
            <text:p>-0.0341455</text:p>
          </table:table-cell>
          <table:table-cell table:formula="of:=[.B143]*tip_chord+setback" office:value-type="float" office:value="537.267146972103">
            <text:p>537.2671469721</text:p>
          </table:table-cell>
          <table:table-cell table:formula="of:=tip_y" office:value-type="float" office:value="1125">
            <text:p>1125</text:p>
          </table:table-cell>
          <table:table-cell table:formula="of:=[.D143]*tip_chord" office:value-type="float" office:value="-2.04873">
            <text:p>-2.04873</text:p>
          </table:table-cell>
          <table:table-cell table:style-name="ce6" table:formula="of:=(([.E143]-tip_twist_x)*COS(RADIANS(tip_twist))-([.G143]-tip_twist_z)*SIN(RADIANS(tip_twist)))+tip_twist_x" office:value-type="float" office:value="537.318140859161">
            <text:p>537.318</text:p>
          </table:table-cell>
          <table:table-cell table:style-name="ce6" table:formula="of:=[.F143]" office:value-type="float" office:value="1125">
            <text:p>1125.000</text:p>
          </table:table-cell>
          <table:table-cell table:style-name="ce6" table:formula="of:=(([.E143]-tip_twist_x)*SIN(RADIANS(tip_twist))+([.G143]-tip_twist_z)*COS(RADIANS(tip_twist)))+tip_twist_z" office:value-type="float" office:value="-1.42366592951716">
            <text:p>-1.42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204324">
            <text:p>0.6204324</text:p>
          </table:table-cell>
          <table:table-cell table:formula="of:=tip_y" office:value-type="float" office:value="1125">
            <text:p>1125</text:p>
          </table:table-cell>
          <table:table-cell office:value-type="float" office:value="-0.03313082">
            <text:p>-0.03313082</text:p>
          </table:table-cell>
          <table:table-cell table:formula="of:=[.B144]*tip_chord+setback" office:value-type="float" office:value="538.108214972103">
            <text:p>538.1082149721</text:p>
          </table:table-cell>
          <table:table-cell table:formula="of:=tip_y" office:value-type="float" office:value="1125">
            <text:p>1125</text:p>
          </table:table-cell>
          <table:table-cell table:formula="of:=[.D144]*tip_chord" office:value-type="float" office:value="-1.9878492">
            <text:p>-1.9878492</text:p>
          </table:table-cell>
          <table:table-cell table:style-name="ce6" table:formula="of:=(([.E144]-tip_twist_x)*COS(RADIANS(tip_twist))-([.G144]-tip_twist_z)*SIN(RADIANS(tip_twist)))+tip_twist_x" office:value-type="float" office:value="538.157073504838">
            <text:p>538.157</text:p>
          </table:table-cell>
          <table:table-cell table:style-name="ce6" table:formula="of:=[.F144]" office:value-type="float" office:value="1125">
            <text:p>1125.000</text:p>
          </table:table-cell>
          <table:table-cell table:style-name="ce6" table:formula="of:=(([.E144]-tip_twist_x)*SIN(RADIANS(tip_twist))+([.G144]-tip_twist_z)*COS(RADIANS(tip_twist)))+tip_twist_z" office:value-type="float" office:value="-1.33826178177423">
            <text:p>-1.33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34446">
            <text:p>0.634446</text:p>
          </table:table-cell>
          <table:table-cell table:formula="of:=tip_y" office:value-type="float" office:value="1125">
            <text:p>1125</text:p>
          </table:table-cell>
          <table:table-cell office:value-type="float" office:value="-0.0320963">
            <text:p>-0.0320963</text:p>
          </table:table-cell>
          <table:table-cell table:formula="of:=[.B145]*tip_chord+setback" office:value-type="float" office:value="538.949030972103">
            <text:p>538.9490309721</text:p>
          </table:table-cell>
          <table:table-cell table:formula="of:=tip_y" office:value-type="float" office:value="1125">
            <text:p>1125</text:p>
          </table:table-cell>
          <table:table-cell table:formula="of:=[.D145]*tip_chord" office:value-type="float" office:value="-1.925778">
            <text:p>-1.925778</text:p>
          </table:table-cell>
          <table:table-cell table:style-name="ce6" table:formula="of:=(([.E145]-tip_twist_x)*COS(RADIANS(tip_twist))-([.G145]-tip_twist_z)*SIN(RADIANS(tip_twist)))+tip_twist_x" office:value-type="float" office:value="538.995719512212">
            <text:p>538.996</text:p>
          </table:table-cell>
          <table:table-cell table:style-name="ce6" table:formula="of:=[.F145]" office:value-type="float" office:value="1125">
            <text:p>1125.000</text:p>
          </table:table-cell>
          <table:table-cell table:style-name="ce6" table:formula="of:=(([.E145]-tip_twist_x)*SIN(RADIANS(tip_twist))+([.G145]-tip_twist_z)*COS(RADIANS(tip_twist)))+tip_twist_z" office:value-type="float" office:value="-1.25167509665588">
            <text:p>-1.25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484532">
            <text:p>0.6484532</text:p>
          </table:table-cell>
          <table:table-cell table:formula="of:=tip_y" office:value-type="float" office:value="1125">
            <text:p>1125</text:p>
          </table:table-cell>
          <table:table-cell office:value-type="float" office:value="-0.03104168">
            <text:p>-0.03104168</text:p>
          </table:table-cell>
          <table:table-cell table:formula="of:=[.B146]*tip_chord+setback" office:value-type="float" office:value="539.789462972103">
            <text:p>539.7894629721</text:p>
          </table:table-cell>
          <table:table-cell table:formula="of:=tip_y" office:value-type="float" office:value="1125">
            <text:p>1125</text:p>
          </table:table-cell>
          <table:table-cell table:formula="of:=[.D146]*tip_chord" office:value-type="float" office:value="-1.8625008">
            <text:p>-1.8625008</text:p>
          </table:table-cell>
          <table:table-cell table:style-name="ce6" table:formula="of:=(([.E146]-tip_twist_x)*COS(RADIANS(tip_twist))-([.G146]-tip_twist_z)*SIN(RADIANS(tip_twist)))+tip_twist_x" office:value-type="float" office:value="539.83394648219">
            <text:p>539.834</text:p>
          </table:table-cell>
          <table:table-cell table:style-name="ce6" table:formula="of:=[.F146]" office:value-type="float" office:value="1125">
            <text:p>1125.000</text:p>
          </table:table-cell>
          <table:table-cell table:style-name="ce6" table:formula="of:=(([.E146]-tip_twist_x)*SIN(RADIANS(tip_twist))+([.G146]-tip_twist_z)*COS(RADIANS(tip_twist)))+tip_twist_z" office:value-type="float" office:value="-1.16389413365524">
            <text:p>-1.16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624632">
            <text:p>0.6624632</text:p>
          </table:table-cell>
          <table:table-cell table:formula="of:=tip_y" office:value-type="float" office:value="1125">
            <text:p>1125</text:p>
          </table:table-cell>
          <table:table-cell office:value-type="float" office:value="-0.0299657">
            <text:p>-0.0299657</text:p>
          </table:table-cell>
          <table:table-cell table:formula="of:=[.B147]*tip_chord+setback" office:value-type="float" office:value="540.630062972103">
            <text:p>540.6300629721</text:p>
          </table:table-cell>
          <table:table-cell table:formula="of:=tip_y" office:value-type="float" office:value="1125">
            <text:p>1125</text:p>
          </table:table-cell>
          <table:table-cell table:formula="of:=[.D147]*tip_chord" office:value-type="float" office:value="-1.797942">
            <text:p>-1.797942</text:p>
          </table:table-cell>
          <table:table-cell table:style-name="ce6" table:formula="of:=(([.E147]-tip_twist_x)*COS(RADIANS(tip_twist))-([.G147]-tip_twist_z)*SIN(RADIANS(tip_twist)))+tip_twist_x" office:value-type="float" office:value="540.672303972952">
            <text:p>540.672</text:p>
          </table:table-cell>
          <table:table-cell table:style-name="ce6" table:formula="of:=[.F147]" office:value-type="float" office:value="1125">
            <text:p>1125.000</text:p>
          </table:table-cell>
          <table:table-cell table:style-name="ce6" table:formula="of:=(([.E147]-tip_twist_x)*SIN(RADIANS(tip_twist))+([.G147]-tip_twist_z)*COS(RADIANS(tip_twist)))+tip_twist_z" office:value-type="float" office:value="-1.0748272130795">
            <text:p>-1.07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764876">
            <text:p>0.6764876</text:p>
          </table:table-cell>
          <table:table-cell table:formula="of:=tip_y" office:value-type="float" office:value="1125">
            <text:p>1125</text:p>
          </table:table-cell>
          <table:table-cell office:value-type="float" office:value="-0.02887164">
            <text:p>-0.02887164</text:p>
          </table:table-cell>
          <table:table-cell table:formula="of:=[.B148]*tip_chord+setback" office:value-type="float" office:value="541.471526972103">
            <text:p>541.4715269721</text:p>
          </table:table-cell>
          <table:table-cell table:formula="of:=tip_y" office:value-type="float" office:value="1125">
            <text:p>1125</text:p>
          </table:table-cell>
          <table:table-cell table:formula="of:=[.D148]*tip_chord" office:value-type="float" office:value="-1.7322984">
            <text:p>-1.7322984</text:p>
          </table:table-cell>
          <table:table-cell table:style-name="ce6" table:formula="of:=(([.E148]-tip_twist_x)*COS(RADIANS(tip_twist))-([.G148]-tip_twist_z)*SIN(RADIANS(tip_twist)))+tip_twist_x" office:value-type="float" office:value="541.511493432199">
            <text:p>541.511</text:p>
          </table:table-cell>
          <table:table-cell table:style-name="ce6" table:formula="of:=[.F148]" office:value-type="float" office:value="1125">
            <text:p>1125.000</text:p>
          </table:table-cell>
          <table:table-cell table:style-name="ce6" table:formula="of:=(([.E148]-tip_twist_x)*SIN(RADIANS(tip_twist))+([.G148]-tip_twist_z)*COS(RADIANS(tip_twist)))+tip_twist_z" office:value-type="float" office:value="-0.984650736069864">
            <text:p>-0.98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6905125">
            <text:p>0.6905125</text:p>
          </table:table-cell>
          <table:table-cell table:formula="of:=tip_y" office:value-type="float" office:value="1125">
            <text:p>1125</text:p>
          </table:table-cell>
          <table:table-cell office:value-type="float" office:value="-0.02776574">
            <text:p>-0.02776574</text:p>
          </table:table-cell>
          <table:table-cell table:formula="of:=[.B149]*tip_chord+setback" office:value-type="float" office:value="542.313020972103">
            <text:p>542.3130209721</text:p>
          </table:table-cell>
          <table:table-cell table:formula="of:=tip_y" office:value-type="float" office:value="1125">
            <text:p>1125</text:p>
          </table:table-cell>
          <table:table-cell table:formula="of:=[.D149]*tip_chord" office:value-type="float" office:value="-1.6659444">
            <text:p>-1.6659444</text:p>
          </table:table-cell>
          <table:table-cell table:style-name="ce6" table:formula="of:=(([.E149]-tip_twist_x)*COS(RADIANS(tip_twist))-([.G149]-tip_twist_z)*SIN(RADIANS(tip_twist)))+tip_twist_x" office:value-type="float" office:value="542.350692143345">
            <text:p>542.351</text:p>
          </table:table-cell>
          <table:table-cell table:style-name="ce6" table:formula="of:=[.F149]" office:value-type="float" office:value="1125">
            <text:p>1125.000</text:p>
          </table:table-cell>
          <table:table-cell table:style-name="ce6" table:formula="of:=(([.E149]-tip_twist_x)*SIN(RADIANS(tip_twist))+([.G149]-tip_twist_z)*COS(RADIANS(tip_twist)))+tip_twist_z" office:value-type="float" office:value="-0.893763286091427">
            <text:p>-0.894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045378">
            <text:p>0.7045378</text:p>
          </table:table-cell>
          <table:table-cell table:formula="of:=tip_y" office:value-type="float" office:value="1125">
            <text:p>1125</text:p>
          </table:table-cell>
          <table:table-cell office:value-type="float" office:value="-0.0266476">
            <text:p>-0.0266476</text:p>
          </table:table-cell>
          <table:table-cell table:formula="of:=[.B150]*tip_chord+setback" office:value-type="float" office:value="543.154538972103">
            <text:p>543.1545389721</text:p>
          </table:table-cell>
          <table:table-cell table:formula="of:=tip_y" office:value-type="float" office:value="1125">
            <text:p>1125</text:p>
          </table:table-cell>
          <table:table-cell table:formula="of:=[.D150]*tip_chord" office:value-type="float" office:value="-1.598856">
            <text:p>-1.598856</text:p>
          </table:table-cell>
          <table:table-cell table:style-name="ce6" table:formula="of:=(([.E150]-tip_twist_x)*COS(RADIANS(tip_twist))-([.G150]-tip_twist_z)*SIN(RADIANS(tip_twist)))+tip_twist_x" office:value-type="float" office:value="543.189893408428">
            <text:p>543.190</text:p>
          </table:table-cell>
          <table:table-cell table:style-name="ce6" table:formula="of:=[.F150]" office:value-type="float" office:value="1125">
            <text:p>1125.000</text:p>
          </table:table-cell>
          <table:table-cell table:style-name="ce6" table:formula="of:=(([.E150]-tip_twist_x)*SIN(RADIANS(tip_twist))+([.G150]-tip_twist_z)*COS(RADIANS(tip_twist)))+tip_twist_z" office:value-type="float" office:value="-0.802141048499185">
            <text:p>-0.80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185612">
            <text:p>0.7185612</text:p>
          </table:table-cell>
          <table:table-cell table:formula="of:=tip_y" office:value-type="float" office:value="1125">
            <text:p>1125</text:p>
          </table:table-cell>
          <table:table-cell office:value-type="float" office:value="-0.02551756">
            <text:p>-0.02551756</text:p>
          </table:table-cell>
          <table:table-cell table:formula="of:=[.B151]*tip_chord+setback" office:value-type="float" office:value="543.995942972103">
            <text:p>543.9959429721</text:p>
          </table:table-cell>
          <table:table-cell table:formula="of:=tip_y" office:value-type="float" office:value="1125">
            <text:p>1125</text:p>
          </table:table-cell>
          <table:table-cell table:formula="of:=[.D151]*tip_chord" office:value-type="float" office:value="-1.5310536">
            <text:p>-1.5310536</text:p>
          </table:table-cell>
          <table:table-cell table:style-name="ce6" table:formula="of:=(([.E151]-tip_twist_x)*COS(RADIANS(tip_twist))-([.G151]-tip_twist_z)*SIN(RADIANS(tip_twist)))+tip_twist_x" office:value-type="float" office:value="544.028959881686">
            <text:p>544.029</text:p>
          </table:table-cell>
          <table:table-cell table:style-name="ce6" table:formula="of:=[.F151]" office:value-type="float" office:value="1125">
            <text:p>1125.000</text:p>
          </table:table-cell>
          <table:table-cell table:style-name="ce6" table:formula="of:=(([.E151]-tip_twist_x)*SIN(RADIANS(tip_twist))+([.G151]-tip_twist_z)*COS(RADIANS(tip_twist)))+tip_twist_z" office:value-type="float" office:value="-0.709808442577241">
            <text:p>-0.710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325824">
            <text:p>0.7325824</text:p>
          </table:table-cell>
          <table:table-cell table:formula="of:=tip_y" office:value-type="float" office:value="1125">
            <text:p>1125</text:p>
          </table:table-cell>
          <table:table-cell office:value-type="float" office:value="-0.0243749">
            <text:p>-0.0243749</text:p>
          </table:table-cell>
          <table:table-cell table:formula="of:=[.B152]*tip_chord+setback" office:value-type="float" office:value="544.837214972103">
            <text:p>544.8372149721</text:p>
          </table:table-cell>
          <table:table-cell table:formula="of:=tip_y" office:value-type="float" office:value="1125">
            <text:p>1125</text:p>
          </table:table-cell>
          <table:table-cell table:formula="of:=[.D152]*tip_chord" office:value-type="float" office:value="-1.462494">
            <text:p>-1.462494</text:p>
          </table:table-cell>
          <table:table-cell table:style-name="ce6" table:formula="of:=(([.E152]-tip_twist_x)*COS(RADIANS(tip_twist))-([.G152]-tip_twist_z)*SIN(RADIANS(tip_twist)))+tip_twist_x" office:value-type="float" office:value="544.867872309856">
            <text:p>544.868</text:p>
          </table:table-cell>
          <table:table-cell table:style-name="ce6" table:formula="of:=[.F152]" office:value-type="float" office:value="1125">
            <text:p>1125.000</text:p>
          </table:table-cell>
          <table:table-cell table:style-name="ce6" table:formula="of:=(([.E152]-tip_twist_x)*SIN(RADIANS(tip_twist))+([.G152]-tip_twist_z)*COS(RADIANS(tip_twist)))+tip_twist_z" office:value-type="float" office:value="-0.616722812119855">
            <text:p>-0.61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466047">
            <text:p>0.7466047</text:p>
          </table:table-cell>
          <table:table-cell table:formula="of:=tip_y" office:value-type="float" office:value="1125">
            <text:p>1125</text:p>
          </table:table-cell>
          <table:table-cell office:value-type="float" office:value="-0.0232196">
            <text:p>-0.0232196</text:p>
          </table:table-cell>
          <table:table-cell table:formula="of:=[.B153]*tip_chord+setback" office:value-type="float" office:value="545.678552972103">
            <text:p>545.6785529721</text:p>
          </table:table-cell>
          <table:table-cell table:formula="of:=tip_y" office:value-type="float" office:value="1125">
            <text:p>1125</text:p>
          </table:table-cell>
          <table:table-cell table:formula="of:=[.D153]*tip_chord" office:value-type="float" office:value="-1.393176">
            <text:p>-1.393176</text:p>
          </table:table-cell>
          <table:table-cell table:style-name="ce6" table:formula="of:=(([.E153]-tip_twist_x)*COS(RADIANS(tip_twist))-([.G153]-tip_twist_z)*SIN(RADIANS(tip_twist)))+tip_twist_x" office:value-type="float" office:value="545.706828573551">
            <text:p>545.707</text:p>
          </table:table-cell>
          <table:table-cell table:style-name="ce6" table:formula="of:=[.F153]" office:value-type="float" office:value="1125">
            <text:p>1125.000</text:p>
          </table:table-cell>
          <table:table-cell table:style-name="ce6" table:formula="of:=(([.E153]-tip_twist_x)*SIN(RADIANS(tip_twist))+([.G153]-tip_twist_z)*COS(RADIANS(tip_twist)))+tip_twist_z" office:value-type="float" office:value="-0.522877178368571">
            <text:p>-0.52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606291">
            <text:p>0.7606291</text:p>
          </table:table-cell>
          <table:table-cell table:formula="of:=tip_y" office:value-type="float" office:value="1125">
            <text:p>1125</text:p>
          </table:table-cell>
          <table:table-cell office:value-type="float" office:value="-0.02205174">
            <text:p>-0.02205174</text:p>
          </table:table-cell>
          <table:table-cell table:formula="of:=[.B154]*tip_chord+setback" office:value-type="float" office:value="546.520016972103">
            <text:p>546.5200169721</text:p>
          </table:table-cell>
          <table:table-cell table:formula="of:=tip_y" office:value-type="float" office:value="1125">
            <text:p>1125</text:p>
          </table:table-cell>
          <table:table-cell table:formula="of:=[.D154]*tip_chord" office:value-type="float" office:value="-1.3231044">
            <text:p>-1.3231044</text:p>
          </table:table-cell>
          <table:table-cell table:style-name="ce6" table:formula="of:=(([.E154]-tip_twist_x)*COS(RADIANS(tip_twist))-([.G154]-tip_twist_z)*SIN(RADIANS(tip_twist)))+tip_twist_x" office:value-type="float" office:value="546.545888787311">
            <text:p>546.546</text:p>
          </table:table-cell>
          <table:table-cell table:style-name="ce6" table:formula="of:=[.F154]" office:value-type="float" office:value="1125">
            <text:p>1125.000</text:p>
          </table:table-cell>
          <table:table-cell table:style-name="ce6" table:formula="of:=(([.E154]-tip_twist_x)*SIN(RADIANS(tip_twist))+([.G154]-tip_twist_z)*COS(RADIANS(tip_twist)))+tip_twist_z" office:value-type="float" office:value="-0.428274587984415">
            <text:p>-0.42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746547">
            <text:p>0.7746547</text:p>
          </table:table-cell>
          <table:table-cell table:formula="of:=tip_y" office:value-type="float" office:value="1125">
            <text:p>1125</text:p>
          </table:table-cell>
          <table:table-cell office:value-type="float" office:value="-0.0208714">
            <text:p>-0.0208714</text:p>
          </table:table-cell>
          <table:table-cell table:formula="of:=[.B155]*tip_chord+setback" office:value-type="float" office:value="547.361552972103">
            <text:p>547.3615529721</text:p>
          </table:table-cell>
          <table:table-cell table:formula="of:=tip_y" office:value-type="float" office:value="1125">
            <text:p>1125</text:p>
          </table:table-cell>
          <table:table-cell table:formula="of:=[.D155]*tip_chord" office:value-type="float" office:value="-1.252284">
            <text:p>-1.252284</text:p>
          </table:table-cell>
          <table:table-cell table:style-name="ce6" table:formula="of:=(([.E155]-tip_twist_x)*COS(RADIANS(tip_twist))-([.G155]-tip_twist_z)*SIN(RADIANS(tip_twist)))+tip_twist_x" office:value-type="float" office:value="547.384999114247">
            <text:p>547.385</text:p>
          </table:table-cell>
          <table:table-cell table:style-name="ce6" table:formula="of:=[.F155]" office:value-type="float" office:value="1125">
            <text:p>1125.000</text:p>
          </table:table-cell>
          <table:table-cell table:style-name="ce6" table:formula="of:=(([.E155]-tip_twist_x)*SIN(RADIANS(tip_twist))+([.G155]-tip_twist_z)*COS(RADIANS(tip_twist)))+tip_twist_z" office:value-type="float" office:value="-0.332921415086731">
            <text:p>-0.33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7886786">
            <text:p>0.7886786</text:p>
          </table:table-cell>
          <table:table-cell table:formula="of:=tip_y" office:value-type="float" office:value="1125">
            <text:p>1125</text:p>
          </table:table-cell>
          <table:table-cell office:value-type="float" office:value="-0.01967885">
            <text:p>-0.01967885</text:p>
          </table:table-cell>
          <table:table-cell table:formula="of:=[.B156]*tip_chord+setback" office:value-type="float" office:value="548.202986972103">
            <text:p>548.2029869721</text:p>
          </table:table-cell>
          <table:table-cell table:formula="of:=tip_y" office:value-type="float" office:value="1125">
            <text:p>1125</text:p>
          </table:table-cell>
          <table:table-cell table:formula="of:=[.D156]*tip_chord" office:value-type="float" office:value="-1.180731">
            <text:p>-1.180731</text:p>
          </table:table-cell>
          <table:table-cell table:style-name="ce6" table:formula="of:=(([.E156]-tip_twist_x)*COS(RADIANS(tip_twist))-([.G156]-tip_twist_z)*SIN(RADIANS(tip_twist)))+tip_twist_x" office:value-type="float" office:value="548.223986101344">
            <text:p>548.224</text:p>
          </table:table-cell>
          <table:table-cell table:style-name="ce6" table:formula="of:=[.F156]" office:value-type="float" office:value="1125">
            <text:p>1125.000</text:p>
          </table:table-cell>
          <table:table-cell table:style-name="ce6" table:formula="of:=(([.E156]-tip_twist_x)*SIN(RADIANS(tip_twist))+([.G156]-tip_twist_z)*COS(RADIANS(tip_twist)))+tip_twist_z" office:value-type="float" office:value="-0.236838931525427">
            <text:p>-0.23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8026956">
            <text:p>0.8026956</text:p>
          </table:table-cell>
          <table:table-cell table:formula="of:=tip_y" office:value-type="float" office:value="1125">
            <text:p>1125</text:p>
          </table:table-cell>
          <table:table-cell office:value-type="float" office:value="-0.01847448">
            <text:p>-0.01847448</text:p>
          </table:table-cell>
          <table:table-cell table:formula="of:=[.B157]*tip_chord+setback" office:value-type="float" office:value="549.044006972103">
            <text:p>549.0440069721</text:p>
          </table:table-cell>
          <table:table-cell table:formula="of:=tip_y" office:value-type="float" office:value="1125">
            <text:p>1125</text:p>
          </table:table-cell>
          <table:table-cell table:formula="of:=[.D157]*tip_chord" office:value-type="float" office:value="-1.1084688">
            <text:p>-1.1084688</text:p>
          </table:table-cell>
          <table:table-cell table:style-name="ce6" table:formula="of:=(([.E157]-tip_twist_x)*COS(RADIANS(tip_twist))-([.G157]-tip_twist_z)*SIN(RADIANS(tip_twist)))+tip_twist_x" office:value-type="float" office:value="549.062538564539">
            <text:p>549.063</text:p>
          </table:table-cell>
          <table:table-cell table:style-name="ce6" table:formula="of:=[.F157]" office:value-type="float" office:value="1125">
            <text:p>1125.000</text:p>
          </table:table-cell>
          <table:table-cell table:style-name="ce6" table:formula="of:=(([.E157]-tip_twist_x)*SIN(RADIANS(tip_twist))+([.G157]-tip_twist_z)*COS(RADIANS(tip_twist)))+tip_twist_z" office:value-type="float" office:value="-0.140059634058588">
            <text:p>-0.140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8167044">
            <text:p>0.8167044</text:p>
          </table:table-cell>
          <table:table-cell table:formula="of:=tip_y" office:value-type="float" office:value="1125">
            <text:p>1125</text:p>
          </table:table-cell>
          <table:table-cell office:value-type="float" office:value="-0.01725616">
            <text:p>-0.01725616</text:p>
          </table:table-cell>
          <table:table-cell table:formula="of:=[.B158]*tip_chord+setback" office:value-type="float" office:value="549.884534972103">
            <text:p>549.8845349721</text:p>
          </table:table-cell>
          <table:table-cell table:formula="of:=tip_y" office:value-type="float" office:value="1125">
            <text:p>1125</text:p>
          </table:table-cell>
          <table:table-cell table:formula="of:=[.D158]*tip_chord" office:value-type="float" office:value="-1.0353696">
            <text:p>-1.0353696</text:p>
          </table:table-cell>
          <table:table-cell table:style-name="ce6" table:formula="of:=(([.E158]-tip_twist_x)*COS(RADIANS(tip_twist))-([.G158]-tip_twist_z)*SIN(RADIANS(tip_twist)))+tip_twist_x" office:value-type="float" office:value="549.90057480681">
            <text:p>549.901</text:p>
          </table:table-cell>
          <table:table-cell table:style-name="ce6" table:formula="of:=[.F158]" office:value-type="float" office:value="1125">
            <text:p>1125.000</text:p>
          </table:table-cell>
          <table:table-cell table:style-name="ce6" table:formula="of:=(([.E158]-tip_twist_x)*SIN(RADIANS(tip_twist))+([.G158]-tip_twist_z)*COS(RADIANS(tip_twist)))+tip_twist_z" office:value-type="float" office:value="-0.0424580538196246">
            <text:p>-0.04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8307179">
            <text:p>0.8307179</text:p>
          </table:table-cell>
          <table:table-cell table:formula="of:=tip_y" office:value-type="float" office:value="1125">
            <text:p>1125</text:p>
          </table:table-cell>
          <table:table-cell office:value-type="float" office:value="-0.01602233">
            <text:p>-0.01602233</text:p>
          </table:table-cell>
          <table:table-cell table:formula="of:=[.B159]*tip_chord+setback" office:value-type="float" office:value="550.725344972103">
            <text:p>550.7253449721</text:p>
          </table:table-cell>
          <table:table-cell table:formula="of:=tip_y" office:value-type="float" office:value="1125">
            <text:p>1125</text:p>
          </table:table-cell>
          <table:table-cell table:formula="of:=[.D159]*tip_chord" office:value-type="float" office:value="-0.9613398">
            <text:p>-0.9613398</text:p>
          </table:table-cell>
          <table:table-cell table:style-name="ce6" table:formula="of:=(([.E159]-tip_twist_x)*COS(RADIANS(tip_twist))-([.G159]-tip_twist_z)*SIN(RADIANS(tip_twist)))+tip_twist_x" office:value-type="float" office:value="550.738865766362">
            <text:p>550.739</text:p>
          </table:table-cell>
          <table:table-cell table:style-name="ce6" table:formula="of:=[.F159]" office:value-type="float" office:value="1125">
            <text:p>1125.000</text:p>
          </table:table-cell>
          <table:table-cell table:style-name="ce6" table:formula="of:=(([.E159]-tip_twist_x)*SIN(RADIANS(tip_twist))+([.G159]-tip_twist_z)*COS(RADIANS(tip_twist)))+tip_twist_z" office:value-type="float" office:value="0.056081961002359">
            <text:p>0.05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8447407">
            <text:p>0.8447407</text:p>
          </table:table-cell>
          <table:table-cell table:formula="of:=tip_y" office:value-type="float" office:value="1125">
            <text:p>1125</text:p>
          </table:table-cell>
          <table:table-cell office:value-type="float" office:value="-0.01477648">
            <text:p>-0.01477648</text:p>
          </table:table-cell>
          <table:table-cell table:formula="of:=[.B160]*tip_chord+setback" office:value-type="float" office:value="551.566712972103">
            <text:p>551.5667129721</text:p>
          </table:table-cell>
          <table:table-cell table:formula="of:=tip_y" office:value-type="float" office:value="1125">
            <text:p>1125</text:p>
          </table:table-cell>
          <table:table-cell table:formula="of:=[.D160]*tip_chord" office:value-type="float" office:value="-0.8865888">
            <text:p>-0.8865888</text:p>
          </table:table-cell>
          <table:table-cell table:style-name="ce6" table:formula="of:=(([.E160]-tip_twist_x)*COS(RADIANS(tip_twist))-([.G160]-tip_twist_z)*SIN(RADIANS(tip_twist)))+tip_twist_x" office:value-type="float" office:value="551.577693437617">
            <text:p>551.578</text:p>
          </table:table-cell>
          <table:table-cell table:style-name="ce6" table:formula="of:=[.F160]" office:value-type="float" office:value="1125">
            <text:p>1125.000</text:p>
          </table:table-cell>
          <table:table-cell table:style-name="ce6" table:formula="of:=(([.E160]-tip_twist_x)*SIN(RADIANS(tip_twist))+([.G160]-tip_twist_z)*COS(RADIANS(tip_twist)))+tip_twist_z" office:value-type="float" office:value="0.155359155577578">
            <text:p>0.15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8587595">
            <text:p>0.8587595</text:p>
          </table:table-cell>
          <table:table-cell table:formula="of:=tip_y" office:value-type="float" office:value="1125">
            <text:p>1125</text:p>
          </table:table-cell>
          <table:table-cell office:value-type="float" office:value="-0.01352332">
            <text:p>-0.01352332</text:p>
          </table:table-cell>
          <table:table-cell table:formula="of:=[.B161]*tip_chord+setback" office:value-type="float" office:value="552.407840972103">
            <text:p>552.4078409721</text:p>
          </table:table-cell>
          <table:table-cell table:formula="of:=tip_y" office:value-type="float" office:value="1125">
            <text:p>1125</text:p>
          </table:table-cell>
          <table:table-cell table:formula="of:=[.D161]*tip_chord" office:value-type="float" office:value="-0.8113992">
            <text:p>-0.8113992</text:p>
          </table:table-cell>
          <table:table-cell table:style-name="ce6" table:formula="of:=(([.E161]-tip_twist_x)*COS(RADIANS(tip_twist))-([.G161]-tip_twist_z)*SIN(RADIANS(tip_twist)))+tip_twist_x" office:value-type="float" office:value="552.41626840917">
            <text:p>552.416</text:p>
          </table:table-cell>
          <table:table-cell table:style-name="ce6" table:formula="of:=[.F161]" office:value-type="float" office:value="1125">
            <text:p>1125.000</text:p>
          </table:table-cell>
          <table:table-cell table:style-name="ce6" table:formula="of:=(([.E161]-tip_twist_x)*SIN(RADIANS(tip_twist))+([.G161]-tip_twist_z)*COS(RADIANS(tip_twist)))+tip_twist_z" office:value-type="float" office:value="0.255067758104297">
            <text:p>0.25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8727615">
            <text:p>0.8727615</text:p>
          </table:table-cell>
          <table:table-cell table:formula="of:=tip_y" office:value-type="float" office:value="1125">
            <text:p>1125</text:p>
          </table:table-cell>
          <table:table-cell office:value-type="float" office:value="-0.01226343">
            <text:p>-0.01226343</text:p>
          </table:table-cell>
          <table:table-cell table:formula="of:=[.B162]*tip_chord+setback" office:value-type="float" office:value="553.247960972103">
            <text:p>553.2479609721</text:p>
          </table:table-cell>
          <table:table-cell table:formula="of:=tip_y" office:value-type="float" office:value="1125">
            <text:p>1125</text:p>
          </table:table-cell>
          <table:table-cell table:formula="of:=[.D162]*tip_chord" office:value-type="float" office:value="-0.7358058">
            <text:p>-0.7358058</text:p>
          </table:table-cell>
          <table:table-cell table:style-name="ce6" table:formula="of:=(([.E162]-tip_twist_x)*COS(RADIANS(tip_twist))-([.G162]-tip_twist_z)*SIN(RADIANS(tip_twist)))+tip_twist_x" office:value-type="float" office:value="553.25382402399">
            <text:p>553.254</text:p>
          </table:table-cell>
          <table:table-cell table:style-name="ce6" table:formula="of:=[.F162]" office:value-type="float" office:value="1125">
            <text:p>1125.000</text:p>
          </table:table-cell>
          <table:table-cell table:style-name="ce6" table:formula="of:=(([.E162]-tip_twist_x)*SIN(RADIANS(tip_twist))+([.G162]-tip_twist_z)*COS(RADIANS(tip_twist)))+tip_twist_z" office:value-type="float" office:value="0.355150566848259">
            <text:p>0.35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8867623">
            <text:p>0.8867623</text:p>
          </table:table-cell>
          <table:table-cell table:formula="of:=tip_y" office:value-type="float" office:value="1125">
            <text:p>1125</text:p>
          </table:table-cell>
          <table:table-cell office:value-type="float" office:value="-0.0109931">
            <text:p>-0.0109931</text:p>
          </table:table-cell>
          <table:table-cell table:formula="of:=[.B163]*tip_chord+setback" office:value-type="float" office:value="554.088008972103">
            <text:p>554.0880089721</text:p>
          </table:table-cell>
          <table:table-cell table:formula="of:=tip_y" office:value-type="float" office:value="1125">
            <text:p>1125</text:p>
          </table:table-cell>
          <table:table-cell table:formula="of:=[.D163]*tip_chord" office:value-type="float" office:value="-0.659586">
            <text:p>-0.659586</text:p>
          </table:table-cell>
          <table:table-cell table:style-name="ce6" table:formula="of:=(([.E163]-tip_twist_x)*COS(RADIANS(tip_twist))-([.G163]-tip_twist_z)*SIN(RADIANS(tip_twist)))+tip_twist_x" office:value-type="float" office:value="554.09128938598">
            <text:p>554.091</text:p>
          </table:table-cell>
          <table:table-cell table:style-name="ce6" table:formula="of:=[.F163]" office:value-type="float" office:value="1125">
            <text:p>1125.000</text:p>
          </table:table-cell>
          <table:table-cell table:style-name="ce6" table:formula="of:=(([.E163]-tip_twist_x)*SIN(RADIANS(tip_twist))+([.G163]-tip_twist_z)*COS(RADIANS(tip_twist)))+tip_twist_z" office:value-type="float" office:value="0.45585740715111">
            <text:p>0.456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00781">
            <text:p>0.900781</text:p>
          </table:table-cell>
          <table:table-cell table:formula="of:=tip_y" office:value-type="float" office:value="1125">
            <text:p>1125</text:p>
          </table:table-cell>
          <table:table-cell office:value-type="float" office:value="-0.009712225">
            <text:p>-0.009712225</text:p>
          </table:table-cell>
          <table:table-cell table:formula="of:=[.B164]*tip_chord+setback" office:value-type="float" office:value="554.929130972103">
            <text:p>554.9291309721</text:p>
          </table:table-cell>
          <table:table-cell table:formula="of:=tip_y" office:value-type="float" office:value="1125">
            <text:p>1125</text:p>
          </table:table-cell>
          <table:table-cell table:formula="of:=[.D164]*tip_chord" office:value-type="float" office:value="-0.5827335">
            <text:p>-0.5827335</text:p>
          </table:table-cell>
          <table:table-cell table:style-name="ce6" table:formula="of:=(([.E164]-tip_twist_x)*COS(RADIANS(tip_twist))-([.G164]-tip_twist_z)*SIN(RADIANS(tip_twist)))+tip_twist_x" office:value-type="float" office:value="554.929809822979">
            <text:p>554.930</text:p>
          </table:table-cell>
          <table:table-cell table:style-name="ce6" table:formula="of:=[.F164]" office:value-type="float" office:value="1125">
            <text:p>1125.000</text:p>
          </table:table-cell>
          <table:table-cell table:style-name="ce6" table:formula="of:=(([.E164]-tip_twist_x)*SIN(RADIANS(tip_twist))+([.G164]-tip_twist_z)*COS(RADIANS(tip_twist)))+tip_twist_z" office:value-type="float" office:value="0.557228026041329">
            <text:p>0.55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147866">
            <text:p>0.9147866</text:p>
          </table:table-cell>
          <table:table-cell table:formula="of:=tip_y" office:value-type="float" office:value="1125">
            <text:p>1125</text:p>
          </table:table-cell>
          <table:table-cell office:value-type="float" office:value="-0.008436547">
            <text:p>-0.008436547</text:p>
          </table:table-cell>
          <table:table-cell table:formula="of:=[.B165]*tip_chord+setback" office:value-type="float" office:value="555.769466972103">
            <text:p>555.7694669721</text:p>
          </table:table-cell>
          <table:table-cell table:formula="of:=tip_y" office:value-type="float" office:value="1125">
            <text:p>1125</text:p>
          </table:table-cell>
          <table:table-cell table:formula="of:=[.D165]*tip_chord" office:value-type="float" office:value="-0.50619282">
            <text:p>-0.50619282</text:p>
          </table:table-cell>
          <table:table-cell table:style-name="ce6" table:formula="of:=(([.E165]-tip_twist_x)*COS(RADIANS(tip_twist))-([.G165]-tip_twist_z)*SIN(RADIANS(tip_twist)))+tip_twist_x" office:value-type="float" office:value="555.767553696342">
            <text:p>555.768</text:p>
          </table:table-cell>
          <table:table-cell table:style-name="ce6" table:formula="of:=[.F165]" office:value-type="float" office:value="1125">
            <text:p>1125.000</text:p>
          </table:table-cell>
          <table:table-cell table:style-name="ce6" table:formula="of:=(([.E165]-tip_twist_x)*SIN(RADIANS(tip_twist))+([.G165]-tip_twist_z)*COS(RADIANS(tip_twist)))+tip_twist_z" office:value-type="float" office:value="0.658264015838265">
            <text:p>0.65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287356">
            <text:p>0.9287356</text:p>
          </table:table-cell>
          <table:table-cell table:formula="of:=tip_y" office:value-type="float" office:value="1125">
            <text:p>1125</text:p>
          </table:table-cell>
          <table:table-cell office:value-type="float" office:value="-0.007182024">
            <text:p>-0.007182024</text:p>
          </table:table-cell>
          <table:table-cell table:formula="of:=[.B166]*tip_chord+setback" office:value-type="float" office:value="556.606406972103">
            <text:p>556.6064069721</text:p>
          </table:table-cell>
          <table:table-cell table:formula="of:=tip_y" office:value-type="float" office:value="1125">
            <text:p>1125</text:p>
          </table:table-cell>
          <table:table-cell table:formula="of:=[.D166]*tip_chord" office:value-type="float" office:value="-0.43092144">
            <text:p>-0.43092144</text:p>
          </table:table-cell>
          <table:table-cell table:style-name="ce6" table:formula="of:=(([.E166]-tip_twist_x)*COS(RADIANS(tip_twist))-([.G166]-tip_twist_z)*SIN(RADIANS(tip_twist)))+tip_twist_x" office:value-type="float" office:value="556.60194006525">
            <text:p>556.602</text:p>
          </table:table-cell>
          <table:table-cell table:style-name="ce6" table:formula="of:=[.F166]" office:value-type="float" office:value="1125">
            <text:p>1125.000</text:p>
          </table:table-cell>
          <table:table-cell table:style-name="ce6" table:formula="of:=(([.E166]-tip_twist_x)*SIN(RADIANS(tip_twist))+([.G166]-tip_twist_z)*COS(RADIANS(tip_twist)))+tip_twist_z" office:value-type="float" office:value="0.757932123209866">
            <text:p>0.75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422966">
            <text:p>0.9422966</text:p>
          </table:table-cell>
          <table:table-cell table:formula="of:=tip_y" office:value-type="float" office:value="1125">
            <text:p>1125</text:p>
          </table:table-cell>
          <table:table-cell office:value-type="float" office:value="-0.005914709">
            <text:p>-0.005914709</text:p>
          </table:table-cell>
          <table:table-cell table:formula="of:=[.B167]*tip_chord+setback" office:value-type="float" office:value="557.420066972103">
            <text:p>557.4200669721</text:p>
          </table:table-cell>
          <table:table-cell table:formula="of:=tip_y" office:value-type="float" office:value="1125">
            <text:p>1125</text:p>
          </table:table-cell>
          <table:table-cell table:formula="of:=[.D167]*tip_chord" office:value-type="float" office:value="-0.35488254">
            <text:p>-0.35488254</text:p>
          </table:table-cell>
          <table:table-cell table:style-name="ce6" table:formula="of:=(([.E167]-tip_twist_x)*COS(RADIANS(tip_twist))-([.G167]-tip_twist_z)*SIN(RADIANS(tip_twist)))+tip_twist_x" office:value-type="float" office:value="557.413033950451">
            <text:p>557.413</text:p>
          </table:table-cell>
          <table:table-cell table:style-name="ce6" table:formula="of:=[.F167]" office:value-type="float" office:value="1125">
            <text:p>1125.000</text:p>
          </table:table-cell>
          <table:table-cell table:style-name="ce6" table:formula="of:=(([.E167]-tip_twist_x)*SIN(RADIANS(tip_twist))+([.G167]-tip_twist_z)*COS(RADIANS(tip_twist)))+tip_twist_z" office:value-type="float" office:value="0.857687921549172">
            <text:p>0.858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550844">
            <text:p>0.9550844</text:p>
          </table:table-cell>
          <table:table-cell table:formula="of:=tip_y" office:value-type="float" office:value="1125">
            <text:p>1125</text:p>
          </table:table-cell>
          <table:table-cell office:value-type="float" office:value="-0.00488979">
            <text:p>-0.00488979</text:p>
          </table:table-cell>
          <table:table-cell table:formula="of:=[.B168]*tip_chord+setback" office:value-type="float" office:value="558.187334972103">
            <text:p>558.1873349721</text:p>
          </table:table-cell>
          <table:table-cell table:formula="of:=tip_y" office:value-type="float" office:value="1125">
            <text:p>1125</text:p>
          </table:table-cell>
          <table:table-cell table:formula="of:=[.D168]*tip_chord" office:value-type="float" office:value="-0.2933874">
            <text:p>-0.2933874</text:p>
          </table:table-cell>
          <table:table-cell table:style-name="ce6" table:formula="of:=(([.E168]-tip_twist_x)*COS(RADIANS(tip_twist))-([.G168]-tip_twist_z)*SIN(RADIANS(tip_twist)))+tip_twist_x" office:value-type="float" office:value="558.178180108388">
            <text:p>558.178</text:p>
          </table:table-cell>
          <table:table-cell table:style-name="ce6" table:formula="of:=[.F168]" office:value-type="float" office:value="1125">
            <text:p>1125.000</text:p>
          </table:table-cell>
          <table:table-cell table:style-name="ce6" table:formula="of:=(([.E168]-tip_twist_x)*SIN(RADIANS(tip_twist))+([.G168]-tip_twist_z)*COS(RADIANS(tip_twist)))+tip_twist_z" office:value-type="float" office:value="0.941552056095683">
            <text:p>0.94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681139">
            <text:p>0.9681139</text:p>
          </table:table-cell>
          <table:table-cell table:formula="of:=tip_y" office:value-type="float" office:value="1125">
            <text:p>1125</text:p>
          </table:table-cell>
          <table:table-cell office:value-type="float" office:value="-0.003420296">
            <text:p>-0.003420296</text:p>
          </table:table-cell>
          <table:table-cell table:formula="of:=[.B169]*tip_chord+setback" office:value-type="float" office:value="558.969104972103">
            <text:p>558.9691049721</text:p>
          </table:table-cell>
          <table:table-cell table:formula="of:=tip_y" office:value-type="float" office:value="1125">
            <text:p>1125</text:p>
          </table:table-cell>
          <table:table-cell table:formula="of:=[.D169]*tip_chord" office:value-type="float" office:value="-0.20521776">
            <text:p>-0.20521776</text:p>
          </table:table-cell>
          <table:table-cell table:style-name="ce6" table:formula="of:=(([.E169]-tip_twist_x)*COS(RADIANS(tip_twist))-([.G169]-tip_twist_z)*SIN(RADIANS(tip_twist)))+tip_twist_x" office:value-type="float" office:value="558.95704350603">
            <text:p>558.957</text:p>
          </table:table-cell>
          <table:table-cell table:style-name="ce6" table:formula="of:=[.F169]" office:value-type="float" office:value="1125">
            <text:p>1125.000</text:p>
          </table:table-cell>
          <table:table-cell table:style-name="ce6" table:formula="of:=(([.E169]-tip_twist_x)*SIN(RADIANS(tip_twist))+([.G169]-tip_twist_z)*COS(RADIANS(tip_twist)))+tip_twist_z" office:value-type="float" office:value="1.05250261323885">
            <text:p>1.053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809678">
            <text:p>0.9809678</text:p>
          </table:table-cell>
          <table:table-cell table:formula="of:=tip_y" office:value-type="float" office:value="1125">
            <text:p>1125</text:p>
          </table:table-cell>
          <table:table-cell office:value-type="float" office:value="-0.001808434">
            <text:p>-0.001808434</text:p>
          </table:table-cell>
          <table:table-cell table:formula="of:=[.B170]*tip_chord+setback" office:value-type="float" office:value="559.740338972103">
            <text:p>559.7403389721</text:p>
          </table:table-cell>
          <table:table-cell table:formula="of:=tip_y" office:value-type="float" office:value="1125">
            <text:p>1125</text:p>
          </table:table-cell>
          <table:table-cell table:formula="of:=[.D170]*tip_chord" office:value-type="float" office:value="-0.10850604">
            <text:p>-0.10850604</text:p>
          </table:table-cell>
          <table:table-cell table:style-name="ce6" table:formula="of:=(([.E170]-tip_twist_x)*COS(RADIANS(tip_twist))-([.G170]-tip_twist_z)*SIN(RADIANS(tip_twist)))+tip_twist_x" office:value-type="float" office:value="559.725126064512">
            <text:p>559.725</text:p>
          </table:table-cell>
          <table:table-cell table:style-name="ce6" table:formula="of:=[.F170]" office:value-type="float" office:value="1125">
            <text:p>1125.000</text:p>
          </table:table-cell>
          <table:table-cell table:style-name="ce6" table:formula="of:=(([.E170]-tip_twist_x)*SIN(RADIANS(tip_twist))+([.G170]-tip_twist_z)*COS(RADIANS(tip_twist)))+tip_twist_z" office:value-type="float" office:value="1.17168408368048">
            <text:p>1.172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0.9920042">
            <text:p>0.9920042</text:p>
          </table:table-cell>
          <table:table-cell table:formula="of:=tip_y" office:value-type="float" office:value="1125">
            <text:p>1125</text:p>
          </table:table-cell>
          <table:table-cell office:value-type="float" office:value="-0.0003715391">
            <text:p>-0.0003715391</text:p>
          </table:table-cell>
          <table:table-cell table:formula="of:=[.B171]*tip_chord+setback" office:value-type="float" office:value="560.402522972103">
            <text:p>560.4025229721</text:p>
          </table:table-cell>
          <table:table-cell table:formula="of:=tip_y" office:value-type="float" office:value="1125">
            <text:p>1125</text:p>
          </table:table-cell>
          <table:table-cell table:formula="of:=[.D171]*tip_chord" office:value-type="float" office:value="-0.022292346">
            <text:p>-0.022292346</text:p>
          </table:table-cell>
          <table:table-cell table:style-name="ce6" table:formula="of:=(([.E171]-tip_twist_x)*COS(RADIANS(tip_twist))-([.G171]-tip_twist_z)*SIN(RADIANS(tip_twist)))+tip_twist_x" office:value-type="float" office:value="560.384511504429">
            <text:p>560.385</text:p>
          </table:table-cell>
          <table:table-cell table:style-name="ce6" table:formula="of:=[.F171]" office:value-type="float" office:value="1125">
            <text:p>1125.000</text:p>
          </table:table-cell>
          <table:table-cell table:style-name="ce6" table:formula="of:=(([.E171]-tip_twist_x)*SIN(RADIANS(tip_twist))+([.G171]-tip_twist_z)*COS(RADIANS(tip_twist)))+tip_twist_z" office:value-type="float" office:value="1.2771890243981">
            <text:p>1.277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tip_y" office:value-type="float" office:value="1125">
            <text:p>1125</text:p>
          </table:table-cell>
          <table:table-cell office:value-type="float" office:value="0.0007">
            <text:p>0.0007</text:p>
          </table:table-cell>
          <table:table-cell table:formula="of:=[.B172]*tip_chord+setback" office:value-type="float" office:value="560.882270972103">
            <text:p>560.8822709721</text:p>
          </table:table-cell>
          <table:table-cell table:formula="of:=tip_y" office:value-type="float" office:value="1125">
            <text:p>1125</text:p>
          </table:table-cell>
          <table:table-cell table:formula="of:=[.D172]*tip_chord" office:value-type="float" office:value="0.042">
            <text:p>0.042</text:p>
          </table:table-cell>
          <table:table-cell table:style-name="ce6" table:formula="of:=(([.E172]-tip_twist_x)*COS(RADIANS(tip_twist))-([.G172]-tip_twist_z)*SIN(RADIANS(tip_twist)))+tip_twist_x" office:value-type="float" office:value="560.862178519706">
            <text:p>560.862</text:p>
          </table:table-cell>
          <table:table-cell table:style-name="ce6" table:formula="of:=[.F172]" office:value-type="float" office:value="1125">
            <text:p>1125.000</text:p>
          </table:table-cell>
          <table:table-cell table:style-name="ce6" table:formula="of:=(([.E172]-tip_twist_x)*SIN(RADIANS(tip_twist))+([.G172]-tip_twist_z)*COS(RADIANS(tip_twist)))+tip_twist_z" office:value-type="float" office:value="1.35545697297562">
            <text:p>1.355</text:p>
          </table:table-cell>
          <table:table-cell table:number-columns-repeated="2"/>
          <table:table-cell table:style-name="ce9"/>
          <table:table-cell table:number-columns-repeated="978"/>
        </table:table-row>
        <table:table-row table:style-name="ro1" table:number-rows-repeated="18">
          <table:table-cell table:number-columns-repeated="12"/>
          <table:table-cell table:style-name="ce9"/>
          <table:table-cell table:number-columns-repeated="978"/>
        </table:table-row>
        <table:table-row table:style-name="ro1" table:number-rows-repeated="1048385">
          <table:table-cell table:number-columns-repeated="991"/>
        </table:table-row>
        <table:table-row table:style-name="ro1">
          <table:table-cell table:number-columns-repeated="991"/>
        </table:table-row>
        <table:named-expressions/>
      </table:table>
      <table:table table:name="Guide Splines" table:style-name="ta4">
        <office:forms form:automatic-focus="false" form:apply-design-mode="false"/>
        <table:table-column table:style-name="co5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8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t Twist Point x =</text:p>
          </table:table-cell>
          <table:table-cell table:style-name="ce10" table:formula="of:=root_twist_x" office:value-type="float" office:value="60">
            <text:p>60.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ot Twist Point z =</text:p>
          </table:table-cell>
          <table:table-cell table:style-name="ce6" table:formula="of:=root_twist_z" office:value-type="float" office:value="-4.959266619257">
            <text:p>-4.95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Tip Twist Point x =</text:p>
          </table:table-cell>
          <table:table-cell table:style-name="ce6" table:formula="of:=tip_twist_x" office:value-type="float" office:value="515.882270972103">
            <text:p>515.882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Tip Twist Point z =</text:p>
          </table:table-cell>
          <table:table-cell table:style-name="ce14" table:formula="of:=tip_twist_z" office:value-type="float" office:value="0.0105">
            <text:p>0.01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ot Leading Edge x =</text:p>
          </table:table-cell>
          <table:table-cell table:formula="of:=MIN([$'Root Section'.E11:.E170])" office:value-type="float" office:value="0.00659293622732599">
            <text:p>0.0065929362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Tip Leading Edge x =</text:p>
          </table:table-cell>
          <table:table-cell table:style-name="ce6" table:formula="of:=MIN([$'Tip Section'.E13:.E172])" office:value-type="float" office:value="500.885764266303">
            <text:p>500.886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ot Trailing Edge x =</text:p>
          </table:table-cell>
          <table:table-cell table:style-name="ce6" table:formula="of:=[$'Root Section'.E11]" office:value-type="float" office:value="240">
            <text:p>240.00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Tip Trailing Edge x =</text:p>
          </table:table-cell>
          <table:table-cell table:style-name="ce6" table:formula="of:=[$'Tip Section'.E13]" office:value-type="float" office:value="560.882270972103">
            <text:p>560.882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ot Trailing Edge z =</text:p>
          </table:table-cell>
          <table:table-cell table:style-name="ce6" table:formula="of:=[$'Root Section'.G11]" office:value-type="float" office:value="3.83417301855988">
            <text:p>3.834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Tip Trailing Edge z =</text:p>
          </table:table-cell>
          <table:table-cell table:style-name="ce6" table:formula="of:=[$'Tip Section'.G13]" office:value-type="float" office:value="0.042">
            <text:p>0.04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/>
          <table:table-cell table:style-name="ce12" office:value-type="string" table:number-columns-spanned="5" table:number-rows-spanned="1">
            <text:p>Leading Edge</text:p>
          </table:table-cell>
          <table:covered-table-cell table:number-columns-repeated="4" table:style-name="ce12"/>
          <table:table-cell table:style-name="ce12" office:value-type="string" table:number-columns-spanned="5" table:number-rows-spanned="1">
            <text:p>Trailing Edge</text:p>
          </table:table-cell>
          <table:covered-table-cell table:number-columns-repeated="4" table:style-name="ce12"/>
          <table:table-cell table:number-columns-repeated="1009"/>
        </table:table-row>
        <table:table-row table:style-name="ro1">
          <table:table-cell/>
          <table:table-cell table:style-name="ce3" office:value-type="string">
            <text:p>Station</text:p>
          </table:table-cell>
          <table:table-cell table:style-name="ce4" office:value-type="string">
            <text:p>Twist [°]</text:p>
          </table:table-cell>
          <table:table-cell table:style-name="ce4" office:value-type="string">
            <text:p>twist point x</text:p>
          </table:table-cell>
          <table:table-cell table:style-name="ce4" office:value-type="string">
            <text:p>twist point z</text:p>
          </table:table-cell>
          <table:table-cell table:style-name="ce4" office:value-type="string">
            <text:p>x to twist</text:p>
          </table:table-cell>
          <table:table-cell table:style-name="ce4" office:value-type="string">
            <text:p>z to twist</text:p>
          </table:table-cell>
          <table:table-cell table:style-name="ce4" office:value-type="string">
            <text:p>x_twisted</text:p>
          </table:table-cell>
          <table:table-cell table:style-name="ce4" office:value-type="string">
            <text:p>y_twisted</text:p>
          </table:table-cell>
          <table:table-cell table:style-name="ce4" office:value-type="string">
            <text:p>z_twisted</text:p>
          </table:table-cell>
          <table:table-cell table:style-name="ce4" office:value-type="string">
            <text:p>x to twist</text:p>
          </table:table-cell>
          <table:table-cell table:style-name="ce4" office:value-type="string">
            <text:p>z to twist</text:p>
          </table:table-cell>
          <table:table-cell table:style-name="ce4" office:value-type="string">
            <text:p>x_twisted</text:p>
          </table:table-cell>
          <table:table-cell table:style-name="ce4" office:value-type="string">
            <text:p>y_twisted</text:p>
          </table:table-cell>
          <table:table-cell table:style-name="ce4" office:value-type="string">
            <text:p>z_twisted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274">
            <text:p>-8.3274</text:p>
          </table:table-cell>
          <table:table-cell table:style-name="ce6" table:formula="of:=root_twist_x+(tip_twist_x-root_twist_x)*[.B15]/[.B$35]" office:value-type="float" office:value="60">
            <text:p>60.000</text:p>
          </table:table-cell>
          <table:table-cell table:style-name="ce6" table:formula="of:=root_twist_z+(tip_twist_z-root_twist_z)*[.B15]/[.B$35]" office:value-type="float" office:value="-4.959266619257">
            <text:p>-4.959</text:p>
          </table:table-cell>
          <table:table-cell table:style-name="ce6" table:formula="of:=root_lead_x+(tip_lead_x-root_lead_x)*[.B15]/[.B$35]" office:value-type="float" office:value="0.00659293622732599">
            <text:p>0.007</text:p>
          </table:table-cell>
          <table:table-cell table:style-name="ce6" office:value-type="float" office:value="0">
            <text:p>0.000</text:p>
          </table:table-cell>
          <table:table-cell table:formula="of:=(([.F15]-[.D15])*COS(RADIANS([.$C15]))-([.G15]-[.E15])*SIN(RADIANS([.$C15])))+[.D15]" office:value-type="float" office:value="1.35737250006878">
            <text:p>1.3573725001</text:p>
          </table:table-cell>
          <table:table-cell table:formula="of:=(span/2)*[.$B15]/[.$B$35]" office:value-type="float" office:value="0">
            <text:p>0</text:p>
          </table:table-cell>
          <table:table-cell table:formula="of:=(([.F15]-[.D15])*SIN(RADIANS([.$C15]))+([.G15]-[.E15])*COS(RADIANS([.$C15])))+[.E15]" office:value-type="float" office:value="8.63652156770431">
            <text:p>8.6365215677</text:p>
          </table:table-cell>
          <table:table-cell table:style-name="ce6" table:formula="of:=root_trail_x+(tip_trail_x-root_trail_x)*[.B15]/[.B$35]" office:value-type="float" office:value="240">
            <text:p>240.000</text:p>
          </table:table-cell>
          <table:table-cell table:style-name="ce6" table:formula="of:=root_trail_z+(tip_trail_z-root_trail_z)*[.B15]/[.B$35]" office:value-type="float" office:value="3.83417301855988">
            <text:p>3.834</text:p>
          </table:table-cell>
          <table:table-cell table:style-name="ce6" table:formula="of:=(([.K15]-[.D15])*COS(RADIANS([.$C15]))-([.L15]-[.E15])*SIN(RADIANS([.$C15])))+[.D15]" office:value-type="float" office:value="239.375744085308">
            <text:p>239.376</text:p>
          </table:table-cell>
          <table:table-cell table:style-name="ce6" table:formula="of:=(span/2)*[.$B15]/[.$B$35]" office:value-type="float" office:value="0">
            <text:p>0.000</text:p>
          </table:table-cell>
          <table:table-cell table:style-name="ce6" table:formula="of:=(([.K15]-[.D15])*SIN(RADIANS([.$C15]))+([.L15]-[.E15])*COS(RADIANS([.$C15])))+[.E15]" office:value-type="float" office:value="-22.3278305928802">
            <text:p>-22.3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8.5524">
            <text:p>-8.5524</text:p>
          </table:table-cell>
          <table:table-cell table:style-name="ce6" table:formula="of:=root_twist_x+(tip_twist_x-root_twist_x)*[.B16]/[.B$35]" office:value-type="float" office:value="82.7941135486052">
            <text:p>82.794</text:p>
          </table:table-cell>
          <table:table-cell table:style-name="ce6" table:formula="of:=root_twist_z+(tip_twist_z-root_twist_z)*[.B16]/[.B$35]" office:value-type="float" office:value="-4.71077828829415">
            <text:p>-4.711</text:p>
          </table:table-cell>
          <table:table-cell table:style-name="ce6" table:formula="of:=root_lead_x+(tip_lead_x-root_lead_x)*[.B16]/[.B$35]" office:value-type="float" office:value="25.0505515027311">
            <text:p>25.051</text:p>
          </table:table-cell>
          <table:table-cell table:style-name="ce6" office:value-type="float" office:value="0">
            <text:p>0.000</text:p>
          </table:table-cell>
          <table:table-cell table:formula="of:=(([.F16]-[.D16])*COS(RADIANS([.$C16]))-([.G16]-[.E16])*SIN(RADIANS([.$C16])))+[.D16]" office:value-type="float" office:value="26.3932023092683">
            <text:p>26.3932023093</text:p>
          </table:table-cell>
          <table:table-cell table:formula="of:=(span/2)*[.$B16]/[.$B$35]" office:value-type="float" office:value="56.25">
            <text:p>56.25</text:p>
          </table:table-cell>
          <table:table-cell table:formula="of:=(([.F16]-[.D16])*SIN(RADIANS([.$C16]))+([.G16]-[.E16])*COS(RADIANS([.$C16])))+[.E16]" office:value-type="float" office:value="8.53488519828187">
            <text:p>8.5348851983</text:p>
          </table:table-cell>
          <table:table-cell table:style-name="ce6" table:formula="of:=root_trail_x+(tip_trail_x-root_trail_x)*[.B16]/[.B$35]" office:value-type="float" office:value="256.044113548605">
            <text:p>256.044</text:p>
          </table:table-cell>
          <table:table-cell table:style-name="ce6" table:formula="of:=root_trail_z+(tip_trail_z-root_trail_z)*[.B16]/[.B$35]" office:value-type="float" office:value="3.64456436763189">
            <text:p>3.645</text:p>
          </table:table-cell>
          <table:table-cell table:style-name="ce6" table:formula="of:=(([.K16]-[.D16])*COS(RADIANS([.$C16]))-([.L16]-[.E16])*SIN(RADIANS([.$C16])))+[.D16]" office:value-type="float" office:value="255.36017560398">
            <text:p>255.360</text:p>
          </table:table-cell>
          <table:table-cell table:style-name="ce6" table:formula="of:=(span/2)*[.$B16]/[.$B$35]" office:value-type="float" office:value="56.25">
            <text:p>56.250</text:p>
          </table:table-cell>
          <table:table-cell table:style-name="ce6" table:formula="of:=(([.K16]-[.D16])*SIN(RADIANS([.$C16]))+([.L16]-[.E16])*COS(RADIANS([.$C16])))+[.E16]" office:value-type="float" office:value="-22.2130203617635">
            <text:p>-22.2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-8.7259">
            <text:p>-8.7259</text:p>
          </table:table-cell>
          <table:table-cell table:style-name="ce6" table:formula="of:=root_twist_x+(tip_twist_x-root_twist_x)*[.B17]/[.B$35]" office:value-type="float" office:value="105.58822709721">
            <text:p>105.588</text:p>
          </table:table-cell>
          <table:table-cell table:style-name="ce6" table:formula="of:=root_twist_z+(tip_twist_z-root_twist_z)*[.B17]/[.B$35]" office:value-type="float" office:value="-4.4622899573313">
            <text:p>-4.462</text:p>
          </table:table-cell>
          <table:table-cell table:style-name="ce6" table:formula="of:=root_lead_x+(tip_lead_x-root_lead_x)*[.B17]/[.B$35]" office:value-type="float" office:value="50.0945100692349">
            <text:p>50.095</text:p>
          </table:table-cell>
          <table:table-cell table:style-name="ce6" office:value-type="float" office:value="0">
            <text:p>0.000</text:p>
          </table:table-cell>
          <table:table-cell table:formula="of:=(([.F17]-[.D17])*COS(RADIANS([.$C17]))-([.G17]-[.E17])*SIN(RADIANS([.$C17])))+[.D17]" office:value-type="float" office:value="51.4137905961552">
            <text:p>51.4137905962</text:p>
          </table:table-cell>
          <table:table-cell table:formula="of:=(span/2)*[.$B17]/[.$B$35]" office:value-type="float" office:value="112.5">
            <text:p>112.5</text:p>
          </table:table-cell>
          <table:table-cell table:formula="of:=(([.F17]-[.D17])*SIN(RADIANS([.$C17]))+([.G17]-[.E17])*COS(RADIANS([.$C17])))+[.E17]" office:value-type="float" office:value="8.36717188007434">
            <text:p>8.3671718801</text:p>
          </table:table-cell>
          <table:table-cell table:style-name="ce6" table:formula="of:=root_trail_x+(tip_trail_x-root_trail_x)*[.B17]/[.B$35]" office:value-type="float" office:value="272.08822709721">
            <text:p>272.088</text:p>
          </table:table-cell>
          <table:table-cell table:style-name="ce6" table:formula="of:=root_trail_z+(tip_trail_z-root_trail_z)*[.B17]/[.B$35]" office:value-type="float" office:value="3.45495571670389">
            <text:p>3.455</text:p>
          </table:table-cell>
          <table:table-cell table:style-name="ce6" table:formula="of:=(([.K17]-[.D17])*COS(RADIANS([.$C17]))-([.L17]-[.E17])*SIN(RADIANS([.$C17])))+[.D17]" office:value-type="float" office:value="271.362164521284">
            <text:p>271.362</text:p>
          </table:table-cell>
          <table:table-cell table:style-name="ce6" table:formula="of:=(span/2)*[.$B17]/[.$B$35]" office:value-type="float" office:value="112.5">
            <text:p>112.500</text:p>
          </table:table-cell>
          <table:table-cell table:style-name="ce6" table:formula="of:=(([.K17]-[.D17])*SIN(RADIANS([.$C17]))+([.L17]-[.E17])*COS(RADIANS([.$C17])))+[.E17]" office:value-type="float" office:value="-21.8960058544722">
            <text:p>-21.89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8.8441">
            <text:p>-8.8441</text:p>
          </table:table-cell>
          <table:table-cell table:style-name="ce6" table:formula="of:=root_twist_x+(tip_twist_x-root_twist_x)*[.B18]/[.B$35]" office:value-type="float" office:value="128.382340645815">
            <text:p>128.382</text:p>
          </table:table-cell>
          <table:table-cell table:style-name="ce6" table:formula="of:=root_twist_z+(tip_twist_z-root_twist_z)*[.B18]/[.B$35]" office:value-type="float" office:value="-4.21380162636845">
            <text:p>-4.214</text:p>
          </table:table-cell>
          <table:table-cell table:style-name="ce6" table:formula="of:=root_lead_x+(tip_lead_x-root_lead_x)*[.B18]/[.B$35]" office:value-type="float" office:value="75.1384686357387">
            <text:p>75.138</text:p>
          </table:table-cell>
          <table:table-cell table:style-name="ce6" office:value-type="float" office:value="0">
            <text:p>0.000</text:p>
          </table:table-cell>
          <table:table-cell table:formula="of:=(([.F18]-[.D18])*COS(RADIANS([.$C18]))-([.G18]-[.E18])*SIN(RADIANS([.$C18])))+[.D18]" office:value-type="float" office:value="76.4193772460547">
            <text:p>76.4193772461</text:p>
          </table:table-cell>
          <table:table-cell table:formula="of:=(span/2)*[.$B18]/[.$B$35]" office:value-type="float" office:value="168.75">
            <text:p>168.75</text:p>
          </table:table-cell>
          <table:table-cell table:formula="of:=(([.F18]-[.D18])*SIN(RADIANS([.$C18]))+([.G18]-[.E18])*COS(RADIANS([.$C18])))+[.E18]" office:value-type="float" office:value="8.13595405894533">
            <text:p>8.1359540589</text:p>
          </table:table-cell>
          <table:table-cell table:style-name="ce6" table:formula="of:=root_trail_x+(tip_trail_x-root_trail_x)*[.B18]/[.B$35]" office:value-type="float" office:value="288.132340645815">
            <text:p>288.132</text:p>
          </table:table-cell>
          <table:table-cell table:style-name="ce6" table:formula="of:=root_trail_z+(tip_trail_z-root_trail_z)*[.B18]/[.B$35]" office:value-type="float" office:value="3.2653470657759">
            <text:p>3.265</text:p>
          </table:table-cell>
          <table:table-cell table:style-name="ce6" table:formula="of:=(([.K18]-[.D18])*COS(RADIANS([.$C18]))-([.L18]-[.E18])*SIN(RADIANS([.$C18])))+[.D18]" office:value-type="float" office:value="287.382859327602">
            <text:p>287.383</text:p>
          </table:table-cell>
          <table:table-cell table:style-name="ce6" table:formula="of:=(span/2)*[.$B18]/[.$B$35]" office:value-type="float" office:value="168.75">
            <text:p>168.750</text:p>
          </table:table-cell>
          <table:table-cell table:style-name="ce6" table:formula="of:=(([.K18]-[.D18])*SIN(RADIANS([.$C18]))+([.L18]-[.E18])*COS(RADIANS([.$C18])))+[.E18]" office:value-type="float" office:value="-21.3845681812472">
            <text:p>-21.3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8.903">
            <text:p>-8.903</text:p>
          </table:table-cell>
          <table:table-cell table:style-name="ce6" table:formula="of:=root_twist_x+(tip_twist_x-root_twist_x)*[.B19]/[.B$35]" office:value-type="float" office:value="151.176454194421">
            <text:p>151.176</text:p>
          </table:table-cell>
          <table:table-cell table:style-name="ce6" table:formula="of:=root_twist_z+(tip_twist_z-root_twist_z)*[.B19]/[.B$35]" office:value-type="float" office:value="-3.9653132954056">
            <text:p>-3.965</text:p>
          </table:table-cell>
          <table:table-cell table:style-name="ce6" table:formula="of:=root_lead_x+(tip_lead_x-root_lead_x)*[.B19]/[.B$35]" office:value-type="float" office:value="100.182427202243">
            <text:p>100.182</text:p>
          </table:table-cell>
          <table:table-cell table:style-name="ce6" office:value-type="float" office:value="0">
            <text:p>0.000</text:p>
          </table:table-cell>
          <table:table-cell table:formula="of:=(([.F19]-[.D19])*COS(RADIANS([.$C19]))-([.G19]-[.E19])*SIN(RADIANS([.$C19])))+[.D19]" office:value-type="float" office:value="101.410495558719">
            <text:p>101.4104955587</text:p>
          </table:table-cell>
          <table:table-cell table:formula="of:=(span/2)*[.$B19]/[.$B$35]" office:value-type="float" office:value="225">
            <text:p>225</text:p>
          </table:table-cell>
          <table:table-cell table:formula="of:=(([.F19]-[.D19])*SIN(RADIANS([.$C19]))+([.G19]-[.E19])*COS(RADIANS([.$C19])))+[.E19]" office:value-type="float" office:value="7.84416846627008">
            <text:p>7.8441684663</text:p>
          </table:table-cell>
          <table:table-cell table:style-name="ce6" table:formula="of:=root_trail_x+(tip_trail_x-root_trail_x)*[.B19]/[.B$35]" office:value-type="float" office:value="304.176454194421">
            <text:p>304.176</text:p>
          </table:table-cell>
          <table:table-cell table:style-name="ce6" table:formula="of:=root_trail_z+(tip_trail_z-root_trail_z)*[.B19]/[.B$35]" office:value-type="float" office:value="3.07573841484791">
            <text:p>3.076</text:p>
          </table:table-cell>
          <table:table-cell table:style-name="ce6" table:formula="of:=(([.K19]-[.D19])*COS(RADIANS([.$C19]))-([.L19]-[.E19])*SIN(RADIANS([.$C19])))+[.D19]" office:value-type="float" office:value="303.422762113891">
            <text:p>303.423</text:p>
          </table:table-cell>
          <table:table-cell table:style-name="ce6" table:formula="of:=(span/2)*[.$B19]/[.$B$35]" office:value-type="float" office:value="225">
            <text:p>225.000</text:p>
          </table:table-cell>
          <table:table-cell table:style-name="ce6" table:formula="of:=(([.K19]-[.D19])*SIN(RADIANS([.$C19]))+([.L19]-[.E19])*COS(RADIANS([.$C19])))+[.E19]" office:value-type="float" office:value="-20.6876975176475">
            <text:p>-20.68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8.8984">
            <text:p>-8.8984</text:p>
          </table:table-cell>
          <table:table-cell table:style-name="ce6" table:formula="of:=root_twist_x+(tip_twist_x-root_twist_x)*[.B20]/[.B$35]" office:value-type="float" office:value="173.970567743026">
            <text:p>173.971</text:p>
          </table:table-cell>
          <table:table-cell table:style-name="ce6" table:formula="of:=root_twist_z+(tip_twist_z-root_twist_z)*[.B20]/[.B$35]" office:value-type="float" office:value="-3.71682496444275">
            <text:p>-3.717</text:p>
          </table:table-cell>
          <table:table-cell table:style-name="ce6" table:formula="of:=root_lead_x+(tip_lead_x-root_lead_x)*[.B20]/[.B$35]" office:value-type="float" office:value="125.226385768746">
            <text:p>125.226</text:p>
          </table:table-cell>
          <table:table-cell table:style-name="ce6" office:value-type="float" office:value="0">
            <text:p>0.000</text:p>
          </table:table-cell>
          <table:table-cell table:formula="of:=(([.F20]-[.D20])*COS(RADIANS([.$C20]))-([.G20]-[.E20])*SIN(RADIANS([.$C20])))+[.D20]" office:value-type="float" office:value="126.387990572736">
            <text:p>126.3879905727</text:p>
          </table:table-cell>
          <table:table-cell table:formula="of:=(span/2)*[.$B20]/[.$B$35]" office:value-type="float" office:value="281.25">
            <text:p>281.25</text:p>
          </table:table-cell>
          <table:table-cell table:formula="of:=(([.F20]-[.D20])*SIN(RADIANS([.$C20]))+([.G20]-[.E20])*COS(RADIANS([.$C20])))+[.E20]" office:value-type="float" office:value="7.49515139975948">
            <text:p>7.4951513998</text:p>
          </table:table-cell>
          <table:table-cell table:style-name="ce6" table:formula="of:=root_trail_x+(tip_trail_x-root_trail_x)*[.B20]/[.B$35]" office:value-type="float" office:value="320.220567743026">
            <text:p>320.221</text:p>
          </table:table-cell>
          <table:table-cell table:style-name="ce6" table:formula="of:=root_trail_z+(tip_trail_z-root_trail_z)*[.B20]/[.B$35]" office:value-type="float" office:value="2.88612976391991">
            <text:p>2.886</text:p>
          </table:table-cell>
          <table:table-cell table:style-name="ce6" table:formula="of:=(([.K20]-[.D20])*COS(RADIANS([.$C20]))-([.L20]-[.E20])*SIN(RADIANS([.$C20])))+[.D20]" office:value-type="float" office:value="319.481693410714">
            <text:p>319.482</text:p>
          </table:table-cell>
          <table:table-cell table:style-name="ce6" table:formula="of:=(span/2)*[.$B20]/[.$B$35]" office:value-type="float" office:value="281.25">
            <text:p>281.250</text:p>
          </table:table-cell>
          <table:table-cell table:style-name="ce6" table:formula="of:=(([.K20]-[.D20])*SIN(RADIANS([.$C20]))+([.L20]-[.E20])*COS(RADIANS([.$C20])))+[.E20]" office:value-type="float" office:value="-19.8157012627172">
            <text:p>-19.8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8.8257">
            <text:p>-8.8257</text:p>
          </table:table-cell>
          <table:table-cell table:style-name="ce6" table:formula="of:=root_twist_x+(tip_twist_x-root_twist_x)*[.B21]/[.B$35]" office:value-type="float" office:value="196.764681291631">
            <text:p>196.765</text:p>
          </table:table-cell>
          <table:table-cell table:style-name="ce6" table:formula="of:=root_twist_z+(tip_twist_z-root_twist_z)*[.B21]/[.B$35]" office:value-type="float" office:value="-3.4683366334799">
            <text:p>-3.468</text:p>
          </table:table-cell>
          <table:table-cell table:style-name="ce6" table:formula="of:=root_lead_x+(tip_lead_x-root_lead_x)*[.B21]/[.B$35]" office:value-type="float" office:value="150.27034433525">
            <text:p>150.270</text:p>
          </table:table-cell>
          <table:table-cell table:style-name="ce6" office:value-type="float" office:value="0">
            <text:p>0.000</text:p>
          </table:table-cell>
          <table:table-cell table:formula="of:=(([.F21]-[.D21])*COS(RADIANS([.$C21]))-([.G21]-[.E21])*SIN(RADIANS([.$C21])))+[.D21]" office:value-type="float" office:value="151.352996813786">
            <text:p>151.3529968138</text:p>
          </table:table-cell>
          <table:table-cell table:formula="of:=(span/2)*[.$B21]/[.$B$35]" office:value-type="float" office:value="337.5">
            <text:p>337.5</text:p>
          </table:table-cell>
          <table:table-cell table:formula="of:=(([.F21]-[.D21])*SIN(RADIANS([.$C21]))+([.G21]-[.E21])*COS(RADIANS([.$C21])))+[.E21]" office:value-type="float" office:value="7.09251754131576">
            <text:p>7.0925175413</text:p>
          </table:table-cell>
          <table:table-cell table:style-name="ce6" table:formula="of:=root_trail_x+(tip_trail_x-root_trail_x)*[.B21]/[.B$35]" office:value-type="float" office:value="336.264681291631">
            <text:p>336.265</text:p>
          </table:table-cell>
          <table:table-cell table:style-name="ce6" table:formula="of:=root_trail_z+(tip_trail_z-root_trail_z)*[.B21]/[.B$35]" office:value-type="float" office:value="2.69652111299192">
            <text:p>2.697</text:p>
          </table:table-cell>
          <table:table-cell table:style-name="ce6" table:formula="of:=(([.K21]-[.D21])*COS(RADIANS([.$C21]))-([.L21]-[.E21])*SIN(RADIANS([.$C21])))+[.D21]" office:value-type="float" office:value="335.558822419092">
            <text:p>335.559</text:p>
          </table:table-cell>
          <table:table-cell table:style-name="ce6" table:formula="of:=(span/2)*[.$B21]/[.$B$35]" office:value-type="float" office:value="337.5">
            <text:p>337.500</text:p>
          </table:table-cell>
          <table:table-cell table:style-name="ce6" table:formula="of:=(([.K21]-[.D21])*SIN(RADIANS([.$C21]))+([.L21]-[.E21])*COS(RADIANS([.$C21])))+[.E21]" office:value-type="float" office:value="-18.7798309996334">
            <text:p>-18.7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-8.6801">
            <text:p>-8.6801</text:p>
          </table:table-cell>
          <table:table-cell table:style-name="ce6" table:formula="of:=root_twist_x+(tip_twist_x-root_twist_x)*[.B22]/[.B$35]" office:value-type="float" office:value="219.558794840236">
            <text:p>219.559</text:p>
          </table:table-cell>
          <table:table-cell table:style-name="ce6" table:formula="of:=root_twist_z+(tip_twist_z-root_twist_z)*[.B22]/[.B$35]" office:value-type="float" office:value="-3.21984830251705">
            <text:p>-3.220</text:p>
          </table:table-cell>
          <table:table-cell table:style-name="ce6" table:formula="of:=root_lead_x+(tip_lead_x-root_lead_x)*[.B22]/[.B$35]" office:value-type="float" office:value="175.314302901754">
            <text:p>175.314</text:p>
          </table:table-cell>
          <table:table-cell table:style-name="ce6" office:value-type="float" office:value="0">
            <text:p>0.000</text:p>
          </table:table-cell>
          <table:table-cell table:formula="of:=(([.F22]-[.D22])*COS(RADIANS([.$C22]))-([.G22]-[.E22])*SIN(RADIANS([.$C22])))+[.D22]" office:value-type="float" office:value="176.306994658098">
            <text:p>176.3069946581</text:p>
          </table:table-cell>
          <table:table-cell table:formula="of:=(span/2)*[.$B22]/[.$B$35]" office:value-type="float" office:value="393.75">
            <text:p>393.75</text:p>
          </table:table-cell>
          <table:table-cell table:formula="of:=(([.F22]-[.D22])*SIN(RADIANS([.$C22]))+([.G22]-[.E22])*COS(RADIANS([.$C22])))+[.E22]" office:value-type="float" office:value="6.64038856025869">
            <text:p>6.6403885603</text:p>
          </table:table-cell>
          <table:table-cell table:style-name="ce6" table:formula="of:=root_trail_x+(tip_trail_x-root_trail_x)*[.B22]/[.B$35]" office:value-type="float" office:value="352.308794840236">
            <text:p>352.309</text:p>
          </table:table-cell>
          <table:table-cell table:style-name="ce6" table:formula="of:=root_trail_z+(tip_trail_z-root_trail_z)*[.B22]/[.B$35]" office:value-type="float" office:value="2.50691246206392">
            <text:p>2.507</text:p>
          </table:table-cell>
          <table:table-cell table:style-name="ce6" table:formula="of:=(([.K22]-[.D22])*COS(RADIANS([.$C22]))-([.L22]-[.E22])*SIN(RADIANS([.$C22])))+[.D22]" office:value-type="float" office:value="351.652592894197">
            <text:p>351.653</text:p>
          </table:table-cell>
          <table:table-cell table:style-name="ce6" table:formula="of:=(span/2)*[.$B22]/[.$B$35]" office:value-type="float" office:value="393.75">
            <text:p>393.750</text:p>
          </table:table-cell>
          <table:table-cell table:style-name="ce6" table:formula="of:=(([.K22]-[.D22])*SIN(RADIANS([.$C22]))+([.L22]-[.E22])*COS(RADIANS([.$C22])))+[.E22]" office:value-type="float" office:value="-17.5929761643996">
            <text:p>-17.59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8.4565">
            <text:p>-8.4565</text:p>
          </table:table-cell>
          <table:table-cell table:style-name="ce6" table:formula="of:=root_twist_x+(tip_twist_x-root_twist_x)*[.B23]/[.B$35]" office:value-type="float" office:value="242.352908388841">
            <text:p>242.353</text:p>
          </table:table-cell>
          <table:table-cell table:style-name="ce6" table:formula="of:=root_twist_z+(tip_twist_z-root_twist_z)*[.B23]/[.B$35]" office:value-type="float" office:value="-2.9713599715542">
            <text:p>-2.971</text:p>
          </table:table-cell>
          <table:table-cell table:style-name="ce6" table:formula="of:=root_lead_x+(tip_lead_x-root_lead_x)*[.B23]/[.B$35]" office:value-type="float" office:value="200.358261468258">
            <text:p>200.358</text:p>
          </table:table-cell>
          <table:table-cell table:style-name="ce6" office:value-type="float" office:value="0">
            <text:p>0.000</text:p>
          </table:table-cell>
          <table:table-cell table:formula="of:=(([.F23]-[.D23])*COS(RADIANS([.$C23]))-([.G23]-[.E23])*SIN(RADIANS([.$C23])))+[.D23]" office:value-type="float" office:value="201.251799466176">
            <text:p>201.2517994662</text:p>
          </table:table-cell>
          <table:table-cell table:formula="of:=(span/2)*[.$B23]/[.$B$35]" office:value-type="float" office:value="450">
            <text:p>450</text:p>
          </table:table-cell>
          <table:table-cell table:formula="of:=(([.F23]-[.D23])*SIN(RADIANS([.$C23]))+([.G23]-[.E23])*COS(RADIANS([.$C23])))+[.E23]" office:value-type="float" office:value="6.14336412697008">
            <text:p>6.143364127</text:p>
          </table:table-cell>
          <table:table-cell table:style-name="ce6" table:formula="of:=root_trail_x+(tip_trail_x-root_trail_x)*[.B23]/[.B$35]" office:value-type="float" office:value="368.352908388841">
            <text:p>368.353</text:p>
          </table:table-cell>
          <table:table-cell table:style-name="ce6" table:formula="of:=root_trail_z+(tip_trail_z-root_trail_z)*[.B23]/[.B$35]" office:value-type="float" office:value="2.31730381113593">
            <text:p>2.317</text:p>
          </table:table-cell>
          <table:table-cell table:style-name="ce6" table:formula="of:=(([.K23]-[.D23])*COS(RADIANS([.$C23]))-([.L23]-[.E23])*SIN(RADIANS([.$C23])))+[.D23]" office:value-type="float" office:value="367.760753834019">
            <text:p>367.761</text:p>
          </table:table-cell>
          <table:table-cell table:style-name="ce6" table:formula="of:=(span/2)*[.$B23]/[.$B$35]" office:value-type="float" office:value="450">
            <text:p>450.000</text:p>
          </table:table-cell>
          <table:table-cell table:style-name="ce6" table:formula="of:=(([.K23]-[.D23])*SIN(RADIANS([.$C23]))+([.L23]-[.E23])*COS(RADIANS([.$C23])))+[.E23]" office:value-type="float" office:value="-16.2695653168163">
            <text:p>-16.27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-8.1492">
            <text:p>-8.1492</text:p>
          </table:table-cell>
          <table:table-cell table:style-name="ce6" table:formula="of:=root_twist_x+(tip_twist_x-root_twist_x)*[.B24]/[.B$35]" office:value-type="float" office:value="265.147021937446">
            <text:p>265.147</text:p>
          </table:table-cell>
          <table:table-cell table:style-name="ce6" table:formula="of:=root_twist_z+(tip_twist_z-root_twist_z)*[.B24]/[.B$35]" office:value-type="float" office:value="-2.72287164059135">
            <text:p>-2.723</text:p>
          </table:table-cell>
          <table:table-cell table:style-name="ce6" table:formula="of:=root_lead_x+(tip_lead_x-root_lead_x)*[.B24]/[.B$35]" office:value-type="float" office:value="225.402220034761">
            <text:p>225.402</text:p>
          </table:table-cell>
          <table:table-cell table:style-name="ce6" office:value-type="float" office:value="0">
            <text:p>0.000</text:p>
          </table:table-cell>
          <table:table-cell table:formula="of:=(([.F24]-[.D24])*COS(RADIANS([.$C24]))-([.G24]-[.E24])*SIN(RADIANS([.$C24])))+[.D24]" office:value-type="float" office:value="226.189521734915">
            <text:p>226.1895217349</text:p>
          </table:table-cell>
          <table:table-cell table:formula="of:=(span/2)*[.$B24]/[.$B$35]" office:value-type="float" office:value="506.25">
            <text:p>506.25</text:p>
          </table:table-cell>
          <table:table-cell table:formula="of:=(([.F24]-[.D24])*SIN(RADIANS([.$C24]))+([.G24]-[.E24])*COS(RADIANS([.$C24])))+[.E24]" office:value-type="float" office:value="5.60638320150584">
            <text:p>5.6063832015</text:p>
          </table:table-cell>
          <table:table-cell table:style-name="ce6" table:formula="of:=root_trail_x+(tip_trail_x-root_trail_x)*[.B24]/[.B$35]" office:value-type="float" office:value="384.397021937446">
            <text:p>384.397</text:p>
          </table:table-cell>
          <table:table-cell table:style-name="ce6" table:formula="of:=root_trail_z+(tip_trail_z-root_trail_z)*[.B24]/[.B$35]" office:value-type="float" office:value="2.12769516020793">
            <text:p>2.128</text:p>
          </table:table-cell>
          <table:table-cell table:style-name="ce6" table:formula="of:=(([.K24]-[.D24])*COS(RADIANS([.$C24]))-([.L24]-[.E24])*SIN(RADIANS([.$C24])))+[.D24]" office:value-type="float" office:value="383.88044550215">
            <text:p>383.880</text:p>
          </table:table-cell>
          <table:table-cell table:style-name="ce6" table:formula="of:=(span/2)*[.$B24]/[.$B$35]" office:value-type="float" office:value="506.25">
            <text:p>506.250</text:p>
          </table:table-cell>
          <table:table-cell table:style-name="ce6" table:formula="of:=(([.K24]-[.D24])*SIN(RADIANS([.$C24]))+([.L24]-[.E24])*COS(RADIANS([.$C24])))+[.E24]" office:value-type="float" office:value="-14.8251287397371">
            <text:p>-14.8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7.7522">
            <text:p>-7.7522</text:p>
          </table:table-cell>
          <table:table-cell table:style-name="ce6" table:formula="of:=root_twist_x+(tip_twist_x-root_twist_x)*[.B25]/[.B$35]" office:value-type="float" office:value="287.941135486052">
            <text:p>287.941</text:p>
          </table:table-cell>
          <table:table-cell table:style-name="ce6" table:formula="of:=root_twist_z+(tip_twist_z-root_twist_z)*[.B25]/[.B$35]" office:value-type="float" office:value="-2.4743833096285">
            <text:p>-2.474</text:p>
          </table:table-cell>
          <table:table-cell table:style-name="ce6" table:formula="of:=root_lead_x+(tip_lead_x-root_lead_x)*[.B25]/[.B$35]" office:value-type="float" office:value="250.446178601265">
            <text:p>250.446</text:p>
          </table:table-cell>
          <table:table-cell table:style-name="ce6" office:value-type="float" office:value="0">
            <text:p>0.000</text:p>
          </table:table-cell>
          <table:table-cell table:formula="of:=(([.F25]-[.D25])*COS(RADIANS([.$C25]))-([.G25]-[.E25])*SIN(RADIANS([.$C25])))+[.D25]" office:value-type="float" office:value="251.122622590184">
            <text:p>251.1226225902</text:p>
          </table:table-cell>
          <table:table-cell table:formula="of:=(span/2)*[.$B25]/[.$B$35]" office:value-type="float" office:value="562.5">
            <text:p>562.5</text:p>
          </table:table-cell>
          <table:table-cell table:formula="of:=(([.F25]-[.D25])*SIN(RADIANS([.$C25]))+([.G25]-[.E25])*COS(RADIANS([.$C25])))+[.E25]" office:value-type="float" office:value="5.03504228037423">
            <text:p>5.0350422804</text:p>
          </table:table-cell>
          <table:table-cell table:style-name="ce6" table:formula="of:=root_trail_x+(tip_trail_x-root_trail_x)*[.B25]/[.B$35]" office:value-type="float" office:value="400.441135486052">
            <text:p>400.441</text:p>
          </table:table-cell>
          <table:table-cell table:style-name="ce6" table:formula="of:=root_trail_z+(tip_trail_z-root_trail_z)*[.B25]/[.B$35]" office:value-type="float" office:value="1.93808650927994">
            <text:p>1.938</text:p>
          </table:table-cell>
          <table:table-cell table:style-name="ce6" table:formula="of:=(([.K25]-[.D25])*COS(RADIANS([.$C25]))-([.L25]-[.E25])*SIN(RADIANS([.$C25])))+[.D25]" office:value-type="float" office:value="400.008159884264">
            <text:p>400.008</text:p>
          </table:table-cell>
          <table:table-cell table:style-name="ce6" table:formula="of:=(span/2)*[.$B25]/[.$B$35]" office:value-type="float" office:value="562.5">
            <text:p>562.500</text:p>
          </table:table-cell>
          <table:table-cell table:style-name="ce6" table:formula="of:=(([.K25]-[.D25])*SIN(RADIANS([.$C25]))+([.L25]-[.E25])*COS(RADIANS([.$C25])))+[.E25]" office:value-type="float" office:value="-13.2772501714087">
            <text:p>-13.2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-7.2592">
            <text:p>-7.2592</text:p>
          </table:table-cell>
          <table:table-cell table:style-name="ce6" table:formula="of:=root_twist_x+(tip_twist_x-root_twist_x)*[.B26]/[.B$35]" office:value-type="float" office:value="310.735249034657">
            <text:p>310.735</text:p>
          </table:table-cell>
          <table:table-cell table:style-name="ce6" table:formula="of:=root_twist_z+(tip_twist_z-root_twist_z)*[.B26]/[.B$35]" office:value-type="float" office:value="-2.22589497866565">
            <text:p>-2.226</text:p>
          </table:table-cell>
          <table:table-cell table:style-name="ce6" table:formula="of:=root_lead_x+(tip_lead_x-root_lead_x)*[.B26]/[.B$35]" office:value-type="float" office:value="275.490137167769">
            <text:p>275.490</text:p>
          </table:table-cell>
          <table:table-cell table:style-name="ce6" office:value-type="float" office:value="0">
            <text:p>0.000</text:p>
          </table:table-cell>
          <table:table-cell table:formula="of:=(([.F26]-[.D26])*COS(RADIANS([.$C26]))-([.G26]-[.E26])*SIN(RADIANS([.$C26])))+[.D26]" office:value-type="float" office:value="276.053898464657">
            <text:p>276.0538984647</text:p>
          </table:table-cell>
          <table:table-cell table:formula="of:=(span/2)*[.$B26]/[.$B$35]" office:value-type="float" office:value="618.75">
            <text:p>618.75</text:p>
          </table:table-cell>
          <table:table-cell table:formula="of:=(([.F26]-[.D26])*SIN(RADIANS([.$C26]))+([.G26]-[.E26])*COS(RADIANS([.$C26])))+[.E26]" office:value-type="float" office:value="4.43566952272881">
            <text:p>4.4356695227</text:p>
          </table:table-cell>
          <table:table-cell table:style-name="ce6" table:formula="of:=root_trail_x+(tip_trail_x-root_trail_x)*[.B26]/[.B$35]" office:value-type="float" office:value="416.485249034657">
            <text:p>416.485</text:p>
          </table:table-cell>
          <table:table-cell table:style-name="ce6" table:formula="of:=root_trail_z+(tip_trail_z-root_trail_z)*[.B26]/[.B$35]" office:value-type="float" office:value="1.74847785835195">
            <text:p>1.748</text:p>
          </table:table-cell>
          <table:table-cell table:style-name="ce6" table:formula="of:=(([.K26]-[.D26])*COS(RADIANS([.$C26]))-([.L26]-[.E26])*SIN(RADIANS([.$C26])))+[.D26]" office:value-type="float" office:value="416.139823026084">
            <text:p>416.140</text:p>
          </table:table-cell>
          <table:table-cell table:style-name="ce6" table:formula="of:=(span/2)*[.$B26]/[.$B$35]" office:value-type="float" office:value="618.75">
            <text:p>618.750</text:p>
          </table:table-cell>
          <table:table-cell table:style-name="ce6" table:formula="of:=(([.K26]-[.D26])*SIN(RADIANS([.$C26]))+([.L26]-[.E26])*COS(RADIANS([.$C26])))+[.E26]" office:value-type="float" office:value="-11.6457634030861">
            <text:p>-11.6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-6.6634">
            <text:p>-6.6634</text:p>
          </table:table-cell>
          <table:table-cell table:style-name="ce6" table:formula="of:=root_twist_x+(tip_twist_x-root_twist_x)*[.B27]/[.B$35]" office:value-type="float" office:value="333.529362583262">
            <text:p>333.529</text:p>
          </table:table-cell>
          <table:table-cell table:style-name="ce6" table:formula="of:=root_twist_z+(tip_twist_z-root_twist_z)*[.B27]/[.B$35]" office:value-type="float" office:value="-1.9774066477028">
            <text:p>-1.977</text:p>
          </table:table-cell>
          <table:table-cell table:style-name="ce6" table:formula="of:=root_lead_x+(tip_lead_x-root_lead_x)*[.B27]/[.B$35]" office:value-type="float" office:value="300.534095734273">
            <text:p>300.534</text:p>
          </table:table-cell>
          <table:table-cell table:style-name="ce6" office:value-type="float" office:value="0">
            <text:p>0.000</text:p>
          </table:table-cell>
          <table:table-cell table:formula="of:=(([.F27]-[.D27])*COS(RADIANS([.$C27]))-([.G27]-[.E27])*SIN(RADIANS([.$C27])))+[.D27]" office:value-type="float" office:value="300.9864305068">
            <text:p>300.9864305068</text:p>
          </table:table-cell>
          <table:table-cell table:formula="of:=(span/2)*[.$B27]/[.$B$35]" office:value-type="float" office:value="675">
            <text:p>675</text:p>
          </table:table-cell>
          <table:table-cell table:formula="of:=(([.F27]-[.D27])*SIN(RADIANS([.$C27]))+([.G27]-[.E27])*COS(RADIANS([.$C27])))+[.E27]" office:value-type="float" office:value="3.81529076828175">
            <text:p>3.8152907683</text:p>
          </table:table-cell>
          <table:table-cell table:style-name="ce6" table:formula="of:=root_trail_x+(tip_trail_x-root_trail_x)*[.B27]/[.B$35]" office:value-type="float" office:value="432.529362583262">
            <text:p>432.529</text:p>
          </table:table-cell>
          <table:table-cell table:style-name="ce6" table:formula="of:=root_trail_z+(tip_trail_z-root_trail_z)*[.B27]/[.B$35]" office:value-type="float" office:value="1.55886920742395">
            <text:p>1.559</text:p>
          </table:table-cell>
          <table:table-cell table:style-name="ce6" table:formula="of:=(([.K27]-[.D27])*COS(RADIANS([.$C27]))-([.L27]-[.E27])*SIN(RADIANS([.$C27])))+[.D27]" office:value-type="float" office:value="432.270951428363">
            <text:p>432.271</text:p>
          </table:table-cell>
          <table:table-cell table:style-name="ce6" table:formula="of:=(span/2)*[.$B27]/[.$B$35]" office:value-type="float" office:value="675">
            <text:p>675.000</text:p>
          </table:table-cell>
          <table:table-cell table:style-name="ce6" table:formula="of:=(([.K27]-[.D27])*SIN(RADIANS([.$C27]))+([.L27]-[.E27])*COS(RADIANS([.$C27])))+[.E27]" office:value-type="float" office:value="-9.95261067447279">
            <text:p>-9.9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-5.9579">
            <text:p>-5.9579</text:p>
          </table:table-cell>
          <table:table-cell table:style-name="ce6" table:formula="of:=root_twist_x+(tip_twist_x-root_twist_x)*[.B28]/[.B$35]" office:value-type="float" office:value="356.323476131867">
            <text:p>356.323</text:p>
          </table:table-cell>
          <table:table-cell table:style-name="ce6" table:formula="of:=root_twist_z+(tip_twist_z-root_twist_z)*[.B28]/[.B$35]" office:value-type="float" office:value="-1.72891831673995">
            <text:p>-1.729</text:p>
          </table:table-cell>
          <table:table-cell table:style-name="ce6" table:formula="of:=root_lead_x+(tip_lead_x-root_lead_x)*[.B28]/[.B$35]" office:value-type="float" office:value="325.578054300777">
            <text:p>325.578</text:p>
          </table:table-cell>
          <table:table-cell table:style-name="ce6" office:value-type="float" office:value="0">
            <text:p>0.000</text:p>
          </table:table-cell>
          <table:table-cell table:formula="of:=(([.F28]-[.D28])*COS(RADIANS([.$C28]))-([.G28]-[.E28])*SIN(RADIANS([.$C28])))+[.D28]" office:value-type="float" office:value="325.923585470827">
            <text:p>325.9235854708</text:p>
          </table:table-cell>
          <table:table-cell table:formula="of:=(span/2)*[.$B28]/[.$B$35]" office:value-type="float" office:value="731.25">
            <text:p>731.25</text:p>
          </table:table-cell>
          <table:table-cell table:formula="of:=(([.F28]-[.D28])*SIN(RADIANS([.$C28]))+([.G28]-[.E28])*COS(RADIANS([.$C28])))+[.E28]" office:value-type="float" office:value="3.18196448724245">
            <text:p>3.1819644872</text:p>
          </table:table-cell>
          <table:table-cell table:style-name="ce6" table:formula="of:=root_trail_x+(tip_trail_x-root_trail_x)*[.B28]/[.B$35]" office:value-type="float" office:value="448.573476131867">
            <text:p>448.573</text:p>
          </table:table-cell>
          <table:table-cell table:style-name="ce6" table:formula="of:=root_trail_z+(tip_trail_z-root_trail_z)*[.B28]/[.B$35]" office:value-type="float" office:value="1.36926055649596">
            <text:p>1.369</text:p>
          </table:table-cell>
          <table:table-cell table:style-name="ce6" table:formula="of:=(([.K28]-[.D28])*COS(RADIANS([.$C28]))-([.L28]-[.E28])*SIN(RADIANS([.$C28])))+[.D28]" office:value-type="float" office:value="448.396765316524">
            <text:p>448.397</text:p>
          </table:table-cell>
          <table:table-cell table:style-name="ce6" table:formula="of:=(span/2)*[.$B28]/[.$B$35]" office:value-type="float" office:value="731.25">
            <text:p>731.250</text:p>
          </table:table-cell>
          <table:table-cell table:style-name="ce6" table:formula="of:=(([.K28]-[.D28])*SIN(RADIANS([.$C28]))+([.L28]-[.E28])*COS(RADIANS([.$C28])))+[.E28]" office:value-type="float" office:value="-8.2228101428366">
            <text:p>-8.2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-5.1362">
            <text:p>-5.1362</text:p>
          </table:table-cell>
          <table:table-cell table:style-name="ce6" table:formula="of:=root_twist_x+(tip_twist_x-root_twist_x)*[.B29]/[.B$35]" office:value-type="float" office:value="379.117589680472">
            <text:p>379.118</text:p>
          </table:table-cell>
          <table:table-cell table:style-name="ce6" table:formula="of:=root_twist_z+(tip_twist_z-root_twist_z)*[.B29]/[.B$35]" office:value-type="float" office:value="-1.4804299857771">
            <text:p>-1.480</text:p>
          </table:table-cell>
          <table:table-cell table:style-name="ce6" table:formula="of:=root_lead_x+(tip_lead_x-root_lead_x)*[.B29]/[.B$35]" office:value-type="float" office:value="350.62201286728">
            <text:p>350.622</text:p>
          </table:table-cell>
          <table:table-cell table:style-name="ce6" office:value-type="float" office:value="0">
            <text:p>0.000</text:p>
          </table:table-cell>
          <table:table-cell table:formula="of:=(([.F29]-[.D29])*COS(RADIANS([.$C29]))-([.G29]-[.E29])*SIN(RADIANS([.$C29])))+[.D29]" office:value-type="float" office:value="350.868964491649">
            <text:p>350.8689644917</text:p>
          </table:table-cell>
          <table:table-cell table:formula="of:=(span/2)*[.$B29]/[.$B$35]" office:value-type="float" office:value="787.5">
            <text:p>787.5</text:p>
          </table:table-cell>
          <table:table-cell table:formula="of:=(([.F29]-[.D29])*SIN(RADIANS([.$C29]))+([.G29]-[.E29])*COS(RADIANS([.$C29])))+[.E29]" office:value-type="float" office:value="2.54508188238213">
            <text:p>2.5450818824</text:p>
          </table:table-cell>
          <table:table-cell table:style-name="ce6" table:formula="of:=root_trail_x+(tip_trail_x-root_trail_x)*[.B29]/[.B$35]" office:value-type="float" office:value="464.617589680472">
            <text:p>464.618</text:p>
          </table:table-cell>
          <table:table-cell table:style-name="ce6" table:formula="of:=root_trail_z+(tip_trail_z-root_trail_z)*[.B29]/[.B$35]" office:value-type="float" office:value="1.17965190556796">
            <text:p>1.180</text:p>
          </table:table-cell>
          <table:table-cell table:style-name="ce6" table:formula="of:=(([.K29]-[.D29])*COS(RADIANS([.$C29]))-([.L29]-[.E29])*SIN(RADIANS([.$C29])))+[.D29]" office:value-type="float" office:value="464.512421806504">
            <text:p>464.512</text:p>
          </table:table-cell>
          <table:table-cell table:style-name="ce6" table:formula="of:=(span/2)*[.$B29]/[.$B$35]" office:value-type="float" office:value="787.5">
            <text:p>787.500</text:p>
          </table:table-cell>
          <table:table-cell table:style-name="ce6" table:formula="of:=(([.K29]-[.D29])*SIN(RADIANS([.$C29]))+([.L29]-[.E29])*COS(RADIANS([.$C29])))+[.E29]" office:value-type="float" office:value="-6.48529580171064">
            <text:p>-6.4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-4.1927">
            <text:p>-4.1927</text:p>
          </table:table-cell>
          <table:table-cell table:style-name="ce6" table:formula="of:=root_twist_x+(tip_twist_x-root_twist_x)*[.B30]/[.B$35]" office:value-type="float" office:value="401.911703229077">
            <text:p>401.912</text:p>
          </table:table-cell>
          <table:table-cell table:style-name="ce6" table:formula="of:=root_twist_z+(tip_twist_z-root_twist_z)*[.B30]/[.B$35]" office:value-type="float" office:value="-1.23194165481425">
            <text:p>-1.232</text:p>
          </table:table-cell>
          <table:table-cell table:style-name="ce6" table:formula="of:=root_lead_x+(tip_lead_x-root_lead_x)*[.B30]/[.B$35]" office:value-type="float" office:value="375.665971433784">
            <text:p>375.666</text:p>
          </table:table-cell>
          <table:table-cell table:style-name="ce6" office:value-type="float" office:value="0">
            <text:p>0.000</text:p>
          </table:table-cell>
          <table:table-cell table:formula="of:=(([.F30]-[.D30])*COS(RADIANS([.$C30]))-([.G30]-[.E30])*SIN(RADIANS([.$C30])))+[.D30]" office:value-type="float" office:value="375.826278898407">
            <text:p>375.8262788984</text:p>
          </table:table-cell>
          <table:table-cell table:formula="of:=(span/2)*[.$B30]/[.$B$35]" office:value-type="float" office:value="843.75">
            <text:p>843.75</text:p>
          </table:table-cell>
          <table:table-cell table:formula="of:=(([.F30]-[.D30])*SIN(RADIANS([.$C30]))+([.G30]-[.E30])*COS(RADIANS([.$C30])))+[.E30]" office:value-type="float" office:value="1.91555817841441">
            <text:p>1.9155581784</text:p>
          </table:table-cell>
          <table:table-cell table:style-name="ce6" table:formula="of:=root_trail_x+(tip_trail_x-root_trail_x)*[.B30]/[.B$35]" office:value-type="float" office:value="480.661703229077">
            <text:p>480.662</text:p>
          </table:table-cell>
          <table:table-cell table:style-name="ce6" table:formula="of:=root_trail_z+(tip_trail_z-root_trail_z)*[.B30]/[.B$35]" office:value-type="float" office:value="0.99004325463997">
            <text:p>0.990</text:p>
          </table:table-cell>
          <table:table-cell table:style-name="ce6" table:formula="of:=(([.K30]-[.D30])*COS(RADIANS([.$C30]))-([.L30]-[.E30])*SIN(RADIANS([.$C30])))+[.D30]" office:value-type="float" office:value="480.613404332488">
            <text:p>480.613</text:p>
          </table:table-cell>
          <table:table-cell table:style-name="ce6" table:formula="of:=(span/2)*[.$B30]/[.$B$35]" office:value-type="float" office:value="843.75">
            <text:p>843.750</text:p>
          </table:table-cell>
          <table:table-cell table:style-name="ce6" table:formula="of:=(([.K30]-[.D30])*SIN(RADIANS([.$C30]))+([.L30]-[.E30])*COS(RADIANS([.$C30])))+[.E30]" office:value-type="float" office:value="-4.77340468119222">
            <text:p>-4.77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-3.1253">
            <text:p>-3.1253</text:p>
          </table:table-cell>
          <table:table-cell table:style-name="ce6" table:formula="of:=root_twist_x+(tip_twist_x-root_twist_x)*[.B31]/[.B$35]" office:value-type="float" office:value="424.705816777683">
            <text:p>424.706</text:p>
          </table:table-cell>
          <table:table-cell table:style-name="ce6" table:formula="of:=root_twist_z+(tip_twist_z-root_twist_z)*[.B31]/[.B$35]" office:value-type="float" office:value="-0.9834533238514">
            <text:p>-0.983</text:p>
          </table:table-cell>
          <table:table-cell table:style-name="ce6" table:formula="of:=root_lead_x+(tip_lead_x-root_lead_x)*[.B31]/[.B$35]" office:value-type="float" office:value="400.709930000288">
            <text:p>400.710</text:p>
          </table:table-cell>
          <table:table-cell table:style-name="ce6" office:value-type="float" office:value="0">
            <text:p>0.000</text:p>
          </table:table-cell>
          <table:table-cell table:formula="of:=(([.F31]-[.D31])*COS(RADIANS([.$C31]))-([.G31]-[.E31])*SIN(RADIANS([.$C31])))+[.D31]" office:value-type="float" office:value="400.799236848459">
            <text:p>400.7992368485</text:p>
          </table:table-cell>
          <table:table-cell table:formula="of:=(span/2)*[.$B31]/[.$B$35]" office:value-type="float" office:value="900">
            <text:p>900</text:p>
          </table:table-cell>
          <table:table-cell table:formula="of:=(([.F31]-[.D31])*SIN(RADIANS([.$C31]))+([.G31]-[.E31])*COS(RADIANS([.$C31])))+[.E31]" office:value-type="float" office:value="1.30678656781855">
            <text:p>1.3067865678</text:p>
          </table:table-cell>
          <table:table-cell table:style-name="ce6" table:formula="of:=root_trail_x+(tip_trail_x-root_trail_x)*[.B31]/[.B$35]" office:value-type="float" office:value="496.705816777683">
            <text:p>496.706</text:p>
          </table:table-cell>
          <table:table-cell table:style-name="ce6" table:formula="of:=root_trail_z+(tip_trail_z-root_trail_z)*[.B31]/[.B$35]" office:value-type="float" office:value="0.800434603711976">
            <text:p>0.800</text:p>
          </table:table-cell>
          <table:table-cell table:style-name="ce6" table:formula="of:=(([.K31]-[.D31])*COS(RADIANS([.$C31]))-([.L31]-[.E31])*SIN(RADIANS([.$C31])))+[.D31]" office:value-type="float" office:value="496.695987796751">
            <text:p>496.696</text:p>
          </table:table-cell>
          <table:table-cell table:style-name="ce6" table:formula="of:=(span/2)*[.$B31]/[.$B$35]" office:value-type="float" office:value="900">
            <text:p>900.000</text:p>
          </table:table-cell>
          <table:table-cell table:style-name="ce6" table:formula="of:=(([.K31]-[.D31])*SIN(RADIANS([.$C31]))+([.L31]-[.E31])*COS(RADIANS([.$C31])))+[.E31]" office:value-type="float" office:value="-3.12763913282527">
            <text:p>-3.12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-1.9394">
            <text:p>-1.9394</text:p>
          </table:table-cell>
          <table:table-cell table:style-name="ce6" table:formula="of:=root_twist_x+(tip_twist_x-root_twist_x)*[.B32]/[.B$35]" office:value-type="float" office:value="447.499930326288">
            <text:p>447.500</text:p>
          </table:table-cell>
          <table:table-cell table:style-name="ce6" table:formula="of:=root_twist_z+(tip_twist_z-root_twist_z)*[.B32]/[.B$35]" office:value-type="float" office:value="-0.734964992888551">
            <text:p>-0.735</text:p>
          </table:table-cell>
          <table:table-cell table:style-name="ce6" table:formula="of:=root_lead_x+(tip_lead_x-root_lead_x)*[.B32]/[.B$35]" office:value-type="float" office:value="425.753888566792">
            <text:p>425.754</text:p>
          </table:table-cell>
          <table:table-cell table:style-name="ce6" office:value-type="float" office:value="0">
            <text:p>0.000</text:p>
          </table:table-cell>
          <table:table-cell table:formula="of:=(([.F32]-[.D32])*COS(RADIANS([.$C32]))-([.G32]-[.E32])*SIN(RADIANS([.$C32])))+[.D32]" office:value-type="float" office:value="425.791218148676">
            <text:p>425.7912181487</text:p>
          </table:table-cell>
          <table:table-cell table:formula="of:=(span/2)*[.$B32]/[.$B$35]" office:value-type="float" office:value="956.25">
            <text:p>956.25</text:p>
          </table:table-cell>
          <table:table-cell table:formula="of:=(([.F32]-[.D32])*SIN(RADIANS([.$C32]))+([.G32]-[.E32])*COS(RADIANS([.$C32])))+[.E32]" office:value-type="float" office:value="0.735518375297864">
            <text:p>0.7355183753</text:p>
          </table:table-cell>
          <table:table-cell table:style-name="ce6" table:formula="of:=root_trail_x+(tip_trail_x-root_trail_x)*[.B32]/[.B$35]" office:value-type="float" office:value="512.749930326288">
            <text:p>512.750</text:p>
          </table:table-cell>
          <table:table-cell table:style-name="ce6" table:formula="of:=root_trail_z+(tip_trail_z-root_trail_z)*[.B32]/[.B$35]" office:value-type="float" office:value="0.610825952783982">
            <text:p>0.611</text:p>
          </table:table-cell>
          <table:table-cell table:style-name="ce6" table:formula="of:=(([.K32]-[.D32])*COS(RADIANS([.$C32]))-([.L32]-[.E32])*SIN(RADIANS([.$C32])))+[.D32]" office:value-type="float" office:value="512.758098697076">
            <text:p>512.758</text:p>
          </table:table-cell>
          <table:table-cell table:style-name="ce6" table:formula="of:=(span/2)*[.$B32]/[.$B$35]" office:value-type="float" office:value="956.25">
            <text:p>956.250</text:p>
          </table:table-cell>
          <table:table-cell table:style-name="ce6" table:formula="of:=(([.K32]-[.D32])*SIN(RADIANS([.$C32]))+([.L32]-[.E32])*COS(RADIANS([.$C32])))+[.E32]" office:value-type="float" office:value="-1.59816494616599">
            <text:p>-1.59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-0.6589">
            <text:p>-0.6589</text:p>
          </table:table-cell>
          <table:table-cell table:style-name="ce6" table:formula="of:=root_twist_x+(tip_twist_x-root_twist_x)*[.B33]/[.B$35]" office:value-type="float" office:value="470.294043874893">
            <text:p>470.294</text:p>
          </table:table-cell>
          <table:table-cell table:style-name="ce6" table:formula="of:=root_twist_z+(tip_twist_z-root_twist_z)*[.B33]/[.B$35]" office:value-type="float" office:value="-0.486476661925701">
            <text:p>-0.486</text:p>
          </table:table-cell>
          <table:table-cell table:style-name="ce6" table:formula="of:=root_lead_x+(tip_lead_x-root_lead_x)*[.B33]/[.B$35]" office:value-type="float" office:value="450.797847133296">
            <text:p>450.798</text:p>
          </table:table-cell>
          <table:table-cell table:style-name="ce6" office:value-type="float" office:value="0">
            <text:p>0.000</text:p>
          </table:table-cell>
          <table:table-cell table:formula="of:=(([.F33]-[.D33])*COS(RADIANS([.$C33]))-([.G33]-[.E33])*SIN(RADIANS([.$C33])))+[.D33]" office:value-type="float" office:value="450.804730645236">
            <text:p>450.8047306452</text:p>
          </table:table-cell>
          <table:table-cell table:formula="of:=(span/2)*[.$B33]/[.$B$35]" office:value-type="float" office:value="1012.5">
            <text:p>1012.5</text:p>
          </table:table-cell>
          <table:table-cell table:formula="of:=(([.F33]-[.D33])*SIN(RADIANS([.$C33]))+([.G33]-[.E33])*COS(RADIANS([.$C33])))+[.E33]" office:value-type="float" office:value="0.22416865464685">
            <text:p>0.2241686546</text:p>
          </table:table-cell>
          <table:table-cell table:style-name="ce6" table:formula="of:=root_trail_x+(tip_trail_x-root_trail_x)*[.B33]/[.B$35]" office:value-type="float" office:value="528.794043874893">
            <text:p>528.794</text:p>
          </table:table-cell>
          <table:table-cell table:style-name="ce6" table:formula="of:=root_trail_z+(tip_trail_z-root_trail_z)*[.B33]/[.B$35]" office:value-type="float" office:value="0.421217301855988">
            <text:p>0.421</text:p>
          </table:table-cell>
          <table:table-cell table:style-name="ce6" table:formula="of:=(([.K33]-[.D33])*COS(RADIANS([.$C33]))-([.L33]-[.E33])*SIN(RADIANS([.$C33])))+[.D33]" office:value-type="float" office:value="528.800613849525">
            <text:p>528.801</text:p>
          </table:table-cell>
          <table:table-cell table:style-name="ce6" table:formula="of:=(span/2)*[.$B33]/[.$B$35]" office:value-type="float" office:value="1012.5">
            <text:p>1012.500</text:p>
          </table:table-cell>
          <table:table-cell table:style-name="ce6" table:formula="of:=(([.K33]-[.D33])*SIN(RADIANS([.$C33]))+([.L33]-[.E33])*COS(RADIANS([.$C33])))+[.E33]" office:value-type="float" office:value="-0.251576394966122">
            <text:p>-0.25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6417">
            <text:p>0.6417</text:p>
          </table:table-cell>
          <table:table-cell table:style-name="ce6" table:formula="of:=root_twist_x+(tip_twist_x-root_twist_x)*[.B34]/[.B$35]" office:value-type="float" office:value="493.088157423498">
            <text:p>493.088</text:p>
          </table:table-cell>
          <table:table-cell table:style-name="ce6" table:formula="of:=root_twist_z+(tip_twist_z-root_twist_z)*[.B34]/[.B$35]" office:value-type="float" office:value="-0.23798833096285">
            <text:p>-0.238</text:p>
          </table:table-cell>
          <table:table-cell table:style-name="ce6" table:formula="of:=root_lead_x+(tip_lead_x-root_lead_x)*[.B34]/[.B$35]" office:value-type="float" office:value="475.841805699799">
            <text:p>475.842</text:p>
          </table:table-cell>
          <table:table-cell table:style-name="ce6" office:value-type="float" office:value="0">
            <text:p>0.000</text:p>
          </table:table-cell>
          <table:table-cell table:formula="of:=(([.F34]-[.D34])*COS(RADIANS([.$C34]))-([.G34]-[.E34])*SIN(RADIANS([.$C34])))+[.D34]" office:value-type="float" office:value="475.84022197605">
            <text:p>475.8402219761</text:p>
          </table:table-cell>
          <table:table-cell table:formula="of:=(span/2)*[.$B34]/[.$B$35]" office:value-type="float" office:value="1068.75">
            <text:p>1068.75</text:p>
          </table:table-cell>
          <table:table-cell table:formula="of:=(([.F34]-[.D34])*SIN(RADIANS([.$C34]))+([.G34]-[.E34])*COS(RADIANS([.$C34])))+[.E34]" office:value-type="float" office:value="-0.193166195171142">
            <text:p>-0.1931661952</text:p>
          </table:table-cell>
          <table:table-cell table:style-name="ce6" table:formula="of:=root_trail_x+(tip_trail_x-root_trail_x)*[.B34]/[.B$35]" office:value-type="float" office:value="544.838157423498">
            <text:p>544.838</text:p>
          </table:table-cell>
          <table:table-cell table:style-name="ce6" table:formula="of:=root_trail_z+(tip_trail_z-root_trail_z)*[.B34]/[.B$35]" office:value-type="float" office:value="0.231608650927994">
            <text:p>0.232</text:p>
          </table:table-cell>
          <table:table-cell table:style-name="ce6" table:formula="of:=(([.K34]-[.D34])*COS(RADIANS([.$C34]))-([.L34]-[.E34])*SIN(RADIANS([.$C34])))+[.D34]" office:value-type="float" office:value="544.829652554298">
            <text:p>544.830</text:p>
          </table:table-cell>
          <table:table-cell table:style-name="ce6" table:formula="of:=(span/2)*[.$B34]/[.$B$35]" office:value-type="float" office:value="1068.75">
            <text:p>1068.750</text:p>
          </table:table-cell>
          <table:table-cell table:style-name="ce6" table:formula="of:=(([.K34]-[.D34])*SIN(RADIANS([.$C34]))+([.L34]-[.E34])*COS(RADIANS([.$C34])))+[.E34]" office:value-type="float" office:value="0.811155584244859">
            <text:p>0.81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6726">
            <text:p>1.6726</text:p>
          </table:table-cell>
          <table:table-cell table:style-name="ce6" table:formula="of:=root_twist_x+(tip_twist_x-root_twist_x)*[.B35]/[.B$35]" office:value-type="float" office:value="515.882270972103">
            <text:p>515.882</text:p>
          </table:table-cell>
          <table:table-cell table:style-name="ce6" table:formula="of:=root_twist_z+(tip_twist_z-root_twist_z)*[.B35]/[.B$35]" office:value-type="float" office:value="0.0105000000000004">
            <text:p>0.011</text:p>
          </table:table-cell>
          <table:table-cell table:style-name="ce6" table:formula="of:=root_lead_x+(tip_lead_x-root_lead_x)*[.B35]/[.B$35]" office:value-type="float" office:value="500.885764266303">
            <text:p>500.886</text:p>
          </table:table-cell>
          <table:table-cell table:style-name="ce6" office:value-type="float" office:value="0">
            <text:p>0.000</text:p>
          </table:table-cell>
          <table:table-cell table:formula="of:=(([.F35]-[.D35])*COS(RADIANS([.$C35]))-([.G35]-[.E35])*SIN(RADIANS([.$C35])))+[.D35]" office:value-type="float" office:value="500.892460262058">
            <text:p>500.8924602621</text:p>
          </table:table-cell>
          <table:table-cell table:formula="of:=(span/2)*[.$B35]/[.$B$35]" office:value-type="float" office:value="1125">
            <text:p>1125</text:p>
          </table:table-cell>
          <table:table-cell table:formula="of:=(([.F35]-[.D35])*SIN(RADIANS([.$C35]))+([.G35]-[.E35])*COS(RADIANS([.$C35])))+[.E35]" office:value-type="float" office:value="-0.437717027913882">
            <text:p>-0.4377170279</text:p>
          </table:table-cell>
          <table:table-cell table:style-name="ce6" table:formula="of:=root_trail_x+(tip_trail_x-root_trail_x)*[.B35]/[.B$35]" office:value-type="float" office:value="560.882270972103">
            <text:p>560.882</text:p>
          </table:table-cell>
          <table:table-cell table:style-name="ce6" table:formula="of:=root_trail_z+(tip_trail_z-root_trail_z)*[.B35]/[.B$35]" office:value-type="float" office:value="0.0419999999999998">
            <text:p>0.042</text:p>
          </table:table-cell>
          <table:table-cell table:style-name="ce6" table:formula="of:=(([.K35]-[.D35])*COS(RADIANS([.$C35]))-([.L35]-[.E35])*SIN(RADIANS([.$C35])))+[.D35]" office:value-type="float" office:value="560.862178519706">
            <text:p>560.862</text:p>
          </table:table-cell>
          <table:table-cell table:style-name="ce6" table:formula="of:=(span/2)*[.$B35]/[.$B$35]" office:value-type="float" office:value="1125">
            <text:p>1125.000</text:p>
          </table:table-cell>
          <table:table-cell table:style-name="ce6" table:formula="of:=(([.K35]-[.D35])*SIN(RADIANS([.$C35]))+([.L35]-[.E35])*COS(RADIANS([.$C35])))+[.E35]" office:value-type="float" office:value="1.35545697297562">
            <text:p>1.35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But the FreeCAD model requires that the spanwise direction be in z: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 office:value-type="string" table:number-columns-spanned="5" table:number-rows-spanned="1">
            <text:p>Leading Edge</text:p>
          </table:table-cell>
          <table:covered-table-cell table:number-columns-repeated="4" table:style-name="ce12"/>
          <table:table-cell table:style-name="ce12" office:value-type="string" table:number-columns-spanned="5" table:number-rows-spanned="1">
            <text:p>Trailing Edge</text:p>
          </table:table-cell>
          <table:covered-table-cell table:number-columns-repeated="4" table:style-name="ce12"/>
          <table:table-cell table:number-columns-repeated="1009"/>
        </table:table-row>
        <table:table-row table:style-name="ro1">
          <table:table-cell table:number-columns-repeated="7"/>
          <table:table-cell table:style-name="ce4" office:value-type="string">
            <text:p>x_twisted</text:p>
          </table:table-cell>
          <table:table-cell table:style-name="ce4" office:value-type="string">
            <text:p>y_twisted</text:p>
          </table:table-cell>
          <table:table-cell table:style-name="ce4" office:value-type="string">
            <text:p>z_twisted</text:p>
          </table:table-cell>
          <table:table-cell table:style-name="ce4" table:number-columns-repeated="2"/>
          <table:table-cell table:style-name="ce4" office:value-type="string">
            <text:p>x_twisted</text:p>
          </table:table-cell>
          <table:table-cell table:style-name="ce4" office:value-type="string">
            <text:p>y_twisted</text:p>
          </table:table-cell>
          <table:table-cell table:style-name="ce4" office:value-type="string">
            <text:p>z_twisted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15]" office:value-type="float" office:value="1.35737250006878">
            <text:p>1.3573725001</text:p>
          </table:table-cell>
          <table:table-cell table:formula="of:=[.J15]" office:value-type="float" office:value="8.63652156770431">
            <text:p>8.6365215677</text:p>
          </table:table-cell>
          <table:table-cell table:formula="of:=[.I15]" office:value-type="float" office:value="0">
            <text:p>0</text:p>
          </table:table-cell>
          <table:table-cell table:number-columns-repeated="2"/>
          <table:table-cell table:formula="of:=[.M15]" office:value-type="float" office:value="239.375744085308">
            <text:p>239.3757440853</text:p>
          </table:table-cell>
          <table:table-cell table:formula="of:=[.O15]" office:value-type="float" office:value="-22.3278305928802">
            <text:p>-22.3278305929</text:p>
          </table:table-cell>
          <table:table-cell table:formula="of:=[.N1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16]" office:value-type="float" office:value="26.3932023092683">
            <text:p>26.3932023093</text:p>
          </table:table-cell>
          <table:table-cell table:formula="of:=[.J16]" office:value-type="float" office:value="8.53488519828187">
            <text:p>8.5348851983</text:p>
          </table:table-cell>
          <table:table-cell table:formula="of:=[.I16]" office:value-type="float" office:value="56.25">
            <text:p>56.25</text:p>
          </table:table-cell>
          <table:table-cell table:number-columns-repeated="2"/>
          <table:table-cell table:formula="of:=[.M16]" office:value-type="float" office:value="255.36017560398">
            <text:p>255.360175604</text:p>
          </table:table-cell>
          <table:table-cell table:formula="of:=[.O16]" office:value-type="float" office:value="-22.2130203617635">
            <text:p>-22.2130203618</text:p>
          </table:table-cell>
          <table:table-cell table:formula="of:=[.N16]" office:value-type="float" office:value="56.25">
            <text:p>56.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17]" office:value-type="float" office:value="51.4137905961552">
            <text:p>51.4137905962</text:p>
          </table:table-cell>
          <table:table-cell table:formula="of:=[.J17]" office:value-type="float" office:value="8.36717188007434">
            <text:p>8.3671718801</text:p>
          </table:table-cell>
          <table:table-cell table:formula="of:=[.I17]" office:value-type="float" office:value="112.5">
            <text:p>112.5</text:p>
          </table:table-cell>
          <table:table-cell table:number-columns-repeated="2"/>
          <table:table-cell table:formula="of:=[.M17]" office:value-type="float" office:value="271.362164521284">
            <text:p>271.3621645213</text:p>
          </table:table-cell>
          <table:table-cell table:formula="of:=[.O17]" office:value-type="float" office:value="-21.8960058544722">
            <text:p>-21.8960058545</text:p>
          </table:table-cell>
          <table:table-cell table:formula="of:=[.N17]" office:value-type="float" office:value="112.5">
            <text:p>112.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18]" office:value-type="float" office:value="76.4193772460547">
            <text:p>76.4193772461</text:p>
          </table:table-cell>
          <table:table-cell table:formula="of:=[.J18]" office:value-type="float" office:value="8.13595405894533">
            <text:p>8.1359540589</text:p>
          </table:table-cell>
          <table:table-cell table:formula="of:=[.I18]" office:value-type="float" office:value="168.75">
            <text:p>168.75</text:p>
          </table:table-cell>
          <table:table-cell table:number-columns-repeated="2"/>
          <table:table-cell table:formula="of:=[.M18]" office:value-type="float" office:value="287.382859327602">
            <text:p>287.3828593276</text:p>
          </table:table-cell>
          <table:table-cell table:formula="of:=[.O18]" office:value-type="float" office:value="-21.3845681812472">
            <text:p>-21.3845681812</text:p>
          </table:table-cell>
          <table:table-cell table:formula="of:=[.N18]" office:value-type="float" office:value="168.75">
            <text:p>168.7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19]" office:value-type="float" office:value="101.410495558719">
            <text:p>101.4104955587</text:p>
          </table:table-cell>
          <table:table-cell table:formula="of:=[.J19]" office:value-type="float" office:value="7.84416846627008">
            <text:p>7.8441684663</text:p>
          </table:table-cell>
          <table:table-cell table:formula="of:=[.I19]" office:value-type="float" office:value="225">
            <text:p>225</text:p>
          </table:table-cell>
          <table:table-cell table:number-columns-repeated="2"/>
          <table:table-cell table:formula="of:=[.M19]" office:value-type="float" office:value="303.422762113891">
            <text:p>303.4227621139</text:p>
          </table:table-cell>
          <table:table-cell table:formula="of:=[.O19]" office:value-type="float" office:value="-20.6876975176475">
            <text:p>-20.6876975176</text:p>
          </table:table-cell>
          <table:table-cell table:formula="of:=[.N19]" office:value-type="float" office:value="225">
            <text:p>2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0]" office:value-type="float" office:value="126.387990572736">
            <text:p>126.3879905727</text:p>
          </table:table-cell>
          <table:table-cell table:formula="of:=[.J20]" office:value-type="float" office:value="7.49515139975948">
            <text:p>7.4951513998</text:p>
          </table:table-cell>
          <table:table-cell table:formula="of:=[.I20]" office:value-type="float" office:value="281.25">
            <text:p>281.25</text:p>
          </table:table-cell>
          <table:table-cell table:number-columns-repeated="2"/>
          <table:table-cell table:formula="of:=[.M20]" office:value-type="float" office:value="319.481693410714">
            <text:p>319.4816934107</text:p>
          </table:table-cell>
          <table:table-cell table:formula="of:=[.O20]" office:value-type="float" office:value="-19.8157012627172">
            <text:p>-19.8157012627</text:p>
          </table:table-cell>
          <table:table-cell table:formula="of:=[.N20]" office:value-type="float" office:value="281.25">
            <text:p>281.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1]" office:value-type="float" office:value="151.352996813786">
            <text:p>151.3529968138</text:p>
          </table:table-cell>
          <table:table-cell table:formula="of:=[.J21]" office:value-type="float" office:value="7.09251754131576">
            <text:p>7.0925175413</text:p>
          </table:table-cell>
          <table:table-cell table:formula="of:=[.I21]" office:value-type="float" office:value="337.5">
            <text:p>337.5</text:p>
          </table:table-cell>
          <table:table-cell table:number-columns-repeated="2"/>
          <table:table-cell table:formula="of:=[.M21]" office:value-type="float" office:value="335.558822419092">
            <text:p>335.5588224191</text:p>
          </table:table-cell>
          <table:table-cell table:formula="of:=[.O21]" office:value-type="float" office:value="-18.7798309996334">
            <text:p>-18.7798309996</text:p>
          </table:table-cell>
          <table:table-cell table:formula="of:=[.N21]" office:value-type="float" office:value="337.5">
            <text:p>337.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2]" office:value-type="float" office:value="176.306994658098">
            <text:p>176.3069946581</text:p>
          </table:table-cell>
          <table:table-cell table:formula="of:=[.J22]" office:value-type="float" office:value="6.64038856025869">
            <text:p>6.6403885603</text:p>
          </table:table-cell>
          <table:table-cell table:formula="of:=[.I22]" office:value-type="float" office:value="393.75">
            <text:p>393.75</text:p>
          </table:table-cell>
          <table:table-cell table:number-columns-repeated="2"/>
          <table:table-cell table:formula="of:=[.M22]" office:value-type="float" office:value="351.652592894197">
            <text:p>351.6525928942</text:p>
          </table:table-cell>
          <table:table-cell table:formula="of:=[.O22]" office:value-type="float" office:value="-17.5929761643996">
            <text:p>-17.5929761644</text:p>
          </table:table-cell>
          <table:table-cell table:formula="of:=[.N22]" office:value-type="float" office:value="393.75">
            <text:p>393.7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3]" office:value-type="float" office:value="201.251799466176">
            <text:p>201.2517994662</text:p>
          </table:table-cell>
          <table:table-cell table:formula="of:=[.J23]" office:value-type="float" office:value="6.14336412697008">
            <text:p>6.143364127</text:p>
          </table:table-cell>
          <table:table-cell table:formula="of:=[.I23]" office:value-type="float" office:value="450">
            <text:p>450</text:p>
          </table:table-cell>
          <table:table-cell table:number-columns-repeated="2"/>
          <table:table-cell table:formula="of:=[.M23]" office:value-type="float" office:value="367.760753834019">
            <text:p>367.760753834</text:p>
          </table:table-cell>
          <table:table-cell table:formula="of:=[.O23]" office:value-type="float" office:value="-16.2695653168163">
            <text:p>-16.2695653168</text:p>
          </table:table-cell>
          <table:table-cell table:formula="of:=[.N23]" office:value-type="float" office:value="450">
            <text:p>45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4]" office:value-type="float" office:value="226.189521734915">
            <text:p>226.1895217349</text:p>
          </table:table-cell>
          <table:table-cell table:formula="of:=[.J24]" office:value-type="float" office:value="5.60638320150584">
            <text:p>5.6063832015</text:p>
          </table:table-cell>
          <table:table-cell table:formula="of:=[.I24]" office:value-type="float" office:value="506.25">
            <text:p>506.25</text:p>
          </table:table-cell>
          <table:table-cell table:number-columns-repeated="2"/>
          <table:table-cell table:formula="of:=[.M24]" office:value-type="float" office:value="383.88044550215">
            <text:p>383.8804455022</text:p>
          </table:table-cell>
          <table:table-cell table:formula="of:=[.O24]" office:value-type="float" office:value="-14.8251287397371">
            <text:p>-14.8251287397</text:p>
          </table:table-cell>
          <table:table-cell table:formula="of:=[.N24]" office:value-type="float" office:value="506.25">
            <text:p>506.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5]" office:value-type="float" office:value="251.122622590184">
            <text:p>251.1226225902</text:p>
          </table:table-cell>
          <table:table-cell table:formula="of:=[.J25]" office:value-type="float" office:value="5.03504228037423">
            <text:p>5.0350422804</text:p>
          </table:table-cell>
          <table:table-cell table:formula="of:=[.I25]" office:value-type="float" office:value="562.5">
            <text:p>562.5</text:p>
          </table:table-cell>
          <table:table-cell table:number-columns-repeated="2"/>
          <table:table-cell table:formula="of:=[.M25]" office:value-type="float" office:value="400.008159884264">
            <text:p>400.0081598843</text:p>
          </table:table-cell>
          <table:table-cell table:formula="of:=[.O25]" office:value-type="float" office:value="-13.2772501714087">
            <text:p>-13.2772501714</text:p>
          </table:table-cell>
          <table:table-cell table:formula="of:=[.N25]" office:value-type="float" office:value="562.5">
            <text:p>562.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6]" office:value-type="float" office:value="276.053898464657">
            <text:p>276.0538984647</text:p>
          </table:table-cell>
          <table:table-cell table:formula="of:=[.J26]" office:value-type="float" office:value="4.43566952272881">
            <text:p>4.4356695227</text:p>
          </table:table-cell>
          <table:table-cell table:formula="of:=[.I26]" office:value-type="float" office:value="618.75">
            <text:p>618.75</text:p>
          </table:table-cell>
          <table:table-cell table:number-columns-repeated="2"/>
          <table:table-cell table:formula="of:=[.M26]" office:value-type="float" office:value="416.139823026084">
            <text:p>416.1398230261</text:p>
          </table:table-cell>
          <table:table-cell table:formula="of:=[.O26]" office:value-type="float" office:value="-11.6457634030861">
            <text:p>-11.6457634031</text:p>
          </table:table-cell>
          <table:table-cell table:formula="of:=[.N26]" office:value-type="float" office:value="618.75">
            <text:p>618.7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7]" office:value-type="float" office:value="300.9864305068">
            <text:p>300.9864305068</text:p>
          </table:table-cell>
          <table:table-cell table:formula="of:=[.J27]" office:value-type="float" office:value="3.81529076828175">
            <text:p>3.8152907683</text:p>
          </table:table-cell>
          <table:table-cell table:formula="of:=[.I27]" office:value-type="float" office:value="675">
            <text:p>675</text:p>
          </table:table-cell>
          <table:table-cell table:number-columns-repeated="2"/>
          <table:table-cell table:formula="of:=[.M27]" office:value-type="float" office:value="432.270951428363">
            <text:p>432.2709514284</text:p>
          </table:table-cell>
          <table:table-cell table:formula="of:=[.O27]" office:value-type="float" office:value="-9.95261067447279">
            <text:p>-9.9526106745</text:p>
          </table:table-cell>
          <table:table-cell table:formula="of:=[.N27]" office:value-type="float" office:value="675">
            <text:p>67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8]" office:value-type="float" office:value="325.923585470827">
            <text:p>325.9235854708</text:p>
          </table:table-cell>
          <table:table-cell table:formula="of:=[.J28]" office:value-type="float" office:value="3.18196448724245">
            <text:p>3.1819644872</text:p>
          </table:table-cell>
          <table:table-cell table:formula="of:=[.I28]" office:value-type="float" office:value="731.25">
            <text:p>731.25</text:p>
          </table:table-cell>
          <table:table-cell table:number-columns-repeated="2"/>
          <table:table-cell table:formula="of:=[.M28]" office:value-type="float" office:value="448.396765316524">
            <text:p>448.3967653165</text:p>
          </table:table-cell>
          <table:table-cell table:formula="of:=[.O28]" office:value-type="float" office:value="-8.2228101428366">
            <text:p>-8.2228101428</text:p>
          </table:table-cell>
          <table:table-cell table:formula="of:=[.N28]" office:value-type="float" office:value="731.25">
            <text:p>731.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29]" office:value-type="float" office:value="350.868964491649">
            <text:p>350.8689644917</text:p>
          </table:table-cell>
          <table:table-cell table:formula="of:=[.J29]" office:value-type="float" office:value="2.54508188238213">
            <text:p>2.5450818824</text:p>
          </table:table-cell>
          <table:table-cell table:formula="of:=[.I29]" office:value-type="float" office:value="787.5">
            <text:p>787.5</text:p>
          </table:table-cell>
          <table:table-cell table:number-columns-repeated="2"/>
          <table:table-cell table:formula="of:=[.M29]" office:value-type="float" office:value="464.512421806504">
            <text:p>464.5124218065</text:p>
          </table:table-cell>
          <table:table-cell table:formula="of:=[.O29]" office:value-type="float" office:value="-6.48529580171064">
            <text:p>-6.4852958017</text:p>
          </table:table-cell>
          <table:table-cell table:formula="of:=[.N29]" office:value-type="float" office:value="787.5">
            <text:p>787.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30]" office:value-type="float" office:value="375.826278898407">
            <text:p>375.8262788984</text:p>
          </table:table-cell>
          <table:table-cell table:formula="of:=[.J30]" office:value-type="float" office:value="1.91555817841441">
            <text:p>1.9155581784</text:p>
          </table:table-cell>
          <table:table-cell table:formula="of:=[.I30]" office:value-type="float" office:value="843.75">
            <text:p>843.75</text:p>
          </table:table-cell>
          <table:table-cell table:number-columns-repeated="2"/>
          <table:table-cell table:formula="of:=[.M30]" office:value-type="float" office:value="480.613404332488">
            <text:p>480.6134043325</text:p>
          </table:table-cell>
          <table:table-cell table:formula="of:=[.O30]" office:value-type="float" office:value="-4.77340468119222">
            <text:p>-4.7734046812</text:p>
          </table:table-cell>
          <table:table-cell table:formula="of:=[.N30]" office:value-type="float" office:value="843.75">
            <text:p>843.7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31]" office:value-type="float" office:value="400.799236848459">
            <text:p>400.7992368485</text:p>
          </table:table-cell>
          <table:table-cell table:formula="of:=[.J31]" office:value-type="float" office:value="1.30678656781855">
            <text:p>1.3067865678</text:p>
          </table:table-cell>
          <table:table-cell table:formula="of:=[.I31]" office:value-type="float" office:value="900">
            <text:p>900</text:p>
          </table:table-cell>
          <table:table-cell table:number-columns-repeated="2"/>
          <table:table-cell table:formula="of:=[.M31]" office:value-type="float" office:value="496.695987796751">
            <text:p>496.6959877968</text:p>
          </table:table-cell>
          <table:table-cell table:formula="of:=[.O31]" office:value-type="float" office:value="-3.12763913282527">
            <text:p>-3.1276391328</text:p>
          </table:table-cell>
          <table:table-cell table:formula="of:=[.N31]" office:value-type="float" office:value="900">
            <text:p>9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32]" office:value-type="float" office:value="425.791218148676">
            <text:p>425.7912181487</text:p>
          </table:table-cell>
          <table:table-cell table:formula="of:=[.J32]" office:value-type="float" office:value="0.735518375297864">
            <text:p>0.7355183753</text:p>
          </table:table-cell>
          <table:table-cell table:formula="of:=[.I32]" office:value-type="float" office:value="956.25">
            <text:p>956.25</text:p>
          </table:table-cell>
          <table:table-cell table:number-columns-repeated="2"/>
          <table:table-cell table:formula="of:=[.M32]" office:value-type="float" office:value="512.758098697076">
            <text:p>512.7580986971</text:p>
          </table:table-cell>
          <table:table-cell table:formula="of:=[.O32]" office:value-type="float" office:value="-1.59816494616599">
            <text:p>-1.5981649462</text:p>
          </table:table-cell>
          <table:table-cell table:formula="of:=[.N32]" office:value-type="float" office:value="956.25">
            <text:p>956.2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33]" office:value-type="float" office:value="450.804730645236">
            <text:p>450.8047306452</text:p>
          </table:table-cell>
          <table:table-cell table:formula="of:=[.J33]" office:value-type="float" office:value="0.22416865464685">
            <text:p>0.2241686546</text:p>
          </table:table-cell>
          <table:table-cell table:formula="of:=[.I33]" office:value-type="float" office:value="1012.5">
            <text:p>1012.5</text:p>
          </table:table-cell>
          <table:table-cell table:number-columns-repeated="2"/>
          <table:table-cell table:formula="of:=[.M33]" office:value-type="float" office:value="528.800613849525">
            <text:p>528.8006138495</text:p>
          </table:table-cell>
          <table:table-cell table:formula="of:=[.O33]" office:value-type="float" office:value="-0.251576394966122">
            <text:p>-0.251576395</text:p>
          </table:table-cell>
          <table:table-cell table:formula="of:=[.N33]" office:value-type="float" office:value="1012.5">
            <text:p>1012.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34]" office:value-type="float" office:value="475.84022197605">
            <text:p>475.8402219761</text:p>
          </table:table-cell>
          <table:table-cell table:formula="of:=[.J34]" office:value-type="float" office:value="-0.193166195171142">
            <text:p>-0.1931661952</text:p>
          </table:table-cell>
          <table:table-cell table:formula="of:=[.I34]" office:value-type="float" office:value="1068.75">
            <text:p>1068.75</text:p>
          </table:table-cell>
          <table:table-cell table:number-columns-repeated="2"/>
          <table:table-cell table:formula="of:=[.M34]" office:value-type="float" office:value="544.829652554298">
            <text:p>544.8296525543</text:p>
          </table:table-cell>
          <table:table-cell table:formula="of:=[.O34]" office:value-type="float" office:value="0.811155584244859">
            <text:p>0.8111555842</text:p>
          </table:table-cell>
          <table:table-cell table:formula="of:=[.N34]" office:value-type="float" office:value="1068.75">
            <text:p>1068.7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H35]" office:value-type="float" office:value="500.892460262058">
            <text:p>500.8924602621</text:p>
          </table:table-cell>
          <table:table-cell table:formula="of:=[.J35]" office:value-type="float" office:value="-0.437717027913882">
            <text:p>-0.4377170279</text:p>
          </table:table-cell>
          <table:table-cell table:formula="of:=[.I35]" office:value-type="float" office:value="1125">
            <text:p>1125</text:p>
          </table:table-cell>
          <table:table-cell table:number-columns-repeated="2"/>
          <table:table-cell table:formula="of:=[.M35]" office:value-type="float" office:value="560.862178519706">
            <text:p>560.8621785197</text:p>
          </table:table-cell>
          <table:table-cell table:formula="of:=[.O35]" office:value-type="float" office:value="1.35545697297562">
            <text:p>1.355456973</text:p>
          </table:table-cell>
          <table:table-cell table:formula="of:=[.N35]" office:value-type="float" office:value="1125">
            <text:p>1125</text:p>
          </table:table-cell>
          <table:table-cell table:number-columns-repeated="100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root_chord" table:base-cell-address="$'Root Section'.$A$1" table:cell-range-address="$'Root Section'.$C$4"/>
        <table:named-range table:name="root_lead_x" table:base-cell-address="$'Root Section'.$A$1" table:cell-range-address="$'Guide Splines'.$C$6"/>
        <table:named-range table:name="root_trail_x" table:base-cell-address="$'Root Section'.$A$1" table:cell-range-address="$'Guide Splines'.$C$8"/>
        <table:named-range table:name="root_trail_z" table:base-cell-address="$'Root Section'.$A$1" table:cell-range-address="$'Guide Splines'.$C$10"/>
        <table:named-range table:name="root_twist" table:base-cell-address="$'Root Section'.$A$1" table:cell-range-address="$'Root Section'.$C$6"/>
        <table:named-range table:name="root_twist_x" table:base-cell-address="$'Root Section'.$A$1" table:cell-range-address="$'Root Section'.$C$7"/>
        <table:named-range table:name="root_twist_z" table:base-cell-address="$'Root Section'.$A$1" table:cell-range-address="$'Root Section'.$C$8"/>
        <table:named-range table:name="root_y" table:base-cell-address="$'Root Section'.$A$1" table:cell-range-address="$'Root Section'.$C$5"/>
        <table:named-range table:name="setback" table:base-cell-address="$'Root Section'.$A$1" table:cell-range-address="$'Tip Section'.$C$7"/>
        <table:named-range table:name="span" table:base-cell-address="$'Root Section'.$A$1" table:cell-range-address="$'Tip Section'.$C$3"/>
        <table:named-range table:name="sweep" table:base-cell-address="$'Root Section'.$A$1" table:cell-range-address="$'Tip Section'.$C$6"/>
        <table:named-range table:name="tip_chord" table:base-cell-address="$'Root Section'.$A$1" table:cell-range-address="$'Tip Section'.$C$4"/>
        <table:named-range table:name="tip_lead_x" table:base-cell-address="$'Root Section'.$A$1" table:cell-range-address="$'Guide Splines'.$C$7"/>
        <table:named-range table:name="tip_trail_x" table:base-cell-address="$'Root Section'.$A$1" table:cell-range-address="$'Guide Splines'.$C$9"/>
        <table:named-range table:name="tip_trail_z" table:base-cell-address="$'Root Section'.$A$1" table:cell-range-address="$'Guide Splines'.$C$11"/>
        <table:named-range table:name="tip_twist" table:base-cell-address="$'Root Section'.$A$1" table:cell-range-address="$'Tip Section'.$C$8"/>
        <table:named-range table:name="tip_twist_x" table:base-cell-address="$'Root Section'.$A$1" table:cell-range-address="$'Tip Section'.$C$9"/>
        <table:named-range table:name="tip_twist_z" table:base-cell-address="$'Root Section'.$A$1" table:cell-range-address="$'Tip Section'.$C$10"/>
        <table:named-range table:name="tip_y" table:base-cell-address="$'Root Section'.$A$1" table:cell-range-address="$'Tip Section'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7" number:min-integer-digits="1"/>
    </number:number-style>
    <number:number-style style:name="N116">
      <number:number number:decimal-places="18" number:min-integer-digits="1"/>
    </number:number-style>
    <number:number-style style:name="N117">
      <number:number number:decimal-places="19" number:min-integer-digits="1"/>
    </number:number-style>
    <number:number-style style:name="N118">
      <number:number number:decimal-places="20" number:min-integer-digits="1"/>
    </number:number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number number:decimal-places="2" number:min-integer-digits="1" number:grouping="true"/>
      <number:text> </number:text>
    </number:number-style>
    <number:number-style style:name="N8127P1" style:volatile="true" number:language="en" number:country="ZA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ZA">
      <number:text>-</number:text>
      <number:number number:decimal-places="0" number:min-integer-digits="0"/>
      <number:text>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AR PL SungtiL GB" style:font-size-asian="11pt" style:font-name-complex="Lohit Devanaga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2018/10/23</text:date>, <text:time>12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_20_Section" style:display-name="PageStyle_Root S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_20_Section" style:display-name="PageStyle_Tip S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de_20_Splines" style:display-name="PageStyle_Guide Splin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</meta:initial-creator>
    <meta:creation-date>2018-06-07T16:24:26</meta:creation-date>
    <dc:date>2018-10-23T12:54:08.38</dc:date>
    <meta:generator>OpenOffice/4.1.1$Win32 OpenOffice.org_project/411m6$Build-9775</meta:generator>
    <meta:editing-duration>PT2H11M14S</meta:editing-duration>
    <meta:editing-cycles>8</meta:editing-cycles>
    <dc:creator>Private Person</dc:creator>
    <meta:document-statistic meta:table-count="4" meta:cell-count="3437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48cm" svg:height="7.024cm" xlink:href=".." xlink:type="simple" chart:class="chart:scatter" chart:style-name="ch1">
        <chart:plot-area chart:style-name="ch2" table:cell-range-address="'Root Section'.E11:'Root Section'.E170 'Root Section'.G11:'Root Section'.G170 'Root Section'.J11:'Root Section'.J170" svg:x="0.704cm" svg:y="0.695cm" svg:width="11.536cm" svg:height="5.769cm">
          <chartooo:coordinate-region svg:x="1.228cm" svg:y="0.881cm" svg:width="10.772cm" svg:height="5.39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Root Section'.G11:'Root Section'.G170" chart:class="chart:scatter">
            <chart:domain table:cell-range-address="'Root Section'.E11:'Root Section'.E170"/>
            <chart:data-point chart:repeated="160"/>
          </chart:series>
          <chart:series chart:style-name="ch6" chart:values-cell-range-address="'Root Section'.J11:'Root Section'.J170" chart:class="chart:scatter">
            <chart:domain table:cell-range-address="'Root Section'.H11:'Root Section'.H170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Root Section'.E11:'Root Section'.E170</svg:desc>
                </draw:g>
              </table:table-cell>
              <table:table-cell office:value-type="float" office:value="3.83417301855988">
                <text:p>3.83417301855988</text:p>
                <draw:g>
                  <svg:desc>'Root Section'.G11:'Root Section'.G170</svg:desc>
                </draw:g>
              </table:table-cell>
              <table:table-cell office:value-type="float" office:value="239.375744085308">
                <text:p>239.375744085308</text:p>
                <draw:g>
                  <svg:desc>'Root Section'.H11:'Root Section'.H170</svg:desc>
                </draw:g>
              </table:table-cell>
              <table:table-cell office:value-type="float" office:value="-22.3278305928802">
                <text:p>-22.3278305928802</text:p>
                <draw:g>
                  <svg:desc>'Root Section'.J11:'Root Section'.J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086471218662">
                <text:p>238.086471218662</text:p>
              </table:table-cell>
              <table:table-cell office:value-type="float" office:value="3.78366530113483">
                <text:p>3.78366530113483</text:p>
              </table:table-cell>
              <table:table-cell office:value-type="float" office:value="237.475075321014">
                <text:p>237.475075321014</text:p>
              </table:table-cell>
              <table:table-cell office:value-type="float" office:value="-22.1006705722736">
                <text:p>-22.1006705722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.482815332686">
                <text:p>235.482815332686</text:p>
              </table:table-cell>
              <table:table-cell office:value-type="float" office:value="3.82932441230381">
                <text:p>3.82932441230381</text:p>
              </table:table-cell>
              <table:table-cell office:value-type="float" office:value="234.905483492973">
                <text:p>234.905483492973</text:p>
              </table:table-cell>
              <table:table-cell office:value-type="float" office:value="-21.6784069528581">
                <text:p>-21.6784069528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.538795460692">
                <text:p>232.538795460692</text:p>
              </table:table-cell>
              <table:table-cell office:value-type="float" office:value="3.91982051102275">
                <text:p>3.91982051102275</text:p>
              </table:table-cell>
              <table:table-cell office:value-type="float" office:value="232.005609972128">
                <text:p>232.005609972128</text:p>
              </table:table-cell>
              <table:table-cell office:value-type="float" office:value="-21.162484367893">
                <text:p>-21.162484367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.37861957752">
                <text:p>229.37861957752</text:p>
              </table:table-cell>
              <table:table-cell office:value-type="float" office:value="4.07954566852633">
                <text:p>4.07954566852633</text:p>
              </table:table-cell>
              <table:table-cell office:value-type="float" office:value="228.901885853092">
                <text:p>228.901885853092</text:p>
              </table:table-cell>
              <table:table-cell office:value-type="float" office:value="-20.5467568864246">
                <text:p>-20.5467568864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.143515059245">
                <text:p>226.143515059245</text:p>
              </table:table-cell>
              <table:table-cell office:value-type="float" office:value="4.31725718406635">
                <text:p>4.31725718406635</text:p>
              </table:table-cell>
              <table:table-cell office:value-type="float" office:value="225.735317815496">
                <text:p>225.735317815496</text:p>
              </table:table-cell>
              <table:table-cell office:value-type="float" office:value="-19.8430134160786">
                <text:p>-19.8430134160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2.869996694678">
                <text:p>222.869996694678</text:p>
              </table:table-cell>
              <table:table-cell office:value-type="float" office:value="4.64744318352548">
                <text:p>4.64744318352548</text:p>
              </table:table-cell>
              <table:table-cell office:value-type="float" office:value="222.544133966171">
                <text:p>222.544133966171</text:p>
              </table:table-cell>
              <table:table-cell office:value-type="float" office:value="-19.0422069992699">
                <text:p>-19.0422069992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.531405562956">
                <text:p>219.531405562956</text:p>
              </table:table-cell>
              <table:table-cell office:value-type="float" office:value="5.07221666883683">
                <text:p>5.07221666883683</text:p>
              </table:table-cell>
              <table:table-cell office:value-type="float" office:value="219.302262483597">
                <text:p>219.302262483597</text:p>
              </table:table-cell>
              <table:table-cell office:value-type="float" office:value="-18.1383859168028">
                <text:p>-18.1383859168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.109808792155">
                <text:p>216.109808792155</text:p>
              </table:table-cell>
              <table:table-cell office:value-type="float" office:value="5.58257514598504">
                <text:p>5.58257514598504</text:p>
              </table:table-cell>
              <table:table-cell office:value-type="float" office:value="215.990655742774">
                <text:p>215.990655742774</text:p>
              </table:table-cell>
              <table:table-cell office:value-type="float" office:value="-17.1378605391699">
                <text:p>-17.1378605391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.593571650357">
                <text:p>212.593571650357</text:p>
              </table:table-cell>
              <table:table-cell office:value-type="float" office:value="6.16591031560813">
                <text:p>6.16591031560813</text:p>
              </table:table-cell>
              <table:table-cell office:value-type="float" office:value="212.595975628551">
                <text:p>212.595975628551</text:p>
              </table:table-cell>
              <table:table-cell office:value-type="float" office:value="-16.0514211807246">
                <text:p>-16.0514211807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.981299892827">
                <text:p>208.981299892827</text:p>
              </table:table-cell>
              <table:table-cell office:value-type="float" office:value="6.80608499684492">
                <text:p>6.80608499684492</text:p>
              </table:table-cell>
              <table:table-cell office:value-type="float" office:value="209.114505458062">
                <text:p>209.114505458062</text:p>
              </table:table-cell>
              <table:table-cell office:value-type="float" office:value="-14.8948329546289">
                <text:p>-14.8948329546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.301671691423">
                <text:p>205.301671691423</text:p>
              </table:table-cell>
              <table:table-cell office:value-type="float" office:value="7.48262302306714">
                <text:p>7.48262302306714</text:p>
              </table:table-cell>
              <table:table-cell office:value-type="float" office:value="205.57165548809">
                <text:p>205.57165548809</text:p>
              </table:table-cell>
              <table:table-cell office:value-type="float" office:value="-13.692509582253">
                <text:p>-13.692509582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.594182634041">
                <text:p>201.594182634041</text:p>
              </table:table-cell>
              <table:table-cell office:value-type="float" office:value="8.183812738509">
                <text:p>8.183812738509</text:p>
              </table:table-cell>
              <table:table-cell office:value-type="float" office:value="202.004808698375">
                <text:p>202.004808698375</text:p>
              </table:table-cell>
              <table:table-cell office:value-type="float" office:value="-12.4617593613102">
                <text:p>-12.4617593613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.879121385431">
                <text:p>197.879121385431</text:p>
              </table:table-cell>
              <table:table-cell office:value-type="float" office:value="8.90324302126423">
                <text:p>8.90324302126423</text:p>
              </table:table-cell>
              <table:table-cell office:value-type="float" office:value="198.433111324097">
                <text:p>198.433111324097</text:p>
              </table:table-cell>
              <table:table-cell office:value-type="float" office:value="-11.211864214008">
                <text:p>-11.211864214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.153002333757">
                <text:p>194.153002333757</text:p>
              </table:table-cell>
              <table:table-cell office:value-type="float" office:value="9.63569506906119">
                <text:p>9.63569506906119</text:p>
              </table:table-cell>
              <table:table-cell office:value-type="float" office:value="194.852358667497">
                <text:p>194.852358667497</text:p>
              </table:table-cell>
              <table:table-cell office:value-type="float" office:value="-9.94748309986092">
                <text:p>-9.94748309986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.404479211531">
                <text:p>190.404479211531</text:p>
              </table:table-cell>
              <table:table-cell office:value-type="float" office:value="10.368447600637">
                <text:p>10.368447600637</text:p>
              </table:table-cell>
              <table:table-cell office:value-type="float" office:value="191.249481673366">
                <text:p>191.249481673366</text:p>
              </table:table-cell>
              <table:table-cell office:value-type="float" office:value="-8.67955990204327">
                <text:p>-8.67955990204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.636436663027">
                <text:p>186.636436663027</text:p>
              </table:table-cell>
              <table:table-cell office:value-type="float" office:value="11.0983443343783">
                <text:p>11.0983443343783</text:p>
              </table:table-cell>
              <table:table-cell office:value-type="float" office:value="187.626877449786">
                <text:p>187.626877449786</text:p>
              </table:table-cell>
              <table:table-cell office:value-type="float" office:value="-7.41163540564858">
                <text:p>-7.41163540564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.86678352147">
                <text:p>182.86678352147</text:p>
              </table:table-cell>
              <table:table-cell office:value-type="float" office:value="11.8245895892387">
                <text:p>11.8245895892387</text:p>
              </table:table-cell>
              <table:table-cell office:value-type="float" office:value="184.002150772731">
                <text:p>184.002150772731</text:p>
              </table:table-cell>
              <table:table-cell office:value-type="float" office:value="-6.14709062806645">
                <text:p>-6.14709062806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.106096815874">
                <text:p>179.106096815874</text:p>
              </table:table-cell>
              <table:table-cell office:value-type="float" office:value="12.5426256272599">
                <text:p>12.5426256272599</text:p>
              </table:table-cell>
              <table:table-cell office:value-type="float" office:value="180.385107059379">
                <text:p>180.385107059379</text:p>
              </table:table-cell>
              <table:table-cell office:value-type="float" office:value="-4.89196711811239">
                <text:p>-4.89196711811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.34637165837">
                <text:p>175.34637165837</text:p>
              </table:table-cell>
              <table:table-cell office:value-type="float" office:value="13.2520822524264">
                <text:p>13.2520822524264</text:p>
              </table:table-cell>
              <table:table-cell office:value-type="float" office:value="176.767772204993">
                <text:p>176.767772204993</text:p>
              </table:table-cell>
              <table:table-cell office:value-type="float" office:value="-3.6454718256199">
                <text:p>-3.6454718256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.583593585673">
                <text:p>171.583593585673</text:p>
              </table:table-cell>
              <table:table-cell office:value-type="float" office:value="13.9544522681517">
                <text:p>13.9544522681517</text:p>
              </table:table-cell>
              <table:table-cell office:value-type="float" office:value="173.14639027403">
                <text:p>173.14639027403</text:p>
              </table:table-cell>
              <table:table-cell office:value-type="float" office:value="-2.40554627404471">
                <text:p>-2.40554627404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.823892466872">
                <text:p>167.823892466872</text:p>
              </table:table-cell>
              <table:table-cell office:value-type="float" office:value="14.6483726800148">
                <text:p>14.6483726800148</text:p>
              </table:table-cell>
              <table:table-cell office:value-type="float" office:value="169.526829104513">
                <text:p>169.526829104513</text:p>
              </table:table-cell>
              <table:table-cell office:value-type="float" office:value="-1.1744268725055">
                <text:p>-1.1744268725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.069215436853">
                <text:p>164.069215436853</text:p>
              </table:table-cell>
              <table:table-cell office:value-type="float" office:value="15.3320670279149">
                <text:p>15.3320670279149</text:p>
              </table:table-cell>
              <table:table-cell office:value-type="float" office:value="165.910758018348">
                <text:p>165.910758018348</text:p>
              </table:table-cell>
              <table:table-cell office:value-type="float" office:value="0.0458466463829188">
                <text:p>0.0458466463829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.316221115997">
                <text:p>160.316221115997</text:p>
              </table:table-cell>
              <table:table-cell office:value-type="float" office:value="16.0053502138443">
                <text:p>16.0053502138443</text:p>
              </table:table-cell>
              <table:table-cell office:value-type="float" office:value="162.294844057643">
                <text:p>162.294844057643</text:p>
              </table:table-cell>
              <table:table-cell office:value-type="float" office:value="1.25557506615874">
                <text:p>1.25557506615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.566063362013">
                <text:p>156.566063362013</text:p>
              </table:table-cell>
              <table:table-cell office:value-type="float" office:value="16.6677270405353">
                <text:p>16.6677270405353</text:p>
              </table:table-cell>
              <table:table-cell office:value-type="float" office:value="158.680157195452">
                <text:p>158.680157195452</text:p>
              </table:table-cell>
              <table:table-cell office:value-type="float" office:value="2.45410129808148">
                <text:p>2.45410129808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.823790302387">
                <text:p>152.823790302387</text:p>
              </table:table-cell>
              <table:table-cell office:value-type="float" office:value="17.316961908673">
                <text:p>17.316961908673</text:p>
              </table:table-cell>
              <table:table-cell office:value-type="float" office:value="155.071368554547">
                <text:p>155.071368554547</text:p>
              </table:table-cell>
              <table:table-cell office:value-type="float" office:value="3.63848219630729">
                <text:p>3.638482196307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.09108464628">
                <text:p>149.09108464628</text:p>
              </table:table-cell>
              <table:table-cell office:value-type="float" office:value="17.9506196977133">
                <text:p>17.9506196977133</text:p>
              </table:table-cell>
              <table:table-cell office:value-type="float" office:value="151.469790425647">
                <text:p>151.469790425647</text:p>
              </table:table-cell>
              <table:table-cell office:value-type="float" office:value="4.80606460888904">
                <text:p>4.80606460888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.366792535983">
                <text:p>145.366792535983</text:p>
              </table:table-cell>
              <table:table-cell office:value-type="float" office:value="18.5669816404411">
                <text:p>18.5669816404411</text:p>
              </table:table-cell>
              <table:table-cell office:value-type="float" office:value="147.87403218856">
                <text:p>147.87403218856</text:p>
              </table:table-cell>
              <table:table-cell office:value-type="float" office:value="5.95531500270482">
                <text:p>5.95531500270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.651731287373">
                <text:p>141.651731287373</text:p>
              </table:table-cell>
              <table:table-cell office:value-type="float" office:value="19.1641558909845">
                <text:p>19.1641558909845</text:p>
              </table:table-cell>
              <table:table-cell office:value-type="float" office:value="144.284628547015">
                <text:p>144.284628547015</text:p>
              </table:table-cell>
              <table:table-cell office:value-type="float" office:value="7.08424310692651">
                <text:p>7.0842431069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948737467322">
                <text:p>137.948737467322</text:p>
              </table:table-cell>
              <table:table-cell office:value-type="float" office:value="19.7393539598754">
                <text:p>19.7393539598754</text:p>
              </table:table-cell>
              <table:table-cell office:value-type="float" office:value="140.7039823057">
                <text:p>140.7039823057</text:p>
              </table:table-cell>
              <table:table-cell office:value-type="float" office:value="8.18967901386314">
                <text:p>8.18967901386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25997455904">
                <text:p>134.25997455904</text:p>
              </table:table-cell>
              <table:table-cell office:value-type="float" office:value="20.28941475776">
                <text:p>20.28941475776</text:p>
              </table:table-cell>
              <table:table-cell office:value-type="float" office:value="137.133776318784">
                <text:p>137.133776318784</text:p>
              </table:table-cell>
              <table:table-cell office:value-type="float" office:value="9.26818162669233">
                <text:p>9.26818162669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.586139684893">
                <text:p>130.586139684893</text:p>
              </table:table-cell>
              <table:table-cell office:value-type="float" office:value="20.8112781578341">
                <text:p>20.8112781578341</text:p>
              </table:table-cell>
              <table:table-cell office:value-type="float" office:value="133.574257162308">
                <text:p>133.574257162308</text:p>
              </table:table-cell>
              <table:table-cell office:value-type="float" office:value="10.3166221188116">
                <text:p>10.31662211881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.926679954727">
                <text:p>126.926679954727</text:p>
              </table:table-cell>
              <table:table-cell office:value-type="float" office:value="21.3019152836066">
                <text:p>21.3019152836066</text:p>
              </table:table-cell>
              <table:table-cell office:value-type="float" office:value="130.024439105084">
                <text:p>130.024439105084</text:p>
              </table:table-cell>
              <table:table-cell office:value-type="float" office:value="11.3320836230062">
                <text:p>11.3320836230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280104969">
                <text:p>123.280104969</text:p>
              </table:table-cell>
              <table:table-cell office:value-type="float" office:value="21.7586530313805">
                <text:p>21.7586530313805</text:p>
              </table:table-cell>
              <table:table-cell office:value-type="float" office:value="126.482460317394">
                <text:p>126.482460317394</text:p>
              </table:table-cell>
              <table:table-cell office:value-type="float" office:value="12.3121370727339">
                <text:p>12.31213707273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.645212792596">
                <text:p>119.645212792596</text:p>
              </table:table-cell>
              <table:table-cell office:value-type="float" office:value="22.1790875309248">
                <text:p>22.1790875309248</text:p>
              </table:table-cell>
              <table:table-cell office:value-type="float" office:value="122.946783385481">
                <text:p>122.946783385481</text:p>
              </table:table-cell>
              <table:table-cell office:value-type="float" office:value="13.2545780181649">
                <text:p>13.25457801816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.020513025972">
                <text:p>116.020513025972</text:p>
              </table:table-cell>
              <table:table-cell office:value-type="float" office:value="22.5609903945352">
                <text:p>22.5609903945352</text:p>
              </table:table-cell>
              <table:table-cell office:value-type="float" office:value="119.415610887572">
                <text:p>119.415610887572</text:p>
              </table:table-cell>
              <table:table-cell office:value-type="float" office:value="14.1574174199499">
                <text:p>14.1574174199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404635463096">
                <text:p>112.404635463096</text:p>
              </table:table-cell>
              <table:table-cell office:value-type="float" office:value="22.9025178537445">
                <text:p>22.9025178537445</text:p>
              </table:table-cell>
              <table:table-cell office:value-type="float" office:value="115.887320032337">
                <text:p>115.887320032337</text:p>
              </table:table-cell>
              <table:table-cell office:value-type="float" office:value="15.0190293952444">
                <text:p>15.0190293952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8.795681046485">
                <text:p>108.795681046485</text:p>
              </table:table-cell>
              <table:table-cell office:value-type="float" office:value="23.202018449704">
                <text:p>23.202018449704</text:p>
              </table:table-cell>
              <table:table-cell office:value-type="float" office:value="112.359792604949">
                <text:p>112.359792604949</text:p>
              </table:table-cell>
              <table:table-cell office:value-type="float" office:value="15.8380549364694">
                <text:p>15.838054936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.19261611194">
                <text:p>105.19261611194</text:p>
              </table:table-cell>
              <table:table-cell office:value-type="float" office:value="23.4586195775198">
                <text:p>23.4586195775198</text:p>
              </table:table-cell>
              <table:table-cell office:value-type="float" office:value="108.831879460661">
                <text:p>108.831879460661</text:p>
              </table:table-cell>
              <table:table-cell office:value-type="float" office:value="16.6137803438783">
                <text:p>16.6137803438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1.597556065265">
                <text:p>101.597556065265</text:p>
              </table:table-cell>
              <table:table-cell office:value-type="float" office:value="23.6712394955879">
                <text:p>23.6712394955879</text:p>
              </table:table-cell>
              <table:table-cell office:value-type="float" office:value="105.305517033812">
                <text:p>105.305517033812</text:p>
              </table:table-cell>
              <table:table-cell office:value-type="float" office:value="17.3448289081121">
                <text:p>17.3448289081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.0130490089043">
                <text:p>98.0130490089043</text:p>
              </table:table-cell>
              <table:table-cell office:value-type="float" office:value="23.8375296226925">
                <text:p>23.8375296226925</text:p>
              </table:table-cell>
              <table:table-cell office:value-type="float" office:value="101.782886417693">
                <text:p>101.782886417693</text:p>
              </table:table-cell>
              <table:table-cell office:value-type="float" office:value="18.0285077697505">
                <text:p>18.0285077697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4.4367631887338">
                <text:p>94.4367631887338</text:p>
              </table:table-cell>
              <table:table-cell office:value-type="float" office:value="23.95485050932">
                <text:p>23.95485050932</text:p>
              </table:table-cell>
              <table:table-cell office:value-type="float" office:value="98.2612981728195">
                <text:p>98.2612981728195</text:p>
              </table:table-cell>
              <table:table-cell office:value-type="float" office:value="18.662543014482">
                <text:p>18.662543014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8629773936037">
                <text:p>90.8629773936037</text:p>
              </table:table-cell>
              <table:table-cell office:value-type="float" office:value="24.0228824407296">
                <text:p>24.0228824407296</text:p>
              </table:table-cell>
              <table:table-cell office:value-type="float" office:value="94.7350451047277">
                <text:p>94.7350451047277</text:p>
              </table:table-cell>
              <table:table-cell office:value-type="float" office:value="19.2474468979866">
                <text:p>19.2474468979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.2929656747363">
                <text:p>87.2929656747363</text:p>
              </table:table-cell>
              <table:table-cell office:value-type="float" office:value="24.0425965804946">
                <text:p>24.0425965804946</text:p>
              </table:table-cell>
              <table:table-cell office:value-type="float" office:value="91.205528484895">
                <text:p>91.205528484895</text:p>
              </table:table-cell>
              <table:table-cell office:value-type="float" office:value="19.7839958244436">
                <text:p>19.7839958244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.7336992558018">
                <text:p>83.7336992558018</text:p>
              </table:table-cell>
              <table:table-cell office:value-type="float" office:value="24.0129280141027">
                <text:p>24.0129280141027</text:p>
              </table:table-cell>
              <table:table-cell office:value-type="float" office:value="87.6794918059585">
                <text:p>87.6794918059585</text:p>
              </table:table-cell>
              <table:table-cell office:value-type="float" office:value="20.2701264690042">
                <text:p>20.2701264690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.1864041106181">
                <text:p>80.1864041106181</text:p>
              </table:table-cell>
              <table:table-cell office:value-type="float" office:value="23.9307324792917">
                <text:p>23.9307324792917</text:p>
              </table:table-cell>
              <table:table-cell office:value-type="float" office:value="84.1576927342516">
                <text:p>84.1576927342516</text:p>
              </table:table-cell>
              <table:table-cell office:value-type="float" office:value="20.7025501634419">
                <text:p>20.70255016344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.6444695960496">
                <text:p>76.6444695960496</text:p>
              </table:table-cell>
              <table:table-cell office:value-type="float" office:value="23.7942383237012">
                <text:p>23.7942383237012</text:p>
              </table:table-cell>
              <table:table-cell office:value-type="float" office:value="80.6333337376761">
                <text:p>80.6333337376761</text:p>
              </table:table-cell>
              <table:table-cell office:value-type="float" office:value="21.0804713500125">
                <text:p>21.0804713500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.1043139454522">
                <text:p>73.1043139454522</text:p>
              </table:table-cell>
              <table:table-cell office:value-type="float" office:value="23.604068149721">
                <text:p>23.604068149721</text:p>
              </table:table-cell>
              <table:table-cell office:value-type="float" office:value="77.1029609845641">
                <text:p>77.1029609845641</text:p>
              </table:table-cell>
              <table:table-cell office:value-type="float" office:value="21.4050248118845">
                <text:p>21.4050248118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5659371588257">
                <text:p>69.5659371588257</text:p>
              </table:table-cell>
              <table:table-cell office:value-type="float" office:value="23.3607772513747">
                <text:p>23.3607772513747</text:p>
              </table:table-cell>
              <table:table-cell office:value-type="float" office:value="73.5666548978134">
                <text:p>73.5666548978134</text:p>
              </table:table-cell>
              <table:table-cell office:value-type="float" office:value="21.6767599884175">
                <text:p>21.6767599884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.0297719328118">
                <text:p>66.0297719328118</text:p>
              </table:table-cell>
              <table:table-cell office:value-type="float" office:value="23.0645122647462">
                <text:p>23.0645122647462</text:p>
              </table:table-cell>
              <table:table-cell office:value-type="float" office:value="70.0248648492055">
                <text:p>70.0248648492055</text:p>
              </table:table-cell>
              <table:table-cell office:value-type="float" office:value="21.8957593024657">
                <text:p>21.8957593024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.4954817255782">
                <text:p>62.4954817255782</text:p>
              </table:table-cell>
              <table:table-cell office:value-type="float" office:value="22.7157539638818">
                <text:p>22.7157539638818</text:p>
              </table:table-cell>
              <table:table-cell office:value-type="float" office:value="66.4773274754036">
                <text:p>66.4773274754036</text:p>
              </table:table-cell>
              <table:table-cell office:value-type="float" office:value="22.0625472002525">
                <text:p>22.0625472002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9662156071275">
                <text:p>58.9662156071275</text:p>
              </table:table-cell>
              <table:table-cell office:value-type="float" office:value="22.3162788088823">
                <text:p>22.3162788088823</text:p>
              </table:table-cell>
              <table:table-cell office:value-type="float" office:value="62.9274159282805">
                <text:p>62.9274159282805</text:p>
              </table:table-cell>
              <table:table-cell office:value-type="float" office:value="22.1784253341182">
                <text:p>22.1784253341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4514929035747">
                <text:p>55.4514929035747</text:p>
              </table:table-cell>
              <table:table-cell office:value-type="float" office:value="21.8670435400996">
                <text:p>21.8670435400996</text:p>
              </table:table-cell>
              <table:table-cell office:value-type="float" office:value="59.3846877324139">
                <text:p>59.3846877324139</text:p>
              </table:table-cell>
              <table:table-cell office:value-type="float" office:value="22.2429616789098">
                <text:p>22.2429616789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.956650206833">
                <text:p>51.956650206833</text:p>
              </table:table-cell>
              <table:table-cell office:value-type="float" office:value="21.3655697673254">
                <text:p>21.3655697673254</text:p>
              </table:table-cell>
              <table:table-cell office:value-type="float" office:value="55.8540642703608">
                <text:p>55.8540642703608</text:p>
              </table:table-cell>
              <table:table-cell office:value-type="float" office:value="22.2529310795926">
                <text:p>22.2529310795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4797163433127">
                <text:p>48.4797163433127</text:p>
              </table:table-cell>
              <table:table-cell office:value-type="float" office:value="20.8098142008634">
                <text:p>20.8098142008634</text:p>
              </table:table-cell>
              <table:table-cell office:value-type="float" office:value="52.3332992229089">
                <text:p>52.3332992229089</text:p>
              </table:table-cell>
              <table:table-cell office:value-type="float" office:value="22.206597273485">
                <text:p>22.206597273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.0240567313375">
                <text:p>45.0240567313375</text:p>
              </table:table-cell>
              <table:table-cell office:value-type="float" office:value="20.2007984855618">
                <text:p>20.2007984855618</text:p>
              </table:table-cell>
              <table:table-cell office:value-type="float" office:value="48.825870489777">
                <text:p>48.825870489777</text:p>
              </table:table-cell>
              <table:table-cell office:value-type="float" office:value="22.1044837223657">
                <text:p>22.10448372236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.59979166458">
                <text:p>41.59979166458</text:p>
              </table:table-cell>
              <table:table-cell office:value-type="float" office:value="19.5380346357636">
                <text:p>19.5380346357636</text:p>
              </table:table-cell>
              <table:table-cell office:value-type="float" office:value="45.3417209880895">
                <text:p>45.3417209880895</text:p>
              </table:table-cell>
              <table:table-cell office:value-type="float" office:value="21.9446418695682">
                <text:p>21.94464186956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2103106000661">
                <text:p>38.2103106000661</text:p>
              </table:table-cell>
              <table:table-cell office:value-type="float" office:value="18.8175875159006">
                <text:p>18.8175875159006</text:p>
              </table:table-cell>
              <table:table-cell office:value-type="float" office:value="41.8836345153066">
                <text:p>41.8836345153066</text:p>
              </table:table-cell>
              <table:table-cell office:value-type="float" office:value="21.7226871760549">
                <text:p>21.72268717605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.8567914342091">
                <text:p>34.8567914342091</text:p>
              </table:table-cell>
              <table:table-cell office:value-type="float" office:value="18.0389162551708">
                <text:p>18.0389162551708</text:p>
              </table:table-cell>
              <table:table-cell office:value-type="float" office:value="38.4526982148663">
                <text:p>38.4526982148663</text:p>
              </table:table-cell>
              <table:table-cell office:value-type="float" office:value="21.4379138795929">
                <text:p>21.4379138795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.5548593235108">
                <text:p>31.5548593235108</text:p>
              </table:table-cell>
              <table:table-cell office:value-type="float" office:value="17.2047877082102">
                <text:p>17.2047877082102</text:p>
              </table:table-cell>
              <table:table-cell office:value-type="float" office:value="35.0647732235346">
                <text:p>35.0647732235346</text:p>
              </table:table-cell>
              <table:table-cell office:value-type="float" office:value="21.0907966809045">
                <text:p>21.0907966809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3220144432536">
                <text:p>28.3220144432536</text:p>
              </table:table-cell>
              <table:table-cell office:value-type="float" office:value="16.3126537725738">
                <text:p>16.3126537725738</text:p>
              </table:table-cell>
              <table:table-cell office:value-type="float" office:value="31.7368061658412">
                <text:p>31.7368061658412</text:p>
              </table:table-cell>
              <table:table-cell office:value-type="float" office:value="20.6762798032905">
                <text:p>20.6762798032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1669588036739">
                <text:p>25.1669588036739</text:p>
              </table:table-cell>
              <table:table-cell office:value-type="float" office:value="15.3578004587386">
                <text:p>15.3578004587386</text:p>
              </table:table-cell>
              <table:table-cell office:value-type="float" office:value="28.4767245793581">
                <text:p>28.4767245793581</text:p>
              </table:table-cell>
              <table:table-cell office:value-type="float" office:value="20.1884386516236">
                <text:p>20.1884386516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097144402488">
                <text:p>22.097144402488</text:p>
              </table:table-cell>
              <table:table-cell office:value-type="float" office:value="14.3375426436563">
                <text:p>14.3375426436563</text:p>
              </table:table-cell>
              <table:table-cell office:value-type="float" office:value="25.2915130079724">
                <text:p>25.2915130079724</text:p>
              </table:table-cell>
              <table:table-cell office:value-type="float" office:value="19.6235371447434">
                <text:p>19.6235371447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1327949999499">
                <text:p>19.1327949999499</text:p>
              </table:table-cell>
              <table:table-cell office:value-type="float" office:value="13.2613419605565">
                <text:p>13.2613419605565</text:p>
              </table:table-cell>
              <table:table-cell office:value-type="float" office:value="22.2025523082141">
                <text:p>22.2025523082141</text:p>
              </table:table-cell>
              <table:table-cell office:value-type="float" office:value="18.9880081635153">
                <text:p>18.9880081635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327968829816">
                <text:p>16.327968829816</text:p>
              </table:table-cell>
              <table:table-cell office:value-type="float" office:value="12.1531217259788">
                <text:p>12.1531217259788</text:p>
              </table:table-cell>
              <table:table-cell office:value-type="float" office:value="19.2667955579989">
                <text:p>19.2667955579989</text:p>
              </table:table-cell>
              <table:table-cell office:value-type="float" office:value="18.2976935710565">
                <text:p>18.2976935710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7557651819429">
                <text:p>13.7557651819429</text:p>
              </table:table-cell>
              <table:table-cell office:value-type="float" office:value="11.0368172758141">
                <text:p>11.0368172758141</text:p>
              </table:table-cell>
              <table:table-cell office:value-type="float" office:value="16.5600378754246">
                <text:p>16.5600378754246</text:p>
              </table:table-cell>
              <table:table-cell office:value-type="float" office:value="17.5656894184629">
                <text:p>17.5656894184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461098368373">
                <text:p>11.4461098368373</text:p>
              </table:table-cell>
              <table:table-cell office:value-type="float" office:value="9.88414467292341">
                <text:p>9.88414467292341</text:p>
              </table:table-cell>
              <table:table-cell office:value-type="float" office:value="14.1077931772525">
                <text:p>14.1077931772525</text:p>
              </table:table-cell>
              <table:table-cell office:value-type="float" office:value="16.7596758435671">
                <text:p>16.7596758435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35273069642124">
                <text:p>9.35273069642124</text:p>
              </table:table-cell>
              <table:table-cell office:value-type="float" office:value="8.71041657067879">
                <text:p>8.71041657067879</text:p>
              </table:table-cell>
              <table:table-cell office:value-type="float" office:value="11.8664949510407">
                <text:p>11.8664949510407</text:p>
              </table:table-cell>
              <table:table-cell office:value-type="float" office:value="15.9015056129556">
                <text:p>15.9015056129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53068360059696">
                <text:p>7.53068360059696</text:p>
              </table:table-cell>
              <table:table-cell office:value-type="float" office:value="7.66194212682419">
                <text:p>7.66194212682419</text:p>
              </table:table-cell>
              <table:table-cell office:value-type="float" office:value="9.91180843015733">
                <text:p>9.91180843015733</text:p>
              </table:table-cell>
              <table:table-cell office:value-type="float" office:value="15.127971590501">
                <text:p>15.1279715905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4684181532267">
                <text:p>6.04684181532267</text:p>
              </table:table-cell>
              <table:table-cell office:value-type="float" office:value="6.7524234016767">
                <text:p>6.7524234016767</text:p>
              </table:table-cell>
              <table:table-cell office:value-type="float" office:value="8.31188627288392">
                <text:p>8.31188627288392</text:p>
              </table:table-cell>
              <table:table-cell office:value-type="float" office:value="14.4429461560933">
                <text:p>14.44294615609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86027944991436">
                <text:p>4.86027944991436</text:p>
              </table:table-cell>
              <table:table-cell office:value-type="float" office:value="5.92008093029778">
                <text:p>5.92008093029778</text:p>
              </table:table-cell>
              <table:table-cell office:value-type="float" office:value="7.01728660228432">
                <text:p>7.01728660228432</text:p>
              </table:table-cell>
              <table:table-cell office:value-type="float" office:value="13.7912284798347">
                <text:p>13.79122847983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1096705696171">
                <text:p>3.91096705696171</text:p>
              </table:table-cell>
              <table:table-cell office:value-type="float" office:value="5.12256092308617">
                <text:p>5.12256092308617</text:p>
              </table:table-cell>
              <table:table-cell office:value-type="float" office:value="5.96247880915666">
                <text:p>5.96247880915666</text:p>
              </table:table-cell>
              <table:table-cell office:value-type="float" office:value="13.1396053518892">
                <text:p>13.13960535188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4113001933112">
                <text:p>3.14113001933112</text:p>
              </table:table-cell>
              <table:table-cell office:value-type="float" office:value="4.3536998567694">
                <text:p>4.3536998567694</text:p>
              </table:table-cell>
              <table:table-cell office:value-type="float" office:value="5.08940475549567">
                <text:p>5.08940475549567</text:p>
              </table:table-cell>
              <table:table-cell office:value-type="float" office:value="12.4903456961046">
                <text:p>12.49034569610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9781347970232">
                <text:p>2.49781347970232</text:p>
              </table:table-cell>
              <table:table-cell office:value-type="float" office:value="3.63973357104939">
                <text:p>3.63973357104939</text:p>
              </table:table-cell>
              <table:table-cell office:value-type="float" office:value="4.34946762681662">
                <text:p>4.34946762681662</text:p>
              </table:table-cell>
              <table:table-cell office:value-type="float" office:value="11.8770781583146">
                <text:p>11.8770781583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4667382485802">
                <text:p>1.94667382485802</text:p>
              </table:table-cell>
              <table:table-cell office:value-type="float" office:value="2.99745790723064">
                <text:p>2.99745790723064</text:p>
              </table:table-cell>
              <table:table-cell office:value-type="float" office:value="3.71111843846251">
                <text:p>3.71111843846251</text:p>
              </table:table-cell>
              <table:table-cell office:value-type="float" office:value="11.3213954600025">
                <text:p>11.3213954600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6982217369966">
                <text:p>1.46982217369966</text:p>
              </table:table-cell>
              <table:table-cell office:value-type="float" office:value="2.42661565119843">
                <text:p>2.42661565119843</text:p>
              </table:table-cell>
              <table:table-cell office:value-type="float" office:value="3.15661966604996">
                <text:p>3.15661966604996</text:p>
              </table:table-cell>
              <table:table-cell office:value-type="float" office:value="10.8256339347937">
                <text:p>10.82563393479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5544326365448">
                <text:p>1.05544326365448</text:p>
              </table:table-cell>
              <table:table-cell office:value-type="float" office:value="1.91772786185759">
                <text:p>1.91772786185759</text:p>
              </table:table-cell>
              <table:table-cell office:value-type="float" office:value="2.67290779024016">
                <text:p>2.67290779024016</text:p>
              </table:table-cell>
              <table:table-cell office:value-type="float" office:value="10.3821257788022">
                <text:p>10.38212577880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4027864862429">
                <text:p>0.694027864862429</text:p>
              </table:table-cell>
              <table:table-cell office:value-type="float" office:value="1.46043289696411">
                <text:p>1.46043289696411</text:p>
              </table:table-cell>
              <table:table-cell office:value-type="float" office:value="2.2490731700042">
                <text:p>2.2490731700042</text:p>
              </table:table-cell>
              <table:table-cell office:value-type="float" office:value="9.98199581230331">
                <text:p>9.981995812303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4127885896293">
                <text:p>0.384127885896293</text:p>
              </table:table-cell>
              <table:table-cell office:value-type="float" office:value="1.04037340117589">
                <text:p>1.04037340117589</text:p>
              </table:table-cell>
              <table:table-cell office:value-type="float" office:value="1.88160361456322">
                <text:p>1.88160361456322</text:p>
              </table:table-cell>
              <table:table-cell office:value-type="float" office:value="9.61124778090049">
                <text:p>9.611247780900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7609455222909">
                <text:p>0.137609455222909</text:p>
              </table:table-cell>
              <table:table-cell office:value-type="float" office:value="0.637280661865604">
                <text:p>0.637280661865604</text:p>
              </table:table-cell>
              <table:table-cell office:value-type="float" office:value="1.57930463814029">
                <text:p>1.57930463814029</text:p>
              </table:table-cell>
              <table:table-cell office:value-type="float" office:value="9.2481081080472">
                <text:p>9.2481081080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8080008814191">
                <text:p>0.0128080008814191</text:p>
              </table:table-cell>
              <table:table-cell office:value-type="float" office:value="0.222605739240177">
                <text:p>0.222605739240177</text:p>
              </table:table-cell>
              <table:table-cell office:value-type="float" office:value="1.39576189176657">
                <text:p>1.39576189176657</text:p>
              </table:table-cell>
              <table:table-cell office:value-type="float" office:value="8.85588017085539">
                <text:p>8.855880170855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659293622732599">
                <text:p>0.00659293622732599</text:p>
              </table:table-cell>
              <table:table-cell office:value-type="float" office:value="-0.188271717465119">
                <text:p>-0.188271717465119</text:p>
              </table:table-cell>
              <table:table-cell office:value-type="float" office:value="1.33010522099868">
                <text:p>1.33010522099868</text:p>
              </table:table-cell>
              <table:table-cell office:value-type="float" office:value="8.45023486638245">
                <text:p>8.45023486638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152335259768">
                <text:p>0.0617152335259768</text:p>
              </table:table-cell>
              <table:table-cell office:value-type="float" office:value="-0.606368092629133">
                <text:p>-0.606368092629133</text:p>
              </table:table-cell>
              <table:table-cell office:value-type="float" office:value="1.32409369881157">
                <text:p>1.32409369881157</text:p>
              </table:table-cell>
              <table:table-cell office:value-type="float" office:value="8.02856330202725">
                <text:p>8.02856330202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72223912499124">
                <text:p>0.172223912499124</text:p>
              </table:table-cell>
              <table:table-cell office:value-type="float" office:value="-1.0347557968329">
                <text:p>-1.0347557968329</text:p>
              </table:table-cell>
              <table:table-cell office:value-type="float" office:value="1.37139411287545">
                <text:p>1.37139411287545</text:p>
              </table:table-cell>
              <table:table-cell office:value-type="float" office:value="7.58868733761143">
                <text:p>7.58868733761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67837578501387">
                <text:p>0.367837578501387</text:p>
              </table:table-cell>
              <table:table-cell office:value-type="float" office:value="-1.45547419345146">
                <text:p>-1.45547419345146</text:p>
              </table:table-cell>
              <table:table-cell office:value-type="float" office:value="1.50401296279453">
                <text:p>1.50401296279453</text:p>
              </table:table-cell>
              <table:table-cell office:value-type="float" office:value="7.14407411668083">
                <text:p>7.14407411668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83246506876071">
                <text:p>0.683246506876071</text:p>
              </table:table-cell>
              <table:table-cell office:value-type="float" office:value="-1.83524722803714">
                <text:p>-1.83524722803714</text:p>
              </table:table-cell>
              <table:table-cell office:value-type="float" office:value="1.7610941227728">
                <text:p>1.7610941227728</text:p>
              </table:table-cell>
              <table:table-cell office:value-type="float" office:value="6.72262468070884">
                <text:p>6.722624680708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006627069582">
                <text:p>1.1006627069582</text:p>
              </table:table-cell>
              <table:table-cell office:value-type="float" office:value="-2.17304147677761">
                <text:p>-2.17304147677761</text:p>
              </table:table-cell>
              <table:table-cell office:value-type="float" office:value="2.12518681744756">
                <text:p>2.12518681744756</text:p>
              </table:table-cell>
              <table:table-cell office:value-type="float" office:value="6.32793778168936">
                <text:p>6.32793778168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9174935646391">
                <text:p>1.59174935646391</text:p>
              </table:table-cell>
              <table:table-cell office:value-type="float" office:value="-2.50182073137752">
                <text:p>-2.50182073137752</text:p>
              </table:table-cell>
              <table:table-cell office:value-type="float" office:value="2.56347886376766">
                <text:p>2.56347886376766</text:p>
              </table:table-cell>
              <table:table-cell office:value-type="float" office:value="5.93150118182684">
                <text:p>5.93150118182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6417600336542">
                <text:p>2.16417600336542</text:p>
              </table:table-cell>
              <table:table-cell office:value-type="float" office:value="-2.82371337853945">
                <text:p>-2.82371337853945</text:p>
              </table:table-cell>
              <table:table-cell office:value-type="float" office:value="3.08325069395433">
                <text:p>3.08325069395433</text:p>
              </table:table-cell>
              <table:table-cell office:value-type="float" office:value="5.53009815876373">
                <text:p>5.53009815876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3560292070233">
                <text:p>2.83560292070233</text:p>
              </table:table-cell>
              <table:table-cell office:value-type="float" office:value="-3.13416841114194">
                <text:p>-3.13416841114194</text:p>
              </table:table-cell>
              <table:table-cell office:value-type="float" office:value="3.70263550207513">
                <text:p>3.70263550207513</text:p>
              </table:table-cell>
              <table:table-cell office:value-type="float" office:value="5.12567401005111">
                <text:p>5.12567401005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2527188773926">
                <text:p>3.62527188773926</text:p>
              </table:table-cell>
              <table:table-cell office:value-type="float" office:value="-3.44261380823125">
                <text:p>-3.44261380823125</text:p>
              </table:table-cell>
              <table:table-cell office:value-type="float" office:value="4.43930674591675">
                <text:p>4.43930674591675</text:p>
              </table:table-cell>
              <table:table-cell office:value-type="float" office:value="4.70611338393897">
                <text:p>4.706113383938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615380763028">
                <text:p>4.55615380763028</text:p>
              </table:table-cell>
              <table:table-cell office:value-type="float" office:value="-3.76785504662507">
                <text:p>-3.76785504662507</text:p>
              </table:table-cell>
              <table:table-cell office:value-type="float" office:value="5.31326955233109">
                <text:p>5.31326955233109</text:p>
              </table:table-cell>
              <table:table-cell office:value-type="float" office:value="4.24948221446377">
                <text:p>4.249482214463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5779705325574">
                <text:p>5.65779705325574</text:p>
              </table:table-cell>
              <table:table-cell office:value-type="float" office:value="-4.11836096114745">
                <text:p>-4.11836096114745</text:p>
              </table:table-cell>
              <table:table-cell office:value-type="float" office:value="6.35253421889111">
                <text:p>6.35253421889111</text:p>
              </table:table-cell>
              <table:table-cell office:value-type="float" office:value="3.74312148377143">
                <text:p>3.743121483771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96593034786005">
                <text:p>6.96593034786005</text:p>
              </table:table-cell>
              <table:table-cell office:value-type="float" office:value="-4.48524684742435">
                <text:p>-4.48524684742435</text:p>
              </table:table-cell>
              <table:table-cell office:value-type="float" office:value="7.59373953448201">
                <text:p>7.59373953448201</text:p>
              </table:table-cell>
              <table:table-cell office:value-type="float" office:value="3.19064765221884">
                <text:p>3.19064765221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5212223680125">
                <text:p>8.5212223680125</text:p>
              </table:table-cell>
              <table:table-cell office:value-type="float" office:value="-4.84145233826461">
                <text:p>-4.84145233826461</text:p>
              </table:table-cell>
              <table:table-cell office:value-type="float" office:value="9.08104452787934">
                <text:p>9.08104452787934</text:p>
              </table:table-cell>
              <table:table-cell office:value-type="float" office:value="2.61294576000279">
                <text:p>2.61294576000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3890006911127">
                <text:p>10.3890006911127</text:p>
              </table:table-cell>
              <table:table-cell office:value-type="float" office:value="-5.1396380172077">
                <text:p>-5.1396380172077</text:p>
              </table:table-cell>
              <table:table-cell office:value-type="float" office:value="10.8859441435176">
                <text:p>10.8859441435176</text:p>
              </table:table-cell>
              <table:table-cell office:value-type="float" office:value="2.04739475360419">
                <text:p>2.04739475360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72062019852">
                <text:p>12.672062019852</text:p>
              </table:table-cell>
              <table:table-cell office:value-type="float" office:value="-5.40965995252356">
                <text:p>-5.40965995252356</text:p>
              </table:table-cell>
              <table:table-cell office:value-type="float" office:value="13.1058272253111">
                <text:p>13.1058272253111</text:p>
              </table:table-cell>
              <table:table-cell office:value-type="float" office:value="1.44956536364135">
                <text:p>1.449565363641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3441849377498">
                <text:p>15.3441849377498</text:p>
              </table:table-cell>
              <table:table-cell office:value-type="float" office:value="-5.70991776760584">
                <text:p>-5.70991776760584</text:p>
              </table:table-cell>
              <table:table-cell office:value-type="float" office:value="15.7062908363981">
                <text:p>15.7062908363981</text:p>
              </table:table-cell>
              <table:table-cell office:value-type="float" office:value="0.765471326768354">
                <text:p>0.7654713267683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2911375314256">
                <text:p>18.2911375314256</text:p>
              </table:table-cell>
              <table:table-cell office:value-type="float" office:value="-5.9541774256553">
                <text:p>-5.9541774256553</text:p>
              </table:table-cell>
              <table:table-cell office:value-type="float" office:value="18.5867966748103">
                <text:p>18.5867966748103</text:p>
              </table:table-cell>
              <table:table-cell office:value-type="float" office:value="0.0969816224372728">
                <text:p>0.0969816224372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4997129378299">
                <text:p>21.4997129378299</text:p>
              </table:table-cell>
              <table:table-cell office:value-type="float" office:value="-6.12557096926051">
                <text:p>-6.12557096926051</text:p>
              </table:table-cell>
              <table:table-cell office:value-type="float" office:value="21.7367200982637">
                <text:p>21.7367200982637</text:p>
              </table:table-cell>
              <table:table-cell office:value-type="float" office:value="-0.537300894861684">
                <text:p>-0.5373008948616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.9191197828504">
                <text:p>24.9191197828504</text:p>
              </table:table-cell>
              <table:table-cell office:value-type="float" office:value="-6.2476587305562">
                <text:p>-6.2476587305562</text:p>
              </table:table-cell>
              <table:table-cell office:value-type="float" office:value="25.1023930156277">
                <text:p>25.1023930156277</text:p>
              </table:table-cell>
              <table:table-cell office:value-type="float" office:value="-1.15333206822381">
                <text:p>-1.15333206822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4629773936037">
                <text:p>28.4629773936037</text:p>
              </table:table-cell>
              <table:table-cell office:value-type="float" office:value="-6.33014994140566">
                <text:p>-6.33014994140566</text:p>
              </table:table-cell>
              <table:table-cell office:value-type="float" office:value="28.596939314205">
                <text:p>28.596939314205</text:p>
              </table:table-cell>
              <table:table-cell office:value-type="float" office:value="-1.74820830094879">
                <text:p>-1.74820830094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0621720970763">
                <text:p>32.0621720970763</text:p>
              </table:table-cell>
              <table:table-cell office:value-type="float" office:value="-6.37244123038091">
                <text:p>-6.37244123038091</text:p>
              </table:table-cell>
              <table:table-cell office:value-type="float" office:value="32.1520613971079">
                <text:p>32.1520613971079</text:p>
              </table:table-cell>
              <table:table-cell office:value-type="float" office:value="-2.31132289167172">
                <text:p>-2.31132289167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.7046364647082">
                <text:p>35.7046364647082</text:p>
              </table:table-cell>
              <table:table-cell office:value-type="float" office:value="-6.37574414807841">
                <text:p>-6.37574414807841</text:p>
              </table:table-cell>
              <table:table-cell office:value-type="float" office:value="35.7556435988565">
                <text:p>35.7556435988565</text:p>
              </table:table-cell>
              <table:table-cell office:value-type="float" office:value="-2.84212689879109">
                <text:p>-2.84212689879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.3983273069642">
                <text:p>39.3983273069642</text:p>
              </table:table-cell>
              <table:table-cell office:value-type="float" office:value="-6.34503470587646">
                <text:p>-6.34503470587646</text:p>
              </table:table-cell>
              <table:table-cell office:value-type="float" office:value="39.4148381656924">
                <text:p>39.4148381656924</text:p>
              </table:table-cell>
              <table:table-cell office:value-type="float" office:value="-3.34669624986659">
                <text:p>-3.346696249866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1346628071195">
                <text:p>43.1346628071195</text:p>
              </table:table-cell>
              <table:table-cell office:value-type="float" office:value="-6.28988751890544">
                <text:p>-6.28988751890544</text:p>
              </table:table-cell>
              <table:table-cell office:value-type="float" office:value="43.1197670763344">
                <text:p>43.1197670763344</text:p>
              </table:table-cell>
              <table:table-cell office:value-type="float" office:value="-3.83326171210192">
                <text:p>-3.83326171210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.885253257745">
                <text:p>46.885253257745</text:p>
              </table:table-cell>
              <table:table-cell office:value-type="float" office:value="-6.21478340127605">
                <text:p>-6.21478340127605</text:p>
              </table:table-cell>
              <table:table-cell office:value-type="float" office:value="46.8416909926062">
                <text:p>46.8416909926062</text:p>
              </table:table-cell>
              <table:table-cell office:value-type="float" office:value="-4.30214519260854">
                <text:p>-4.302145192608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6479832530374">
                <text:p>50.6479832530374</text:p>
              </table:table-cell>
              <table:table-cell office:value-type="float" office:value="-6.11939783050712">
                <text:p>-6.11939783050712</text:p>
              </table:table-cell>
              <table:table-cell office:value-type="float" office:value="50.5785638125803">
                <text:p>50.5785638125803</text:p>
              </table:table-cell>
              <table:table-cell office:value-type="float" office:value="-4.75271921751781">
                <text:p>-4.75271921751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432083654684">
                <text:p>54.432083654684</text:p>
              </table:table-cell>
              <table:table-cell office:value-type="float" office:value="-6.00700487785334">
                <text:p>-6.00700487785334</text:p>
              </table:table-cell>
              <table:table-cell office:value-type="float" office:value="54.3390448919021">
                <text:p>54.3390448919021</text:p>
              </table:table-cell>
              <table:table-cell office:value-type="float" office:value="-5.18956023849873">
                <text:p>-5.189560238498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2294293813039">
                <text:p>58.2294293813039</text:p>
              </table:table-cell>
              <table:table-cell office:value-type="float" office:value="-5.88122957962319">
                <text:p>-5.88122957962319</text:p>
              </table:table-cell>
              <table:table-cell office:value-type="float" office:value="58.1145698030153">
                <text:p>58.1145698030153</text:p>
              </table:table-cell>
              <table:table-cell office:value-type="float" office:value="-5.61507832117721">
                <text:p>-5.615078321177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.0358136599926">
                <text:p>62.0358136599926</text:p>
              </table:table-cell>
              <table:table-cell office:value-type="float" office:value="-5.74327627480243">
                <text:p>-5.74327627480243</text:p>
              </table:table-cell>
              <table:table-cell office:value-type="float" office:value="61.9008017028414">
                <text:p>61.9008017028414</text:p>
              </table:table-cell>
              <table:table-cell office:value-type="float" office:value="-6.02985584238412">
                <text:p>-6.029855842384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.8577750177786">
                <text:p>65.8577750177786</text:p>
              </table:table-cell>
              <table:table-cell office:value-type="float" office:value="-5.59511613698054">
                <text:p>-5.59511613698054</text:p>
              </table:table-cell>
              <table:table-cell office:value-type="float" office:value="65.703924696497">
                <text:p>65.703924696497</text:p>
              </table:table-cell>
              <table:table-cell office:value-type="float" office:value="-6.43679016383824">
                <text:p>-6.436790163838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.6896403209167">
                <text:p>69.6896403209167</text:p>
              </table:table-cell>
              <table:table-cell office:value-type="float" office:value="-5.44027804765673">
                <text:p>-5.44027804765673</text:p>
              </table:table-cell>
              <table:table-cell office:value-type="float" office:value="69.5178143783425">
                <text:p>69.5178143783425</text:p>
              </table:table-cell>
              <table:table-cell office:value-type="float" office:value="-6.83855132424521">
                <text:p>-6.838551324245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.5186690571821">
                <text:p>73.5186690571821</text:p>
              </table:table-cell>
              <table:table-cell office:value-type="float" office:value="-5.27937980148038">
                <text:p>-5.27937980148038</text:p>
              </table:table-cell>
              <table:table-cell office:value-type="float" office:value="73.3297750891105">
                <text:p>73.3297750891105</text:p>
              </table:table-cell>
              <table:table-cell office:value-type="float" office:value="-7.23390540393762">
                <text:p>-7.23390540393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.3509430182594">
                <text:p>77.3509430182594</text:p>
              </table:table-cell>
              <table:table-cell office:value-type="float" office:value="-5.11087811376316">
                <text:p>-5.11087811376316</text:p>
              </table:table-cell>
              <table:table-cell office:value-type="float" office:value="77.1460480109668">
                <text:p>77.1460480109668</text:p>
              </table:table-cell>
              <table:table-cell office:value-type="float" office:value="-7.6222062118448">
                <text:p>-7.62220621184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.1987700197318">
                <text:p>81.1987700197318</text:p>
              </table:table-cell>
              <table:table-cell office:value-type="float" office:value="-4.93704464187342">
                <text:p>-4.93704464187342</text:p>
              </table:table-cell>
              <table:table-cell office:value-type="float" office:value="80.978482191023">
                <text:p>80.978482191023</text:p>
              </table:table-cell>
              <table:table-cell office:value-type="float" office:value="-8.00748398793137">
                <text:p>-8.007483987931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.0546259477759">
                <text:p>85.0546259477759</text:p>
              </table:table-cell>
              <table:table-cell office:value-type="float" office:value="-4.76196115746352">
                <text:p>-4.76196115746352</text:p>
              </table:table-cell>
              <table:table-cell office:value-type="float" office:value="84.8190416843606">
                <text:p>84.8190416843606</text:p>
              </table:table-cell>
              <table:table-cell office:value-type="float" office:value="-8.39268775541106">
                <text:p>-8.39268775541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9050972065025">
                <text:p>88.9050972065025</text:p>
              </table:table-cell>
              <table:table-cell office:value-type="float" office:value="-4.58531034966296">
                <text:p>-4.58531034966296</text:p>
              </table:table-cell>
              <table:table-cell office:value-type="float" office:value="88.6545002753772">
                <text:p>88.6545002753772</text:p>
              </table:table-cell>
              <table:table-cell office:value-type="float" office:value="-8.77556086594852">
                <text:p>-8.775560865948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.7540540269834">
                <text:p>92.7540540269834</text:p>
              </table:table-cell>
              <table:table-cell office:value-type="float" office:value="-4.40516671841665">
                <text:p>-4.40516671841665</text:p>
              </table:table-cell>
              <table:table-cell office:value-type="float" office:value="92.4889662589221">
                <text:p>92.4889662589221</text:p>
              </table:table-cell>
              <table:table-cell office:value-type="float" office:value="-9.15475864395278">
                <text:p>-9.15475864395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.6101984194553">
                <text:p>96.6101984194553</text:p>
              </table:table-cell>
              <table:table-cell office:value-type="float" office:value="-4.22271296787828">
                <text:p>-4.22271296787828</text:p>
              </table:table-cell>
              <table:table-cell office:value-type="float" office:value="96.3308786064933">
                <text:p>96.3308786064933</text:p>
              </table:table-cell>
              <table:table-cell office:value-type="float" office:value="-9.53271163078806">
                <text:p>-9.53271163078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.470765933152">
                <text:p>100.470765933152</text:p>
              </table:table-cell>
              <table:table-cell office:value-type="float" office:value="-4.04032412183616">
                <text:p>-4.04032412183616</text:p>
              </table:table-cell>
              <table:table-cell office:value-type="float" office:value="100.17715804066">
                <text:p>100.17715804066</text:p>
              </table:table-cell>
              <table:table-cell office:value-type="float" office:value="-9.91136943578245">
                <text:p>-9.911369435782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4.329915163413">
                <text:p>104.329915163413</text:p>
              </table:table-cell>
              <table:table-cell office:value-type="float" office:value="-3.85921894249742">
                <text:p>-3.85921894249742</text:p>
              </table:table-cell>
              <table:table-cell office:value-type="float" office:value="104.021848232187">
                <text:p>104.021848232187</text:p>
              </table:table-cell>
              <table:table-cell office:value-type="float" office:value="-10.2910919641894">
                <text:p>-10.29109196418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8.189376896804">
                <text:p>108.189376896804</text:p>
              </table:table-cell>
              <table:table-cell office:value-type="float" office:value="-3.67967868267911">
                <text:p>-3.67967868267911</text:p>
              </table:table-cell>
              <table:table-cell office:value-type="float" office:value="107.866620985663">
                <text:p>107.866620985663</text:p>
              </table:table-cell>
              <table:table-cell office:value-type="float" office:value="-10.6724081722493">
                <text:p>-10.67240817224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.051795390579">
                <text:p>112.051795390579</text:p>
              </table:table-cell>
              <table:table-cell office:value-type="float" office:value="-3.50100141227376">
                <text:p>-3.50100141227376</text:p>
              </table:table-cell>
              <table:table-cell office:value-type="float" office:value="111.714194339105">
                <text:p>111.714194339105</text:p>
              </table:table-cell>
              <table:table-cell office:value-type="float" office:value="-11.0550064967355">
                <text:p>-11.05500649673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5.912675407406">
                <text:p>115.912675407406</text:p>
              </table:table-cell>
              <table:table-cell office:value-type="float" office:value="-3.32288664750248">
                <text:p>-3.32288664750248</text:p>
              </table:table-cell>
              <table:table-cell office:value-type="float" office:value="115.560163968961">
                <text:p>115.560163968961</text:p>
              </table:table-cell>
              <table:table-cell office:value-type="float" office:value="-11.4379385794707">
                <text:p>-11.4379385794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9.766824587586">
                <text:p>119.766824587586</text:p>
              </table:table-cell>
              <table:table-cell office:value-type="float" office:value="-3.14675747954206">
                <text:p>-3.14675747954206</text:p>
              </table:table-cell>
              <table:table-cell office:value-type="float" office:value="119.399186155005">
                <text:p>119.399186155005</text:p>
              </table:table-cell>
              <table:table-cell office:value-type="float" office:value="-11.8218605011542">
                <text:p>-11.82186050115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616310259518">
                <text:p>123.616310259518</text:p>
              </table:table-cell>
              <table:table-cell office:value-type="float" office:value="-2.97397930668376">
                <text:p>-2.97397930668376</text:p>
              </table:table-cell>
              <table:table-cell office:value-type="float" office:value="123.233108679243">
                <text:p>123.233108679243</text:p>
              </table:table-cell>
              <table:table-cell office:value-type="float" office:value="-12.2084226741169">
                <text:p>-12.20842267411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465964202366">
                <text:p>127.465964202366</text:p>
              </table:table-cell>
              <table:table-cell office:value-type="float" office:value="-2.80449683991226">
                <text:p>-2.80449683991226</text:p>
              </table:table-cell>
              <table:table-cell office:value-type="float" office:value="127.066720385136">
                <text:p>127.066720385136</text:p>
              </table:table-cell>
              <table:table-cell office:value-type="float" office:value="-12.598270175932">
                <text:p>-12.5982701759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.316868157734">
                <text:p>131.316868157734</text:p>
              </table:table-cell>
              <table:table-cell office:value-type="float" office:value="-2.63802882641052">
                <text:p>-2.63802882641052</text:p>
              </table:table-cell>
              <table:table-cell office:value-type="float" office:value="130.901132342773">
                <text:p>130.901132342773</text:p>
              </table:table-cell>
              <table:table-cell office:value-type="float" office:value="-12.9912813871143">
                <text:p>-12.99128138711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.167555764781">
                <text:p>135.167555764781</text:p>
              </table:table-cell>
              <table:table-cell office:value-type="float" office:value="-2.47472430613287">
                <text:p>-2.47472430613287</text:p>
              </table:table-cell>
              <table:table-cell office:value-type="float" office:value="134.734872066316">
                <text:p>134.734872066316</text:p>
              </table:table-cell>
              <table:table-cell office:value-type="float" office:value="-13.3873914040822">
                <text:p>-13.38739140408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.016945281904">
                <text:p>139.016945281904</text:p>
              </table:table-cell>
              <table:table-cell office:value-type="float" office:value="-2.31483712777572">
                <text:p>-2.31483712777572</text:p>
              </table:table-cell>
              <table:table-cell office:value-type="float" office:value="138.566832454596">
                <text:p>138.566832454596</text:p>
              </table:table-cell>
              <table:table-cell office:value-type="float" office:value="-13.7866947311314">
                <text:p>-13.78669473113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.864700167269">
                <text:p>142.864700167269</text:p>
              </table:table-cell>
              <table:table-cell office:value-type="float" office:value="-2.15858796662627">
                <text:p>-2.15858796662627</text:p>
              </table:table-cell>
              <table:table-cell office:value-type="float" office:value="142.396648553792">
                <text:p>142.396648553792</text:p>
              </table:table-cell>
              <table:table-cell office:value-type="float" office:value="-14.1893609757405">
                <text:p>-14.18936097574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.711205040115">
                <text:p>146.711205040115</text:p>
              </table:table-cell>
              <table:table-cell office:value-type="float" office:value="-2.0061575937259">
                <text:p>-2.0061575937259</text:p>
              </table:table-cell>
              <table:table-cell office:value-type="float" office:value="146.224674747004">
                <text:p>146.224674747004</text:p>
              </table:table-cell>
              <table:table-cell office:value-type="float" office:value="-14.5956247071885">
                <text:p>-14.59562470718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.556820480974">
                <text:p>150.556820480974</text:p>
              </table:table-cell>
              <table:table-cell office:value-type="float" office:value="-1.85766067368463">
                <text:p>-1.85766067368463</text:p>
              </table:table-cell>
              <table:table-cell office:value-type="float" office:value="150.051251206229">
                <text:p>150.051251206229</text:p>
              </table:table-cell>
              <table:table-cell office:value-type="float" office:value="-15.0056516037965">
                <text:p>-15.00565160379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.400777251375">
                <text:p>154.400777251375</text:p>
              </table:table-cell>
              <table:table-cell office:value-type="float" office:value="-1.71329047766905">
                <text:p>-1.71329047766905</text:p>
              </table:table-cell>
              <table:table-cell office:value-type="float" office:value="153.875588812005">
                <text:p>153.875588812005</text:p>
              </table:table-cell>
              <table:table-cell office:value-type="float" office:value="-15.4195214906606">
                <text:p>-15.41952149066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8.241416680856">
                <text:p>158.241416680856</text:p>
              </table:table-cell>
              <table:table-cell office:value-type="float" office:value="-1.57375951281563">
                <text:p>-1.57375951281563</text:p>
              </table:table-cell>
              <table:table-cell office:value-type="float" office:value="157.695943189851">
                <text:p>157.695943189851</text:p>
              </table:table-cell>
              <table:table-cell office:value-type="float" office:value="-15.8376991384589">
                <text:p>-15.83769913845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2.07698394415">
                <text:p>162.07698394415</text:p>
              </table:table-cell>
              <table:table-cell office:value-type="float" office:value="-1.43991322028466">
                <text:p>-1.43991322028466</text:p>
              </table:table-cell>
              <table:table-cell office:value-type="float" office:value="161.510455571516">
                <text:p>161.510455571516</text:p>
              </table:table-cell>
              <table:table-cell office:value-type="float" office:value="-16.2607669242796">
                <text:p>-16.26076692427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.909257905227">
                <text:p>165.909257905227</text:p>
              </table:table-cell>
              <table:table-cell office:value-type="float" office:value="-1.31200737186871">
                <text:p>-1.31200737186871</text:p>
              </table:table-cell>
              <table:table-cell office:value-type="float" office:value="165.320849022498">
                <text:p>165.320849022498</text:p>
              </table:table-cell>
              <table:table-cell office:value-type="float" office:value="-16.6892355550157">
                <text:p>-16.68923555501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9.746483838981">
                <text:p>169.746483838981</text:p>
              </table:table-cell>
              <table:table-cell office:value-type="float" office:value="-1.18945085587796">
                <text:p>-1.18945085587796</text:p>
              </table:table-cell>
              <table:table-cell office:value-type="float" office:value="169.135367495152">
                <text:p>169.135367495152</text:p>
              </table:table-cell>
              <table:table-cell office:value-type="float" office:value="-17.1237143094597">
                <text:p>-17.1237143094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3.580969360671">
                <text:p>173.580969360671</text:p>
              </table:table-cell>
              <table:table-cell office:value-type="float" office:value="-1.06983138853554">
                <text:p>-1.06983138853554</text:p>
              </table:table-cell>
              <table:table-cell office:value-type="float" office:value="172.946749077907">
                <text:p>172.946749077907</text:p>
              </table:table-cell>
              <table:table-cell office:value-type="float" office:value="-17.5607022539731">
                <text:p>-17.56070225397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7.367641903465">
                <text:p>177.367641903465</text:p>
              </table:table-cell>
              <table:table-cell office:value-type="float" office:value="-0.954638407836617">
                <text:p>-0.954638407836617</text:p>
              </table:table-cell>
              <table:table-cell office:value-type="float" office:value="176.710180705741">
                <text:p>176.710180705741</text:p>
              </table:table-cell>
              <table:table-cell office:value-type="float" office:value="-17.9951452902554">
                <text:p>-17.99514529025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.065707789541">
                <text:p>181.065707789541</text:p>
              </table:table-cell>
              <table:table-cell office:value-type="float" office:value="-0.856072757138994">
                <text:p>-0.856072757138994</text:p>
              </table:table-cell>
              <table:table-cell office:value-type="float" office:value="180.383531762415">
                <text:p>180.383531762415</text:p>
              </table:table-cell>
              <table:table-cell office:value-type="float" office:value="-18.4332075000955">
                <text:p>-18.43320750009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.656080289266">
                <text:p>184.656080289266</text:p>
              </table:table-cell>
              <table:table-cell office:value-type="float" office:value="-0.769347128877493">
                <text:p>-0.769347128877493</text:p>
              </table:table-cell>
              <table:table-cell office:value-type="float" office:value="183.948610099383">
                <text:p>183.948610099383</text:p>
              </table:table-cell>
              <table:table-cell office:value-type="float" office:value="-18.8673877307075">
                <text:p>-18.86738773070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8.070369294564">
                <text:p>188.070369294564</text:p>
              </table:table-cell>
              <table:table-cell office:value-type="float" office:value="-0.659331844269274">
                <text:p>-0.659331844269274</text:p>
              </table:table-cell>
              <table:table-cell office:value-type="float" office:value="187.342834480123">
                <text:p>187.342834480123</text:p>
              </table:table-cell>
              <table:table-cell office:value-type="float" office:value="-19.2530217900678">
                <text:p>-19.2530217900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1.222131631927">
                <text:p>191.222131631927</text:p>
              </table:table-cell>
              <table:table-cell office:value-type="float" office:value="-0.557737797854546">
                <text:p>-0.557737797854546</text:p>
              </table:table-cell>
              <table:table-cell office:value-type="float" office:value="190.476080462769">
                <text:p>190.476080462769</text:p>
              </table:table-cell>
              <table:table-cell office:value-type="float" office:value="-19.6089667208161">
                <text:p>-19.6089667208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4.124492432817">
                <text:p>194.124492432817</text:p>
              </table:table-cell>
              <table:table-cell office:value-type="float" office:value="-0.557163753643366">
                <text:p>-0.557163753643366</text:p>
              </table:table-cell>
              <table:table-cell office:value-type="float" office:value="193.347923772784">
                <text:p>193.347923772784</text:p>
              </table:table-cell>
              <table:table-cell office:value-type="float" office:value="-20.0287458898891">
                <text:p>-20.02874588988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7.02668496279">
                <text:p>197.02668496279</text:p>
              </table:table-cell>
              <table:table-cell office:value-type="float" office:value="-0.471891505323571">
                <text:p>-0.471891505323571</text:p>
              </table:table-cell>
              <table:table-cell office:value-type="float" office:value="196.231867375742">
                <text:p>196.231867375742</text:p>
              </table:table-cell>
              <table:table-cell office:value-type="float" office:value="-20.3646954877775">
                <text:p>-20.36469548777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.34902593175">
                <text:p>200.34902593175</text:p>
              </table:table-cell>
              <table:table-cell office:value-type="float" office:value="-0.307830967858252">
                <text:p>-0.307830967858252</text:p>
              </table:table-cell>
              <table:table-cell office:value-type="float" office:value="199.542940502533">
                <text:p>199.542940502533</text:p>
              </table:table-cell>
              <table:table-cell office:value-type="float" office:value="-20.6835373341971">
                <text:p>-20.6835373341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.852234096896">
                <text:p>203.852234096896</text:p>
              </table:table-cell>
              <table:table-cell office:value-type="float" office:value="-0.132904985025892">
                <text:p>-0.132904985025892</text:p>
              </table:table-cell>
              <table:table-cell office:value-type="float" office:value="203.034547513772">
                <text:p>203.034547513772</text:p>
              </table:table-cell>
              <table:table-cell office:value-type="float" office:value="-21.0178231802591">
                <text:p>-21.01782318025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7.453808631897">
                <text:p>207.453808631897</text:p>
              </table:table-cell>
              <table:table-cell office:value-type="float" office:value="0.0747382005028095">
                <text:p>0.0747382005028095</text:p>
              </table:table-cell>
              <table:table-cell office:value-type="float" office:value="206.628222195698">
                <text:p>206.628222195698</text:p>
              </table:table-cell>
              <table:table-cell office:value-type="float" office:value="-21.3339831147144">
                <text:p>-21.3339831147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1.110071214656">
                <text:p>211.110071214656</text:p>
              </table:table-cell>
              <table:table-cell office:value-type="float" office:value="0.307377597932672">
                <text:p>0.307377597932672</text:p>
              </table:table-cell>
              <table:table-cell office:value-type="float" office:value="210.279628515972">
                <text:p>210.279628515972</text:p>
              </table:table-cell>
              <table:table-cell office:value-type="float" office:value="-21.6333308181918">
                <text:p>-21.63333081819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4.70844860225">
                <text:p>214.70844860225</text:p>
              </table:table-cell>
              <table:table-cell office:value-type="float" office:value="0.567811456444876">
                <text:p>0.567811456444876</text:p>
              </table:table-cell>
              <table:table-cell office:value-type="float" office:value="213.877785400428">
                <text:p>213.877785400428</text:p>
              </table:table-cell>
              <table:table-cell office:value-type="float" office:value="-21.8967936297078">
                <text:p>-21.8967936297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8.224373240918">
                <text:p>218.224373240918</text:p>
              </table:table-cell>
              <table:table-cell office:value-type="float" office:value="0.87251859493785">
                <text:p>0.87251859493785</text:p>
              </table:table-cell>
              <table:table-cell office:value-type="float" office:value="217.400770937204">
                <text:p>217.400770937204</text:p>
              </table:table-cell>
              <table:table-cell office:value-type="float" office:value="-22.1045083684879">
                <text:p>-22.1045083684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1.693542603592">
                <text:p>221.693542603592</text:p>
              </table:table-cell>
              <table:table-cell office:value-type="float" office:value="1.23613714079668">
                <text:p>1.23613714079668</text:p>
              </table:table-cell>
              <table:table-cell office:value-type="float" office:value="220.886026259135">
                <text:p>220.886026259135</text:p>
              </table:table-cell>
              <table:table-cell office:value-type="float" office:value="-22.2471612855994">
                <text:p>-22.24716128559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5.150812808622">
                <text:p>225.150812808622</text:p>
              </table:table-cell>
              <table:table-cell office:value-type="float" office:value="1.6670522741614">
                <text:p>1.6670522741614</text:p>
              </table:table-cell>
              <table:table-cell office:value-type="float" office:value="224.369254404604">
                <text:p>224.369254404604</text:p>
              </table:table-cell>
              <table:table-cell office:value-type="float" office:value="-22.3215037994171">
                <text:p>-22.32150379941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8.649597852543">
                <text:p>228.649597852543</text:p>
              </table:table-cell>
              <table:table-cell office:value-type="float" office:value="2.15952643756448">
                <text:p>2.15952643756448</text:p>
              </table:table-cell>
              <table:table-cell office:value-type="float" office:value="227.902475240271">
                <text:p>227.902475240271</text:p>
              </table:table-cell>
              <table:table-cell office:value-type="float" office:value="-22.3409488911259">
                <text:p>-22.3409488911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2.085545728623">
                <text:p>232.085545728623</text:p>
              </table:table-cell>
              <table:table-cell office:value-type="float" office:value="2.65551698234157">
                <text:p>2.65551698234157</text:p>
              </table:table-cell>
              <table:table-cell office:value-type="float" office:value="231.374030698252">
                <text:p>231.374030698252</text:p>
              </table:table-cell>
              <table:table-cell office:value-type="float" office:value="-22.3478140068823">
                <text:p>-22.34781400688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5.273991125712">
                <text:p>235.273991125712</text:p>
              </table:table-cell>
              <table:table-cell office:value-type="float" office:value="3.11219463335971">
                <text:p>3.11219463335971</text:p>
              </table:table-cell>
              <table:table-cell office:value-type="float" office:value="234.594999521869">
                <text:p>234.594999521869</text:p>
              </table:table-cell>
              <table:table-cell office:value-type="float" office:value="-22.3577318920102">
                <text:p>-22.3577318920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8.033730305792">
                <text:p>238.033730305792</text:p>
              </table:table-cell>
              <table:table-cell office:value-type="float" office:value="3.52337663638458">
                <text:p>3.52337663638458</text:p>
              </table:table-cell>
              <table:table-cell office:value-type="float" office:value="237.38519302445">
                <text:p>237.38519302445</text:p>
              </table:table-cell>
              <table:table-cell office:value-type="float" office:value="-22.3505764858737">
                <text:p>-22.3505764858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">
                <text:p>240</text:p>
              </table:table-cell>
              <table:table-cell office:value-type="float" office:value="3.83417301855988">
                <text:p>3.83417301855988</text:p>
              </table:table-cell>
              <table:table-cell office:value-type="float" office:value="239.375744085308">
                <text:p>239.375744085308</text:p>
              </table:table-cell>
              <table:table-cell office:value-type="float" office:value="-22.3278305928802">
                <text:p>-22.32783059288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44cm" svg:height="7.065cm" xlink:href=".." xlink:type="simple" chart:class="chart:scatter" chart:style-name="ch1">
        <chart:plot-area chart:style-name="ch2" table:cell-range-address="'Tip Section'.E13:'Tip Section'.E172 'Tip Section'.G13:'Tip Section'.G172 'Tip Section'.J13:'Tip Section'.J172" svg:x="0.704cm" svg:y="0.699cm" svg:width="11.532cm" svg:height="5.805cm">
          <chartooo:coordinate-region svg:x="1.07cm" svg:y="0.885cm" svg:width="10.926cm" svg:height="5.434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Tip Section'.G13:'Tip Section'.G172" chart:class="chart:scatter">
            <chart:domain table:cell-range-address="'Tip Section'.E13:'Tip Section'.E172"/>
            <chart:data-point chart:repeated="160"/>
          </chart:series>
          <chart:series chart:style-name="ch6" chart:values-cell-range-address="'Tip Section'.J13:'Tip Section'.J172" chart:class="chart:scatter">
            <chart:domain table:cell-range-address="'Tip Section'.H13:'Tip Section'.H172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0.882270972103">
                <text:p>560.882270972103</text:p>
                <draw:g>
                  <svg:desc>'Tip Section'.E13:'Tip Section'.E172</svg:desc>
                </draw:g>
              </table:table-cell>
              <table:table-cell office:value-type="float" office:value="0.042">
                <text:p>0.042</text:p>
                <draw:g>
                  <svg:desc>'Tip Section'.G13:'Tip Section'.G172</svg:desc>
                </draw:g>
              </table:table-cell>
              <table:table-cell office:value-type="float" office:value="560.862178519706">
                <text:p>560.862178519706</text:p>
                <draw:g>
                  <svg:desc>'Tip Section'.H13:'Tip Section'.H172</svg:desc>
                </draw:g>
              </table:table-cell>
              <table:table-cell office:value-type="float" office:value="1.35545697297562">
                <text:p>1.35545697297562</text:p>
                <draw:g>
                  <svg:desc>'Tip Section'.J13:'Tip Section'.J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.409302972103">
                <text:p>560.409302972103</text:p>
              </table:table-cell>
              <table:table-cell office:value-type="float" office:value="0.08622558">
                <text:p>0.08622558</text:p>
              </table:table-cell>
              <table:table-cell office:value-type="float" office:value="560.388121169403">
                <text:p>560.388121169403</text:p>
              </table:table-cell>
              <table:table-cell office:value-type="float" office:value="1.38585861067738">
                <text:p>1.38585861067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9.779434972103">
                <text:p>559.779434972103</text:p>
              </table:table-cell>
              <table:table-cell office:value-type="float" office:value="0.1444092">
                <text:p>0.1444092</text:p>
              </table:table-cell>
              <table:table-cell office:value-type="float" office:value="559.756823258546">
                <text:p>559.756823258546</text:p>
              </table:table-cell>
              <table:table-cell office:value-type="float" office:value="1.42563270787566">
                <text:p>1.42563270787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9.048052972103">
                <text:p>559.048052972103</text:p>
              </table:table-cell>
              <table:table-cell office:value-type="float" office:value="0.21094722">
                <text:p>0.21094722</text:p>
              </table:table-cell>
              <table:table-cell office:value-type="float" office:value="559.023810749317">
                <text:p>559.023810749317</text:p>
              </table:table-cell>
              <table:table-cell office:value-type="float" office:value="1.47079463145861">
                <text:p>1.47079463145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8.236162972103">
                <text:p>558.236162972103</text:p>
              </table:table-cell>
              <table:table-cell office:value-type="float" office:value="0.28355304">
                <text:p>0.28355304</text:p>
              </table:table-cell>
              <table:table-cell office:value-type="float" office:value="558.210147433555">
                <text:p>558.210147433555</text:p>
              </table:table-cell>
              <table:table-cell office:value-type="float" office:value="1.51967188365139">
                <text:p>1.51967188365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7.400338972103">
                <text:p>557.400338972103</text:p>
              </table:table-cell>
              <table:table-cell office:value-type="float" office:value="0.35835678">
                <text:p>0.35835678</text:p>
              </table:table-cell>
              <table:table-cell office:value-type="float" office:value="557.372496161889">
                <text:p>557.372496161889</text:p>
              </table:table-cell>
              <table:table-cell office:value-type="float" office:value="1.57004752826232">
                <text:p>1.57004752826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6.559966972103">
                <text:p>556.559966972103</text:p>
              </table:table-cell>
              <table:table-cell office:value-type="float" office:value="0.4346829">
                <text:p>0.4346829</text:p>
              </table:table-cell>
              <table:table-cell office:value-type="float" office:value="556.530254392397">
                <text:p>556.530254392397</text:p>
              </table:table-cell>
              <table:table-cell office:value-type="float" office:value="1.6218121561626">
                <text:p>1.6218121561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5.718244972103">
                <text:p>555.718244972103</text:p>
              </table:table-cell>
              <table:table-cell office:value-type="float" office:value="0.51128904">
                <text:p>0.51128904</text:p>
              </table:table-cell>
              <table:table-cell office:value-type="float" office:value="555.686655024807">
                <text:p>555.686655024807</text:p>
              </table:table-cell>
              <table:table-cell office:value-type="float" office:value="1.67381728064373">
                <text:p>1.67381728064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4.876444972103">
                <text:p>554.876444972103</text:p>
              </table:table-cell>
              <table:table-cell office:value-type="float" office:value="0.58782672">
                <text:p>0.58782672</text:p>
              </table:table-cell>
              <table:table-cell office:value-type="float" office:value="554.842979688678">
                <text:p>554.842979688678</text:p>
              </table:table-cell>
              <table:table-cell office:value-type="float" office:value="1.7257516976114">
                <text:p>1.7257516976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4.034632972103">
                <text:p>554.034632972103</text:p>
              </table:table-cell>
              <table:table-cell office:value-type="float" office:value="0.664257">
                <text:p>0.664257</text:p>
              </table:table-cell>
              <table:table-cell office:value-type="float" office:value="553.999295492476">
                <text:p>553.999295492476</text:p>
              </table:table-cell>
              <table:table-cell office:value-type="float" office:value="1.77757841007992">
                <text:p>1.77757841007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3.192904972103">
                <text:p>553.192904972103</text:p>
              </table:table-cell>
              <table:table-cell office:value-type="float" office:value="0.7404672">
                <text:p>0.7404672</text:p>
              </table:table-cell>
              <table:table-cell office:value-type="float" office:value="553.155701684231">
                <text:p>553.155701684231</text:p>
              </table:table-cell>
              <table:table-cell office:value-type="float" office:value="1.8291875881287">
                <text:p>1.8291875881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2.351392972103">
                <text:p>552.351392972103</text:p>
              </table:table-cell>
              <table:table-cell office:value-type="float" office:value="0.8163138">
                <text:p>0.8163138</text:p>
              </table:table-cell>
              <table:table-cell office:value-type="float" office:value="552.312334396797">
                <text:p>552.312334396797</text:p>
              </table:table-cell>
              <table:table-cell office:value-type="float" office:value="1.8804396257534">
                <text:p>1.8804396257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1.510222972103">
                <text:p>551.510222972103</text:p>
              </table:table-cell>
              <table:table-cell office:value-type="float" office:value="0.8916546">
                <text:p>0.8916546</text:p>
              </table:table-cell>
              <table:table-cell office:value-type="float" office:value="551.469323727054">
                <text:p>551.469323727054</text:p>
              </table:table-cell>
              <table:table-cell office:value-type="float" office:value="1.93119606125787">
                <text:p>1.93119606125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0.669472972103">
                <text:p>550.669472972103</text:p>
              </table:table-cell>
              <table:table-cell office:value-type="float" office:value="0.9663444">
                <text:p>0.9663444</text:p>
              </table:table-cell>
              <table:table-cell office:value-type="float" office:value="550.626751879902">
                <text:p>550.626751879902</text:p>
              </table:table-cell>
              <table:table-cell office:value-type="float" office:value="1.98131403318909">
                <text:p>1.98131403318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9.829010972103">
                <text:p>549.829010972103</text:p>
              </table:table-cell>
              <table:table-cell office:value-type="float" office:value="1.040247">
                <text:p>1.040247</text:p>
              </table:table-cell>
              <table:table-cell office:value-type="float" office:value="549.784490887018">
                <text:p>549.784490887018</text:p>
              </table:table-cell>
              <table:table-cell office:value-type="float" office:value="2.03065354673092">
                <text:p>2.03065354673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8.988386972103">
                <text:p>548.988386972103</text:p>
              </table:table-cell>
              <table:table-cell office:value-type="float" office:value="1.1132652">
                <text:p>1.1132652</text:p>
              </table:table-cell>
              <table:table-cell office:value-type="float" office:value="548.942093777228">
                <text:p>548.942093777228</text:p>
              </table:table-cell>
              <table:table-cell office:value-type="float" office:value="2.07910430859314">
                <text:p>2.07910430859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8.147366972103">
                <text:p>548.147366972103</text:p>
              </table:table-cell>
              <table:table-cell office:value-type="float" office:value="1.1855124">
                <text:p>1.1855124</text:p>
              </table:table-cell>
              <table:table-cell office:value-type="float" office:value="548.099323340287">
                <text:p>548.099323340287</text:p>
              </table:table-cell>
              <table:table-cell office:value-type="float" office:value="2.12677284041369">
                <text:p>2.12677284041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7.306400972103">
                <text:p>547.306400972103</text:p>
              </table:table-cell>
              <table:table-cell office:value-type="float" office:value="1.257003">
                <text:p>1.257003</text:p>
              </table:table-cell>
              <table:table-cell office:value-type="float" office:value="547.256628964154">
                <text:p>547.256628964154</text:p>
              </table:table-cell>
              <table:table-cell office:value-type="float" office:value="2.17368667076115">
                <text:p>2.17368667076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6.465374972103">
                <text:p>546.465374972103</text:p>
              </table:table-cell>
              <table:table-cell office:value-type="float" office:value="1.327719">
                <text:p>1.327719</text:p>
              </table:table-cell>
              <table:table-cell office:value-type="float" office:value="546.413897222789">
                <text:p>546.413897222789</text:p>
              </table:table-cell>
              <table:table-cell office:value-type="float" office:value="2.21982447984638">
                <text:p>2.219824479846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5.624174972103">
                <text:p>545.624174972103</text:p>
              </table:table-cell>
              <table:table-cell office:value-type="float" office:value="1.3976946">
                <text:p>1.3976946</text:p>
              </table:table-cell>
              <table:table-cell office:value-type="float" office:value="545.571013166525">
                <text:p>545.571013166525</text:p>
              </table:table-cell>
              <table:table-cell office:value-type="float" office:value="2.26521712563956">
                <text:p>2.26521712563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4.782848972103">
                <text:p>544.782848972103</text:p>
              </table:table-cell>
              <table:table-cell office:value-type="float" office:value="1.4669472">
                <text:p>1.4669472</text:p>
              </table:table-cell>
              <table:table-cell office:value-type="float" office:value="544.728024267037">
                <text:p>544.728024267037</text:p>
              </table:table-cell>
              <table:table-cell office:value-type="float" office:value="2.30988340176221">
                <text:p>2.3098834017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3.941552972103">
                <text:p>543.941552972103</text:p>
              </table:table-cell>
              <table:table-cell office:value-type="float" office:value="1.53546">
                <text:p>1.53546</text:p>
              </table:table-cell>
              <table:table-cell office:value-type="float" office:value="543.88508694822">
                <text:p>543.88508694822</text:p>
              </table:table-cell>
              <table:table-cell office:value-type="float" office:value="2.35381106873629">
                <text:p>2.35381106873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3.100160972103">
                <text:p>543.100160972103</text:p>
              </table:table-cell>
              <table:table-cell office:value-type="float" office:value="1.6032132">
                <text:p>1.6032132</text:p>
              </table:table-cell>
              <table:table-cell office:value-type="float" office:value="543.042075841686">
                <text:p>543.042075841686</text:p>
              </table:table-cell>
              <table:table-cell office:value-type="float" office:value="2.39697665728083">
                <text:p>2.39697665728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2.258648972103">
                <text:p>542.258648972103</text:p>
              </table:table-cell>
              <table:table-cell office:value-type="float" office:value="1.6702542">
                <text:p>1.6702542</text:p>
              </table:table-cell>
              <table:table-cell office:value-type="float" office:value="542.198965574138">
                <text:p>542.198965574138</text:p>
              </table:table-cell>
              <table:table-cell office:value-type="float" office:value="2.43942684668269">
                <text:p>2.439426846682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1.417148972103">
                <text:p>541.417148972103</text:p>
              </table:table-cell>
              <table:table-cell office:value-type="float" office:value="1.7365626">
                <text:p>1.7365626</text:p>
              </table:table-cell>
              <table:table-cell office:value-type="float" office:value="541.355888684775">
                <text:p>541.355888684775</text:p>
              </table:table-cell>
              <table:table-cell office:value-type="float" office:value="2.48114509848015">
                <text:p>2.48114509848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0.575678972103">
                <text:p>540.575678972103</text:p>
              </table:table-cell>
              <table:table-cell office:value-type="float" office:value="1.802151">
                <text:p>1.802151</text:p>
              </table:table-cell>
              <table:table-cell office:value-type="float" office:value="540.512862798157">
                <text:p>540.512862798157</text:p>
              </table:table-cell>
              <table:table-cell office:value-type="float" office:value="2.5221445326929">
                <text:p>2.5221445326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9.735042972103">
                <text:p>539.735042972103</text:p>
              </table:table-cell>
              <table:table-cell office:value-type="float" office:value="1.8666882">
                <text:p>1.8666882</text:p>
              </table:table-cell>
              <table:table-cell office:value-type="float" office:value="539.670701238867">
                <text:p>539.670701238867</text:p>
              </table:table-cell>
              <table:table-cell office:value-type="float" office:value="2.56211755777211">
                <text:p>2.56211755777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8.895240972103">
                <text:p>538.895240972103</text:p>
              </table:table-cell>
              <table:table-cell office:value-type="float" office:value="1.9298952">
                <text:p>1.9298952</text:p>
              </table:table-cell>
              <table:table-cell office:value-type="float" office:value="538.829412150422">
                <text:p>538.829412150422</text:p>
              </table:table-cell>
              <table:table-cell office:value-type="float" office:value="2.60078529259052">
                <text:p>2.60078529259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8.055246972103">
                <text:p>538.055246972103</text:p>
              </table:table-cell>
              <table:table-cell office:value-type="float" office:value="1.9917072">
                <text:p>1.9917072</text:p>
              </table:table-cell>
              <table:table-cell office:value-type="float" office:value="537.987971861363">
                <text:p>537.987971861363</text:p>
              </table:table-cell>
              <table:table-cell office:value-type="float" office:value="2.63805301763229">
                <text:p>2.63805301763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.213668972103">
                <text:p>537.213668972103</text:p>
              </table:table-cell>
              <table:table-cell office:value-type="float" office:value="2.0523672">
                <text:p>2.0523672</text:p>
              </table:table-cell>
              <table:table-cell office:value-type="float" office:value="537.144981872038">
                <text:p>537.144981872038</text:p>
              </table:table-cell>
              <table:table-cell office:value-type="float" office:value="2.67412299934559">
                <text:p>2.674122999345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6.372576972103">
                <text:p>536.372576972103</text:p>
              </table:table-cell>
              <table:table-cell office:value-type="float" office:value="2.1121704">
                <text:p>2.1121704</text:p>
              </table:table-cell>
              <table:table-cell office:value-type="float" office:value="536.30250268412">
                <text:p>536.30250268412</text:p>
              </table:table-cell>
              <table:table-cell office:value-type="float" office:value="2.70935073159351">
                <text:p>2.70935073159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.532324972103">
                <text:p>535.532324972103</text:p>
              </table:table-cell>
              <table:table-cell office:value-type="float" office:value="2.1704166">
                <text:p>2.1704166</text:p>
              </table:table-cell>
              <table:table-cell office:value-type="float" office:value="535.460908584381">
                <text:p>535.460908584381</text:p>
              </table:table-cell>
              <table:table-cell office:value-type="float" office:value="2.74304664534205">
                <text:p>2.74304664534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4.691526972103">
                <text:p>534.691526972103</text:p>
              </table:table-cell>
              <table:table-cell office:value-type="float" office:value="2.2271928">
                <text:p>2.2271928</text:p>
              </table:table-cell>
              <table:table-cell office:value-type="float" office:value="534.618811623975">
                <text:p>534.618811623975</text:p>
              </table:table-cell>
              <table:table-cell office:value-type="float" office:value="2.77525724863523">
                <text:p>2.77525724863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3.850680972103">
                <text:p>533.850680972103</text:p>
              </table:table-cell>
              <table:table-cell office:value-type="float" office:value="2.2825362">
                <text:p>2.2825362</text:p>
              </table:table-cell>
              <table:table-cell office:value-type="float" office:value="533.776708504917">
                <text:p>533.776708504917</text:p>
              </table:table-cell>
              <table:table-cell office:value-type="float" office:value="2.80603426136237">
                <text:p>2.80603426136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3.010404972103">
                <text:p>533.010404972103</text:p>
              </table:table-cell>
              <table:table-cell office:value-type="float" office:value="2.3361498">
                <text:p>2.3361498</text:p>
              </table:table-cell>
              <table:table-cell office:value-type="float" office:value="532.935225632802">
                <text:p>532.935225632802</text:p>
              </table:table-cell>
              <table:table-cell office:value-type="float" office:value="2.83509884839219">
                <text:p>2.835098848392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2.169924972103">
                <text:p>532.169924972103</text:p>
              </table:table-cell>
              <table:table-cell office:value-type="float" office:value="2.3879022">
                <text:p>2.3879022</text:p>
              </table:table-cell>
              <table:table-cell office:value-type="float" office:value="532.093593172741">
                <text:p>532.093593172741</text:p>
              </table:table-cell>
              <table:table-cell office:value-type="float" office:value="2.86229707401912">
                <text:p>2.86229707401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.329090972103">
                <text:p>531.329090972103</text:p>
              </table:table-cell>
              <table:table-cell office:value-type="float" office:value="2.437866">
                <text:p>2.437866</text:p>
              </table:table-cell>
              <table:table-cell office:value-type="float" office:value="531.251659069578">
                <text:p>531.251659069578</text:p>
              </table:table-cell>
              <table:table-cell office:value-type="float" office:value="2.88769712907604">
                <text:p>2.88769712907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0.488778972103">
                <text:p>530.488778972103</text:p>
              </table:table-cell>
              <table:table-cell office:value-type="float" office:value="2.4859476">
                <text:p>2.4859476</text:p>
              </table:table-cell>
              <table:table-cell office:value-type="float" office:value="530.410301682096">
                <text:p>530.410301682096</text:p>
              </table:table-cell>
              <table:table-cell office:value-type="float" office:value="2.91123102233318">
                <text:p>2.91123102233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9.648724972103">
                <text:p>529.648724972103</text:p>
              </table:table-cell>
              <table:table-cell office:value-type="float" office:value="2.5317888">
                <text:p>2.5317888</text:p>
              </table:table-cell>
              <table:table-cell office:value-type="float" office:value="529.569267578001">
                <text:p>529.569267578001</text:p>
              </table:table-cell>
              <table:table-cell office:value-type="float" office:value="2.93253300071483">
                <text:p>2.93253300071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8.808664972103">
                <text:p>528.808664972103</text:p>
              </table:table-cell>
              <table:table-cell office:value-type="float" office:value="2.575389">
                <text:p>2.575389</text:p>
              </table:table-cell>
              <table:table-cell office:value-type="float" office:value="528.728292887288">
                <text:p>528.728292887288</text:p>
              </table:table-cell>
              <table:table-cell office:value-type="float" office:value="2.95159475878364">
                <text:p>2.95159475878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7.968646972103">
                <text:p>527.968646972103</text:p>
              </table:table-cell>
              <table:table-cell office:value-type="float" office:value="2.616639">
                <text:p>2.616639</text:p>
              </table:table-cell>
              <table:table-cell office:value-type="float" office:value="527.887428776861">
                <text:p>527.887428776861</text:p>
              </table:table-cell>
              <table:table-cell office:value-type="float" office:value="2.96830854410124">
                <text:p>2.96830854410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7.128412972103">
                <text:p>527.128412972103</text:p>
              </table:table-cell>
              <table:table-cell office:value-type="float" office:value="2.6555448">
                <text:p>2.6555448</text:p>
              </table:table-cell>
              <table:table-cell office:value-type="float" office:value="527.046417181515">
                <text:p>527.046417181515</text:p>
              </table:table-cell>
              <table:table-cell office:value-type="float" office:value="2.98267282354763">
                <text:p>2.98267282354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6.288184972103">
                <text:p>526.288184972103</text:p>
              </table:table-cell>
              <table:table-cell office:value-type="float" office:value="2.692098">
                <text:p>2.692098</text:p>
              </table:table-cell>
              <table:table-cell office:value-type="float" office:value="526.205480251846">
                <text:p>526.205480251846</text:p>
              </table:table-cell>
              <table:table-cell office:value-type="float" office:value="2.99468568048906">
                <text:p>2.99468568048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.448364972103">
                <text:p>525.448364972103</text:p>
              </table:table-cell>
              <table:table-cell office:value-type="float" office:value="2.726124">
                <text:p>2.726124</text:p>
              </table:table-cell>
              <table:table-cell office:value-type="float" office:value="525.365024912838">
                <text:p>525.365024912838</text:p>
              </table:table-cell>
              <table:table-cell office:value-type="float" office:value="3.00418432298571">
                <text:p>3.00418432298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.608820972103">
                <text:p>524.608820972103</text:p>
              </table:table-cell>
              <table:table-cell office:value-type="float" office:value="2.757357">
                <text:p>2.757357</text:p>
              </table:table-cell>
              <table:table-cell office:value-type="float" office:value="524.524926978965">
                <text:p>524.524926978965</text:p>
              </table:table-cell>
              <table:table-cell office:value-type="float" office:value="3.01089921143974">
                <text:p>3.010899211439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3.769240972103">
                <text:p>523.769240972103</text:p>
              </table:table-cell>
              <table:table-cell office:value-type="float" office:value="2.7856914">
                <text:p>2.7856914</text:p>
              </table:table-cell>
              <table:table-cell office:value-type="float" office:value="523.684877665436">
                <text:p>523.684877665436</text:p>
              </table:table-cell>
              <table:table-cell office:value-type="float" office:value="3.01471568411579">
                <text:p>3.01471568411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2.930002972103">
                <text:p>522.930002972103</text:p>
              </table:table-cell>
              <table:table-cell office:value-type="float" office:value="2.8110216">
                <text:p>2.8110216</text:p>
              </table:table-cell>
              <table:table-cell office:value-type="float" office:value="522.845257893476">
                <text:p>522.845257893476</text:p>
              </table:table-cell>
              <table:table-cell office:value-type="float" office:value="3.01553921915785">
                <text:p>3.01553921915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2.090800972103">
                <text:p>522.090800972103</text:p>
              </table:table-cell>
              <table:table-cell office:value-type="float" office:value="2.833128">
                <text:p>2.833128</text:p>
              </table:table-cell>
              <table:table-cell office:value-type="float" office:value="522.005768203197">
                <text:p>522.005768203197</text:p>
              </table:table-cell>
              <table:table-cell office:value-type="float" office:value="3.01314137853161">
                <text:p>3.01314137853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1.251466972103">
                <text:p>521.251466972103</text:p>
              </table:table-cell>
              <table:table-cell office:value-type="float" office:value="2.852058">
                <text:p>2.852058</text:p>
              </table:table-cell>
              <table:table-cell office:value-type="float" office:value="521.166239282656">
                <text:p>521.166239282656</text:p>
              </table:table-cell>
              <table:table-cell office:value-type="float" office:value="3.00756463841866">
                <text:p>3.007564638418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.413164972103">
                <text:p>520.413164972103</text:p>
              </table:table-cell>
              <table:table-cell office:value-type="float" office:value="2.867553">
                <text:p>2.867553</text:p>
              </table:table-cell>
              <table:table-cell office:value-type="float" office:value="520.327842183986">
                <text:p>520.327842183986</text:p>
              </table:table-cell>
              <table:table-cell office:value-type="float" office:value="2.99858448410086">
                <text:p>2.99858448410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9.575192972103">
                <text:p>519.575192972103</text:p>
              </table:table-cell>
              <table:table-cell office:value-type="float" office:value="2.8791564">
                <text:p>2.8791564</text:p>
              </table:table-cell>
              <table:table-cell office:value-type="float" office:value="519.489888533634">
                <text:p>519.489888533634</text:p>
              </table:table-cell>
              <table:table-cell office:value-type="float" office:value="2.98572401998232">
                <text:p>2.98572401998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8.736860972103">
                <text:p>518.736860972103</text:p>
              </table:table-cell>
              <table:table-cell office:value-type="float" office:value="2.8868598">
                <text:p>2.8868598</text:p>
              </table:table-cell>
              <table:table-cell office:value-type="float" office:value="518.651688870767">
                <text:p>518.651688870767</text:p>
              </table:table-cell>
              <table:table-cell office:value-type="float" office:value="2.96895470976263">
                <text:p>2.96895470976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7.899152972103">
                <text:p>517.899152972103</text:p>
              </table:table-cell>
              <table:table-cell office:value-type="float" office:value="2.8906224">
                <text:p>2.8906224</text:p>
              </table:table-cell>
              <table:table-cell office:value-type="float" office:value="517.814227967015">
                <text:p>517.814227967015</text:p>
              </table:table-cell>
              <table:table-cell office:value-type="float" office:value="2.94826449204461">
                <text:p>2.94826449204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7.063130972103">
                <text:p>517.063130972103</text:p>
              </table:table-cell>
              <table:table-cell office:value-type="float" office:value="2.8899">
                <text:p>2.8899</text:p>
              </table:table-cell>
              <table:table-cell office:value-type="float" office:value="516.978583254129">
                <text:p>516.978583254129</text:p>
              </table:table-cell>
              <table:table-cell office:value-type="float" office:value="2.92314039659534">
                <text:p>2.923140396595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6.227402972103">
                <text:p>516.227402972103</text:p>
              </table:table-cell>
              <table:table-cell office:value-type="float" office:value="2.8840272">
                <text:p>2.8840272</text:p>
              </table:table-cell>
              <table:table-cell office:value-type="float" office:value="516.143382747045">
                <text:p>516.143382747045</text:p>
              </table:table-cell>
              <table:table-cell office:value-type="float" office:value="2.89287667690237">
                <text:p>2.89287667690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5.393036972103">
                <text:p>515.393036972103</text:p>
              </table:table-cell>
              <table:table-cell office:value-type="float" office:value="2.8728258">
                <text:p>2.8728258</text:p>
              </table:table-cell>
              <table:table-cell office:value-type="float" office:value="515.309699192064">
                <text:p>515.309699192064</text:p>
              </table:table-cell>
              <table:table-cell office:value-type="float" office:value="2.85732638192158">
                <text:p>2.85732638192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4.558112972103">
                <text:p>514.558112972103</text:p>
              </table:table-cell>
              <table:table-cell office:value-type="float" office:value="2.8556994">
                <text:p>2.8556994</text:p>
              </table:table-cell>
              <table:table-cell office:value-type="float" office:value="514.475630815098">
                <text:p>514.475630815098</text:p>
              </table:table-cell>
              <table:table-cell office:value-type="float" office:value="2.81583732435595">
                <text:p>2.81583732435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.725426972103">
                <text:p>513.725426972103</text:p>
              </table:table-cell>
              <table:table-cell office:value-type="float" office:value="2.8329384">
                <text:p>2.8329384</text:p>
              </table:table-cell>
              <table:table-cell office:value-type="float" office:value="513.6439639486">
                <text:p>513.6439639486</text:p>
              </table:table-cell>
              <table:table-cell office:value-type="float" office:value="2.76878139076938">
                <text:p>2.768781390769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2.893706972103">
                <text:p>512.893706972103</text:p>
              </table:table-cell>
              <table:table-cell office:value-type="float" office:value="2.803125">
                <text:p>2.803125</text:p>
              </table:table-cell>
              <table:table-cell office:value-type="float" office:value="512.8134685176">
                <text:p>512.8134685176</text:p>
              </table:table-cell>
              <table:table-cell office:value-type="float" office:value="2.71470425781012">
                <text:p>2.71470425781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2.063762972103">
                <text:p>512.063762972103</text:p>
              </table:table-cell>
              <table:table-cell office:value-type="float" office:value="2.7660144">
                <text:p>2.7660144</text:p>
              </table:table-cell>
              <table:table-cell office:value-type="float" office:value="511.984961322265">
                <text:p>511.984961322265</text:p>
              </table:table-cell>
              <table:table-cell office:value-type="float" office:value="2.65338487224652">
                <text:p>2.65338487224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1.237904972103">
                <text:p>511.237904972103</text:p>
              </table:table-cell>
              <table:table-cell office:value-type="float" office:value="2.720664">
                <text:p>2.720664</text:p>
              </table:table-cell>
              <table:table-cell office:value-type="float" office:value="511.160778891205">
                <text:p>511.160778891205</text:p>
              </table:table-cell>
              <table:table-cell office:value-type="float" office:value="2.58394846050305">
                <text:p>2.583948460503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0.414962972103">
                <text:p>510.414962972103</text:p>
              </table:table-cell>
              <table:table-cell office:value-type="float" office:value="2.6659386">
                <text:p>2.6659386</text:p>
              </table:table-cell>
              <table:table-cell office:value-type="float" office:value="510.339784857398">
                <text:p>510.339784857398</text:p>
              </table:table-cell>
              <table:table-cell office:value-type="float" office:value="2.50522615602094">
                <text:p>2.50522615602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9.591588972103">
                <text:p>509.591588972103</text:p>
              </table:table-cell>
              <table:table-cell office:value-type="float" office:value="2.600841">
                <text:p>2.600841</text:p>
              </table:table-cell>
              <table:table-cell office:value-type="float" office:value="509.518661753822">
                <text:p>509.518661753822</text:p>
              </table:table-cell>
              <table:table-cell office:value-type="float" office:value="2.41612346147705">
                <text:p>2.41612346147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8.774448972103">
                <text:p>508.774448972103</text:p>
              </table:table-cell>
              <table:table-cell office:value-type="float" office:value="2.5253352">
                <text:p>2.5253352</text:p>
              </table:table-cell>
              <table:table-cell office:value-type="float" office:value="508.704073791088">
                <text:p>508.704073791088</text:p>
              </table:table-cell>
              <table:table-cell office:value-type="float" office:value="2.31679896095752">
                <text:p>2.31679896095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7.958406972103">
                <text:p>507.958406972103</text:p>
              </table:table-cell>
              <table:table-cell office:value-type="float" office:value="2.4362928">
                <text:p>2.4362928</text:p>
              </table:table-cell>
              <table:table-cell office:value-type="float" office:value="507.890978469941">
                <text:p>507.890978469941</text:p>
              </table:table-cell>
              <table:table-cell office:value-type="float" office:value="2.2039756766166">
                <text:p>2.2039756766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7.152204972103">
                <text:p>507.152204972103</text:p>
              </table:table-cell>
              <table:table-cell office:value-type="float" office:value="2.3349456">
                <text:p>2.3349456</text:p>
              </table:table-cell>
              <table:table-cell office:value-type="float" office:value="507.088078111637">
                <text:p>507.088078111637</text:p>
              </table:table-cell>
              <table:table-cell office:value-type="float" office:value="2.07914004713996">
                <text:p>2.07914004713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6.363888972103">
                <text:p>506.363888972103</text:p>
              </table:table-cell>
              <table:table-cell office:value-type="float" office:value="2.213928">
                <text:p>2.213928</text:p>
              </table:table-cell>
              <table:table-cell office:value-type="float" office:value="506.303630276873">
                <text:p>506.303630276873</text:p>
              </table:table-cell>
              <table:table-cell office:value-type="float" office:value="1.93516445927449">
                <text:p>1.93516445927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5.598162372103">
                <text:p>505.598162372103</text:p>
              </table:table-cell>
              <table:table-cell office:value-type="float" office:value="2.079546">
                <text:p>2.079546</text:p>
              </table:table-cell>
              <table:table-cell office:value-type="float" office:value="505.542152300702">
                <text:p>505.542152300702</text:p>
              </table:table-cell>
              <table:table-cell office:value-type="float" office:value="1.77848951016615">
                <text:p>1.77848951016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4.927365372103">
                <text:p>504.927365372103</text:p>
              </table:table-cell>
              <table:table-cell office:value-type="float" office:value="1.9564422">
                <text:p>1.9564422</text:p>
              </table:table-cell>
              <table:table-cell office:value-type="float" office:value="504.875234287438">
                <text:p>504.875234287438</text:p>
              </table:table-cell>
              <table:table-cell office:value-type="float" office:value="1.63585878287855">
                <text:p>1.63585878287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4.176191772103">
                <text:p>504.176191772103</text:p>
              </table:table-cell>
              <table:table-cell office:value-type="float" office:value="1.753953">
                <text:p>1.753953</text:p>
              </table:table-cell>
              <table:table-cell office:value-type="float" office:value="504.130291039396">
                <text:p>504.130291039396</text:p>
              </table:table-cell>
              <table:table-cell office:value-type="float" office:value="1.41153042833834">
                <text:p>1.41153042833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3.414112572103">
                <text:p>503.414112572103</text:p>
              </table:table-cell>
              <table:table-cell office:value-type="float" office:value="1.5413838">
                <text:p>1.5413838</text:p>
              </table:table-cell>
              <table:table-cell office:value-type="float" office:value="503.374741055241">
                <text:p>503.374741055241</text:p>
              </table:table-cell>
              <table:table-cell office:value-type="float" office:value="1.17680805338352">
                <text:p>1.17680805338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2.767778172103">
                <text:p>502.767778172103</text:p>
              </table:table-cell>
              <table:table-cell office:value-type="float" office:value="1.3514688">
                <text:p>1.3514688</text:p>
              </table:table-cell>
              <table:table-cell office:value-type="float" office:value="502.734225320003">
                <text:p>502.734225320003</text:p>
              </table:table-cell>
              <table:table-cell office:value-type="float" office:value="0.968108612174704">
                <text:p>0.968108612174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2.341595172103">
                <text:p>502.341595172103</text:p>
              </table:table-cell>
              <table:table-cell office:value-type="float" office:value="1.163394">
                <text:p>1.163394</text:p>
              </table:table-cell>
              <table:table-cell office:value-type="float" office:value="502.313713473296">
                <text:p>502.313713473296</text:p>
              </table:table-cell>
              <table:table-cell office:value-type="float" office:value="0.76767441683079">
                <text:p>0.767674416830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1.886842572103">
                <text:p>501.886842572103</text:p>
              </table:table-cell>
              <table:table-cell office:value-type="float" office:value="0.9603864">
                <text:p>0.9603864</text:p>
              </table:table-cell>
              <table:table-cell office:value-type="float" office:value="501.865080061174">
                <text:p>501.865080061174</text:p>
              </table:table-cell>
              <table:table-cell office:value-type="float" office:value="0.551479887779066">
                <text:p>0.5514798877790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1.507271772103">
                <text:p>501.507271772103</text:p>
              </table:table-cell>
              <table:table-cell office:value-type="float" office:value="0.7225614">
                <text:p>0.7225614</text:p>
              </table:table-cell>
              <table:table-cell office:value-type="float" office:value="501.492612674867">
                <text:p>501.492612674867</text:p>
              </table:table-cell>
              <table:table-cell office:value-type="float" office:value="0.302677217022671">
                <text:p>0.302677217022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1.242507012103">
                <text:p>501.242507012103</text:p>
              </table:table-cell>
              <table:table-cell office:value-type="float" office:value="0.5387937">
                <text:p>0.5387937</text:p>
              </table:table-cell>
              <table:table-cell office:value-type="float" office:value="501.233324576516">
                <text:p>501.233324576516</text:p>
              </table:table-cell>
              <table:table-cell office:value-type="float" office:value="0.111259799438279">
                <text:p>0.111259799438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1.089742572103">
                <text:p>501.089742572103</text:p>
              </table:table-cell>
              <table:table-cell office:value-type="float" office:value="0.38298966">
                <text:p>0.38298966</text:p>
              </table:table-cell>
              <table:table-cell office:value-type="float" office:value="501.085172868737">
                <text:p>501.085172868737</text:p>
              </table:table-cell>
              <table:table-cell office:value-type="float" office:value="-0.0489367813339124">
                <text:p>-0.0489367813339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.982385712103">
                <text:p>500.982385712103</text:p>
              </table:table-cell>
              <table:table-cell office:value-type="float" office:value="0.2551779">
                <text:p>0.2551779</text:p>
              </table:table-cell>
              <table:table-cell office:value-type="float" office:value="500.981592349145">
                <text:p>500.981592349145</text:p>
              </table:table-cell>
              <table:table-cell office:value-type="float" office:value="-0.179827641764645">
                <text:p>-0.179827641764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.916922844103">
                <text:p>500.916922844103</text:p>
              </table:table-cell>
              <table:table-cell office:value-type="float" office:value="0.14350464">
                <text:p>0.14350464</text:p>
              </table:table-cell>
              <table:table-cell office:value-type="float" office:value="500.919416917631">
                <text:p>500.919416917631</text:p>
              </table:table-cell>
              <table:table-cell office:value-type="float" office:value="-0.293364066765407">
                <text:p>-0.2933640667654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0.885764266303">
                <text:p>500.885764266303</text:p>
              </table:table-cell>
              <table:table-cell office:value-type="float" office:value="0.04310205">
                <text:p>0.04310205</text:p>
              </table:table-cell>
              <table:table-cell office:value-type="float" office:value="500.891202189467">
                <text:p>500.891202189467</text:p>
              </table:table-cell>
              <table:table-cell office:value-type="float" office:value="-0.394633342282801">
                <text:p>-0.394633342282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.886817189503">
                <text:p>500.886817189503</text:p>
              </table:table-cell>
              <table:table-cell office:value-type="float" office:value="-0.049368924">
                <text:p>-0.049368924</text:p>
              </table:table-cell>
              <table:table-cell office:value-type="float" office:value="500.894953728199">
                <text:p>500.894953728199</text:p>
              </table:table-cell>
              <table:table-cell office:value-type="float" office:value="-0.487034184470066">
                <text:p>-0.4870341844700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0.920048052103">
                <text:p>500.920048052103</text:p>
              </table:table-cell>
              <table:table-cell office:value-type="float" office:value="-0.15046266">
                <text:p>-0.15046266</text:p>
              </table:table-cell>
              <table:table-cell office:value-type="float" office:value="500.931121179536">
                <text:p>500.931121179536</text:p>
              </table:table-cell>
              <table:table-cell office:value-type="float" office:value="-0.587114897653775">
                <text:p>-0.587114897653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0.988054692103">
                <text:p>500.988054692103</text:p>
              </table:table-cell>
              <table:table-cell office:value-type="float" office:value="-0.26285652">
                <text:p>-0.26285652</text:p>
              </table:table-cell>
              <table:table-cell office:value-type="float" office:value="501.002379422085">
                <text:p>501.002379422085</text:p>
              </table:table-cell>
              <table:table-cell office:value-type="float" office:value="-0.697475876802261">
                <text:p>-0.6974758768022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1.098139392103">
                <text:p>501.098139392103</text:p>
              </table:table-cell>
              <table:table-cell office:value-type="float" office:value="-0.39217854">
                <text:p>-0.39217854</text:p>
              </table:table-cell>
              <table:table-cell office:value-type="float" office:value="501.116191899598">
                <text:p>501.116191899598</text:p>
              </table:table-cell>
              <table:table-cell office:value-type="float" office:value="-0.82352961928288">
                <text:p>-0.823529619282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1.255902792103">
                <text:p>501.255902792103</text:p>
              </table:table-cell>
              <table:table-cell office:value-type="float" office:value="-0.5487567">
                <text:p>-0.5487567</text:p>
              </table:table-cell>
              <table:table-cell office:value-type="float" office:value="501.278458321291">
                <text:p>501.278458321291</text:p>
              </table:table-cell>
              <table:table-cell office:value-type="float" office:value="-0.975436231908361">
                <text:p>-0.9754362319083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1.528604772103">
                <text:p>501.528604772103</text:p>
              </table:table-cell>
              <table:table-cell office:value-type="float" office:value="-0.7368996">
                <text:p>-0.7368996</text:p>
              </table:table-cell>
              <table:table-cell office:value-type="float" office:value="501.55653567035">
                <text:p>501.55653567035</text:p>
              </table:table-cell>
              <table:table-cell office:value-type="float" office:value="-1.15553928201254">
                <text:p>-1.15553928201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1.914387972103">
                <text:p>501.914387972103</text:p>
              </table:table-cell>
              <table:table-cell office:value-type="float" office:value="-0.9743556">
                <text:p>-0.9743556</text:p>
              </table:table-cell>
              <table:table-cell office:value-type="float" office:value="501.949085421365">
                <text:p>501.949085421365</text:p>
              </table:table-cell>
              <table:table-cell office:value-type="float" office:value="-1.38163378065439">
                <text:p>-1.38163378065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2.369094972103">
                <text:p>502.369094972103</text:p>
              </table:table-cell>
              <table:table-cell office:value-type="float" office:value="-1.1756718">
                <text:p>-1.1756718</text:p>
              </table:table-cell>
              <table:table-cell office:value-type="float" office:value="502.409474749381">
                <text:p>502.409474749381</text:p>
              </table:table-cell>
              <table:table-cell office:value-type="float" office:value="-1.56959211348453">
                <text:p>-1.56959211348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2.802262572103">
                <text:p>502.802262572103</text:p>
              </table:table-cell>
              <table:table-cell office:value-type="float" office:value="-1.362372">
                <text:p>-1.362372</text:p>
              </table:table-cell>
              <table:table-cell office:value-type="float" office:value="502.847907239445">
                <text:p>502.847907239445</text:p>
              </table:table-cell>
              <table:table-cell office:value-type="float" office:value="-1.74356937069495">
                <text:p>-1.74356937069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3.461366172103">
                <text:p>503.461366172103</text:p>
              </table:table-cell>
              <table:table-cell office:value-type="float" office:value="-1.5547686">
                <text:p>-1.5547686</text:p>
              </table:table-cell>
              <table:table-cell office:value-type="float" office:value="503.512345733433">
                <text:p>503.512345733433</text:p>
              </table:table-cell>
              <table:table-cell office:value-type="float" office:value="-1.91664592870162">
                <text:p>-1.916645928701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4.225686372103">
                <text:p>504.225686372103</text:p>
              </table:table-cell>
              <table:table-cell office:value-type="float" office:value="-1.7674764">
                <text:p>-1.7674764</text:p>
              </table:table-cell>
              <table:table-cell office:value-type="float" office:value="504.282548846078">
                <text:p>504.282548846078</text:p>
              </table:table-cell>
              <table:table-cell office:value-type="float" office:value="-2.10695394634887">
                <text:p>-2.106953946348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4.970426772103">
                <text:p>504.970426772103</text:p>
              </table:table-cell>
              <table:table-cell office:value-type="float" office:value="-1.9672188">
                <text:p>-1.9672188</text:p>
              </table:table-cell>
              <table:table-cell office:value-type="float" office:value="505.032802063943">
                <text:p>505.032802063943</text:p>
              </table:table-cell>
              <table:table-cell office:value-type="float" office:value="-2.28487358785248">
                <text:p>-2.284873587852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5.644011972103">
                <text:p>505.644011972103</text:p>
              </table:table-cell>
              <table:table-cell office:value-type="float" office:value="-2.0877618">
                <text:p>-2.0877618</text:p>
              </table:table-cell>
              <table:table-cell office:value-type="float" office:value="505.709618708323">
                <text:p>505.709618708323</text:p>
              </table:table-cell>
              <table:table-cell office:value-type="float" office:value="-2.38570446803415">
                <text:p>-2.38570446803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6.414319572103">
                <text:p>506.414319572103</text:p>
              </table:table-cell>
              <table:table-cell office:value-type="float" office:value="-2.2223598">
                <text:p>-2.2223598</text:p>
              </table:table-cell>
              <table:table-cell office:value-type="float" office:value="506.483526783049">
                <text:p>506.483526783049</text:p>
              </table:table-cell>
              <table:table-cell office:value-type="float" office:value="-2.49776120408948">
                <text:p>-2.49776120408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7.203054972103">
                <text:p>507.203054972103</text:p>
              </table:table-cell>
              <table:table-cell office:value-type="float" office:value="-2.3418918">
                <text:p>-2.3418918</text:p>
              </table:table-cell>
              <table:table-cell office:value-type="float" office:value="507.275415056407">
                <text:p>507.275415056407</text:p>
              </table:table-cell>
              <table:table-cell office:value-type="float" office:value="-2.5942204843901">
                <text:p>-2.5942204843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8.010594972103">
                <text:p>508.010594972103</text:p>
              </table:table-cell>
              <table:table-cell office:value-type="float" office:value="-2.4423258">
                <text:p>-2.4423258</text:p>
              </table:table-cell>
              <table:table-cell office:value-type="float" office:value="508.085542480906">
                <text:p>508.085542480906</text:p>
              </table:table-cell>
              <table:table-cell office:value-type="float" office:value="-2.67104102871346">
                <text:p>-2.67104102871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8.826498972103">
                <text:p>508.826498972103</text:p>
              </table:table-cell>
              <table:table-cell office:value-type="float" office:value="-2.530575">
                <text:p>-2.530575</text:p>
              </table:table-cell>
              <table:table-cell office:value-type="float" office:value="508.903674689022">
                <text:p>508.903674689022</text:p>
              </table:table-cell>
              <table:table-cell office:value-type="float" office:value="-2.73543783421628">
                <text:p>-2.735437834216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9.644202972103">
                <text:p>509.644202972103</text:p>
              </table:table-cell>
              <table:table-cell office:value-type="float" office:value="-2.6052954">
                <text:p>-2.6052954</text:p>
              </table:table-cell>
              <table:table-cell office:value-type="float" office:value="509.723211248479">
                <text:p>509.723211248479</text:p>
              </table:table-cell>
              <table:table-cell office:value-type="float" office:value="-2.786259065081">
                <text:p>-2.7862590650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0.467582972103">
                <text:p>510.467582972103</text:p>
              </table:table-cell>
              <table:table-cell office:value-type="float" office:value="-2.669745">
                <text:p>-2.669745</text:p>
              </table:table-cell>
              <table:table-cell office:value-type="float" office:value="510.548121603095">
                <text:p>510.548121603095</text:p>
              </table:table-cell>
              <table:table-cell office:value-type="float" office:value="-2.82664819959748">
                <text:p>-2.826648199597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1.290608972103">
                <text:p>511.290608972103</text:p>
              </table:table-cell>
              <table:table-cell office:value-type="float" office:value="-2.723832">
                <text:p>-2.723832</text:p>
              </table:table-cell>
              <table:table-cell office:value-type="float" office:value="511.372375642577">
                <text:p>511.372375642577</text:p>
              </table:table-cell>
              <table:table-cell office:value-type="float" office:value="-2.8566894819115">
                <text:p>-2.8566894819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2.116730972103">
                <text:p>512.116730972103</text:p>
              </table:table-cell>
              <table:table-cell office:value-type="float" office:value="-2.7686238">
                <text:p>-2.7686238</text:p>
              </table:table-cell>
              <table:table-cell office:value-type="float" office:value="512.19945305251">
                <text:p>512.19945305251</text:p>
              </table:table-cell>
              <table:table-cell office:value-type="float" office:value="-2.87734915784205">
                <text:p>-2.87734915784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2.946890972103">
                <text:p>512.946890972103</text:p>
              </table:table-cell>
              <table:table-cell office:value-type="float" office:value="-2.8052412">
                <text:p>-2.8052412</text:p>
              </table:table-cell>
              <table:table-cell office:value-type="float" office:value="513.030328145709">
                <text:p>513.030328145709</text:p>
              </table:table-cell>
              <table:table-cell office:value-type="float" office:value="-2.88972005453947">
                <text:p>-2.88972005453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3.778604972103">
                <text:p>513.778604972103</text:p>
              </table:table-cell>
              <table:table-cell office:value-type="float" office:value="-2.8346046">
                <text:p>-2.8346046</text:p>
              </table:table-cell>
              <table:table-cell office:value-type="float" office:value="513.862544845371">
                <text:p>513.862544845371</text:p>
              </table:table-cell>
              <table:table-cell office:value-type="float" office:value="-2.89479468341728">
                <text:p>-2.894794683417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4.611518972103">
                <text:p>514.611518972103</text:p>
              </table:table-cell>
              <table:table-cell office:value-type="float" office:value="-2.8569444">
                <text:p>-2.8569444</text:p>
              </table:table-cell>
              <table:table-cell office:value-type="float" office:value="514.695756027294">
                <text:p>514.695756027294</text:p>
              </table:table-cell>
              <table:table-cell office:value-type="float" office:value="-2.89281367894336">
                <text:p>-2.892813678943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5.446364972103">
                <text:p>515.446364972103</text:p>
              </table:table-cell>
              <table:table-cell office:value-type="float" office:value="-2.8737282">
                <text:p>-2.8737282</text:p>
              </table:table-cell>
              <table:table-cell office:value-type="float" office:value="515.530736216244">
                <text:p>515.530736216244</text:p>
              </table:table-cell>
              <table:table-cell office:value-type="float" office:value="-2.88522265003643">
                <text:p>-2.885222650036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6.280850972103">
                <text:p>516.280850972103</text:p>
              </table:table-cell>
              <table:table-cell office:value-type="float" office:value="-2.8845552">
                <text:p>-2.8845552</text:p>
              </table:table-cell>
              <table:table-cell office:value-type="float" office:value="516.365182690123">
                <text:p>516.365182690123</text:p>
              </table:table-cell>
              <table:table-cell office:value-type="float" office:value="-2.87168786688965">
                <text:p>-2.871687866889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7.116560972103">
                <text:p>517.116560972103</text:p>
              </table:table-cell>
              <table:table-cell office:value-type="float" office:value="-2.8900956">
                <text:p>-2.8900956</text:p>
              </table:table-cell>
              <table:table-cell office:value-type="float" office:value="517.200698335995">
                <text:p>517.200698335995</text:p>
              </table:table-cell>
              <table:table-cell office:value-type="float" office:value="-2.8528330097949">
                <text:p>-2.85283300979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7.952732972103">
                <text:p>517.952732972103</text:p>
              </table:table-cell>
              <table:table-cell office:value-type="float" office:value="-2.8905024">
                <text:p>-2.8905024</text:p>
              </table:table-cell>
              <table:table-cell office:value-type="float" office:value="518.036525944321">
                <text:p>518.036525944321</text:p>
              </table:table-cell>
              <table:table-cell office:value-type="float" office:value="-2.82883325499591">
                <text:p>-2.828833254995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8.790590972103">
                <text:p>518.790590972103</text:p>
              </table:table-cell>
              <table:table-cell office:value-type="float" office:value="-2.8864902">
                <text:p>-2.8864902</text:p>
              </table:table-cell>
              <table:table-cell office:value-type="float" office:value="518.873909851505">
                <text:p>518.873909851505</text:p>
              </table:table-cell>
              <table:table-cell office:value-type="float" office:value="-2.80036717163036">
                <text:p>-2.800367171630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9.628550972103">
                <text:p>519.628550972103</text:p>
              </table:table-cell>
              <table:table-cell office:value-type="float" office:value="-2.8785648">
                <text:p>-2.8785648</text:p>
              </table:table-cell>
              <table:table-cell office:value-type="float" office:value="519.711281495844">
                <text:p>519.711281495844</text:p>
              </table:table-cell>
              <table:table-cell office:value-type="float" office:value="-2.76798657835135">
                <text:p>-2.76798657835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.465868972103">
                <text:p>520.465868972103</text:p>
              </table:table-cell>
              <table:table-cell office:value-type="float" office:value="-2.8667118">
                <text:p>-2.8667118</text:p>
              </table:table-cell>
              <table:table-cell office:value-type="float" office:value="520.547896774023">
                <text:p>520.547896774023</text:p>
              </table:table-cell>
              <table:table-cell office:value-type="float" office:value="-2.73169879733808">
                <text:p>-2.731698797338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1.304404972103">
                <text:p>521.304404972103</text:p>
              </table:table-cell>
              <table:table-cell office:value-type="float" office:value="-2.85093">
                <text:p>-2.85093</text:p>
              </table:table-cell>
              <table:table-cell office:value-type="float" office:value="521.38561485853">
                <text:p>521.38561485853</text:p>
              </table:table-cell>
              <table:table-cell office:value-type="float" office:value="-2.69144833899221">
                <text:p>-2.69144833899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2.143636972103">
                <text:p>522.143636972103</text:p>
              </table:table-cell>
              <table:table-cell office:value-type="float" office:value="-2.8320324">
                <text:p>-2.8320324</text:p>
              </table:table-cell>
              <table:table-cell office:value-type="float" office:value="522.223937701804">
                <text:p>522.223937701804</text:p>
              </table:table-cell>
              <table:table-cell office:value-type="float" office:value="-2.64806309317771">
                <text:p>-2.648063093177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2.982286972103">
                <text:p>522.982286972103</text:p>
              </table:table-cell>
              <table:table-cell office:value-type="float" office:value="-2.809539">
                <text:p>-2.809539</text:p>
              </table:table-cell>
              <table:table-cell office:value-type="float" office:value="523.061573838009">
                <text:p>523.061573838009</text:p>
              </table:table-cell>
              <table:table-cell office:value-type="float" office:value="-2.601100566966">
                <text:p>-2.6011005669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3.822004972103">
                <text:p>523.822004972103</text:p>
              </table:table-cell>
              <table:table-cell office:value-type="float" office:value="-2.7840024">
                <text:p>-2.7840024</text:p>
              </table:table-cell>
              <table:table-cell office:value-type="float" office:value="523.900188693549">
                <text:p>523.900188693549</text:p>
              </table:table-cell>
              <table:table-cell office:value-type="float" office:value="-2.55106496433125">
                <text:p>-2.5510649643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4.661164972103">
                <text:p>524.661164972103</text:p>
              </table:table-cell>
              <table:table-cell office:value-type="float" office:value="-2.7555096">
                <text:p>-2.7555096</text:p>
              </table:table-cell>
              <table:table-cell office:value-type="float" office:value="524.738159500586">
                <text:p>524.738159500586</text:p>
              </table:table-cell>
              <table:table-cell office:value-type="float" office:value="-2.49809070826919">
                <text:p>-2.498090708269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5.500642972103">
                <text:p>525.500642972103</text:p>
              </table:table-cell>
              <table:table-cell office:value-type="float" office:value="-2.724081">
                <text:p>-2.724081</text:p>
              </table:table-cell>
              <table:table-cell office:value-type="float" office:value="525.576362481325">
                <text:p>525.576362481325</text:p>
              </table:table-cell>
              <table:table-cell office:value-type="float" office:value="-2.4421726211977">
                <text:p>-2.44217262119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6.340630972103">
                <text:p>526.340630972103</text:p>
              </table:table-cell>
              <table:table-cell office:value-type="float" office:value="-2.6898834">
                <text:p>-2.6898834</text:p>
              </table:table-cell>
              <table:table-cell office:value-type="float" office:value="526.414994422559">
                <text:p>526.414994422559</text:p>
              </table:table-cell>
              <table:table-cell office:value-type="float" office:value="-2.38347182790844">
                <text:p>-2.38347182790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7.180876972103">
                <text:p>527.180876972103</text:p>
              </table:table-cell>
              <table:table-cell office:value-type="float" office:value="-2.6531862">
                <text:p>-2.6531862</text:p>
              </table:table-cell>
              <table:table-cell office:value-type="float" office:value="527.253811294965">
                <text:p>527.253811294965</text:p>
              </table:table-cell>
              <table:table-cell office:value-type="float" office:value="-2.32226496905311">
                <text:p>-2.322264969053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8.021026972103">
                <text:p>528.021026972103</text:p>
              </table:table-cell>
              <table:table-cell office:value-type="float" office:value="-2.614137">
                <text:p>-2.614137</text:p>
              </table:table-cell>
              <table:table-cell office:value-type="float" office:value="528.092463557554">
                <text:p>528.092463557554</text:p>
              </table:table-cell>
              <table:table-cell office:value-type="float" office:value="-2.25870991437796">
                <text:p>-2.25870991437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8.861014972103">
                <text:p>528.861014972103</text:p>
              </table:table-cell>
              <table:table-cell office:value-type="float" office:value="-2.5727406">
                <text:p>-2.5727406</text:p>
              </table:table-cell>
              <table:table-cell office:value-type="float" office:value="528.93088537855">
                <text:p>528.93088537855</text:p>
              </table:table-cell>
              <table:table-cell office:value-type="float" office:value="-2.19281338826111">
                <text:p>-2.192813388261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9.701086972103">
                <text:p>529.701086972103</text:p>
              </table:table-cell>
              <table:table-cell office:value-type="float" office:value="-2.5289964">
                <text:p>-2.5289964</text:p>
              </table:table-cell>
              <table:table-cell office:value-type="float" office:value="529.769322635628">
                <text:p>529.769322635628</text:p>
              </table:table-cell>
              <table:table-cell office:value-type="float" office:value="-2.12456761065339">
                <text:p>-2.12456761065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0.541128972103">
                <text:p>530.541128972103</text:p>
              </table:table-cell>
              <table:table-cell office:value-type="float" office:value="-2.4830154">
                <text:p>-2.4830154</text:p>
              </table:table-cell>
              <table:table-cell office:value-type="float" office:value="530.607664617253">
                <text:p>530.607664617253</text:p>
              </table:table-cell>
              <table:table-cell office:value-type="float" office:value="-2.05408686171967">
                <text:p>-2.05408686171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1.381482972103">
                <text:p>531.381482972103</text:p>
              </table:table-cell>
              <table:table-cell office:value-type="float" office:value="-2.4348036">
                <text:p>-2.4348036</text:p>
              </table:table-cell>
              <table:table-cell office:value-type="float" office:value="531.446253352839">
                <text:p>531.446253352839</text:p>
              </table:table-cell>
              <table:table-cell office:value-type="float" office:value="-1.98136715652855">
                <text:p>-1.981367156528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2.222334972103">
                <text:p>532.222334972103</text:p>
              </table:table-cell>
              <table:table-cell office:value-type="float" office:value="-2.384724">
                <text:p>-2.384724</text:p>
              </table:table-cell>
              <table:table-cell office:value-type="float" office:value="532.285285358466">
                <text:p>532.285285358466</text:p>
              </table:table-cell>
              <table:table-cell office:value-type="float" office:value="-1.90676591140668">
                <text:p>-1.90676591140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3.062862972103">
                <text:p>533.062862972103</text:p>
              </table:table-cell>
              <table:table-cell office:value-type="float" office:value="-2.3328534">
                <text:p>-2.3328534</text:p>
              </table:table-cell>
              <table:table-cell office:value-type="float" office:value="533.123941226017">
                <text:p>533.123941226017</text:p>
              </table:table-cell>
              <table:table-cell office:value-type="float" office:value="-1.83038388635797">
                <text:p>-1.830383886357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3.903180972103">
                <text:p>533.903180972103</text:p>
              </table:table-cell>
              <table:table-cell office:value-type="float" office:value="-2.2791306">
                <text:p>-2.2791306</text:p>
              </table:table-cell>
              <table:table-cell office:value-type="float" office:value="533.962333120601">
                <text:p>533.962333120601</text:p>
              </table:table-cell>
              <table:table-cell office:value-type="float" office:value="-1.75215657999939">
                <text:p>-1.752156579999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4.743966972103">
                <text:p>534.743966972103</text:p>
              </table:table-cell>
              <table:table-cell office:value-type="float" office:value="-2.223663">
                <text:p>-2.223663</text:p>
              </table:table-cell>
              <table:table-cell office:value-type="float" office:value="534.80114188816">
                <text:p>534.80114188816</text:p>
              </table:table-cell>
              <table:table-cell office:value-type="float" office:value="-1.67217155695073">
                <text:p>-1.672171556950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5.585046972103">
                <text:p>535.585046972103</text:p>
              </table:table-cell>
              <table:table-cell office:value-type="float" office:value="-2.1667038">
                <text:p>-2.1667038</text:p>
              </table:table-cell>
              <table:table-cell office:value-type="float" office:value="535.64020099329">
                <text:p>535.64020099329</text:p>
              </table:table-cell>
              <table:table-cell office:value-type="float" office:value="-1.59068698808398">
                <text:p>-1.590686988083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6.426102972103">
                <text:p>536.426102972103</text:p>
              </table:table-cell>
              <table:table-cell office:value-type="float" office:value="-2.1083658">
                <text:p>-2.1083658</text:p>
              </table:table-cell>
              <table:table-cell office:value-type="float" office:value="536.479195863912">
                <text:p>536.479195863912</text:p>
              </table:table-cell>
              <table:table-cell office:value-type="float" office:value="-1.50782490719619">
                <text:p>-1.507824907196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7.267146972103">
                <text:p>537.267146972103</text:p>
              </table:table-cell>
              <table:table-cell office:value-type="float" office:value="-2.04873">
                <text:p>-2.04873</text:p>
              </table:table-cell>
              <table:table-cell office:value-type="float" office:value="537.318140859161">
                <text:p>537.318140859161</text:p>
              </table:table-cell>
              <table:table-cell office:value-type="float" office:value="-1.42366592951716">
                <text:p>-1.423665929517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8.108214972103">
                <text:p>538.108214972103</text:p>
              </table:table-cell>
              <table:table-cell office:value-type="float" office:value="-1.9878492">
                <text:p>-1.9878492</text:p>
              </table:table-cell>
              <table:table-cell office:value-type="float" office:value="538.157073504838">
                <text:p>538.157073504838</text:p>
              </table:table-cell>
              <table:table-cell office:value-type="float" office:value="-1.33826178177423">
                <text:p>-1.33826178177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8.949030972103">
                <text:p>538.949030972103</text:p>
              </table:table-cell>
              <table:table-cell office:value-type="float" office:value="-1.925778">
                <text:p>-1.925778</text:p>
              </table:table-cell>
              <table:table-cell office:value-type="float" office:value="538.995719512212">
                <text:p>538.995719512212</text:p>
              </table:table-cell>
              <table:table-cell office:value-type="float" office:value="-1.25167509665588">
                <text:p>-1.251675096655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9.789462972103">
                <text:p>539.789462972103</text:p>
              </table:table-cell>
              <table:table-cell office:value-type="float" office:value="-1.8625008">
                <text:p>-1.8625008</text:p>
              </table:table-cell>
              <table:table-cell office:value-type="float" office:value="539.83394648219">
                <text:p>539.83394648219</text:p>
              </table:table-cell>
              <table:table-cell office:value-type="float" office:value="-1.16389413365524">
                <text:p>-1.163894133655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.630062972103">
                <text:p>540.630062972103</text:p>
              </table:table-cell>
              <table:table-cell office:value-type="float" office:value="-1.797942">
                <text:p>-1.797942</text:p>
              </table:table-cell>
              <table:table-cell office:value-type="float" office:value="540.672303972952">
                <text:p>540.672303972952</text:p>
              </table:table-cell>
              <table:table-cell office:value-type="float" office:value="-1.0748272130795">
                <text:p>-1.0748272130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1.471526972103">
                <text:p>541.471526972103</text:p>
              </table:table-cell>
              <table:table-cell office:value-type="float" office:value="-1.7322984">
                <text:p>-1.7322984</text:p>
              </table:table-cell>
              <table:table-cell office:value-type="float" office:value="541.511493432199">
                <text:p>541.511493432199</text:p>
              </table:table-cell>
              <table:table-cell office:value-type="float" office:value="-0.984650736069864">
                <text:p>-0.984650736069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2.313020972103">
                <text:p>542.313020972103</text:p>
              </table:table-cell>
              <table:table-cell office:value-type="float" office:value="-1.6659444">
                <text:p>-1.6659444</text:p>
              </table:table-cell>
              <table:table-cell office:value-type="float" office:value="542.350692143345">
                <text:p>542.350692143345</text:p>
              </table:table-cell>
              <table:table-cell office:value-type="float" office:value="-0.893763286091427">
                <text:p>-0.8937632860914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3.154538972103">
                <text:p>543.154538972103</text:p>
              </table:table-cell>
              <table:table-cell office:value-type="float" office:value="-1.598856">
                <text:p>-1.598856</text:p>
              </table:table-cell>
              <table:table-cell office:value-type="float" office:value="543.189893408428">
                <text:p>543.189893408428</text:p>
              </table:table-cell>
              <table:table-cell office:value-type="float" office:value="-0.802141048499185">
                <text:p>-0.8021410484991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3.995942972103">
                <text:p>543.995942972103</text:p>
              </table:table-cell>
              <table:table-cell office:value-type="float" office:value="-1.5310536">
                <text:p>-1.5310536</text:p>
              </table:table-cell>
              <table:table-cell office:value-type="float" office:value="544.028959881686">
                <text:p>544.028959881686</text:p>
              </table:table-cell>
              <table:table-cell office:value-type="float" office:value="-0.709808442577241">
                <text:p>-0.7098084425772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4.837214972103">
                <text:p>544.837214972103</text:p>
              </table:table-cell>
              <table:table-cell office:value-type="float" office:value="-1.462494">
                <text:p>-1.462494</text:p>
              </table:table-cell>
              <table:table-cell office:value-type="float" office:value="544.867872309856">
                <text:p>544.867872309856</text:p>
              </table:table-cell>
              <table:table-cell office:value-type="float" office:value="-0.616722812119855">
                <text:p>-0.616722812119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5.678552972103">
                <text:p>545.678552972103</text:p>
              </table:table-cell>
              <table:table-cell office:value-type="float" office:value="-1.393176">
                <text:p>-1.393176</text:p>
              </table:table-cell>
              <table:table-cell office:value-type="float" office:value="545.706828573551">
                <text:p>545.706828573551</text:p>
              </table:table-cell>
              <table:table-cell office:value-type="float" office:value="-0.522877178368571">
                <text:p>-0.5228771783685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6.520016972103">
                <text:p>546.520016972103</text:p>
              </table:table-cell>
              <table:table-cell office:value-type="float" office:value="-1.3231044">
                <text:p>-1.3231044</text:p>
              </table:table-cell>
              <table:table-cell office:value-type="float" office:value="546.545888787311">
                <text:p>546.545888787311</text:p>
              </table:table-cell>
              <table:table-cell office:value-type="float" office:value="-0.428274587984415">
                <text:p>-0.4282745879844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7.361552972103">
                <text:p>547.361552972103</text:p>
              </table:table-cell>
              <table:table-cell office:value-type="float" office:value="-1.252284">
                <text:p>-1.252284</text:p>
              </table:table-cell>
              <table:table-cell office:value-type="float" office:value="547.384999114247">
                <text:p>547.384999114247</text:p>
              </table:table-cell>
              <table:table-cell office:value-type="float" office:value="-0.332921415086731">
                <text:p>-0.3329214150867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8.202986972103">
                <text:p>548.202986972103</text:p>
              </table:table-cell>
              <table:table-cell office:value-type="float" office:value="-1.180731">
                <text:p>-1.180731</text:p>
              </table:table-cell>
              <table:table-cell office:value-type="float" office:value="548.223986101344">
                <text:p>548.223986101344</text:p>
              </table:table-cell>
              <table:table-cell office:value-type="float" office:value="-0.236838931525427">
                <text:p>-0.236838931525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9.044006972103">
                <text:p>549.044006972103</text:p>
              </table:table-cell>
              <table:table-cell office:value-type="float" office:value="-1.1084688">
                <text:p>-1.1084688</text:p>
              </table:table-cell>
              <table:table-cell office:value-type="float" office:value="549.062538564539">
                <text:p>549.062538564539</text:p>
              </table:table-cell>
              <table:table-cell office:value-type="float" office:value="-0.140059634058588">
                <text:p>-0.1400596340585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9.884534972103">
                <text:p>549.884534972103</text:p>
              </table:table-cell>
              <table:table-cell office:value-type="float" office:value="-1.0353696">
                <text:p>-1.0353696</text:p>
              </table:table-cell>
              <table:table-cell office:value-type="float" office:value="549.90057480681">
                <text:p>549.90057480681</text:p>
              </table:table-cell>
              <table:table-cell office:value-type="float" office:value="-0.0424580538196246">
                <text:p>-0.04245805381962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0.725344972103">
                <text:p>550.725344972103</text:p>
              </table:table-cell>
              <table:table-cell office:value-type="float" office:value="-0.9613398">
                <text:p>-0.9613398</text:p>
              </table:table-cell>
              <table:table-cell office:value-type="float" office:value="550.738865766362">
                <text:p>550.738865766362</text:p>
              </table:table-cell>
              <table:table-cell office:value-type="float" office:value="0.056081961002359">
                <text:p>0.056081961002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1.566712972103">
                <text:p>551.566712972103</text:p>
              </table:table-cell>
              <table:table-cell office:value-type="float" office:value="-0.8865888">
                <text:p>-0.8865888</text:p>
              </table:table-cell>
              <table:table-cell office:value-type="float" office:value="551.577693437617">
                <text:p>551.577693437617</text:p>
              </table:table-cell>
              <table:table-cell office:value-type="float" office:value="0.155359155577578">
                <text:p>0.1553591555775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2.407840972103">
                <text:p>552.407840972103</text:p>
              </table:table-cell>
              <table:table-cell office:value-type="float" office:value="-0.8113992">
                <text:p>-0.8113992</text:p>
              </table:table-cell>
              <table:table-cell office:value-type="float" office:value="552.41626840917">
                <text:p>552.41626840917</text:p>
              </table:table-cell>
              <table:table-cell office:value-type="float" office:value="0.255067758104297">
                <text:p>0.2550677581042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3.247960972103">
                <text:p>553.247960972103</text:p>
              </table:table-cell>
              <table:table-cell office:value-type="float" office:value="-0.7358058">
                <text:p>-0.7358058</text:p>
              </table:table-cell>
              <table:table-cell office:value-type="float" office:value="553.25382402399">
                <text:p>553.25382402399</text:p>
              </table:table-cell>
              <table:table-cell office:value-type="float" office:value="0.355150566848259">
                <text:p>0.3551505668482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4.088008972103">
                <text:p>554.088008972103</text:p>
              </table:table-cell>
              <table:table-cell office:value-type="float" office:value="-0.659586">
                <text:p>-0.659586</text:p>
              </table:table-cell>
              <table:table-cell office:value-type="float" office:value="554.09128938598">
                <text:p>554.09128938598</text:p>
              </table:table-cell>
              <table:table-cell office:value-type="float" office:value="0.45585740715111">
                <text:p>0.45585740715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4.929130972103">
                <text:p>554.929130972103</text:p>
              </table:table-cell>
              <table:table-cell office:value-type="float" office:value="-0.5827335">
                <text:p>-0.5827335</text:p>
              </table:table-cell>
              <table:table-cell office:value-type="float" office:value="554.929809822979">
                <text:p>554.929809822979</text:p>
              </table:table-cell>
              <table:table-cell office:value-type="float" office:value="0.557228026041329">
                <text:p>0.5572280260413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5.769466972103">
                <text:p>555.769466972103</text:p>
              </table:table-cell>
              <table:table-cell office:value-type="float" office:value="-0.50619282">
                <text:p>-0.50619282</text:p>
              </table:table-cell>
              <table:table-cell office:value-type="float" office:value="555.767553696342">
                <text:p>555.767553696342</text:p>
              </table:table-cell>
              <table:table-cell office:value-type="float" office:value="0.658264015838265">
                <text:p>0.6582640158382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6.606406972103">
                <text:p>556.606406972103</text:p>
              </table:table-cell>
              <table:table-cell office:value-type="float" office:value="-0.43092144">
                <text:p>-0.43092144</text:p>
              </table:table-cell>
              <table:table-cell office:value-type="float" office:value="556.60194006525">
                <text:p>556.60194006525</text:p>
              </table:table-cell>
              <table:table-cell office:value-type="float" office:value="0.757932123209866">
                <text:p>0.757932123209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7.420066972103">
                <text:p>557.420066972103</text:p>
              </table:table-cell>
              <table:table-cell office:value-type="float" office:value="-0.35488254">
                <text:p>-0.35488254</text:p>
              </table:table-cell>
              <table:table-cell office:value-type="float" office:value="557.413033950451">
                <text:p>557.413033950451</text:p>
              </table:table-cell>
              <table:table-cell office:value-type="float" office:value="0.857687921549172">
                <text:p>0.8576879215491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8.187334972103">
                <text:p>558.187334972103</text:p>
              </table:table-cell>
              <table:table-cell office:value-type="float" office:value="-0.2933874">
                <text:p>-0.2933874</text:p>
              </table:table-cell>
              <table:table-cell office:value-type="float" office:value="558.178180108388">
                <text:p>558.178180108388</text:p>
              </table:table-cell>
              <table:table-cell office:value-type="float" office:value="0.941552056095683">
                <text:p>0.9415520560956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8.969104972103">
                <text:p>558.969104972103</text:p>
              </table:table-cell>
              <table:table-cell office:value-type="float" office:value="-0.20521776">
                <text:p>-0.20521776</text:p>
              </table:table-cell>
              <table:table-cell office:value-type="float" office:value="558.95704350603">
                <text:p>558.95704350603</text:p>
              </table:table-cell>
              <table:table-cell office:value-type="float" office:value="1.05250261323885">
                <text:p>1.052502613238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9.740338972103">
                <text:p>559.740338972103</text:p>
              </table:table-cell>
              <table:table-cell office:value-type="float" office:value="-0.10850604">
                <text:p>-0.10850604</text:p>
              </table:table-cell>
              <table:table-cell office:value-type="float" office:value="559.725126064512">
                <text:p>559.725126064512</text:p>
              </table:table-cell>
              <table:table-cell office:value-type="float" office:value="1.17168408368048">
                <text:p>1.171684083680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0.402522972103">
                <text:p>560.402522972103</text:p>
              </table:table-cell>
              <table:table-cell office:value-type="float" office:value="-0.022292346">
                <text:p>-0.022292346</text:p>
              </table:table-cell>
              <table:table-cell office:value-type="float" office:value="560.384511504429">
                <text:p>560.384511504429</text:p>
              </table:table-cell>
              <table:table-cell office:value-type="float" office:value="1.2771890243981">
                <text:p>1.27718902439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0.882270972103">
                <text:p>560.882270972103</text:p>
              </table:table-cell>
              <table:table-cell office:value-type="float" office:value="0.042">
                <text:p>0.042</text:p>
              </table:table-cell>
              <table:table-cell office:value-type="float" office:value="560.862178519706">
                <text:p>560.862178519706</text:p>
              </table:table-cell>
              <table:table-cell office:value-type="float" office:value="1.35545697297562">
                <text:p>1.35545697297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